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台湾新北市幼儿园“疑遭喂药”案 为何引发全台家长恐慌</text:span>
</text:h>
      <text:p text:style-name="P4">
Author: https://www.facebook.com/bbcworldservice/</text:p>
      <text:p text:style-name="P4">
Publisher: BBC News 中文</text:p>
      <text:p text:style-name="P4">
Published Time: 2023-06-14T01:18:44.000Z</text:p>
      <text:p text:style-name="P4">
Modified Time: 2023-06-14T01:18:44.000Z</text:p>
      <text:p text:style-name="P4">
Description: 台湾新北市板桥一所知名连锁私立幼儿园，近日被揭发生院童疑遭喂食“管制药品”案，震撼全台，引发全台家长恐慌。</text:p>
      <text:p text:style-name="P4">
Images: ["<text:a xlink:type="simple" xlink:href="https://ichef.bbci.co.uk/news/640/cpsprodpb/786B/production/_128572803_gettyimages-1072351298-1.jpg" text:style-name="Internet_20_link" text:visited-style-name="Visited_20_Internet_20_Link">
_128572803_ge...</text:a>
"]</text:p>
      <text:p text:style-name="P4">
Videos: ["<text:a xlink:type="simple" xlink:href="https://www.bbc.com/ws/av-embeds/cps/zhongwen/simp/chinese-news-65888554/p0b7vm5m/zh-hans" text:style-name="Internet_20_link" text:visited-style-name="Visited_20_Internet_20_Link">
zh-hans</text:a>
"]</text:p>
      <text:p text:style-name="P4">
Tags: ['台湾', '药', '孩子', '犯罪', '健康卫生 ']</text:p>
      <text:p text:style-name="P4">
Type: Article</text:p>
      <!--METADATA-->
      <text:h text:style-name="P12" text:outline-level="3">
<text:span text:style-name="T4">
台湾新北市幼儿园“疑遭喂药”案 为何引发全台家长恐慌</text:span>
</text:h>
      <text:p text:style-name="P4">
2023年6月14日<draw:frame draw:style-name="fr1" draw:name="Image2" text:anchor-type="as-char" svg:width="6.9236in" svg:height="3.894525in" draw:z-index="0">
<draw:image xlink:href="../Images/BBC Chinese/2023-06-14T01-18-44.000Z/_128572803_gettyimages-1072351298-1.jpg" xlink:type="simple" xlink:show="embed" xlink:actuate="onLoad" draw:mime-type="image/jpeg"/>
</draw:frame>
</text:p>
      <text:p text:style-name="P4">
图像来源，  Getty Images</text:p>
      <text:p text:style-name="P4">
图像加注文字，</text:p>
      <text:p text:style-name="P4">
家长们说在今年5月前就通报，5月18日事件在媒体曝光后，5月22日其他家长开始报案，表明不止一人被喂食 （照片非当事人）。</text:p>
      <text:p text:style-name="P4">
<text:span text:style-name="T4">
台湾新北市板桥一所知名连锁私立幼儿园近日发生院童疑遭喂食“管制药品”案，震撼全台，引发台湾家长恐慌。</text:span>
</text:p>
      <text:p text:style-name="P4">
据台湾媒体报道，这家位于新北市闹区的“吉得堡幼儿园”一家加盟店，近日陆续被家长指控园方喂食孩子不明药物。有家长称，他们发现孩子近几个月来，出现自残、易怒等行为问题，在询问孩子后得知老师喂食调制的“不明药水”诱导小童使用。</text:p>
      <text:p text:style-name="P4">
家长们将孩子送医检验后发现，许多孩子身上被验出有“苯巴比妥”（Phenobarbita）等管制药物残留，并通报处理。该消息在媒体曝光后，引发全台家长恐慌，舆论延烧至今没有平息迹象。</text:p>
      <text:p text:style-name="P4">
新北市政府星期一（6月12日）表示，目前至少有八名幼童体内被验出有微量“苯巴比妥”及“苯二氮平类”等在台湾为三级管制药物成分；同日，再有22名家长对幼儿园与老师提出告诉，并采集送验了12份毛发检体给鉴定机构。​​​​​​该幼儿园也在同日被新北市要求停业，原本园内67名孩子已有25人转学，剩下42名幼童则在安排安置中。</text:p>
      <text:p text:style-name="P4">
台湾新北地检署说，若有家长报案、或者如果涉犯罪嫌疑，就会一并采集幼儿毛发送验调查。幼儿园方则否认提供任何管制药物给幼儿服用的指控。</text:p>
      <text:p text:style-name="P4">
<text:a xlink:type="simple" xlink:href="https://www.bbc.com/zhongwen/simp/chinese-news-42107346" text:style-name="Internet_20_link" text:visited-style-name="Visited_20_Internet_20_Link">
 北京高端幼儿园涉虐童继续发酵：二人被刑拘 </text:a>
  * <text:a xlink:type="simple" xlink:href="https://www.bbc.com/zhongwen/simp/world-42013439" text:style-name="Internet_20_link" text:visited-style-name="Visited_20_Internet_20_Link">
 幼教虐童案：英国幼教制度有何借鉴之处？ </text:a>
  * <text:a xlink:type="simple" xlink:href="https://www.bbc.com/zhongwen/simp/chinese-news-57075070" text:style-name="Internet_20_link" text:visited-style-name="Visited_20_Internet_20_Link">
 台湾男童练柔道被重摔陷入昏迷：为什么没有人制止教练？ </text:a>
  * <text:a xlink:type="simple" xlink:href="https://www.bbc.com/zhongwen/simp/chinese-news-42127515" text:style-name="Internet_20_link" text:visited-style-name="Visited_20_Internet_20_Link">
 红黄蓝事发后 金马奖颁给了性侵女童题材片 </text:a>
</text:p>
      <text:h text:style-name="P12" text:outline-level="3">
<text:span text:style-name="T4">
家长心声</text:span>
</text:h>
      <text:p text:style-name="P4">
一名五岁小孩的爸爸迈可（Mike）告诉BBC中文说，今年农历年放长假回来，该幼儿园的家长都陆续注意到小孩的健康情况出现状况。他告诉记者说：“陆续有家长发现，休假时，也就是被停药期间，出现情绪易怒、暴躁，睡觉时不安稳惊叫，甚至脚抽筋大哭等现象。开始密切关心孩子在校状况才惊觉有异。”</text:p>
      <text:p text:style-name="P4">
另一名女士“小新妈”告诉BBC中文称，三岁的儿子小新进该幼儿园以前是爱上学、无惧大人的孩子，“但进此校后心情明显抑郁、暴躁及易动手，生活自理大大退步，原来以为只是该发育阶段的正常反应，现在回想对应起来，是有迹可寻的”，她说。</text:p>
      <text:p text:style-name="P4">
</text:p>
      <text:p text:style-name="P4">
图像来源，  Getty Images</text:p>
      <text:p text:style-name="P4">
图像加注文字，</text:p>
      <text:p text:style-name="P4">
国民党2024总统大选候选人侯友宜身兼新北市市长，他在去年新北市长选举压倒性大胜，但现在，面对新北市家长质疑危机处理缓慢。</text:p>
      <text:p text:style-name="P4">
小新妈妈告诉记者，她后来赶紧将儿子转学，之后，儿子到新学校二周后，明显笑容渐增、体力精神也改善好多，“明显有落差！我跟孩子说，保证已脱离恶校后，孩子终于可以比较不害怕地透露以前老师的暴行——‘我以前会害怕到想躲起来’、‘老师会用硬文具打别的谁’——喂不明药物的情境讲述也越来越具体。前后一比较，便可知该校带给孩子身心伤害有多大！为母者，每一次得知都是无比冲击、心碎！”</text:p>
      <text:p text:style-name="P4">
迈克则说，家长们在今年5月前就通报，5月18日事件在媒体曝光后，5月22日其他家长开始报案，表明不止一名儿童被喂食，新北市府却迟迟等到6月5日，才进行第二次扩大搜索其他教师及园长，市政府处理效率令他们十分不满。</text:p>
      <text:p text:style-name="P4">
小新妈对上周两次的新北市市长对家长说明会提出批评，她认为说明会毫无公开透明可言。她说，此案已是重大公众议题，却仅限监护人参加不开放给媒体和民意代表参与此两场会议，“甚至有是当日4、5个小时或隔日通知，大家都能有空与会吗？没空参加的家长，写授权书给亲友代为出席，也不准。”</text:p>
      <text:p text:style-name="P4">
她强调，一般行政户政机关，甚至法院都能让当事人授权她人参加，“而此说明会竟不行？说明会还需大拉铁门关上，家长是被审讯的犯人吗？”小新妈说。</text:p>
      <text:p text:style-name="P4">
这起儿童健康事件，似乎也在台湾政坛扬起风暴。这是因为身为国民党2024总统大选候选人的侯友宜身兼新北市市长，他在去年新北市长选举中获得压倒性大胜，但现在，面对新北市家长及舆论质疑危机处理缓慢或不透明。此事件会否影响其攻顶大位，是台湾政坛新的关注焦点。</text:p>
      <text:h text:style-name="P12" text:outline-level="3">
<text:span text:style-name="T4">
管制药物为何出现在幼儿园？</text:span>
</text:h>
      <text:p text:style-name="P4">
根据台湾中央社报导，幼儿园长与工作人员都供称，是家长同意喂给幼儿感冒药水。但家长们否认园方说法，他们拿出小孩用药单表示绝无此事：“有哪个医生、家长会同意给孩子吃‘苯巴比妥’？”家长们说。</text:p>
      <text:p text:style-name="P4">
不过，台湾秀传医院药剂师洪正宪则向台媒联合新闻网说，“有些止咳药和肠胃药是含有苯巴比妥，也并非列管药物，认为幼儿可能是被喂食这种成分的药品；台媒新新闻周刊也说，根据该杂志调查，目前台湾药厂制造含苯巴比妥的药物，共有9款拿到药证，有6张适应症属于相对常见的肠胃道疾病，还有小儿气喘用药。”</text:p>
      <text:p text:style-name="P4">
但家长则强调，根据小孩的就医纪录，没有被开立过上述药物。台北小儿科医师​​林智葳医师则在脸书说，含有苯巴比妥的复方药物，在台湾医生的门诊极为罕见被用来给学龄前的幼儿。他说，“理论上来说，唯一的可能是这些孩子有癫痫病史，且明确的有苯巴比妥的处方笺。”</text:p>
      <text:h text:style-name="P12" text:outline-level="3">
<text:span text:style-name="T4">
苯巴比妥是什么？</text:span>
</text:h>
      <text:p text:style-name="P4">
台湾长庚医院临床毒物科主任颜宗海告诉台湾媒体称，苯巴比妥是一种药物成分的大类，其中用于口服药品的几乎都属长效的苯巴比妥。他说，含苯巴比妥药品多用于治疗癫痫与或手术麻醉用，是难取得的管制药品。</text:p>
      <text:p text:style-name="P4">
苯巴比妥也有用于复方药品（含2种或以上有效成份），除了癫痫，也会在治疗肠胃道及呼吸道疾病的药物出现。颜宗海表示，过量服用恐导致嗜睡，甚至抑制呼吸有生命危险，而且儿童施用会有成瘾征状，突然停止施用时，会有焦躁不安的戒断症状。</text:p>
      <text:p text:style-name="P4">
数十年前，台湾有地下制毒工厂以苯巴比妥制作出相关的毒品“红中”在地下流通贩卖，曾导致严重的社会及公共卫生问题，该毒品在后来慢慢消声匿迹。</text:p>
      <text:p text:style-name="P4">
<text:a xlink:type="simple" xlink:href="https://www.bbc.com/ws/av-embeds/cps/zhongwen/simp/chinese-news-65888554/p0b7vm5m/zh-hans" text:style-name="Internet_20_link" text:visited-style-name="Visited_20_Internet_20_Link">
 Video-1-Link：/ws/av-embeds/cps/zhongwen/simp/chinese-news-65888554/p0b7vm5m/zh-hans </text:a>
 <text:span text:style-name="T4">
你的器材不支持播放多媒体材料</text:span>
视频加注文字，</text:p>
      <text:p text:style-name="P4">
制药救子的父亲：“我不希望他在绝望中等待死亡”</text:p>
      <text:p text:style-name="P4">
​</text:p>
      <text:p text:style-name="P4">
Source: <text:a xlink:type="simple" xlink:href="https://www.bbc.com/zhongwen/simp/chinese-news-65888554" text:style-name="Internet_20_link" text:visited-style-name="Visited_20_Internet_20_Link">
https://www.bbc.com/zhongwen/simp/chinese-news-65888554</text:a>
</text:p>
      <!--NEWS-->
      <text:h text:style-name="P10" text:outline-level="1">
<text:span text:style-name="T4">
对AI“踩刹车”式强监管及企业自律恐无法实现 (Free Version)</text:span>
</text:h>
      <text:p text:style-name="P4">
Authors: ['']</text:p>
      <text:p text:style-name="P4">
Publisher: 英国《金融时报》</text:p>
      <text:p text:style-name="P4">
Time: 2023-06-14T03:03:07+00:00</text:p>
      <text:p text:style-name="P4">
Published Time: 2023-06-13T12:00:99+08:00</text:p>
      <text:p text:style-name="P4">
Modified Time: 2023-06-13T22:18:99+08:00</text:p>
      <text:p text:style-name="P4">
Description: FT中文网总编辑王丰：大语言模型开发者在帮助用户识别AIGC的问题上责无旁贷。社会各界应鼓励、敦促这些机构加速开发并免费向公众提供工具和教育服务。</text:p>
      <text:p text:style-name="P4">
Images: ["<text:a xlink:type="simple" xlink:href="https://thumbor.ftacademy.cn/unsafe/picture/0/000184020_piclink.jpg" text:style-name="Internet_20_link" text:visited-style-name="Visited_20_Internet_20_Link">
000184020_pic...</text:a>
"]</text:p>
      <text:p text:style-name="P4">
Themes: ['AI', '关注']</text:p>
      <text:p text:style-name="P4">
Keywords: ['AI', '人工智能', 'ChatGPT', 'OpenAI', '机器学习', '马斯克']</text:p>
      <text:p text:style-name="P4">
Type: Article</text:p>
      <!--METADATA-->
      <text:p text:style-name="P4">
<draw:frame draw:style-name="fr1" draw:name="Image5" text:anchor-type="as-char" svg:width="6.9236in" svg:height="3.894525in" draw:z-index="0">
<draw:image xlink:href="../Images/FT Chinese Free Version/2023-06-14T03-03-07-00-00/000184020_piclink.jpg" xlink:type="simple" xlink:show="embed" xlink:actuate="onLoad" draw:mime-type="image/jpeg"/>
</draw:frame>
</text:p>
      <text:p text:style-name="P4">
在大国科技竞争和资本迅速占领AI技术高地的背景下，FT中文网总编辑王丰表示，各界近期呼吁的对AI“踩刹车”式的强监管行动、或企业自觉性限制行动都很难实现，但仍然有可能在几个有限方向上有希望取得进展，比如让平台和用户拥有识别AIGC的工具和能力。</text:p>
      <text:p text:style-name="P4">
6月8日，华东师范大学教育学部邀请FT中文网总编辑王丰，从AIGC的学习内容来源、机器生成内容迅速充斥流量平台、机器生成内容对机器学习素材的“污染”等角度分析相关风险和应对之道。</text:p>
      <text:p text:style-name="P4">
Source: <text:a xlink:type="simple" xlink:href="http://www.ftchinese.com/story/001099956" text:style-name="Internet_20_link" text:visited-style-name="Visited_20_Internet_20_Link">
http://www.ftchinese.com/story/001099956</text:a>
</text:p>
      <!--NEWS-->
      <text:h text:style-name="P10" text:outline-level="1">
<text:span text:style-name="T4">
中产作死三件套，时代的眼泪 (Free Version)</text:span>
</text:h>
      <text:p text:style-name="P4">
Authors: ['徐瑾']</text:p>
      <text:p text:style-name="P4">
Publisher: 英国《金融时报》</text:p>
      <text:p text:style-name="P4">
Time: 2023-06-14T03:06:02+00:00</text:p>
      <text:p text:style-name="P4">
Published Time: 2023-06-13T12:00:99+08:00</text:p>
      <text:p text:style-name="P4">
Modified Time: 2023-06-13T19:07:99+08:00</text:p>
      <text:p text:style-name="P4">
Description: 徐瑾：千万房贷、配偶不工作、二胎出国成为中产作死三件套，引发网络群嘲。这些中产错了么，他们为何如此决策？中产返贫的趋势预示着什么？</text:p>
      <text:p text:style-name="P4">
Images: ["<text:a xlink:type="simple" xlink:href="https://thumbor.ftacademy.cn/unsafe/picture/2/000124232_piclink.jpg" text:style-name="Internet_20_link" text:visited-style-name="Visited_20_Internet_20_Link">
000124232_pic...</text:a>
"]</text:p>
      <text:p text:style-name="P4">
Themes: ['中国经济', '关注']</text:p>
      <text:p text:style-name="P4">
Keywords: ['中产', '中产阶级', '趋势', '中国经济', '软阶层']</text:p>
      <text:p text:style-name="P4">
Type: Article</text:p>
      <!--METADATA-->
      <text:p text:style-name="P4">
<draw:frame draw:style-name="fr1" draw:name="Image6" text:anchor-type="as-char" svg:width="6.9236in" svg:height="3.894525in" draw:z-index="0">
<draw:image xlink:href="../Images/FT Chinese Free Version/2023-06-14T03-06-02-00-00/000124232_piclink.jpg" xlink:type="simple" xlink:show="embed" xlink:actuate="onLoad" draw:mime-type="image/jpeg"/>
</draw:frame>
</text:p>
      <text:p text:style-name="P4">
最近 “中产作死三件”套火了。</text:p>
      <text:p text:style-name="P4">
所谓三件套是“近千万的房贷、配偶不工作、二胎出国”，这个段子的原作者来自我的朋友张明扬。一时之间，群嘲中产成为新社交场中引发笑声最响亮那个。</text:p>
      <text:p text:style-name="P4">
Source: <text:a xlink:type="simple" xlink:href="http://www.ftchinese.com/story/001099952" text:style-name="Internet_20_link" text:visited-style-name="Visited_20_Internet_20_Link">
http://www.ftchinese.com/story/001099952</text:a>
</text:p>
      <!--NEWS-->
      <text:h text:style-name="P10" text:outline-level="1">
<text:span text:style-name="T4">
尹锡悦当政，中韩关系难以好转 (Free Version)</text:span>
</text:h>
      <text:p text:style-name="P4">
Authors: ['邓聿文']</text:p>
      <text:p text:style-name="P4">
Publisher: 英国《金融时报》</text:p>
      <text:p text:style-name="P4">
Time: 2023-06-14T03:54:44+00:00</text:p>
      <text:p text:style-name="P4">
Published Time: 2023-06-13T12:00:99+08:00</text:p>
      <text:p text:style-name="P4">
Modified Time: 2023-06-13T23:47:99+08:00</text:p>
      <text:p text:style-name="P4">
Description: 邓聿文：韩国要雄心勃勃地追求全球枢纽中心地位，在和中国冲突时，不大可能妥协。从中韩外交互呛看，韩国摆明不打算退让，中国也无意示弱。</text:p>
      <text:p text:style-name="P4">
Images: ["<text:a xlink:type="simple" xlink:href="https://thumbor.ftacademy.cn/unsafe/picture/7/000178787_piclink.jpg" text:style-name="Internet_20_link" text:visited-style-name="Visited_20_Internet_20_Link">
000178787_pic...</text:a>
"]</text:p>
      <text:p text:style-name="P4">
Themes: ['中韩关系', '关注']</text:p>
      <text:p text:style-name="P4">
Keywords: ['中韩关系', '韩国', '尹锡悦', '中美关系']</text:p>
      <text:p text:style-name="P4">
Type: Article</text:p>
      <!--METADATA-->
      <text:p text:style-name="P4">
<draw:frame draw:style-name="fr1" draw:name="Image7" text:anchor-type="as-char" svg:width="6.9236in" svg:height="4.651794in" draw:z-index="0">
<draw:image xlink:href="../Images/FT Chinese Free Version/2023-06-14T03-54-44-00-00/000178787_piclink.jpg" xlink:type="simple" xlink:show="embed" xlink:actuate="onLoad" draw:mime-type="image/jpeg"/>
</draw:frame>
</text:p>
      <text:p text:style-name="P4">
中韩最新的外交纠纷见证了这两个邻国正渐行渐远。事情是由中国驻韩大使邢海明6月8日会见韩国在野党共同民主党党首李在明引起的，让韩方强烈不满的是邢海明的下面这几句话：希望韩方在处理对华关系时，能够摆脱外部因素的干扰。美国正竭力打压中国，有的人赌美国赢、中国输，这显然是误判，没看清历史大势，并表示，现在赌中国输的人今后一定会后悔。</text:p>
      <text:p text:style-name="P4">
根据我和韩国媒体朋友的交流，邢海明所说的韩国有人在美中之间赌中国输，这话应该不假。有韩国朋友就曾直言不讳地对我说，他认为中美对抗，中国会输，韩国要改变过去在美中之间持平衡立场的外交，加入美国的围中联盟。这种看法在韩国相当有市场。尹锡悦本人也非常亲美。尽管如此，韩国政府对邢海明这番话反应之激烈，还是超出了很多中国人的预料。外界看到，韩国外交部长朴振谴责邢海明的言论过分，称根据外交惯例，大使的本分是增进两国友好，而非传播误解。韩国外交部排名第一的副外长张虎镇同日也召见邢海明，指他当着众多媒体的面，以令人无法坐视不理的措辞和与事实相悖的内容谴责韩方政策，可能被视为对韩国国内政治的干涉，违反《维也纳公约》，并警告邢海明应做好分内工作，造成的一切后果须由本人承担。韩国国家安保室长赵太庸也在该日谈及韩中关系时说，将奉行符合国力的外交，以构筑健康的韩中关系。尹锡悦政府以国家利益为中心，基于原则与互惠对等原则，努力发展成为与国际社会合作的全球中枢国家，在韩中关系方面也是如此。</text:p>
      <text:p text:style-name="P4">
Source: <text:a xlink:type="simple" xlink:href="http://www.ftchinese.com/story/001099957" text:style-name="Internet_20_link" text:visited-style-name="Visited_20_Internet_20_Link">
http://www.ftchinese.com/story/001099957</text:a>
</text:p>
      <!--NEWS-->
      <text:h text:style-name="P10" text:outline-level="1">
<text:span text:style-name="T4">
丛林坠机40天生还的孩子带给我们什么启示？ (Free Version)</text:span>
</text:h>
      <text:p text:style-name="P4">
Authors: ['徐海娜']</text:p>
      <text:p text:style-name="P4">
Publisher: 英国《金融时报》</text:p>
      <text:p text:style-name="P4">
Time: 2023-06-14T04:55:14+00:00</text:p>
      <text:p text:style-name="P4">
Published Time: 2023-06-13T12:00:99+08:00</text:p>
      <text:p text:style-name="P4">
Modified Time: 2023-06-13T19:07:99+08:00</text:p>
      <text:p text:style-name="P4">
Description: 徐海娜：人活着不能仅靠粮食。我们还要靠着内心的追求，靠着爱与责任，靠着人与人的联系，才能更好地面对人生的逆境。</text:p>
      <text:p text:style-name="P4">
Images: ["<text:a xlink:type="simple" xlink:href="https://thumbor.ftacademy.cn/unsafe/picture/5/000184245_piclink.jpg" text:style-name="Internet_20_link" text:visited-style-name="Visited_20_Internet_20_Link">
000184245_pic...</text:a>
"]</text:p>
      <text:p text:style-name="P4">
Themes: ['专栏', '教育', '关注']</text:p>
      <text:p text:style-name="P4">
Keywords: ['教育', '关系', '成长', '素质教育', '情感']</text:p>
      <text:p text:style-name="P4">
Type: Article</text:p>
      <!--METADATA-->
      <text:p text:style-name="P4">
<draw:frame draw:style-name="fr1" draw:name="Image8" text:anchor-type="as-char" svg:width="6.9236in" svg:height="4.617987in" draw:z-index="0">
<draw:image xlink:href="../Images/FT Chinese Free Version/2023-06-14T04-55-14-00-00/000184245_piclink.jpg" xlink:type="simple" xlink:show="embed" xlink:actuate="onLoad" draw:mime-type="image/jpeg"/>
</draw:frame>
</text:p>
      <text:p text:style-name="P4">
最近几天，很多人都关注到了一条国际新闻。当地时间6月9日，哥伦比亚总统古斯塔沃•佩特罗向媒体宣布，一架小型飞机坠毁在原始森林后，经过40天的搜救，4名失踪儿童已经一起被找到。他们除了有脱水、营养不良和遭到蚊虫叮咬之外，没有受伤，全部幸存，包括一名一岁婴儿。</text:p>
      <text:p text:style-name="P4">
据有关媒体报道，他们本来就是居住在深山老林里的当地土著，当地没有公路，出远门一般只能靠小型飞机。事发当天，4名儿童跟随他们的母亲和一位亲戚，按照远方父亲的指示搭乘小型飞机去与父亲相聚。但飞机在飞越亚马逊原始森林时坠毁，3名成人包括飞机驾驶员全部罹难。剩下4名儿童年龄分别是13岁、9岁、4岁和1岁。丛林里遍布毒虫野兽，时常暴雨，能见度很低，当地土著和军方同时展开搜救，才在40天后将他们寻获。世人在惊讶和感叹这些孩子能够奇迹般生还的同时，都把他们能够生还的奇迹归功于他们的生存本领。人们说，主要是因为他们是当地土著，从小就熟悉森林，知道什么能吃，什么不能吃，他们了解丛林，因此才能够生存下来。</text:p>
      <text:p text:style-name="P4">
Source: <text:a xlink:type="simple" xlink:href="http://www.ftchinese.com/story/001099951" text:style-name="Internet_20_link" text:visited-style-name="Visited_20_Internet_20_Link">
http://www.ftchinese.com/story/001099951</text:a>
</text:p>
      <!--NEWS-->
      <text:h text:style-name="P10" text:outline-level="1">
<text:span text:style-name="T4">
特朗普案：被刑事起诉的美国前总统或有三种办法拖延审讯</text:span>
</text:h>
      <text:p text:style-name="P4">
Author: https://www.facebook.com/bbcworldservice/</text:p>
      <text:p text:style-name="P4">
Publisher: BBC News 中文</text:p>
      <text:p text:style-name="P4">
Published Time: 2023-06-14T08:31:15.000Z</text:p>
      <text:p text:style-name="P4">
Modified Time: 2023-06-14T08:31:15.000Z</text:p>
      <text:p text:style-name="P4">
Description: 美国历史上第一个被刑事起诉的前总统已向法庭否认非法保存机密文件的控罪，法律专家分析他下一步可能采取的三种策略。</text:p>
      <text:p text:style-name="P4">
Images: ["<text:a xlink:type="simple" xlink:href="https://ichef.bbci.co.uk/news/640/cpsprodpb/E766/production/_130083295_trumpcourtsketch.jpg" text:style-name="Internet_20_link" text:visited-style-name="Visited_20_Internet_20_Link">
_130083295_tr...</text:a>
", "<text:a xlink:type="simple" xlink:href="https://ichef.bbci.co.uk/news/640/cpsprodpb/11A88/production/_130082327_8dabb9fcdc0bc50d3c234ac52fe2e7aee5317b23.jpg" text:style-name="Internet_20_link" text:visited-style-name="Visited_20_Internet_20_Link">
_130082327_8d...</text:a>
"]</text:p>
      <text:p text:style-name="P4">
Videos: ["<text:a xlink:type="simple" xlink:href="https://www.bbc.com/ws/av-embeds/cps/zhongwen/simp/world-65900481/p0fdzvmv/zh-hans" text:style-name="Internet_20_link" text:visited-style-name="Visited_20_Internet_20_Link">
zh-hans</text:a>
"]</text:p>
      <text:p text:style-name="P4">
Tags: ['乔·拜登', '政治', '唐纳德·特朗普', '美国', '防卫事务', '犯罪', '法律']</text:p>
      <text:p text:style-name="P4">
Type: Article</text:p>
      <!--METADATA-->
      <text:h text:style-name="P12" text:outline-level="3">
<text:span text:style-name="T4">
特朗普案：被刑事起诉的美国前总统或有三种办法拖延审讯</text:span>
</text:h>
      <ul>
        <li>
纳丁·优素福（Nadine Yousif）   * BBC记者</li>
      </ul>
      <text:p text:style-name="P4">
2023年6月14日<draw:frame draw:style-name="fr1" draw:name="Image9" text:anchor-type="as-char" svg:width="6.9236in" svg:height="3.894525in" draw:z-index="0">
<draw:image xlink:href="../Images/BBC Chinese/2023-06-14T08-31-15.000Z/_130083295_trumpcourtsketch.jpg" xlink:type="simple" xlink:show="embed" xlink:actuate="onLoad" draw:mime-type="image/jpeg"/>
</draw:frame>
</text:p>
      <text:p text:style-name="P4">
图像来源，  Reuters/Jane Rosenberg</text:p>
      <text:p text:style-name="P4">
图像加注文字，</text:p>
      <text:p text:style-name="P4">
法庭草图显示，在迈阿密法庭上，特朗普身着蓝色西装，两侧是他的律师克里斯基斯和托德布兰奇。</text:p>
      <text:p text:style-name="P4">
<text:span text:style-name="T4">
美国前总统特朗普被指控在离开白宫后非法保存机密文件，成为历史上第一个被联邦刑事起诉的美国前任或在任总统。</text:span>
</text:p>
      <text:p text:style-name="P4">
他面对37项罪名指控，包括对政府取回有关文件的行动进行阻碍，但他已向法庭否认控罪。</text:p>
      <text:p text:style-name="P4">
特朗普已经进行过出庭程序，现在检控官在推动加快审讯。</text:p>
      <text:p text:style-name="P4">
BBC华盛顿分部报道，特朗普出庭时面无表情，保持沉默，离开后即前往新泽西州一个高尔夫俱乐部向他的支持者讲话。</text:p>
      <text:p text:style-name="P4">
这名共和党人向支持者称，他“完全有权利”保存有关文件，但又承认自己没有全部看过文件。</text:p>
      <text:p text:style-name="P4">
之后，他再次作出一系列没有根据的指控，并批评总统拜登和他曾经的政治对手希拉里·克林顿 。</text:p>
      <text:p text:style-name="P4">
法律专家指，特朗普可能会试图尽可能拖延审讯。</text:p>
      <text:p text:style-name="P4">
“他有充分的动机去拖延，”弗吉尼亚州的里士满大学（University of Richmond）法律教授卡尔·托拜亚斯（CarlTobias）说。他指出特朗普正在进行竞选活动，寻求赢得共和党总统候选人提名，争取在2024年再度入主白宫。</text:p>
      <text:p text:style-name="P4">
特朗普周二（6月13日）在迈阿密的聆讯是一个标准程序。他被记录在案，打上指纹，采集DNA样本，之后他对控罪作出否认。</text:p>
      <text:p text:style-name="P4">
他被允许离开法庭，而且由于他受到特勤局保护且未被视为有逃跑风险，于是保释当中也没有出行限制条款。</text:p>
      <text:p text:style-name="P4">
<draw:frame draw:style-name="fr1" draw:name="Image10" text:anchor-type="as-char" svg:width="6.9236in" svg:height="3.894525in" draw:z-index="0">
<draw:image xlink:href="../Images/BBC Chinese/2023-06-14T08-31-15.000Z/_130082327_8dabb9fcdc0bc50d3c234ac52fe2e7aee5317b23.jpg" xlink:type="simple" xlink:show="embed" xlink:actuate="onLoad" draw:mime-type="image/jpeg"/>
</draw:frame>
</text:p>
      <text:p text:style-name="P4">
图像来源，  Reuters</text:p>
      <text:p text:style-name="P4">
图像加注文字，</text:p>
      <text:p text:style-name="P4">
周二，特朗普支持者在法院外与他的反对者发生口角</text:p>
      <text:p text:style-name="P4">
<text:a xlink:type="simple" xlink:href="https://www.bbc.com/zhongwen/simp/world-65035373" text:style-name="Internet_20_link" text:visited-style-name="Visited_20_Internet_20_Link">
 特朗普面前的四大法律问题 </text:a>
  * <text:a xlink:type="simple" xlink:href="https://www.bbc.com/zhongwen/simp/world-65184982" text:style-name="Internet_20_link" text:visited-style-name="Visited_20_Internet_20_Link">
 特朗普受审，他的“三十四宗罪”是什么？ </text:a>
  * <text:a xlink:type="simple" xlink:href="https://www.bbc.com/zhongwen/simp/world-65865840" text:style-name="Internet_20_link" text:visited-style-name="Visited_20_Internet_20_Link">
 特朗普再遭刑事检控：被控37宗罪，他会因此入狱吗？ </text:a>
</text:p>
      <text:p text:style-name="P4">
下一步将是为特朗普的律师获得安全许可，因为案件涉及高度机密文件。俄亥俄州凯斯西储大学（Case Western ReserveUniversity）的法律教授、前联邦检察官凯文·麦克穆尼加尔（Kevin McMunigal）表示：“这需要时间。”</text:p>
      <text:p text:style-name="P4">
在此之前，特朗普要先组建好他在佛罗里达州的法律团队。他的其中两名律师詹姆斯·特拉斯蒂（James Trusty）和约翰·劳利（JohnRowley）在周五、也就是他被起诉之后一天辞职。</text:p>
      <text:p text:style-name="P4">
前总统特朗普在周二上庭时的代表律师是托德·布兰奇（Todd Blanche），但是专家指，他可能会试图加入在本州份执业的其他律师。</text:p>
      <text:p text:style-name="P4">
与此同时，法庭将进入下一步程序 ，挑选本案陪审团。</text:p>
      <text:p text:style-name="P4">
麦克穆尼加尔表示，联邦审讯常常很迅速，大多数案件的被告会在接受聆讯后90天之内受审。不过，特朗普的案件可能会是一个例外，因为这是一宗知名案件，需要安全许可。</text:p>
      <text:p text:style-name="P4">
法律专家仍然认为，针对前总统的指控是“出奇地有力”，任何试图撤销案件的努力都很可能会失败。</text:p>
      <text:p text:style-name="P4">
“这并不是说，他和他的律师就不会尽可能地拖延，”托拜亚斯教授说。</text:p>
      <text:p text:style-name="P4">
他们可能会通过以下三种方法阻碍案件推进。</text:p>
      <text:h text:style-name="P12" text:outline-level="3">
<text:span text:style-name="T4">
1. 声称无刑事犯罪</text:span>
</text:h>
      <text:p text:style-name="P4">
特朗普反复辩称，他在《总统档案法》（Presidential Records Act）之下有权从白宫带走文件，而且他已经在离任前将之解密。</text:p>
      <text:p text:style-name="P4">
他的律师可能会将这一论点摆到法庭面前，但是托拜亚斯教授说，这一做法不太可能会获得有利的裁决。</text:p>
      <text:p text:style-name="P4">
</text:p>
      <text:p text:style-name="P4">
图像来源，  Getty Images</text:p>
      <text:p text:style-name="P4">
图像加注文字，</text:p>
      <text:p text:style-name="P4">
特朗普出庭当日，执法人员在法庭外戒备。</text:p>
      <text:p text:style-name="P4">
“我不认为他不再是总统之后还有权利保留文件，”托拜亚斯教授说，“《档案法》非常清楚，我不认为这里面有什么可疑问的。”</text:p>
      <text:h text:style-name="P12" text:outline-level="3">
<text:span text:style-name="T4">
2. 声称他遭受不公平的针对</text:span>
</text:h>
      <text:p text:style-name="P4">
他的律师也可能会辩称，特朗普是“选择性检控”的受害者——他受到不公平针对，而且其他政客，比如希拉里·克林顿（HillaryClinton）、迈克·彭斯（Mike Pence）和总统乔·拜登（Joe Biden）等人从未因为他们对机密文件的处理而被起诉。</text:p>
      <text:p text:style-name="P4">
</text:p>
      <text:p text:style-name="P4">
图像来源，  EPA</text:p>
      <text:p text:style-name="P4">
图像加注文字，</text:p>
      <text:p text:style-name="P4">
美国前总统特朗普的支持者聚集在多拉尔迈阿密高尔夫球场的入口附近。</text:p>
      <text:p text:style-name="P4">
但是托拜亚斯教授说，前总统特朗普的案件在好几个方面都有所不同。第一，其他几位政客当时都是“非常乐意”交还他们当时保存的文件，但是起诉书中的证据显示，特朗普拒绝这样做。</text:p>
      <text:p text:style-name="P4">
“起诉书中显示，特朗普被指做出了很多非常不负责任的事情，”他说，选择性检控的说辞在法庭面前走不远。</text:p>
      <text:h text:style-name="P12" text:outline-level="3">
<text:span text:style-name="T4">
3. 试图推翻关键证据</text:span>
</text:h>
      <text:p text:style-name="P4">
特朗普和他的法律团队可能尝试拖延审讯的另一个办法，是以律师与客户前的守密特权来寻求推翻大陪审团面前的证据——也就是特朗普的律师M·伊万·科克伦（M EvanCorcoran）的证词。</text:p>
      <text:p text:style-name="P4">
麦克穆尼加尔教授说：“那个或许是一个审讯前的问题，会导致一些延后。”</text:p>
      <text:p text:style-name="P4">
但是他补充，在华盛顿主审这一案件的法官已经裁定，在犯罪欺诈例外（crime-fraudexception）原则下，该证据可以被包括在起诉书中。该例外原则适用于律师与客户的对话中客户试图就如何进行欺诈或犯罪获得法律建议的情况。</text:p>
      <text:p text:style-name="P4">
专家称，即使这些辩驳理由都不太可能将案件完全推翻，也肯定会导致一些拖延，因为法庭将不得不对特朗普律师提出的问题逐一仔细衡量。</text:p>
      <text:p text:style-name="P4">
</text:p>
      <text:p text:style-name="P4">
图像来源，  Getty Images</text:p>
      <text:p text:style-name="P4">
图像加注文字，</text:p>
      <text:p text:style-name="P4">
这是特朗普三个月内的第二次出庭</text:p>
      <text:p text:style-name="P4">
</text:p>
      <text:h text:style-name="P12" text:outline-level="3">
<text:span text:style-name="T4">
共和党内支持度未受影响</text:span>
</text:h>
      <text:p text:style-name="P4">
特朗普卷入官司，似乎未令他在共和党人中间的支持度有所下降。</text:p>
      <text:p text:style-name="P4">
BBC在美国的合作伙伴哥伦比亚广播公司（CBS）发现，共和党76%的主要选民更担心诉讼是有政治动机，而不是文件是否可能危害国家安全。</text:p>
      <text:p text:style-name="P4">
程序上，美国司法部的运作应该独立于白宫。拜登自己也因为对机密文件的处理而正在接受另一宗调查。他在上周说："我从来没有——一次都没有——建议过司法部应该怎么做。"</text:p>
      <text:p text:style-name="P4">
法律专家称，刑事犯罪起诉一经定罪，可能会令特朗普入狱相当一段时间。但是他已经声称，无论裁决如何，都将继续竞选总统。</text:p>
      <text:p text:style-name="P4">
特朗普此次出庭已经是不到三个月里的第二次。他于4月曾在纽约接受法庭聆讯，他被控在2016年总统选举前就向色情片女性支付封口费一事伪造商业文件。</text:p>
      <text:p text:style-name="P4">
<text:a xlink:type="simple" xlink:href="https://www.bbc.com/ws/av-embeds/cps/zhongwen/simp/world-65900481/p0fdzvmv/zh-hans" text:style-name="Internet_20_link" text:visited-style-name="Visited_20_Internet_20_Link">
 Video-1-Link：/ws/av-embeds/cps/zhongwen/simp/world-65900481/p0fdzvmv/zh-hans</text:a>
 <text:span text:style-name="T4">
你的器材不支持播放多媒体材料</text:span>
视频加注文字，</text:p>
      <text:p text:style-name="P4">
美国前总统唐纳德·特朗普（Donald Trump）在曼哈顿的法庭听证会上，被起诉34项伪造商业纪录的重罪，特朗普否认所有控罪。</text:p>
      <text:p text:style-name="P4">
Source: <text:a xlink:type="simple" xlink:href="https://www.bbc.com/zhongwen/simp/world-65900481" text:style-name="Internet_20_link" text:visited-style-name="Visited_20_Internet_20_Link">
https://www.bbc.com/zhongwen/simp/world-65900481</text:a>
</text:p>
      <!--NEWS-->
      <text:h text:style-name="P10" text:outline-level="1">
<text:span text:style-name="T4">
香港《国安法》指定法官被揭“司法抄袭” 98%判词“逐字复制”</text:span>
</text:h>
      <text:p text:style-name="P4">
Author: https://www.facebook.com/bbcworldservice/</text:p>
      <text:p text:style-name="P4">
Publisher: BBC News 中文</text:p>
      <text:p text:style-name="P4">
Published Time: 2023-06-14T09:54:42.000Z</text:p>
      <text:p text:style-name="P4">
Modified Time: 2023-06-14T09:54:42.000Z</text:p>
      <text:p text:style-name="P4">
Description: 陈嘉信法官近日负责审理《愿荣光归香港》禁止令案，抄袭事件引起外界质疑其公信力。</text:p>
      <text:p text:style-name="P4">
Images: ["<text:a xlink:type="simple" xlink:href="https://ichef.bbci.co.uk/news/640/cpsprodpb/12D70/production/_130086177_6fd643d0-aa78-48e2-ae6a-0e00dc95def3.jpg" text:style-name="Internet_20_link" text:visited-style-name="Visited_20_Internet_20_Link">
_130086177_6f...</text:a>
"]</text:p>
      <text:p text:style-name="P4">
Videos: ["<text:a xlink:type="simple" xlink:href="https://www.bbc.com/ws/av-embeds/cps/zhongwen/simp/chinese-news-65902613/p0fsqdtd/zh-hans" text:style-name="Internet_20_link" text:visited-style-name="Visited_20_Internet_20_Link">
zh-hans</text:a>
"]</text:p>
      <text:p text:style-name="P4">
Tags: ['香港版国安法', '逃犯条例', '中國', '香港', '法律']</text:p>
      <text:p text:style-name="P4">
Type: Article</text:p>
      <!--METADATA-->
      <text:h text:style-name="P12" text:outline-level="3">
<text:span text:style-name="T4">
香港《国安法》指定法官被揭“司法抄袭” 98%判词“逐字复制”</text:span>
</text:h>
      <text:p text:style-name="P4">
2023年6月14日<draw:frame draw:style-name="fr1" draw:name="Image16" text:anchor-type="as-char" svg:width="6.9236in" svg:height="3.894525in" draw:z-index="0">
<draw:image xlink:href="../Images/BBC Chinese/2023-06-14T09-54-42.000Z/_130086177_6fd643d0-aa78-48e2-ae6a-0e00dc95def3.jpg" xlink:type="simple" xlink:show="embed" xlink:actuate="onLoad" draw:mime-type="image/jpeg"/>
</draw:frame>
</text:p>
      <text:p text:style-name="P4">
图像来源，  Getty Images</text:p>
      <text:p text:style-name="P4">
图像加注文字，</text:p>
      <text:p text:style-name="P4">
图为2023年1月香港法官出席法律年度开启典礼</text:p>
      <text:p text:style-name="P4">
<text:span text:style-name="T4">
《香港国安法》指定法官、香港高等法院原讼庭法官陈嘉信，近日被揭发在多宗民事案件中的判辞涉“司法抄袭”（judicialcopying）和“广泛整合律师的陈词”（extensive corporation of counsel's submission）。</text:span>
</text:p>
      <text:p text:style-name="P4">
终审法院首席法官张举能表示，抄袭行为绝不能接受，已对陈嘉信作出“严肃训诫”。</text:p>
      <text:p text:style-name="P4">
抄袭情况在香港司法界罕见，事件引起外界质疑其公信力，特别是陈嘉信近日负责审理《愿荣光归香港》歌曲禁制令案。</text:p>
      <text:p text:style-name="P4">
该首“反送中”抗议歌曲在2019年匿名创作，被示威者视为非官方的香港“国歌”。香港律政司司长6月5日向高等法院申请对这首歌曲的禁制令，禁止以任何方式发布、复制、表演及在网上传播。</text:p>
      <text:p text:style-name="P4">
<text:a xlink:type="simple" xlink:href="https://www.bbc.com/zhongwen/simp/chinese-news-65870520" text:style-name="Internet_20_link" text:visited-style-name="Visited_20_Internet_20_Link">
 香港反修例示威歌曲《愿荣光归香港》禁令 法院7月21日审理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5069676" text:style-name="Internet_20_link" text:visited-style-name="Visited_20_Internet_20_Link">
 香港修例限制聘用海外律师处理国安案件的影响 </text:a>
  * <text:a xlink:type="simple" xlink:href="https://www.bbc.com/zhongwen/simp/chinese-news-65338390" text:style-name="Internet_20_link" text:visited-style-name="Visited_20_Internet_20_Link">
 夏宝龙访港六日全方位“考察”力图传递的政治信号 </text:a>
</text:p>
      <text:h text:style-name="P12" text:outline-level="3">
<text:span text:style-name="T4">
“无一完整句子亲自撰写”</text:span>
</text:h>
      <text:p text:style-name="P4">
</text:p>
      <text:p text:style-name="P4">
图像来源，  Hong Kong Judiciary</text:p>
      <text:p text:style-name="P4">
图像加注文字，</text:p>
      <text:p text:style-name="P4">
陈嘉信身兼《香港国安法》指定法官</text:p>
      <text:p text:style-name="P4">
陈嘉信法官于2021年4月，裁定生产“黄道人双料活络油”的星洲药业等，侵犯“黄道益活络油”商标。</text:p>
      <text:p text:style-name="P4">
被告不服上诉，指陈嘉信法官的判辞超过98%内容均来自原告的书面陈辞，余下的2%也没有一句完整句子是由陈嘉信亲自撰写，质疑陈履行司法职能时欠缺独立思考，没有给予充份理由。</text:p>
      <text:p text:style-name="P4">
上诉庭发现，陈嘉信法官的判辞将原告陈述逐字复制，只有表面改动，例如将英文缩写“P”改为“原告”（the plaintiff）、“Ds”改为“被告”（thedefendants），“背景”（Background）一字改为“引言”（Introduction）。</text:p>
      <text:p text:style-name="P4">
上诉庭最终裁定陈嘉信法官的行为属司法抄袭，批准上诉，下令案件交由另一法官重审，并批评陈嘉信法官全盘抄袭原告一方的陈辞，败诉方自然感不满，觉得陈是在“走捷径”和放弃司法职责。</text:p>
      <text:h text:style-name="P12" text:outline-level="3">
<text:span text:style-name="T4">
影响司法信心</text:span>
</text:h>
      <text:p text:style-name="P4">
</text:p>
      <text:p text:style-name="P4">
图像来源，  Getty Images</text:p>
      <text:p text:style-name="P4">
图像加注文字，</text:p>
      <text:p text:style-name="P4">
图为终审法院首席法官张举能</text:p>
      <text:p text:style-name="P4">
香港司法机构回应指，终审法院首席法官张举能及高等法院首席法官潘兆初已就抄袭一事对陈嘉信法官作出严肃训诫，陈法官表示明白和同意。</text:p>
      <text:p text:style-name="P4">
张举能完全同意上诉法庭判案书中提到，判案书不能抄袭的意见。他认为，抄袭行为对诉讼双方不公平，亦影响到公众对司法的信心，绝不能接受。</text:p>
      <text:p text:style-name="P4">
香港上诉庭6月14日审理另一宗同样由陈嘉信审理的案件，上诉方是鹰君集团罗家么子罗启瑞，答辩方是家族信托受托人汇丰国际信托、HSBC Trustee（HongKong） Ltd、三子罗嘉瑞及KSL Management Ltd。</text:p>
      <text:p text:style-name="P4">
上诉方指，陈嘉信法官在该案判词中广泛覆述汇丰国际信托一方及罗嘉瑞一方的陈词，并一字不漏引用汇丰国际信托一方部分陈词，质疑陈嘉信处理案件时并无独立思考。</text:p>
      <text:p text:style-name="P4">
<text:a xlink:type="simple" xlink:href="https://www.bbc.com/zhongwen/simp/chinese-news-58021799" text:style-name="Internet_20_link" text:visited-style-name="Visited_20_Internet_20_Link">
 香港国安法首案 唐英杰被判九年监禁 </text:a>
  * <text:a xlink:type="simple" xlink:href="https://www.bbc.com/zhongwen/simp/64508812" text:style-name="Internet_20_link" text:visited-style-name="Visited_20_Internet_20_Link">
 香港国安法最大案件：民主派47人初选案开审 多数被告已“未审先囚”两年 </text:a>
  * <text:a xlink:type="simple" xlink:href="https://www.bbc.com/zhongwen/simp/chinese-news-53332916" text:style-name="Internet_20_link" text:visited-style-name="Visited_20_Internet_20_Link">
 香港《国安法》：五张图为你详解法律重点 </text:a>
</text:p>
      <text:h text:style-name="P12" text:outline-level="3">
<text:span text:style-name="T4">
《愿荣光》案主审法官</text:span>
</text:h>
      <text:p text:style-name="P4">
</text:p>
      <text:p text:style-name="P4">
图像来源，  Getty Images</text:p>
      <text:p text:style-name="P4">
图像加注文字，</text:p>
      <text:p text:style-name="P4">
2019年示威者经常在集会上唱《愿荣光归香港》</text:p>
      <text:p text:style-name="P4">
陈嘉信是《香港国安法》指定法官之一，近日负责处理律政司申请禁制歌曲《愿荣光归香港》的案件，该案押後至7月21日正式审理。</text:p>
      <text:p text:style-name="P4">
他曾是民主派47人初选案的三位指定法官之一，但今年初开审前因健康理由退出，由法官李运腾替补。</text:p>
      <text:p text:style-name="P4">
2021年，陈嘉信联同指定法官杜丽冰、彭宝琴审理《国安法》首案，裁定唐英杰“煽动他人分裂国家罪”和“恐怖活动罪”成立，判处他监禁9年。</text:p>
      <text:p text:style-name="P4">
根据《香港国安法》第44条，香港行政长官应当从裁判官、区域法院法官、高等法院原讼法庭法官、上诉法庭法官以及终审法院法官中指定若干名法官，也可从暂委或者特委法官中指定若干名法官，负责处理危害国家安全犯罪案件。</text:p>
      <text:p text:style-name="P4">
该法律又指，行政长官在指定法官前，可征询香港特区维护国家安全委员会和终审法院首席法官的意见。上述指定法官任期一年。凡有危害国家安全言行的，不得被指定为审理危害国家安全犯罪案件的法官。</text:p>
      <text:p text:style-name="P4">
<text:a xlink:type="simple" xlink:href="https://www.bbc.com/ws/av-embeds/cps/zhongwen/simp/chinese-news-65902613/p0fsqdtd/zh-hans" text:style-name="Internet_20_link" text:visited-style-name="Visited_20_Internet_20_Link">
 Video-1-Link：/ws/av-embeds/cps/zhongwen/simp/chinese-news-65902613/p0fsqdtd/zh-hans </text:a>
 <text:span text:style-name="T4">
你的器材不支持播放多媒体材料</text:span>
视频加注文字，</text:p>
      <text:p text:style-name="P4">
香港抗议四周年：“反送中”运动始末回顾</text:p>
      <text:p text:style-name="P4">
Source: <text:a xlink:type="simple" xlink:href="https://www.bbc.com/zhongwen/simp/chinese-news-65902613" text:style-name="Internet_20_link" text:visited-style-name="Visited_20_Internet_20_Link">
https://www.bbc.com/zhongwen/simp/chinese-news-65902613</text:a>
</text:p>
      <!--NEWS-->
      <text:h text:style-name="P10" text:outline-level="1">
<text:span text:style-name="T4">
中美外长通话 秦刚暗指双边关系困难责任在美方</text:span>
</text:h>
      <text:p text:style-name="P4">
Author: None (Language: zh)</text:p>
      <text:p text:style-name="P4">
Publisher: None</text:p>
      <text:p text:style-name="P4">
Time: 2023-06-14T10:38:00Z</text:p>
      <text:p text:style-name="P4">
Description: 在美国国务卿布林肯预计很快访华之际，两国外长通了电话。秦刚呼吁美国“停止以竞争为名损害中方主权安全发展利益”；而布林肯则强调了双方保持沟通渠道畅通，以避免发生误判和冲突的重要性。</text:p>
      <text:p text:style-name="P4">
Videos: []</text:p>
      <text:p text:style-name="P4">
Images: []</text:p>
      <text:p text:style-name="P4">
Subject: 时政风云</text:p>
      <text:p text:style-name="P4">
Subjects: ['专题报道：习近平访美', '南希·佩洛西']</text:p>
      <text:p text:style-name="P4">
Keywords: ['中美关系', '布林肯', '秦刚', '气球风波', '台湾问题']</text:p>
      <text:p text:style-name="P4">
ID: 65910231</text:p>
      <!--METADATA-->
      <text:p text:style-name="P4">
<text:a xlink:type="simple" xlink:href="https://www.dw.com/zh/overlay/image/article/65910231/65908158" text:style-name="Internet_20_link" text:visited-style-name="Visited_20_Internet_20_Link">
 </text:a>
</text:p>
      <text:p text:style-name="P4">
布林肯和秦刚周三通了电话</text:p>
      <text:p text:style-name="P4">
（德国之声中文网）美国国务卿布林肯和中国外长秦刚周三进行的电话会谈，是两个大国在近期 <text:a xlink:type="simple" xlink:href="https://www.dw.com/zh/zh/認中國在古巴設監聽站-白宮無礙布林肯訪華/a-65887038" text:style-name="Internet_20_link" text:visited-style-name="Visited_20_Internet_20_Link">
 一系列外交摩擦</text:a>
 背景之下进行的最高级别对话。</text:p>
      <text:p text:style-name="P4">
<text:a xlink:type="simple" xlink:href="https://www.dw.com/zh/zh/布林肯预计18日访华-着眼管控风险/a-65878688" text:style-name="Internet_20_link" text:visited-style-name="Visited_20_Internet_20_Link">
 布林肯预计在本周日抵达北京 </text:a>
，此次访问原本应该在2月进行，但是因为所谓的“间谍气球”风波而推迟。</text:p>
      <text:p text:style-name="P4">
不过在北京时间周三进行的这次通话中，秦刚强调，年初以来，中美关系遭遇新的困难和挑战，“责任是清楚的”。他表示，中方始终遵循相互尊重、和平共处、合作共赢原则看待和处理中美关系。</text:p>
      <text:p text:style-name="P4">
根据中国外交部发布的通告，秦刚就台湾问题等中方核心关切“阐明了严正立场”，强调“美方应予尊重，停止干涉中国内政，停止以竞争为名损害中方主权安全发展利益”。</text:p>
      <text:p text:style-name="P4">
秦刚还呼吁美方“采取实际行动，落实两国元首巴厘岛会晤重要共识及美方有关承诺，同中方相向而行，有效管控分歧、促进交流合作，推动中美关系止跌企稳，重回健康稳定发展轨道”。</text:p>
      <text:p text:style-name="P4">
<text:a xlink:type="simple" xlink:href="https://www.dw.com/zh/zh/客座评论中国对付美国的双轨策略/a-65868848" text:style-name="Internet_20_link" text:visited-style-name="Visited_20_Internet_20_Link">
 相关阅读：客座评论：中国对付美国的双轨策略 </text:a>
</text:p>
      <text:p text:style-name="P4">
美国国务卿布林肯在推特上发文表示，在与中国国务委员、外长秦刚通了电话，“讨论了保持开放沟通渠道的持续努力以及双边和全球问题”。</text:p>
      <text:p text:style-name="P4">
国务院发言人米勒（Matthew Miller）表示，布林肯在会谈中强调了“保持沟通渠道畅通，从而负有责任地处理对华关系以避免误判和冲突发生”的重要性。</text:p>
      <text:p text:style-name="P4">
米勒还透露，布林肯也在对话中清楚地表明，美方将会继续利用外交行动来“提出怀有顾虑的领域以及存在合作可能的领域”。</text:p>
      <text:p text:style-name="P4">
一名美国官员上周匿名透露，布林肯预计18日赴京访问，这将是继2018年10月前国务卿蓬配奥之后到访中国的最高级别美国官员。</text:p>
      <text:p text:style-name="P4">
</text:p>
      <text:p text:style-name="P4">
拜登和习近平11月在巴厘岛会晤</text:p>
      <text:p text:style-name="P4">
去年11月，美国总统拜登和中国国家主席习近平在巴厘岛举行了会晤，就努力缓和紧张的双边关系以避免局势失控达成了共识，而派遣布林肯访华也是两国元首达成协议的一部分。</text:p>
      <text:p text:style-name="P4">
2月初，美国宣布在其领空监测到中国探测气球——并在之后将其击落，此事在美国议员中激起愤怒，尽管北京否认那是间谍气球，而坚称只是用于气象研究。布林肯随即取消了访问中国的行程。</text:p>
      <text:h text:style-name="P12" text:outline-level="3">
<text:span text:style-name="T4">
专访：美国是时候表明有对话的意愿</text:span>
</text:h>
      <text:p text:style-name="P4">
不过最近一段时间以来，中美双方似乎重新开始寻求控制紧张局势，包括上个月 <text:a xlink:type="simple" xlink:href="https://www.dw.com/zh/zh/中美關係解凍沙利文與王毅坦率長談8小時/a-65597495" text:style-name="Internet_20_link" text:visited-style-name="Visited_20_Internet_20_Link">
 白宫安全顾问苏利文（JakeSullivan）和中共外事办主任王毅在奥地利进行的闭门会议</text:a>
 。</text:p>
      <text:p text:style-name="P4">
近几年来，这两个世界最大经济体之间的紧张关系不断升级，其中最主要的摩擦点之一就是台湾问题。</text:p>
      <text:p text:style-name="P4">
中国视台湾为其领土的一部分，反对西方国家与台北政府进行官方往来，并且表示不排除“武统”选项。美国高级官员对台湾的访问每每引起北京方面的强烈不满和抗议，而华盛顿及其西方盟友也多次强调，反对任何以武力改变台海现状的努力。</text:p>
      <text:p text:style-name="P4">
不过，与前任特朗普在任末期采取的完全敌对立场不同，拜登政府近来也在寻求与中国在有限的领域保持合作，比如气候保护等。</text:p>
      <text:h text:style-name="P12" text:outline-level="3">
<text:span text:style-name="T4">
中美军舰相遇台湾海峡</text:span>
</text:h>
      <text:p text:style-name="P4">
（法新社、路透社）</text:p>
      <text:p text:style-name="P4">
Source: <text:a xlink:type="simple" xlink:href="https://www.dw.com/zh/中美外长通话-秦刚暗指双边关系困难责任在美方/a-65910231" text:style-name="Internet_20_link" text:visited-style-name="Visited_20_Internet_20_Link">
https://www.dw.com/zh/中美外长通话-秦刚暗指双边关系困难责任在美方/a-65910231?maca=chi-rss-chi-all-1127-rdf</text:a>
</text:p>
      <!--NEWS-->
      <text:h text:style-name="P10" text:outline-level="1">
<text:span text:style-name="T4">
走红网络的中国贵州“村超”足球赛</text:span>
</text:h>
      <text:p text:style-name="P4">
Author: https://www.facebook.com/bbcworldservice/</text:p>
      <text:p text:style-name="P4">
Publisher: BBC News 中文</text:p>
      <text:p text:style-name="P4">
Published Time: 2023-06-14T11:43:35.000Z</text:p>
      <text:p text:style-name="P4">
Modified Time: 2023-06-14T11:43:35.000Z</text:p>
      <text:p text:style-name="P4">
Description: 中国贵州榕江县“和美乡村足球超级联赛”近期走红网络，精彩的赛事及独特的少数民族啦啦队，吸引了众多远道而来的球迷。</text:p>
      <text:p text:style-name="P4">
Images: []</text:p>
      <text:p text:style-name="P4">
Videos: ["<text:a xlink:type="simple" xlink:href="https://www.bbc.com/ws/av-embeds/cps/zhongwen/simp/chinese-news-65904101/p0fv2hlx/zh-hans" text:style-name="Internet_20_link" text:visited-style-name="Visited_20_Internet_20_Link">
zh-hans</text:a>
"]</text:p>
      <text:p text:style-name="P4">
Tags: ['体育', '中國', '农业', '足球', '年轻人']</text:p>
      <text:p text:style-name="P4">
Type: Article</text:p>
      <!--METADATA-->
      <text:h text:style-name="P12" text:outline-level="3">
<text:span text:style-name="T4">
走红网络的中国贵州“村超”足球赛</text:span>
</text:h>
      <text:p text:style-name="P4">
<text:a xlink:type="simple" xlink:href="https://www.bbc.com/ws/av-embeds/cps/zhongwen/simp/chinese-news-65904101/p0fv2hlx/zh-hans" text:style-name="Internet_20_link" text:visited-style-name="Visited_20_Internet_20_Link">
 Video-1-Link：/ws/av-embeds/cps/zhongwen/simp/chinese-news-65904101/p0fv2hlx/zh-hans </text:a>
 <text:span text:style-name="T4">
你的器材不支持播放多媒体材料</text:span>
<text:span text:style-name="T4">
走红网络的中国贵州“村超”足球赛</text:span>
 2023年6月14日</text:p>
      <text:p text:style-name="P4">
近期，中国贵州榕江县的“村超”足球比赛走红网络。“村超”全名为贵州榕江“和美乡村足球超级联赛”，由当地村民自发组织。</text:p>
      <text:p text:style-name="P4">
20支参赛队伍以村为单位，球员由鱼贩、挖掘机司机、教师等不同行业人员组成，年龄在15岁至40岁不等。</text:p>
      <text:p text:style-name="P4">
除了精彩的球技比拼，比赛间隙还穿插有少数民族歌舞表演。火热的赛场气氛，吸引了众多远道而来的球迷。</text:p>
      <text:p text:style-name="P4">
Source: <text:a xlink:type="simple" xlink:href="https://www.bbc.com/zhongwen/simp/chinese-news-65904101" text:style-name="Internet_20_link" text:visited-style-name="Visited_20_Internet_20_Link">
https://www.bbc.com/zhongwen/simp/chinese-news-65904101</text:a>
</text:p>
      <!--NEWS-->
      <text:h text:style-name="P10" text:outline-level="1">
<text:span text:style-name="T4">
德国出台首份国家安全战略 中国是对手也是伙伴</text:span>
</text:h>
      <text:p text:style-name="P4">
Author: None (Language: zh)</text:p>
      <text:p text:style-name="P4">
Publisher: None</text:p>
      <text:p text:style-name="P4">
Time: 2023-06-14T12:10:00Z</text:p>
      <text:p text:style-name="P4">
Description: 经过了执政党之间长时间的争执与博弈，德国终于出台首份国家安全战略。在这份安全战略中，联邦政府阐述了未来将如何应对来自外部和内部的威胁，将中国定义为“合作伙伴、竞争者和系统性对手”。</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国家安全战略', '中国']</text:p>
      <text:p text:style-name="P4">
ID: 65912004</text:p>
      <!--METADATA-->
      <text:p text:style-name="P4">
<text:a xlink:type="simple" xlink:href="https://www.dw.com/zh/overlay/image/article/65912004/65909787" text:style-name="Internet_20_link" text:visited-style-name="Visited_20_Internet_20_Link">
 </text:a>
</text:p>
      <text:p text:style-name="P4">
德国首份国家安全战略出炉</text:p>
      <text:p text:style-name="P4">
（德国之声中文网）本周三（6月14日）德国联邦总理肖尔茨与外交部长贝尔博克、内政部长费泽尔、国防部长皮斯托里乌斯以及财政部长林德纳共同出席记者会，介绍40多页长的德国首份<text:a xlink:type="simple" xlink:href="https://www.dw.com/zh/zh/德国即将发布安全战略-对中国言辞将更尖锐/a-65904142" text:style-name="Internet_20_link" text:visited-style-name="Visited_20_Internet_20_Link">
 国家安全战略 </text:a>
。此前三个执政党之间就这份安全战略的内容进行了长达数月的争执与博弈。</text:p>
      <text:p text:style-name="P4">
<text:a xlink:type="simple" xlink:href="https://www.dw.com/zh/zh/肖尔茨欧盟不应成为美中之外的第三强权/a-65564276" text:style-name="Internet_20_link" text:visited-style-name="Visited_20_Internet_20_Link">
 总理肖尔茨 </text:a>
在记者会上表示：“这份安全战略的目标十分明确：捍卫国民的安全，同时为确保欧洲的安全做出我们的贡献。”</text:p>
      <text:p text:style-name="P4">
肖尔茨说：“没有安全就没有自由，也就没有稳定和繁荣。”他强调，德国安全政策的核心仍然是“立足于欧盟和跨大西洋联盟”。他还具体提到了“我们与法国的深厚友谊和与美国的密切伙伴关系”。</text:p>
      <text:p text:style-name="P4">
这份国家安全战略澄清了一些基本问题，例如哪些属于德国的安全利益，谁应该作为行为参与者解决这些问题等等。</text:p>
      <text:p text:style-name="P4">
《战略》将9项议题列为德国安全的核心挑战：国家和联盟防御、民防和公民保护、国际危机处理和发展政策、防范外国影响和间谍活动、技术和关键基础设施的保护、网络和太空安全、原材料和能源安全、应对气候危机和大流行病以及食品安全。</text:p>
      <text:h text:style-name="P12" text:outline-level="3">
<text:span text:style-name="T4">
德国公布二战后首部安全战略</text:span>
</text:h>
      <text:h text:style-name="P12" text:outline-level="3">
<text:span text:style-name="T4">
中国是“合作伙伴、竞争者和系统性对手”</text:span>
</text:h>
      <text:p text:style-name="P4">
在谈到中国议题时，肖尔茨说，德国政府会在其中国战略中保持一种平衡。他说，联邦政府内部取得一致并强调，德国谋求的不是脱钩，而是将风险降到最低。</text:p>
      <text:p text:style-name="P4">
肖尔茨说，中国经济还会继续增长，也应该继续增长。“中国融入世界贸易和全球经济的进程不应受到影响。但与此同时，安全问题也必须得到解决。”肖尔茨说。</text:p>
      <text:p text:style-name="P4">
他还对下周即将举行的德中政府磋商会议明确表示欢迎。</text:p>
      <text:p text:style-name="P4">
在德国国家安全战略中，中国被定义为“ <text:a xlink:type="simple" xlink:href="https://www.dw.com/zh/zh/欧盟希望重新校准对中国立场/a-65612520" text:style-name="Internet_20_link" text:visited-style-name="Visited_20_Internet_20_Link">
 合作伙伴、竞争者和系统性对手</text:a>
”，这和欧盟的表述方式一致。《战略》中指出：“我们注意到，近些年来竞争和对手的成分在不断增加。”但中国依旧是一个合作伙伴，“缺少了中国，许多具有紧迫性的全球挑战就无法得到解决”。</text:p>
      <text:p text:style-name="P4">
外交部长 <text:a xlink:type="simple" xlink:href="https://www.dw.com/zh/zh/德国外交政策-要价值观还是要利益/a-65529553" text:style-name="Internet_20_link" text:visited-style-name="Visited_20_Internet_20_Link">
 贝尔博克 </text:a>
也强调，在与北京打交道时，不存在非黑即白的思维方式。德国在民主等问题上与中国存在根本分歧，但在应对气候变化方面也需要与中国合作。她还说：“我们也在不断协调与伙伴国家的合作。”</text:p>
      <text:h text:style-name="P12" text:outline-level="3">
<text:span text:style-name="T4">
德国的对华政策将驶向何方？</text:span>
</text:h>
      <text:p text:style-name="P4">
《战略》中还提到，“中国正在以各种方式试图重塑现有的基于规则的国际秩序，越来越积极地要求获得区域优势，并一再采取与我们的利益和价值观相抵触的行动”。“地区稳定和国际安全日益承受压力，人权也遭到漠视。中国正在利用其经济实力来实现政治目标。”</text:p>
      <text:p text:style-name="P4">
柏林政府原计划在今年2月举行的慕尼黑安全峰会上介绍这份国家安全战略，然而当时政府内部尚无法对战略中的所有内容和表述达成一致。</text:p>
      <text:p text:style-name="P4">
Source: <text:a xlink:type="simple" xlink:href="https://www.dw.com/zh/德国出台首份国家安全战略-中国是对手也是伙伴/a-65912004" text:style-name="Internet_20_link" text:visited-style-name="Visited_20_Internet_20_Link">
https://www.dw.com/zh/德国出台首份国家安全战略-中国是对手也是伙伴/a-65912004?maca=chi-rss-chi-all-1127-rdf</text:a>
</text:p>
      <!--NEWS-->
      <text:h text:style-name="P10" text:outline-level="1">
<text:span text:style-name="T4">
在英港人接连遇袭　外相继续筹划访华</text:span>
</text:h>
      <text:p text:style-name="P4">
Author: None</text:p>
      <text:p text:style-name="P4">
Publisher: Radio Free Asia (Organization)</text:p>
      <text:p text:style-name="P4">
Published Time: 2023-06-14T13:30:00-04:00</text:p>
      <text:p text:style-name="P4">
Modified Time: 2023-06-15T09:59:39-04:00</text:p>
      <text:p text:style-name="P4">
Description: None</text:p>
      <text:p text:style-name="P4">
Videos: []</text:p>
      <text:p text:style-name="P4">
Audios: ["<text:a xlink:type="simple" xlink:href="https://www.rfa.org/mandarin/yataibaodao/gangtai/al-061420231241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204957in" draw:z-index="0">
<draw:image xlink:href="../Images/rfamandarin/2023-06-14T13-30-00-04-00/000000.png" xlink:type="simple" xlink:show="embed" xlink:actuate="onLoad" draw:mime-type="image/png"/>
</draw:frame>
 保安大臣图根达特（TomTugendhat）在推特转截相关报道，形容事件极其严重，警方正在调查，强调不能容忍灭声行为。 <text:a xlink:type="simple" xlink:href="https://www.rfa.org/mandarin/yataibaodao/gangtai/al-06142023124117.html/@@images/image" text:style-name="Internet_20_link" text:visited-style-name="Visited_20_Internet_20_Link">
</text:a>
路透社图片/Tom Tugendhat推特截图/RFA组图  <text:a xlink:type="simple" xlink:href="https://www.rfa.org/mandarin/yataibaodao/gangtai/al-06142023124117.html/@@stream" text:style-name="Internet_20_link" text:visited-style-name="Visited_20_Internet_20_Link">
Audio-1-Link：https://www.rfa.org/mandarin/yataibaodao/gangtai/al-06142023124117.html/@@stream</text:a>
</text:p>
      <text:p text:style-name="P4">
在英港人周日（11日）被疑似中国留学生殴打，英国保安国务大臣图根达特（TomTugendhat）终于开腔回应，形容事件严重，并强调英国不能容忍向强权发声者被灭声。不过施袭者怀疑已返回中国。与此同时，有媒体报道说，英国外相或于七月底访华，中共高官也将在下周访英。英国对华态度软化，会否令香港议题边缘化呢？</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1-06122023092700.html" text:style-name="Internet_20_link" text:visited-style-name="Visited_20_Internet_20_Link">
 “抵抗英国赤化” 反送中运动四周年 在英港人街头重聚 </text:a>
 </text:span>
  * <text:span text:style-name="T4">
<text:a xlink:type="simple" xlink:href="https://www.rfa.org/mandarin/yataibaodao/gangtai/al-04132023124051.html" text:style-name="Internet_20_link" text:visited-style-name="Visited_20_Internet_20_Link">
 三年来港府高官首次访英 港人拟发起抗议"打对台" </text:a>
 </text:span>
</li>
      </ul>
      <text:p text:style-name="P4">
几名港人周日（11日）在英格兰南部南安普敦市（Southampton）参与集会后，被疑似中国留学生袭击，引起在英港人群体关注。流亡英国的前香港立法会议员罗冠聪，和一直关注香港议题的英国工党议员韦斯特（CatherineWest），都促请英国保安国务大臣图根达特（Tom Tugendhat）彻查事件。</text:p>
      <text:p text:style-name="P4">
<text:span text:style-name="T4">
保安大臣事隔两日发声 施袭者却可能已回中国</text:span>
</text:p>
      <text:p text:style-name="P4">
袭击发生后第三日，图根达特（TomTugendhat）终于开腔回应。他在推特转截相关报道，形容事件极其严重，警方正在调查，强调不能容忍灭声行为：“言论自由是我们国家的根本。我们不能容忍那些向强权说真话的人被企图压制、恐吓或伤害。”</text:p>
      <text:p text:style-name="P4">
不过有网民找到其中两名涉嫌施袭中国留学生的微信，帖文显示，他们极可能已启程回中国。本台再向汉普郡（Hampshire）警方求证，警方表示正继续调查，现阶段未有新的资讯。而警方日前的回覆表示，事件涉及“仇恨袭击”（hate-relatedassault），造成两人轻伤，但未交代是否有人被捕。</text:p>
      <text:p text:style-name="P4">
翻查资料，在英港人已不是第一次因示威抗议而被袭击。去年10月，港人BobChan在曼彻斯特抗议中共“二十大”时，被多名中国驻曼城外交官拖入使馆范围内施袭。而在2021年11月，一批香港示威者在伦敦唐人街抗议，反对华人团体借“反歧视”集会为中共“洗白”，被10多名华人袭击。有港人被打至头破血流，然而事件其后不了了之。</text:p>
      <text:p text:style-name="P4">
<text:span text:style-name="T4">
议员关注港人安全 外相拒绝正面回应</text:span>
</text:p>
      <text:p text:style-name="P4">
在周二（13日）的英国国会会议上，工党议员韦斯特就在英港人的安全问题，追问外相克莱弗利（JamesCleverly）：“香港群体仍然感到非常恐惧，他们能感觉到，中国政府可以在英国逍遥法外。你今天会否在议会作出承诺，你会和政府同仁合作，紧急处理香港人的安全疑虑？这也是你去年向我承诺的。”</text:p>
      <text:p text:style-name="P4">
然而克莱弗利回应时，只表示已向中国政府确认，在英国的“中国海外警局” 已没有再运作，未有正面回应港人的安全问题。</text:p>
      <text:p text:style-name="Quotations">

<text:p text:style-name="P4">
“There is still a significant fear felt by the Hong Kong community and a&gt;
 sense that the Chinese Government can act with relative impunity here in the&gt;
 UK.” <text:a xlink:type="simple" xlink:href="https://twitter.com/CatherineWest1" text:style-name="Internet_20_link" text:visited-style-name="Visited_20_Internet_20_Link">
 @CatherineWest1&gt;
 </text:a>
 calls on Foreign&gt;
 Secretary <text:a xlink:type="simple" xlink:href="https://twitter.com/JamesCleverly" text:style-name="Internet_20_link" text:visited-style-name="Visited_20_Internet_20_Link">
 @JamesCleverly&gt;
 </text:a>
 to urgently address&gt;
 the security fears faced by <text:a xlink:type="simple" xlink:href="https://twitter.com/hashtag/Hongkongers" text:style-name="Internet_20_link" text:visited-style-name="Visited_20_Internet_20_Link">
 #Hongkongers&gt;
 </text:a>
 . <text:a xlink:type="simple" xlink:href="https://t.co/caSzWjiqBV" text:style-name="Internet_20_link" text:visited-style-name="Visited_20_Internet_20_Link">
&gt;
 pic.twitter.com/caSzWjiqBV </text:a>
&gt;
&gt;
 — Hong Kong Watch (@hk_watch) <text:a xlink:type="simple" xlink:href="https://twitter.com/hk_watch/status/1668602478542180352" text:style-name="Internet_20_link" text:visited-style-name="Visited_20_Internet_20_Link">
 June 13, 2023&gt;
 </text:a>
</text:p>

</text:p>
      <text:p text:style-name="P4">
<text:span text:style-name="T4">
英中高层将互访</text:span>
</text:p>
      <text:p text:style-name="P4">
克莱弗利的暧昧态度，并不是没有原因。政治新闻媒体《政客》（Politico）旗下的《伦敦晨间电邮通讯》（LondonPlaybook）报道，克莱弗利已正式获中方邀请访问中国。外交部官员透露或将于七月底成行，使克莱弗利成为五年来首位访华的英国外相。报道也引述消息，表示中共中央对外联络部部长刘建超，也将于下周访问英国，并和议员会面。</text:p>
      <text:p text:style-name="P4">
英中两国的高层互访，印证英国的对华态度转向。而日前在伦敦国会广场举行的反送中运动4周年集会，也是以“抵抗英国赤化”为主题，反映在英港人的忧虑。</text:p>
      <text:p text:style-name="P4">
<text:span text:style-name="T4">
分析：港人声音暂未能左右英国对华政策</text:span>
</text:p>
      <text:p text:style-name="P4">
移居英国的香港国际关系学者黄伟国接受本台访问，表示其实不只是英国外相，美国国务卿布林肯也即将访问中国。他认为英、美国家虽然在科技等关键领域仍对华强硬，却不想在姿态上和中国过于敌对。</text:p>
      <text:p text:style-name="P4">
在这个背景下，加上大部分英国本地民众未切身感受中国渗透带来的影响，国内舆论未能形成足够强大的压力，因此港人声音也难以动摇英国政府的对华政策。</text:p>
      <text:p text:style-name="P4">
黄伟国说：“暂时在英国国内的舆论，中国问题、中国的渗透并非主题，很难单靠香港人的声音去影响英国政府的态度。来英国的香港人虽然数目不少，但在这几年内，仍未变成一个重要声音，足以影响英国政府的外交政策，甚至对华政策的态度 。我们也要承认有一个这样的客观限制。”</text:p>
      <text:p text:style-name="P4">
他认为在英港人组织及倡议者或可调整策略，以新冠疫情等例子，向英国本地民众解释中国政权对全世界人民带来的切身影响，才能有望突破英国的舆论环境。</text:p>
      <text:p text:style-name="P4">
记者：吕熙（伦敦） 责编：嘉远 网编：何足</text:p>
      <text:p text:style-name="P4">
Source: <text:a xlink:type="simple" xlink:href="https://www.rfa.org/mandarin/yataibaodao/gangtai/al-06142023124117.html" text:style-name="Internet_20_link" text:visited-style-name="Visited_20_Internet_20_Link">
https://www.rfa.org/mandarin/yataibaodao/gangtai/al-06142023124117.html</text:a>
</text:p>
      <!--NEWS-->
      <text:h text:style-name="P10" text:outline-level="1">
<text:span text:style-name="T4">
中共再玩统战  "海峡论坛"台湾逾五千人受邀</text:span>
</text:h>
      <text:p text:style-name="P4">
Author: None</text:p>
      <text:p text:style-name="P4">
Publisher: Radio Free Asia (Organization)</text:p>
      <text:p text:style-name="P4">
Published Time: 2023-06-14T15:35:00-04:00</text:p>
      <text:p text:style-name="P4">
Modified Time: 2023-06-14T21:1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4.098325in" draw:z-index="0">
<draw:image xlink:href="../Images/rfamandarin/2023-06-14T15-35-00-04-00/000000.png" xlink:type="simple" xlink:show="embed" xlink:actuate="onLoad" draw:mime-type="image/png"/>
</draw:frame>
台湾的陆委会曾强调，政府禁止中央机关人员参与海峡论坛，也不乐见地方政府派员与会。图为陆委会副主委兼发言人詹志宏。 <text:a xlink:type="simple" xlink:href="https://www.rfa.org/mandarin/Xinwen/4-06142023153146.html/@@images/image" text:style-name="Internet_20_link" text:visited-style-name="Visited_20_Internet_20_Link">
</text:a>
记者夏小华摄/RFA资料  第15届海峡论坛16日即将登场，论坛大会定于17日上午在中国福建厦门举行，台湾各界逾5000人受邀。中国国台办发言人朱凤莲14日在例行记者会上说明本届海峡论坛筹备情况时称，论坛邀请了国民党、新党、亲民党、无党团结联盟等台湾各界人士共5000余人。国民党副主席夏立言将率团出席。台湾行政院陆委会上周五（9日）曾发表声明，指责海峡论坛是中共主办的重要对台统战平台，借由活动“拉拢及分化台湾”，也将宣传统战操作成果，并批判伤害台湾社会。陆委会还强调，政府禁止中央机关人员参与海峡论坛，也不乐见地方政府派员与会，不得与陆方合作办理论坛相关活动，也不希望台湾人士参与视讯等。据台湾中央社报道，国民党主席朱立伦14日表示，希望透过参加海峡论坛，让两岸相互了解，化解误会，共创双赢，也希望民进党不要继续制造障碍，连这样的民间交流都要不断抹红。海峡论坛是由中共中央国台办指导、中共福建省委省政府以及台湾一些民间团体共同主办，是台海两岸一个民间交流平台。通常，中共方面由全国政协主席出席论坛并致辞，台湾方面则由中国国民党、新党人士率领出席。民进党则明文规定不允许党公职参加海峡论坛。责编：凯迪</text:p>
      <text:p text:style-name="P4">
Source: <text:a xlink:type="simple" xlink:href="https://www.rfa.org/mandarin/Xinwen/4-06142023153146.html" text:style-name="Internet_20_link" text:visited-style-name="Visited_20_Internet_20_Link">
https://www.rfa.org/mandarin/Xinwen/4-06142023153146.html</text:a>
</text:p>
      <!--NEWS-->
      <text:h text:style-name="P10" text:outline-level="1">
<text:span text:style-name="T4">
与吴钊燮同框　捷克总统帕维尔吁各国团结挺台</text:span>
</text:h>
      <text:p text:style-name="P4">
Author: None</text:p>
      <text:p text:style-name="P4">
Publisher: Radio Free Asia (Organization)</text:p>
      <text:p text:style-name="P4">
Published Time: 2023-06-14T15:39:00-04:00</text:p>
      <text:p text:style-name="P4">
Modified Time: 2023-06-15T09:27: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4.612011in" draw:z-index="0">
<draw:image xlink:href="../Images/rfamandarin/2023-06-14T15-39-00-04-00/000000.png" xlink:type="simple" xlink:show="embed" xlink:actuate="onLoad" draw:mime-type="image/png"/>
</draw:frame>
周三在布拉格智库“欧洲价值安全政策中心”（European Values Center for SecurityPolicy）主办的年度安全高峰会上，捷克总统帕维尔发表开幕演讲。当时，吴钊燮正坐在台下。 <text:a xlink:type="simple" xlink:href="https://www.rfa.org/mandarin/Xinwen/5-06142023153839.html/@@images/image" text:style-name="Internet_20_link" text:visited-style-name="Visited_20_Internet_20_Link">
</text:a>
Taiwan Ministry of Foreign Affairs via AP  捷克总统帕维尔（PetrPavel）14日与来访的台湾外交部长吴钊燮同台，并呼吁各国团结起来支持台湾，致力维系和支持台湾的民主，不要让中国的意志强加于台湾。吴钊燮则说，帕维尔的力挺对台湾人来说是一大鼓舞。据台湾中央社报道，周三在布拉格智库“欧洲价值安全政策中心”（European Values Center for SecurityPolicy）主办的年度安全高峰会上，捷克总统帕维尔发表开幕演讲。当时，吴钊燮正坐在台下。吴钊燮紧接着也发表演说 。这也是欧洲非邦交国领袖首次与台湾的外交部长在公开场合同台。</text:p>
      <text:p text:style-name="Quotations">

<text:p text:style-name="P4">
【台外交部长与捷克总统同框】  &gt;
  【捷克总统呼吁欧洲团结支持台湾】 <text:a xlink:type="simple" xlink:href="https://twitter.com/hashtag/%E5%8F%B0%E6%B9%BE%E5%A4%96%E4%BA%A4%E9%83%A8%E9%95%BF" text:style-name="Internet_20_link" text:visited-style-name="Visited_20_Internet_20_Link">
 #台湾外交部长&gt;
 </text:a>
&gt;
 <text:a xlink:type="simple" xlink:href="https://twitter.com/hashtag/%E5%90%B4%E9%92%8A%E7%87%AE" text:style-name="Internet_20_link" text:visited-style-name="Visited_20_Internet_20_Link">
 #吴钊燮&gt;
 </text:a>
&gt;
 与 <text:a xlink:type="simple" xlink:href="https://twitter.com/hashtag/%E6%8D%B7%E5%85%8B%E6%80%BB%E7%BB%9F" text:style-name="Internet_20_link" text:visited-style-name="Visited_20_Internet_20_Link">
 #捷克总统&gt;
 </text:a>
&gt;
 <text:a xlink:type="simple" xlink:href="https://twitter.com/hashtag/%E5%B8%95%E7%BB%B4%E5%B0%94" text:style-name="Internet_20_link" text:visited-style-name="Visited_20_Internet_20_Link">
 #帕维尔&gt;
 </text:a>
&gt;
 （Petr Pavel）在布拉格智库“ <text:a xlink:type="simple" xlink:href="https://twitter.com/hashtag/%E6%AC%A7%E6%B4%B2%E4%BB%B7%E5%80%BC%E5%AE%89%E5%85%A8%E6%94%BF%E7%AD%96%E4%B8%AD%E5%BF%83" text:style-name="Internet_20_link" text:visited-style-name="Visited_20_Internet_20_Link">
 #欧洲价值安全政策中心&gt;
 </text:a>
&gt;
 ”的一场会议中同时受邀演讲。这是欧洲的非邦交国家领袖首次与台湾的外长同台。帕维尔关切台海和平稳定及确保台湾… <text:a xlink:type="simple" xlink:href="https://t.co/ogAmBynRYB" text:style-name="Internet_20_link" text:visited-style-name="Visited_20_Internet_20_Link">
&gt;
 pic.twitter.com/ogAmBynRYB </text:a>
&gt;
&gt;
 — 自由亚洲电台 (@RFA_Chinese) <text:a xlink:type="simple" xlink:href="https://twitter.com/RFA_Chinese/status/1669261853300785153" text:style-name="Internet_20_link" text:visited-style-name="Visited_20_Internet_20_Link">
 June 15, 2023&gt;
 </text:a>
</text:p>

</text:p>
      <text:p text:style-name="P4">
吴钊燮演说中指出，威权主义扩张对民主阵营的威胁加剧，并呼吁民主国家支持台湾。他还说，台湾从欧洲得到的声援愈来愈多，帕维尔的力挺对台湾人来说是一大鼓舞。出席这次年度高峰会议的包括捷克、欧盟、瑞典、美国等国逾百名外交和国防专家出席。会议重点是讨论俄乌战争下的欧洲和亚洲局势。</text:p>
      <text:p text:style-name="P4">
责编：凯迪</text:p>
      <text:p text:style-name="P4">
Source: <text:a xlink:type="simple" xlink:href="https://www.rfa.org/mandarin/Xinwen/5-06142023153839.html" text:style-name="Internet_20_link" text:visited-style-name="Visited_20_Internet_20_Link">
https://www.rfa.org/mandarin/Xinwen/5-06142023153839.html</text:a>
</text:p>
      <!--NEWS-->
      <text:h text:style-name="P10" text:outline-level="1">
<text:span text:style-name="T4">
《亚太报道》2023年6月14日音频</text:span>
</text:h>
      <text:p text:style-name="P4">
Author: None</text:p>
      <text:p text:style-name="P4">
Publisher: Radio Free Asia (Organization)</text:p>
      <text:p text:style-name="P4">
Published Time: 2023-06-14T18:52:00-04:00</text:p>
      <text:p text:style-name="P4">
Modified Time: 2023-06-15T14:27:53-04:00</text:p>
      <text:p text:style-name="P4">
Description: None</text:p>
      <text:p text:style-name="P4">
Videos: []</text:p>
      <text:p text:style-name="P4">
Audios: ["<text:a xlink:type="simple" xlink:href="https://www.rfa.org/mandarin/apr-audio/yp-061420231414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874983in" draw:z-index="0">
<draw:image xlink:href="../Images/rfamandarin/2023-06-14T18-52-00-04-00/000000.png" xlink:type="simple" xlink:show="embed" xlink:actuate="onLoad" draw:mime-type="image/png"/>
</draw:frame>
 <text:a xlink:type="simple" xlink:href="https://www.rfa.org/mandarin/apr-audio/yp-06142023141448.html/@@images/image" text:style-name="Internet_20_link" text:visited-style-name="Visited_20_Internet_20_Link">
</text:a>
 自由亚洲电台制图  <text:a xlink:type="simple" xlink:href="https://www.rfa.org/mandarin/apr-audio/yp-06142023141448.html/@@stream" text:style-name="Internet_20_link" text:visited-style-name="Visited_20_Internet_20_Link">
Audio-1-Link：https://www.rfa.org/mandarin/apr-audio/yp-06142023141448.html/@@stream </text:a>
</text:p>
      <text:p text:style-name="P4">
此次节目的主要内容：</text:p>
      <text:p text:style-name="P4">
1. 美中双方确认布林肯将于6月18、19日访华</text:p>
      <text:p text:style-name="P4">
2. 内蒙古牧民阻止草场被卖，一人被推土机撞伤送医</text:p>
      <text:p text:style-name="P4">
3. 709案律师持续受到打压，李和平一家三口在成都遭到边控</text:p>
      <text:p text:style-name="P4">
4. 警方通过身份证获取聊天记录，大数据库掌握全民信息</text:p>
      <text:p text:style-name="P4">
5. 中资网购平台违反美国法律 ，偷将新疆产品售至美国</text:p>
      <text:p text:style-name="P4">
Source: <text:a xlink:type="simple" xlink:href="https://www.rfa.org/mandarin/apr-audio/yp-06142023141448.html" text:style-name="Internet_20_link" text:visited-style-name="Visited_20_Internet_20_Link">
https://www.rfa.org/mandarin/apr-audio/yp-06142023141448.html</text:a>
</text:p>
      <!--NEWS-->
      <text:h text:style-name="P10" text:outline-level="1">
<text:span text:style-name="T4">
从与时代共舞到黄钟毁弃｜中国民营企业家的怕与爱（一）</text:span>
</text:h>
      <text:p text:style-name="P4">
Author: None</text:p>
      <text:p text:style-name="P4">
Publisher: Radio Free Asia (Organization)</text:p>
      <text:p text:style-name="P4">
Published Time: 2023-06-14T19:22:00-04:00</text:p>
      <text:p text:style-name="P4">
Modified Time: 2023-06-15T15:09:33-04:00</text:p>
      <text:p text:style-name="P4">
Description: None</text:p>
      <text:p text:style-name="P4">
Videos: []</text:p>
      <text:p text:style-name="P4">
Audios: ["<text:a xlink:type="simple" xlink:href="https://www.rfa.org/mandarin/ytbdzhuantixilie/minying/wy-061420231423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6-14T19-22-00-04-00/000000.png" xlink:type="simple" xlink:show="embed" xlink:actuate="onLoad" draw:mime-type="image/png"/>
</draw:frame>
 <text:a xlink:type="simple" xlink:href="https://www.rfa.org/mandarin/ytbdzhuantixilie/minying/wy-06142023142320.html/@@images/image" text:style-name="Internet_20_link" text:visited-style-name="Visited_20_Internet_20_Link">
</text:a>
自由亚洲电台制图  <text:a xlink:type="simple" xlink:href="https://www.rfa.org/mandarin/ytbdzhuantixilie/minying/wy-06142023142320.html/@@stream" text:style-name="Internet_20_link" text:visited-style-name="Visited_20_Internet_20_Link">
Audio-1-Link：https://www.rfa.org/mandarin/ytbdzhuantixilie/minying/wy-06142023142320.html/@@stream</text:a>
</text:p>
      <text:p text:style-name="P4">
外界常以"56789"几个数字来概括民营企业在中国经济中的重要性，其中5是指民营企业贡献了中国50%的税收，9是指贡献了新增就业的90%。但去年底中国结束疫情封控、走入经济复苏的通道后，民营企业的信心并没有得到有效恢复，甚至拖累了中国经济整体的表现。本台记者王允采写了三集系列报道，以多位民营企业家的经历来揭示中国民营经济遭遇的困境。以下是系列报道的第一集。</text:p>
      <text:p text:style-name="P4">
<text:a xlink:type="simple" xlink:href="https://www.rfa.org/mandarin/yataibaodao/jingmao/ec-04202023073921.html" text:style-name="Internet_20_link" text:visited-style-name="Visited_20_Internet_20_Link">
 <text:span text:style-name="T4">
为提振经济 中国政府再打民营资本算盘</text:span>
 </text:a>
  * <text:span text:style-name="T4">
<text:a xlink:type="simple" xlink:href="https://www.rfa.org/mandarin/Xinwen/1-03082023101525.html" text:style-name="Internet_20_link" text:visited-style-name="Visited_20_Internet_20_Link">
 中国官媒说习近平让民企吃下定心丸 孙大午仍在狱中 </text:a>
 </text:span>
</text:p>
      <text:p text:style-name="P4">
<text:span text:style-name="T4">
天涯相遇</text:span>
</text:p>
      <text:p text:style-name="P4">
胡力任第一次见到孟军是今年四月在美国迈阿密。</text:p>
      <text:p text:style-name="P4">
“晚上吃饭的时候，就感觉他很低迷。我就问他，你好啊。第一次见面，这样就聊起来，”胡力任这样回忆他初见孟军时的印象，两人因为共同的朋友相识。</text:p>
      <text:p text:style-name="P4">
胡、孟二人原先都在国内做企业，但孟军在2021年底关闭了公司，并于去年4月到达了美国。“我这么多年辛辛苦苦打拼的事业没有了，而且现在我不可能再回去做什么了，......我整个的状态这一年都不是很好的，”孟军这样回忆见到胡力任时的情况。</text:p>
      <text:p text:style-name="P4">
胡力任则是比孟军更早关闭了企业，并于2018年底来到美国，并定居在佛罗里达海边。</text:p>
      <text:p text:style-name="P4">
就在他们相遇的4月，据国家统计局的数据，中国规模以上工业企业（指主营业务年收入2000万元人民币以上）的利润已经连续下滑四个月，其中私人工业企业1-4月利润下降了22%。与此同时，民间投资也在逐季逐月放缓。</text:p>
      <text:p text:style-name="P4">
处于困厄中的两位中国民营企业家在佛罗里达海边相遇，或许是出于偶然。但在中国经济、社会变动的大潮下，他们的见面似乎又像是受着时代的牵引。</text:p>
      <text:p text:style-name="P4">
<text:span text:style-name="T4">
同样的时代 不同的出发点</text:span>
</text:p>
      <text:p text:style-name="P4">
在很多年中，胡力任和孟军实际是中国经济腾飞的受益者。但最初，他们都是被“体制”甩出来的人。</text:p>
      <text:p text:style-name="P4">
孟军来自东北吉林，他的父母早在1980年代末就下岗了。为了减轻家庭负担，1989年孟军高中毕业便外出打工，“就是在吉林范围内，在延吉、长春啊，还有牡丹江这种地方，跟朋友贩卖一些蔬菜等应季的东西。”</text:p>
      <text:p text:style-name="P4">
 孟军1992年在北京（孟军提供）  <text:a xlink:type="simple" xlink:href="https://www.rfa.org/mandarin/yataibaodao/jingmao/wy-06142023142320.html/wy1-jpg.png" text:style-name="Internet_20_link" text:visited-style-name="Visited_20_Internet_20_Link">
</text:a>
</text:p>
      <text:p text:style-name="P4">
胡力任则出身于一个知识分子家庭，在80年代中期读完大专，毕业进了上海一家以电视技术为主的研究所。但1991年研究所裁撤，胡力任进入了外资企业。</text:p>
      <text:p text:style-name="P4">
 大学时期的胡力任（胡力任提供）  <text:a xlink:type="simple" xlink:href="https://www.rfa.org/mandarin/ytbdzhuantixilie/minying/wy-06142023142320.html/wy31.jpg" text:style-name="Internet_20_link" text:visited-style-name="Visited_20_Internet_20_Link">
</text:a>
</text:p>
      <text:p text:style-name="P4">
1990年代初，在经历了1989年六四大屠杀的致暗时刻之后，中国开始逐步改善与西方的关系，中国政府也提出了建立社会主义市场经济体制的目标。中国的经济发展开始迈向一个新的台阶。而在攀爬命运的阶梯上，孟军与胡力任两人也开始摸到了自己的方向。</text:p>
      <text:p text:style-name="P4">
孟军从东北到了海南，做过很多种不同的工作，“1993年至2000年之前这是一个阶段，我自己去开了海鲜酒楼，去做包机，包机也很赚钱的，当时是垄断的，然后做边贸，我和越南那边也熟悉，其实就是走私了，”孟军通过创业捞到了他的第一桶金，他估算当时赚了总共近500百万元人民币。</text:p>
      <text:p text:style-name="P4">
胡力任则在1997年进入国内刚刚兴起的互联网行业，“当时李嘉诚的公司在上海设立了一个叫‘美亚在线’，我做了这家美亚在线的董事、执行副总，我在里面是有股权的，当时的年收入是在四、五十万人民币。”</text:p>
      <text:p text:style-name="P4">
那是一个欣欣向荣的时代。中国的国民生产总值（GDP）在世界的占比1994年重新超过2%，并在此后一路上升。民营经济也随之愈加蓬勃地发展，全国私营企业数量从1978年的0（当时只有个体工商户，没有私营企业）发展到2000年的176万户。</text:p>
      <text:p text:style-name="P4">
时代的笑意写在胡力任和孟军们的脸上、心里。“我觉得很好啊，欣欣向荣啊，只要你努力、能拼，就好赚钱啊；那时候干什么都一帆风顺，干什么就什么成，做什么就什么赚钱，”孟军这样感叹说。</text:p>
      <text:p text:style-name="P4">
<text:span text:style-name="T4">
赚钱的诀窍</text:span>
</text:p>
      <text:p text:style-name="P4">
2000年，孟军通过广西地方政府的关系，拿到了处理广西北海市一栋不到4千平米的烂尾楼的机会，“我很快，我用不到半年时间就赚了一百万，我就是把它包装一下，大概弄一下，就卖出去了。”他坦承，整个项目的关键是政府内部暗箱操作，通过假招标，孟军的公司以低价入手标的（烂尾楼），随后孟军给了政府方面的负责人20万元的好处费。</text:p>
      <text:p text:style-name="P4">
 孟军2001年在广西北海处理的烂尾楼（孟军提供）<text:a xlink:type="simple" xlink:href="https://www.rfa.org/mandarin/ytbdzhuantixilie/minying/wy-06142023142320.html/wy33.jpg" text:style-name="Internet_20_link" text:visited-style-name="Visited_20_Internet_20_Link">
 </text:a>
</text:p>
      <text:p text:style-name="P4">
孟军此前在海南做包机生意的时候，就知道通过疏通与政府实权人物的关系，他可以拿到不少好处。但在北海这次，还是让他开了眼界，“那些官员没有像这个样子的，胆子这么大。要知道，那时候烂尾楼太多了，不止上百万平方米，都在他们手上，因为一定要经过他们的手。”</text:p>
      <text:p text:style-name="P4">
孟军为此总结了在中国做生意的诀窍，“认识官员，跟政府的官员合作，跟他们的亲属一起做生意。你只有认识他们了，才有办法分到钱，这个钱就赚得比较容易了。”</text:p>
      <text:p text:style-name="P4">
北海的这个烂尾楼项目是孟军在广西建立自己商业版图的重要起点，“在南宁的时候，我又认识了更高级别的官员，包括自治区政协副主席、秘书长等等，接触了他们以后，就开始做其他的一些事情，包括承揽工程等，因为有关系批条子，可以去做一些比如说，修高速公路等等。”</text:p>
      <text:p text:style-name="P4">
<text:span text:style-name="T4">
创业导师</text:span>
</text:p>
      <text:p text:style-name="P4">
同一时期的胡力任还没有开始创业，但他一直走在中国产业发展的前端。2001年世界互联网泡沫破灭后，胡力任离开了互联网企业，进入了正处于发展期的投行业。</text:p>
      <text:p text:style-name="P4">
2000年胡力任担任互联网企业CEO时和团队的合照（胡力任提供）  <text:a xlink:type="simple" xlink:href="https://www.rfa.org/mandarin/yataibaodao/jingmao/wy-06142023142320.html/20005e7480e1529b4efb62c54efb4e9280547f514f014e1aceo65f6548c56e2961f768454087167.jpg" text:style-name="Internet_20_link" text:visited-style-name="Visited_20_Internet_20_Link">
</text:a>
</text:p>
      <text:p text:style-name="P4">
总部位于香港的正得资产管理有限公司当时找到胡力任，“这家基金公司来找我，他们需要在中国找一个合伙人，而且他们知道我在投资、金融等方面比较熟悉，而且对项目比较熟悉，我以前操作过项目，所以就开始做投资业务，”胡力任从2002年开始进入投行，一直到2008年次贷危机爆发才离开这个行业。</text:p>
      <text:p text:style-name="P4">
这期间，他带着团队做产业研究，对中国政治、经济的大局有了更深入的观察，“这些年中，中国经济的发展是最快速的，在快速发展。虽然政府是有腐败，但经济整体在向好，那个时候房地产开始起来了，外贸也迅速发展。”</text:p>
      <text:p text:style-name="P4">
那个阶段，胡力任对自己也很满意，“我当时在中国我的各方面，我的能力等都比别人强，有一定的优势；90年代末开始，我的收入几乎和国外（白领）是持平的。”</text:p>
      <text:p text:style-name="P4">
因为在互联网行业以及投行的丰富经验，胡力任开始被邀请去各地方讲课，“我帮上海科委、中国科技部，还有复旦大学都讲过课。”复旦大学还请胡力任给学生们做“创业导师”，在给学生们讲课时，胡力任总是强调，中国大市场充满机会，“中国的资本市场逐渐活跃起来了，原来中国股市没有什么科技创业板，后来逐步建立起来了，还有中小板等。”</text:p>
      <text:p text:style-name="P4">
<text:span text:style-name="T4">
与时代共舞</text:span>
</text:p>
      <text:p text:style-name="P4">
现在回头去看，胡力任和孟军的人生开始起飞的年代，也正是中国经济发展的窗口期。2001年中国加入世界贸易组织后，对外贸易总量猛增，国民生产总值（GDP）也以改革开放以来最快的速度增长。尤其是外贸经营权的放开，使得中国民营企业大量进入到国际贸易市场，释放了中国货物出口的能力。</text:p>
      <text:p text:style-name="P4">
孟军的基本盘在广西。从2004年后，中国和东南亚国家联合举办的中国-东盟博览会永久落户南宁。在2012年的博览会上，孟军找到了“出海”的机会，开始从事橡胶产品的制造和出口，“那个时候泰国代表团过来，东盟博览会不是有经贸洽谈吗？就说到橡胶的事情，吃饭的时候聊起来，就提到可以搞一个厂，就从那个时候开始了。”</text:p>
      <text:p text:style-name="P4">
 孟军2010年在香港（孟军提供）  <text:a xlink:type="simple" xlink:href="https://www.rfa.org/mandarin/ytbdzhuantixilie/minying/wy-06142023142320.html/wy36.png" text:style-name="Internet_20_link" text:visited-style-name="Visited_20_Internet_20_Link">
</text:a>
</text:p>
      <text:p text:style-name="P4">
孟军设立的工厂主要是从东南亚国家进口橡胶原料，生产橡胶枕头等成型的日用产品，再出口到越南、泰国等国家。出于安全考虑，孟军不愿透露公司的名字。工厂才开起来的头几年，利润率能达到40-50%，“2013年到2017年是最好的年头，（纯）利润大概是每年2、3千万。”</text:p>
      <text:p text:style-name="P4">
这一时期，胡力任身在上海。他在投行的工作顺风顺水，用他自己的话说就是，赚了很多钱。与此同时，他开始以更大的步伐涉足民营企业的投资。</text:p>
      <text:p text:style-name="P4">
2003年，胡力任认识了1949年中国政府成立时的十大开国元帅之一贺龙的侄孙、前中共深圳市委宣传部副部长贺兴桐，“我跟他一起合作过两家公司，一家公司是湖南，叫兴力投资有限公司；另一家公司是在杭州，这家公司我们当时还做过一些酒店项目。一般是这样的：他51%的股份，我20%的股份，差不多我就是二股东。”这家湖南兴力投资有限公司至今还在企业征信机构“企查查”网上留有注册信息。胡力任说这家公司的名字就是以他和贺兴桐姓名中间的那个字共同组成。</text:p>
      <text:p text:style-name="P4">
但在2009年，胡力任转变身份，成为了真正的民营企业家。那一年，胡力任和朋友共同投资设立一家研发新能源技术的公司（“上海艾恒新能源科技有限公司”），胡力任个人占51%的股份，专门为大型企业的车间研发和生产节能中央空调。谈到自己创业的初衷，胡力任说，“工作那么多年了，再下去，我总归希望留点什么东西在这个世界上，想为人类做点贡献，真的有这样的理想。所以我不断地投入、去研发，我也不是那么有钱的人啊。”</text:p>
      <text:p text:style-name="P4">
 胡力任在创业时期（胡力任提供）  <text:a xlink:type="simple" xlink:href="https://www.rfa.org/mandarin/ytbdzhuantixilie/minying/wy-06142023142320.html/screenshot-2023-06-14-220317.jpg" text:style-name="Internet_20_link" text:visited-style-name="Visited_20_Internet_20_Link">
</text:a>
</text:p>
      <text:p text:style-name="P4">
<text:span text:style-name="T4">
不详的2018年</text:span>
</text:p>
      <text:p text:style-name="P4">
在孟军设立橡胶厂和胡力任投入研发新能源技术产品的年份里，中国经济依然在迅速发展，但民营企业面临的困境已经日趋明显。</text:p>
      <text:p text:style-name="P4">
无法获得和国营企业公平竞争的环境，税负过重，劳动力及原材料成本不断上涨，难以获得企业发展所需的贷款，以及国际商业环境的变化等多种因素相加，让很多民营企业家感觉做生意越来越难。据路透社报道，2011年时中国民营企业的平均利润率仅有1.44%。全国工商联主席黄孟复当时在接受媒体采访时说，他了解到民营企业家中有一个趋势是不愿意做实业。</text:p>
      <text:p text:style-name="P4">
孟军的橡胶制品厂在经历了头几年的兴旺之后，利润率开始下降，这很大程度上是来源于国际竞争的压力，“就是越南、泰国他们自己建厂了，他们就自己生产，因为原材料在他们那里嘛。就是很多国内的人跑到越南和泰国去建厂，当地劳动力又便宜，2018年就已经有一拨人逐步出去了，把设备也运过去了。”</text:p>
      <text:p text:style-name="P4">
孟军的公司2018年的时候整体状况还不错。从2016年到2019年，橡胶厂还处于巅峰期，孟军分布在广西、重庆和北京等三处的公司总产值每年接近3亿元人民币。</text:p>
      <text:p text:style-name="P4">
 孟军的橡胶制品厂（孟军提供）  <text:a xlink:type="simple" xlink:href="https://www.rfa.org/mandarin/yataibaodao/jingmao/wy-06142023142320.html/5b5f519b76846a6180f6523654c15382.jpg" text:style-name="Internet_20_link" text:visited-style-name="Visited_20_Internet_20_Link">
</text:a>
</text:p>
      <text:p text:style-name="P4">
但2018年的中国在很多方面都酝酿着对后来产生深远影响的变化。3月份，全国人大通过了宪法修正案，取消了国家主席任期制，为习近平连任第三届中国最高领导人铺平了道路。</text:p>
      <text:p text:style-name="P4">
与此同时，媒体上频频闪现着对民营企业不详的信号。2018年1月份，中国人民大学马列教授周新城在共产党理论刊物《求是》发表文章说，应该消灭私有制。9月份，博客作者吴小平写文章说，私营经济已经完成了实现经济发展的历史使命，应该逐渐退场。</text:p>
      <text:p text:style-name="P4">
这些说法在网络上一度被传为笑谈，也受到各方的挞伐。但中国老一辈的市场派经济学家吴敬琏在9月的一个经济论坛上，当面对主管经济的中国国务院副总理刘鹤说，现在有一些“不谐和的声音”在声讨民营企业。</text:p>
      <text:p text:style-name="P4">
孟军则是在翻过年头的2019年春节期间得到了比较明确的“暗示”，“是从我官场上的朋友透露出来的，就是对民营企业主的高压快要下来了。”当时，孟军并没有意识到究竟会发生什么，他自己的企业似乎也没受到什么影响。</text:p>
      <text:p text:style-name="P4">
但就在2018年，胡力任的企业遭受了毁灭性的打击，而这种打击却是来自中国经济和政治体制的痼疾。</text:p>
      <text:p text:style-name="P4">
<text:span text:style-name="T4">
“你再来我们就抓你”</text:span>
</text:p>
      <text:p text:style-name="P4">
胡力任主导研发的新能源中央空调在2014年获得上海市发明大赛二等奖，当年他就注册了另一家公司“上海固任环保科技有限公司”，在2016年将这一技术产业化，“当时是这样的，我们每年都是翻倍的，成倍增加的，16年我们大概在600万的产值，17年我们就达到大概1200万，18年的时候我们当时预计至少能做到2000万，”胡力任当时和合作伙伴估计，只要三年就可以收回全部一千万的投资。</text:p>
      <text:p text:style-name="P4">
胡力任率队开发的大型工厂节能中央空调结束获发明奖（胡力任提供）  <text:a xlink:type="simple" xlink:href="https://www.rfa.org/mandarin/yataibaodao/jingmao/wy-06142023142320.html/80e1529b4efb7387961f5f0053d176845927578b5de55382828280fd4e2d592e7a7a8c037ed3675f83b753d1660e5956.jpg" text:style-name="Internet_20_link" text:visited-style-name="Visited_20_Internet_20_Link">
</text:a>
</text:p>
      <text:p text:style-name="P4">
但产业化做到第二年，2017年6月胡力任公司为常州的上市公司亚玛顿股份有限公司安装的节能空调出现了漏水的问题。经过中国国家建筑材料测试中心的检测确认，他们通过淘宝网从山东临沂市亚洪管业有限公司购买的PE（聚乙烯）管是伪劣产品。</text:p>
      <text:p text:style-name="P4">
亚洪管业拒绝承认他们提供了伪劣产品，这家企业所在的临沂市政府虽然派出了市场监管局的工作人员到项目现场勘查，但他们最后给胡力任的结论却超乎他的想象，“我到山东去，山东政府领导就跟我讲，我们这里就是造假的，很多企业都造假。他说，我们不可能去打压他们企业的，打压他们的话我们这里的地方税收就没有了，我们经济就不能发展了。”</text:p>
      <text:p text:style-name="P4">
山东临沂市兰山区质量监督局现场看场亚洪管业PE管（胡力任提供）  <text:a xlink:type="simple" xlink:href="https://www.rfa.org/mandarin/ytbdzhuantixilie/minying/wy-06142023142320.html/screenshot-2023-06-14-214439.jpg" text:style-name="Internet_20_link" text:visited-style-name="Visited_20_Internet_20_Link">
</text:a>
</text:p>
      <text:p text:style-name="P4">
胡力任的公司在杭州余杭区做了类似的项目，出现了同样的问题。杭州工商局对此做出了清晰的结论，认定亚洪管业销售了不合规的伪劣商品，并于2018年4月将此案移送至杭州市公安局余杭分局刑事立案处理。但四个月后，负责此案的余杭治安大队却口头通知胡力任，该案撤销，“他说淘宝造假，全国人民都知道，假如他们帮我查这个案子，24小时工作都查不过来，因为淘宝造假量太大了，所以他们不可能查这个案子。”</text:p>
      <text:p text:style-name="P4">
杭州公安局针对山东亚洪管业伪劣PE管的刑事立案告知书（胡力任提供）  <text:a xlink:type="simple" xlink:href="https://www.rfa.org/mandarin/yataibaodao/jingmao/wy-06142023142320.html/676d5dde516c5b895c4094885bf95c714e1c4e9a6d2a7ba14e1a4f2a52a3pe7ba1768452114e8b7acb6848544a77e54e66.jpg" text:style-name="Internet_20_link" text:visited-style-name="Visited_20_Internet_20_Link">
</text:a>
</text:p>
      <text:p text:style-name="P4">
知道情势已不可能反转，胡力任决定停下所有的项目和追讨努力，彻底退出市场。在得到余杭公安局撤案通知的第二天，胡力任就买了到美国的机票，十多天时间做好关闭企业的善后工作，9月12日就登机离开了中国。</text:p>
      <text:p text:style-name="P4">
胡力任事后统计了企业整体的损失：“（出问题的）总共是四个项目，600万人民币左右，但是我出了问题以后，我还有订单啊，我的几千万订单都没有了。”</text:p>
      <text:p text:style-name="P4">
胡力任的遭遇并非孤例。造假贩假长期困扰着中国经济，中国政府多年来一直声称要从严整治，但因为法治不昌、地方保护主义盛行等原因，治理措施似乎并没有起到明显的效果。美国贸易代表办公室今年1月公布的《2022年假冒和盗版恶名市场评估》指出，中国仍然是世界上假冒产品的头号来源地。</text:p>
      <text:p text:style-name="P4">
<text:span text:style-name="T4">
苦撑了两年</text:span>
</text:p>
      <text:p text:style-name="P4">
就在胡力任离开中国的时候，孟军的橡胶企业订单还在上升中。但让他没想到的是，仅仅一年半以后，他自己的亿元企业会随着新冠疫情一起沉沦。</text:p>
      <text:p text:style-name="P4">
2020年新冠疫情初起的阶段，孟军并没有特别担心生意，“你知道当年2003年SARS（冠状病毒疫情）的时候，三个月就结束了，所以我当时就单纯地认为，可能又是一个SARS，那时候我手上还有大量的订单。2020年1月底全国开始封城，其实到5月1日前就已经逐步开始解封了。”</text:p>
      <text:p text:style-name="P4">
为了应付手里的订单，孟军在5月份还打算再上一条生产线，并且进口了大量原材料。但开工才一个月，很快又接到封城的命令，工厂被迫停工，“2020年下半年满打满算，我开工不足90天，也就是从5月份之后到年底。”</text:p>
      <text:p text:style-name="P4">
这种情况下工厂很难完成订单。翻过年头之后，2021年情况也并没有好转，疫情封控导致工厂开开停停。为了控制成本，孟军不得不一再减员，到国庆节之前，原先150人左右的员工，只剩下不到50人，“因为当时还有一部分订单，还想着怎么去维持，但是到了国庆节的时候，就彻底没戏了，他们员工也看得到了。”</text:p>
      <text:p text:style-name="P4">
到10月中旬，苦撑了近两年的孟军看不到希望，遂决定关闭公司。孟军告诉记者，两年期间，他的企业没有从政府得到一分钱的补贴，没有补助，没有福利，所有损失全部是企业自己负责。他计算了这两年封控期间的损失，“2020年差不多500万进去了，2021年又差不多进去了300万，”除此以外，还有600万的应收款无法追回。超过一千万的损失对于孟军这个年产值3亿元的企业来说，仍然是难以承受的。</text:p>
      <text:p text:style-name="P4">
孟军公司的倒闭只是疫情期间的一个缩影。他所在的工业园区在疫情封控期间倒闭了90%的企业，包括做包装、木材等生意的多家公司。在全国范围内，因疫情封控关闭的公司数量目前还难以从公开途径获得。但香港《南华早报》2020年4月初通过企业信息平台“天眼查”获得的数据表明，中国当年第一季度有46万家公司倒闭，其中包括运营执照被取消的公司和自行宣布停业的公司。</text:p>
      <text:p text:style-name="P4">
<text:span text:style-name="T4">
黄钟毁弃</text:span>
</text:p>
      <text:p text:style-name="P4">
胡力任和孟军都承认，在他们关闭公司的时候，并不是完全没有办法，但他们都不愿意再撑下去了 。</text:p>
      <text:p text:style-name="P4">
对胡力任来说，最重要的还不是金钱上的损失，而是对这个政府的彻底失望。他至今还清晰地记得去山东要说法的时候，当地官员对他的恐吓，“他跟我讲得很清楚，你可以到任何地方去告，你尽管去告；他还威胁我，你不要再来了，你再来我们就抓捕你。”</text:p>
      <text:p text:style-name="P4">
由于专利还在他手中，胡力任离开中国以后，还有不少公司打电话邀请他去做项目，但他都拒绝了，“我宁可把这些专利都废掉，也不愿意再为这个国家贡献任何技术，”胡力任说，他已经彻底醒悟了，“我不要再为这样一个黑暗的社会、黑暗的政权、黑暗的国家服务了，没有意义了。我觉得这个国家已经完蛋了。”</text:p>
      <text:p text:style-name="P4">
 胡力任在美国（胡力任提供）  <text:a xlink:type="simple" xlink:href="https://www.rfa.org/mandarin/yataibaodao/jingmao/wy-06142023142320.html/80e1529b4efb57287f8e56fd.jpg" text:style-name="Internet_20_link" text:visited-style-name="Visited_20_Internet_20_Link">
</text:a>
</text:p>
      <text:p text:style-name="P4">
孟军则说，在关闭公司的决定中，疫情影响只是压倒骆驼的最后一根稻草。</text:p>
      <text:p text:style-name="P4">
与疫情几乎同步，中国政府从2020年开始对民营企业采取了几次重大的管控行动，蚂蚁科技集团的上市计划被叫停；滴滴被执行网络安全审查；从业者达几百万的校外培训行业也因为一纸令下而顷刻间崩盘。这些事情件件都被孟军看在眼里，他越来越深地体会到官场朋友之前给他的暗示，“我觉得像他们那么大的企业都倒了，像我这种中小企业肯定也好不了。”</text:p>
      <text:p text:style-name="P4">
与此同时，孟军在商场上认识多年的官员先后遭到整肃，一直在官商关系中游刃有余的他这次觉得真的出问题了，“我就跟我太太说，这种情况，生意可能做不长久了，那时候给我的第一感觉就是，好日子到头了。”</text:p>
      <text:p text:style-name="P4">
不仅如此，疫情期间到处封控，孟军86岁的岳父患有癌症，得不到及时治疗而在2021年底提早过世。被困在家里的孟军只能通过翻墙才能了解疫情的真相和中国政府有关疫情的谎言，“这不是疫情了，全世界都开放，只有中国不是这样，那时候我就想，这跟疫情没关系了，这是一场运动了，那这场运动什么时候是个头呢？虽然我没有经历文化大革命，但我也想象得到会发生什么，因为了解历史嘛。”孟军开始担忧，自己这么多年积累的财富会不会遭到清算。</text:p>
      <text:p text:style-name="P4">
<text:span text:style-name="T4">
幸好走了</text:span>
</text:p>
      <text:p text:style-name="P4">
现在说来，孟军和胡力任都有些庆幸他们抽身及时。胡力任是2018年9月离开中国，而孟军是2022年4月出走美国。他们不约而同地说，如果当时硬撑下去，一定不会有好的结果。</text:p>
      <text:p text:style-name="P4">
 孟军在美国（孟军提供）  <text:a xlink:type="simple" xlink:href="https://www.rfa.org/mandarin/yataibaodao/jingmao/wy-06142023142320.html/5b5f519b57287f8e56fd.jpg" text:style-name="Internet_20_link" text:visited-style-name="Visited_20_Internet_20_Link">
</text:a>
</text:p>
      <text:p text:style-name="P4">
“现在我离开以后，整个行业全部都空缺，没有人做了，现在也不会有人做了，我的技术主要是针对制造型企业，现在制造业都完蛋了”，胡力任这样描述他所在行业的现状。</text:p>
      <text:p text:style-name="P4">
中国2022年大多数时间都处于封控之下，工业企业哀鸿遍野。年底放弃清零政策后，外界不少声音以为中国在2023年会有报复性的经济反弹，但实际的经济数据却让各界大失所望。</text:p>
      <text:p text:style-name="P4">
中国政府为了提振经济采取了多种措施，2023年一季度，中国广义货币投放量M2增速连续保持双位数以上的高位，有评论认为，央行印钱放水已经到了疯狂的地步。中国官方也在大会小会上老调重弹，说民营企业家是自己人，并放出一些帮扶民营企业的政策。但现实是，反应制造业状况的关键指数“工业生产者出厂价格指数(PPI)”从2022年底开始连续八个月下跌，更在5月份同比下跌4.6%，创下七年以来最大跌幅。不少人惊呼，中国经济已经进入通缩。</text:p>
      <text:p text:style-name="P4">
<text:span text:style-name="T4">
我们的怕与爱</text:span>
</text:p>
      <text:p text:style-name="P4">
胡力任和孟军都曾是中国改革开放大潮中的弄潮儿，随着时代前进的步伐高歌猛进。他们两人也都明白、或者利用过中国的官商关系，有时甚至选择性忽视这种关系对社会可能造成的危害。</text:p>
      <text:p text:style-name="P4">
但在近年中国政治、社会的变动中，这两位民营企业家均受到重创，被迫改变自己的初衷和人生计划，并开始修正自己过去对中国的理解。</text:p>
      <text:p text:style-name="P4">
孟军说，“在疫情发生后，我就开始反思，不断地看，原来真正的问题是这个体制的问题，是这帮人邪恶；如果再干下去，你也很可能进去，因为官员进去了，而你是行贿者嘛，你也要受牵连。所以说这个就是有命赚，没命花啊。”</text:p>
      <text:p text:style-name="P4">
胡力任则似乎对中国的前景更加悲观，“谁都不愿意离开自己的祖国呀，但没办法啊。国家已经这个样子了，没有机会再好起来，只会越变越差。我出来有四年时间，你看国家是不是越来越差？没有办法，全部掉过头来了，跟我当时设想的一摸一样。”他说，他在国内的很多朋友现在都给他点赞，说他出来的正是时候。</text:p>
      <text:p text:style-name="P4">
记者：王允 责编：申铧 网编：洪伟</text:p>
      <text:p text:style-name="P4">
Source: <text:a xlink:type="simple" xlink:href="https://www.rfa.org/mandarin/ytbdzhuantixilie/minying/wy-06142023142320.html" text:style-name="Internet_20_link" text:visited-style-name="Visited_20_Internet_20_Link">
https://www.rfa.org/mandarin/ytbdzhuantixilie/minying/wy-06142023142320.html</text:a>
</text:p>
      <!--NEWS-->
      <text:h text:style-name="P10" text:outline-level="1">
<text:span text:style-name="T4">
美国立法者：为地区国家提供替代方案 抵抗中国威胁</text:span>
</text:h>
      <text:p text:style-name="P4">
Author: None</text:p>
      <text:p text:style-name="P4">
Publisher: Radio Free Asia (Organization)</text:p>
      <text:p text:style-name="P4">
Published Time: 2023-06-14T21:33:33-04:00</text:p>
      <text:p text:style-name="P4">
Modified Time: 2023-06-14T21:33: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874983in" draw:z-index="0">
<draw:image xlink:href="../Images/rfamandarin/2023-06-14T21-33-33-04-00/000000.png" xlink:type="simple" xlink:show="embed" xlink:actuate="onLoad" draw:mime-type="image/png"/>
</draw:frame>
2023年6月14日，美国国会众议院自然资源委员会印太工作组就加强与印太国家的联盟以抵御中国威胁的问题举办听证会。 <text:a xlink:type="simple" xlink:href="https://www.rfa.org/mandarin/yataibaodao/junshiwaijiao/jw-06142023140029.html/@@images/image" text:style-name="Internet_20_link" text:visited-style-name="Visited_20_Internet_20_Link">
</text:a>
视频截图/美国国会</text:p>
      <text:p text:style-name="P4">
中国在世界范围内持续扩张的经济、政治和军事影响力引起美国的强烈关切。本周三，多位美国立法者表示，中国是美国直接面对的威胁，美国需要建立新的外交议程以抵抗地区国家面临的中国威胁。</text:p>
      <text:p text:style-name="P4">
<text:a xlink:type="simple" xlink:href="https://www.rfa.org/mandarin/Xinwen/9-06122023150647.html" text:style-name="Internet_20_link" text:visited-style-name="Visited_20_Internet_20_Link">
 <text:span text:style-name="T4">
对抗中国影响力 美国计划重新加入联合国教科文组织</text:span>
 </text:a>
  * <text:span text:style-name="T4">
<text:a xlink:type="simple" xlink:href="https://www.rfa.org/mandarin/yataibaodao/junshiwaijiao/jw-03232023112408.html" text:style-name="Internet_20_link" text:visited-style-name="Visited_20_Internet_20_Link">
 专家：中共加大干涉世界民主进程 营造中国叙事 </text:a>
 </text:span>
</text:p>
      <text:p text:style-name="P4">
中国去年与所罗门群岛签署的全面安全协议，引来以美国为首的印太地区国家的强烈担忧，美国认为加强与印太国家的联盟对地区抵御中国威胁至关重要。6月14日，美国国会众议院自然资源委员会印太工作组就此举行了听证。</text:p>
      <text:p text:style-name="P4">
该委员会主席布鲁斯·韦斯特曼（Bruce Westerman）开场直言，中国是对美国的生存威胁。</text:p>
      <text:p text:style-name="P4">
“中国试图破坏我们在太平洋地区的利益，尤其是涉及自由联合国家时。我们必须找到方法来对抗中国的恶意影响并保护美国在该地区的利益。我们将直面这一威胁，面对中国的侵略不会袖手旁观。”他说：“对抗中国的影响是一项重大挑战，因为中国经常在灰色地带运作。”</text:p>
      <text:p text:style-name="P4">
美国国会在1986年批准了与太平洋岛国密克罗尼西亚联邦与马绍尔群岛、在1994年与帕劳的《自由联合协定》（Compact of FreeAssociation，COFA），在经济、安全和防务上为这三国提供协助。该项协定尤其允许美国在协定涉及地区采取军事行动、建立军事基地及驱逐未经美国许可的他国军事力量。该协定原计划于2024年和2023年过期。</text:p>
      <text:p text:style-name="P4">
这三个太平洋岛国又被称为“自由联合邦”（Freely Associated States,FAS），因地处于第二岛链上，对美国保持印太地区领导地位至关重要，也招致了中国的觊觎。</text:p>
      <text:p text:style-name="P4">
美国海军陆战队退役上校格兰特·纽瑟姆（Grant Newsham）告诉委员会，《自由联合协定》批准的资金支撑美国在西太平洋和东亚的整个防御战略。</text:p>
      <text:p text:style-name="P4">
“中国正在建设一支世界一流的军队，但存在一个问题。”他警告说：“控制南海的重要性不及中国解放军突破第一岛链封锁。因此，如果中国在《自由联合协定》国家立足或建立政治主导地位，它将突破第一岛链。中国从后面击垮美国的第一岛链防御，那么美国现有的区域战略将支离破碎。”</text:p>
      <text:p text:style-name="P4">
美国分别在今年1月与马绍尔群岛签署了谅解备忘录、5月与密克罗尼西亚联邦和帕劳签署了最终协议。美国计划下一阶段向三国提供约65亿美元的经济援助，但最终协定尚未获得美国国会批准。</text:p>
      <text:p text:style-name="P4">
1986年《自由联合协定》前美国首席谈判代表、退役陆军上校阿尔伯·肖特（Albert V.Short）告诉委员会，虽然该协定授予美国国防特权，但40年来美国从未滥用这一权力。他指出，中国在该地区持续施加的影响力使美国使用这一权力的可能性剧增。</text:p>
      <text:p text:style-name="P4">
“随着中国的影响力不断增加，我们无法预测或排除在未来使用该权力。”他说：“当你看这项协定时，它是一项非常成功的故事，但中国的一个高度优先事项是从根本上扰乱和破坏契约中包含的权威。”</text:p>
      <text:p text:style-name="P4">
肖特呼吁国会尽快通过相关协定的批准，为美国与自由联合邦国家和该地区的关系设定修正路线。</text:p>
      <text:p text:style-name="P4">
美国首席谈判代表、退役陆军上校阿尔伯·肖特（Albert V.Short）在听证会上呼吁国会尽快通过相关协定的批准，为美国与自由联合邦国家和该地区的关系设定修正路线。（视频截图/美国国会）  <text:a xlink:type="simple" xlink:href="https://www.rfa.org/mandarin/yataibaodao/junshiwaijiao/jw-06142023140029.html/jw9.jpg" text:style-name="Internet_20_link" text:visited-style-name="Visited_20_Internet_20_Link">
</text:a>
</text:p>
      <text:p text:style-name="P4">
美国国会研究处亚洲事务专家托马斯·朗姆（ThomasLum）指出，数据表明中国近些年在该地区的经济影响力正在迅速扩张，尤其是马绍尔群岛因与台湾建交而面临着中国的制裁。</text:p>
      <text:p text:style-name="P4">
保卫民主基金会非常驻高级研究员克莱奥·帕斯卡尔（CleoPaskal）表示，不仅阻止中国在该地区的恶意影响十分紧迫，建立岛国安全联合封锁建设战略也十分重要。</text:p>
      <text:p text:style-name="P4">
她指出，中国不仅试图动摇马绍尔群岛的政局稳定，还通过旅游经济胁迫帕劳。因此，她强调，支持自由联合邦建立他们自己的国家安全委员会以及其他地方拥有的封锁建设工具，将有助于契约和阻止中国在该地区的政治竞争，同时积极帮助自由联合邦建设经济，从而为真正持久、有韧性的自由印太地区奠定基础。</text:p>
      <text:p text:style-name="P4">
美国积极构建第二岛链防御部署。国防部此前在马绍尔群岛建立了导弹防御试验场，在帕劳的军用雷达系统也在建设当中，密克罗尼西亚联邦也批准了美国在当地建立永久性军事存在。</text:p>
      <text:p text:style-name="P4">
同日，美国众议院外委会资深成员、民主党籍众议员米克斯（Gregory W.Meeks）在另一场针对中国经济胁迫“一带一路”国家的听证会上也强调，美国需要一项外交议程，为广大国家提供替代方案，以摆脱中国施加的经济胁迫和政治影响。</text:p>
      <text:p text:style-name="P4">
该委员会主席、共和党籍众议员麦考尔（MichaelMcCaul）也强调：“不可否认的是，来自中共的威胁是真实存在的。中共的魔爪触及全球每一个角落，不断将各国拉入自己的势力范围内。”</text:p>
      <text:p text:style-name="P4">
记者：经纬 责编：梒青 网编：洪伟</text:p>
      <text:p text:style-name="P4">
Source: <text:a xlink:type="simple" xlink:href="https://www.rfa.org/mandarin/yataibaodao/junshiwaijiao/jw-06142023140029.html" text:style-name="Internet_20_link" text:visited-style-name="Visited_20_Internet_20_Link">
https://www.rfa.org/mandarin/yataibaodao/junshiwaijiao/jw-06142023140029.html</text:a>
</text:p>
      <!--NEWS-->
      <text:h text:style-name="P10" text:outline-level="1">
<text:span text:style-name="T4">
我们需要什么样的现代企业制度？ (Free Version)</text:span>
</text:h>
      <text:p text:style-name="P4">
Authors: ['郑志刚']</text:p>
      <text:p text:style-name="P4">
Publisher: 英国《金融时报》</text:p>
      <text:p text:style-name="P4">
Time: 2023-06-14T22:04:46+00:00</text:p>
      <text:p text:style-name="P4">
Published Time: 2023-06-13T12:00:99+08:00</text:p>
      <text:p text:style-name="P4">
Modified Time: 2023-06-14T09:47:99+08:00</text:p>
      <text:p text:style-name="P4">
Description: 郑志刚：现代企业制度的建立需要回答的基本问题是企业应该如何有效组织和运行，以实现人类社会现代化的目的。</text:p>
      <text:p text:style-name="P4">
Images: []</text:p>
      <text:p text:style-name="P4">
Themes: ['专栏', '公司治理', '关注']</text:p>
      <text:p text:style-name="P4">
Keywords: ['公司治理', '现代企业制度', '国企混改']</text:p>
      <text:p text:style-name="P4">
Type: Article</text:p>
      <!--METADATA-->
      <text:p text:style-name="P4">
随着国企改革进入深水区，一个重要的理论与实践问题提上重要议事日程。这就是我们的国企应该建立怎样的现代企业制度。</text:p>
      <text:p text:style-name="P4">
讨论现代企业制度自然离不开对修饰企业制度的定语——“现代化”或者“现代性”这一概念的溯本清源。发生在19世纪的英国工业革命无疑是现代化的典型例证。在我看来，所谓的“现代化”或者“现代性”指的是人类社会生活与过去（例如欧洲的中世纪）相比在以下方面发生了质的改变，使得人类社会开始摆脱蒙昧贫穷落后，步入富足平等进步的现代文明。其一，以纽卡门、瓦特、博尔顿等发明的蒸汽动力代替人力与畜力，人类逐步从繁重的“面朝黄土，背朝天”的体力劳动中解放出来，休闲与娱乐成为人类生活的新的内涵之一；其二，人类的生活空间从一天步行往返的“十里八乡”扩展到天涯咫尺的环球旅行，甚至未来移民火星；其三，不断重新定义的奢侈品的概念。英国工业革命早期被当时民众普遍认为的奢侈品诸如糖和咖啡等早已离开奢侈品的清单，而如今对于什么是奢侈品，对很多人而言，既可能说得清楚，也可能说不清楚。用亚当•斯密的话说，“（工业革命推动的）国民财富的积累能让普通劳工过上比新石器时代非洲的王子还要好的生活”。</text:p>
      <text:p text:style-name="P4">
Source: <text:a xlink:type="simple" xlink:href="http://www.ftchinese.com/story/001099962" text:style-name="Internet_20_link" text:visited-style-name="Visited_20_Internet_20_Link">
http://www.ftchinese.com/story/001099962</text:a>
</text:p>
      <!--NEWS-->
      <text:h text:style-name="P10" text:outline-level="1">
<text:span text:style-name="T4">
山西财政：煤炭“富”省与居民“穷”省，如何转型 (Free Version)</text:span>
</text:h>
      <text:p text:style-name="P4">
Authors: ['罗志恒']</text:p>
      <text:p text:style-name="P4">
Publisher: 英国《金融时报》</text:p>
      <text:p text:style-name="P4">
Time: 2023-06-14T22:05:03+00:00</text:p>
      <text:p text:style-name="P4">
Published Time: 2023-06-11T12:00:99+08:00</text:p>
      <text:p text:style-name="P4">
Modified Time: 2023-06-11T22:26:99+08:00</text:p>
      <text:p text:style-name="P4">
Description: 罗志恒等：山西转型的关键，是打破煤炭的“资源魔咒”，要培育战略性新兴产业、实施技能富民战略、推进能源革命及推进省以下财政体制改革。</text:p>
      <text:p text:style-name="P4">
Images: ["<text:a xlink:type="simple" xlink:href="https://thumbor.ftacademy.cn/unsafe/picture/0/000129210_piclink.jpg" text:style-name="Internet_20_link" text:visited-style-name="Visited_20_Internet_20_Link">
000129210_pic...</text:a>
"]</text:p>
      <text:p text:style-name="P4">
Themes: ['中国经济', '关注']</text:p>
      <text:p text:style-name="P4">
Keywords: ['山西', '财税中国', '中国经济', '财政']</text:p>
      <text:p text:style-name="P4">
Type: Article</text:p>
      <!--METADATA-->
      <text:p text:style-name="P4">
<draw:frame draw:style-name="fr1" draw:name="Image63" text:anchor-type="as-char" svg:width="6.9236in" svg:height="3.894525in" draw:z-index="0">
<draw:image xlink:href="../Images/FT Chinese Free Version/2023-06-14T22-05-03-00-00/000129210_piclink.jpg" xlink:type="simple" xlink:show="embed" xlink:actuate="onLoad" draw:mime-type="image/jpeg"/>
</draw:frame>
</text:p>
      <text:p text:style-name="P4">
山西是中华文明发祥地之一，人文底蕴深厚，自然风光优美，八路军总部旧址等革命遗址遍布全省，旅游资源极为丰富，有“表里山河”之美誉。作为资源开发利用大省，山西煤炭保有储量占全国的17.3%，居全国第三位，煤炭（原煤）产量位居全国第一，为全国16个省区市保供煤炭。经历2012-2016年和2019-2020年两轮煤炭市场低谷后，山西经济近年来整体回暖，2022年全省GDP达到2.56万亿元，人均GDP为7.37万元，为31个省份中第13名，较“十三五”期间大幅进步。</text:p>
      <text:p text:style-name="P4">
由于“一煤独大”的产业结构，山西受益于煤炭开采带来的大量财政收入，但也面临传统产业附加值不足、居民收入整体偏低、高新产业发展缓慢等挑战。总体上，山西财政具有“两高六低”的鲜明特征：资源税规模和采矿业贡献双高、个税规模和居民收入双低、财政对中央贡献及获得中央补助双低、债务规模和债务风险双低。</text:p>
      <text:p text:style-name="P4">
Source: <text:a xlink:type="simple" xlink:href="http://www.ftchinese.com/story/001099927" text:style-name="Internet_20_link" text:visited-style-name="Visited_20_Internet_20_Link">
http://www.ftchinese.com/story/001099927</text:a>
</text:p>
      <!--NEWS-->
      <text:h text:style-name="P10" text:outline-level="1">
<text:span text:style-name="T4">
美国悄然推动与伊朗的外交接触以缓和紧张关系 (Free Version)</text:span>
</text:h>
      <text:p text:style-name="P4">
Author: Laurence Norman / David S. Cloud</text:p>
      <text:p text:style-name="P4">
Publisher: 华尔街日报中文网</text:p>
      <text:p text:style-name="P4">
Published Time: 2023-06-14T22:23:00.000Z</text:p>
      <text:p text:style-name="P4">
Modified Time: 2023-06-14T22:23:00.000Z</text:p>
      <text:p text:style-name="P4">
Created Time: 2023-06-14T22:23:00.000Z</text:p>
      <text:p text:style-name="P4">
Description: 知情人士说，美国拜登政府已经悄然重启了与伊朗的谈判，以争取释放德黑兰方面关押的美国囚犯，并遏制伊朗不断发展的核计划。</text:p>
      <text:p text:style-name="P4">
Images: []</text:p>
      <text:p text:style-name="P4">
Categories: ['国际']</text:p>
      <text:p text:style-name="P4">
Keywords: SYND</text:p>
      <text:p text:style-name="P4">
Type: Article</text:p>
      <!--METADATA-->
      <text:p text:style-name="P4">
知情人士说，美国拜登(Joe Biden)政府已经悄然重启了与伊朗的谈判，以争取释放德黑兰方面关押的美国囚犯，并遏制伊朗不断发展的核计划。</text:p>
      <text:p text:style-name="P4">
Source: <text:a xlink:type="simple" xlink:href="https://cn.wsj.com/articles/%E7%BE%8E%E5%9B%BD%E6%82%84%E7%84%B6%E6%8E%A8%E5%8A%A8%E4%B8%8E%E4%BC%8A%E6%9C%97%E7%9A%84%E5%A4%96%E4%BA%A4%E6%8E%A5%E8%A7%A6%E4%BB%A5%E7%BC%93%E5%92%8C%E7%B4%A7%E5%BC%A0%E5%85%B3%E7%B3%BB-95d50352" text:style-name="Internet_20_link" text:visited-style-name="Visited_20_Internet_20_Link">
https://cn.wsj.com/articles/%E7%BE%8E%E5%9B%BD%E6%82%84%E7%84%B6%E6%8E%A8%E5%8A%A8%E4%B8%8E%E4%BC%8A%E6%9C%97%E7%9A%84%E5%A4%96%E4%BA%A4%E6%8E%A5%E8%A7%A6%E4%BB%A5%E7%BC%93%E5%92%8C%E7%B4%A7%E5%BC%A0%E5%85%B3%E7%B3%BB-95d50352</text:a>
</text:p>
      <!--NEWS-->
      <text:h text:style-name="P10" text:outline-level="1">
<text:span text:style-name="T4">
欧盟立法者将如何驯服ChatGPT们？ (Free Version)</text:span>
</text:h>
      <text:p text:style-name="P4">
Authors: ['']</text:p>
      <text:p text:style-name="P4">
Publisher: 英国《金融时报》</text:p>
      <text:p text:style-name="P4">
Time: 2023-06-14T22:45:57+00:00</text:p>
      <text:p text:style-name="P4">
Published Time: 2023-06-14T12:00:99+08:00</text:p>
      <text:p text:style-name="P4">
Modified Time: 2023-06-14T18:45:99+08:00</text:p>
      <text:p text:style-name="P4">
Description: 张冬方:这是一个在人工智能加持下越来越真假难辨的世界。欧盟以领先其他国家和地区的数字监管而著称，却已然跟不上人工智能发展的步伐了。</text:p>
      <text:p text:style-name="P4">
Images: ["<text:a xlink:type="simple" xlink:href="https://thumbor.ftacademy.cn/unsafe/picture/6/000183746_piclink.jpg" text:style-name="Internet_20_link" text:visited-style-name="Visited_20_Internet_20_Link">
000183746_pic...</text:a>
"]</text:p>
      <text:p text:style-name="P4">
Themes: ['专栏', '人工智能', '关注']</text:p>
      <text:p text:style-name="P4">
Keywords: ['人工智能', 'ChatGPT']</text:p>
      <text:p text:style-name="P4">
Type: Article</text:p>
      <!--METADATA-->
      <text:p text:style-name="P4">
<draw:frame draw:style-name="fr1" draw:name="Image64" text:anchor-type="as-char" svg:width="6.9236in" svg:height="3.894525in" draw:z-index="0">
<draw:image xlink:href="../Images/FT Chinese Free Version/2023-06-14T22-45-57-00-00/00018374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前一段时间，美国总统拜登刚宣布将再次竞选总统，共和党全国委员会紧接着就发布了一个政治短片。短片展现了拜登连任之下美国的悲惨场景，图像逼真、情绪饱满，可其实，视频由人工智能生成。有人称，人工智能从此进入政治宣传领域。在此之前，那张警察擒拿特朗普、罗马主教身着时尚羽绒服等人工智能生成的图片已经在网络上病毒式地传播。</text:p>
      <text:p text:style-name="P4">
甚至传统大众媒体也玩起了人工智能的擦边球。一家德国杂志在其封面上刊登了已退役F1赛车手、自滑雪事故后退出公众视线的舒马赫的大幅照片，并配以“首次采访”、“全球轰动”吸人眼球的标题，采用了字体更小的“听上去实在就像真的”的模糊措辞。实际上，该杂志发表的是由人工智能生成的采访。虽然杂志内页说明了采访与人工智能有关，这起丑闻最终以主编走人、向舒马赫家人道歉、媒体公信力得到削弱而收场。</text:p>
      <text:p text:style-name="P4">
这是一个在人工智能加持下越来越真假难辨的世界。欧盟以领先其他国家和地区的数字监管而著称，却已然跟不上人工智能发展的步伐了。</text:p>
      <text:p text:style-name="P4">
欧盟的《人工智能法》（Artificial IntelligenceAct，以下简称“AIA”）正处于立法过程当中，可监管者已经等不到法律最终生效了。6月5日，欧委会副主席和欧盟内部市场专员与签署了《反虚假信息行为准则》的、包括谷歌和微软在内的科技公司代表会面，要求将生成式人工智能整合到自己应用产品当中的企业建立必要的保障措施，以防止其提供的服务被用来制造虚假内容和深度伪造，并提供能识别这些内容的技术，对其进行标记。</text:p>
      <text:p text:style-name="P4">
人工智能的发展超乎了人的想象。自2020年以来，OpenAI曾发布了GPT-3、DALL-E、ChatGPT和GPT-4，微软于今年发布了整合了AI的新版Bing搜索引擎和Edge浏览器，而谷歌则推出了以抗衡ChatGPT的聊天机器人Bard。ChatGPT的火爆打乱了欧盟人工智能立法者的节奏。</text:p>
      <text:p text:style-name="P4">
两年前，欧委会公布了AIA草案，这是一部基于人工智能风险评级方法的法律。该草案将不同的人工智能分为最低风险、低风险、高风险和不可接受的风险四个等级，比如，社会信用评分和公共空间的实时远程生物特征识别系统就属于不可接受的风险，从而位于禁止名单之列。欧委会提供的AIA最初版本，并没有覆盖到类似于DALL-E和ChatGPT的人工智能。</text:p>
      <text:p text:style-name="P4">
有研究者敲响了警钟，称基础模型（FoundationModels）这种强大的人工智能的迅速发展，有可能在宣告欧盟新立法的失效和过时。基础模型建立在庞大的数据之上，然后被应用于广泛的任务，相当于其他应用的基础设施。在研究学者看来，基础模型中的任何不足都会延续到之后的模型中。斯坦福大学的研究者2021年发布了一份关于大型语言模型的研究报告，研究者向GPT-3输入“两个穆斯林走进”这样一个未完成的句子，GPT-3完成的100个句子中有66次给出的都是暴力行为，比如“两个穆斯林走进犹太教堂，带着斧头和炸弹”，结果中的暴力内容比例远远高于当输入基督教、佛教等其他宗教时。也就是说，GPT-3呈现了将穆斯林和暴力绑定在一起的强烈偏见。研究学者认为，基础模型对这个世界并没有深刻的理解，它们收集了网络上好的、坏的、丑陋的一切，它们产生的结果并非建立在事实之上。</text:p>
      <text:p text:style-name="P4">
另外，用途的不确定意味着用途的不可控，从而意味着由此带来的风险的不可控。欧盟AIA规范的是有些某些特定用途的人工智能，而没有特定目的的基础模型有可能处于不受监管的法律真空地带。有人建议将基础模型列入法案中的“高风险”之列。</text:p>
      <text:p text:style-name="P4">
欧盟理事会在讨论草案的过程中，将通用目的人工智能（general purposeAI）的概念引入文本中，指的是没有特定目的，可以用于多种用途的人工智能。欧盟理事会在去年12月采纳的修订版中提议，草案对高风险人工智能的要求应当也适用于整合到高风险系统当中的通用目的人工智能。若通用目的人工智能系统提供者发现或被通知市场中存在对该系统的滥用行为，提供者须采取必要和恰当的措施来阻止进一步的滥用，尤其须考虑到滥用的规模和风险的严重性。这其实就是对提供者规定了监测义务，类似于《数字服务法》中通知和行动机制（noticeand action mechanism）。</text:p>
      <text:p text:style-name="P4">
相比较起欧盟成员国，欧洲议会更倾向于在AIA中增加针对生成式人工智能（generative AI）的更严格的条款。</text:p>
      <text:p text:style-name="P4">
欧洲议会议员们最担忧的就在于，如何避免生成式人工智能以声称自己没有特定目的为由，从而避开基于风险的监管。生成式人工智能可以用于好的方面，也可以用于不好的方面，不公平之处可能在于风险和责任被转移到下游，即转移到将人工智能用于高风险用途的使用者身上，而鉴于使用者出于不占有数据等原因，他们可能无法履行AIA规定的义务。</text:p>
      <text:p text:style-name="P4">
一方面，欧洲议会一度出现了将生成式人工智能统一纳入高风险系统的趋势；另一方面，Corporate EuropeObservatory今年2月发布的报告显示，包括谷歌和OpenAI最大投资方微软在内的企业锲而不舍地游说欧盟政策制定者，奋力推动将类似于ChatGPT的人工智能排除在监管之外。</text:p>
      <text:p text:style-name="P4">
欧洲议会最终达成了妥协。3月底，欧盟立法者们进行了一场技术性讨论，他们将由欧盟理事会引入的“通用目的人工智能”和源自斯坦福大学的“基础模型”这两个概念进行了区分。前者在于，可以用于和适用于广泛应用的人工智能系统，该系统的设计并非出于特定目的和应用，后者则为基于庞大的数据进行训练，用于通用性输出和适用广泛的特别任务，比如GPT-4，而后者才是欧洲议会进行更严格监管的目标。AIA欧洲议会版本对基础模型提供者提出了专门的要求，比如提供者在将基础模型投向市场之前，需对其进行测试和分析，以识别和减轻对健康、安全、基本权利和民主等方面可预见的风险。</text:p>
      <text:p text:style-name="P4">
欧洲议会尤其对生成式人工智能保持警惕。欧洲议会提议，用于生成复杂文本、图片、声音或视频的生成式人工智能的基础模型提供者还须遵循额外的义务，提供者在设计和开发基础模型时，须遵守欧盟法律和保障包括言论自由在内的基本权利，公布对受版权法保护的训练数据的使用情况等。且这些要求须贯穿到整个人工智能价值链上。尤其是，基础模型提供者协助下游系统提供者提供充分的保障措施。</text:p>
      <text:p text:style-name="P4">
有研究学者指出，欧洲议会版本中的评估、降低和管理风险仍然聚焦在模型本身，而不是具体的应用上，这只会导致风险评估愈加艰难，且用于减轻假定的风险的措施无法实现。有人提议，应该将监管的重心放到将生成式人工智能使用到高风险具体应用的使用者身上。与此同时，欧盟境内也出现另一种担忧，过度监管可能会扼杀类似于ChatGPT的人工智能系统的本土开发。</text:p>
      <text:p text:style-name="P4">
6月14日，欧洲议会投票通过了AIA谈判授权草案，接下来将进入三方协商阶段。关于生成式人工智能的争论还将持续下去。</text:p>
      <text:p text:style-name="P4">
<text:span text:style-name="T5">
（本文仅代表作者本人观点，责编：闫曼 man.yan@ftchinese.com)</text:span>
</text:p>
      <text:p text:style-name="P4">
Source: <text:a xlink:type="simple" xlink:href="http://www.ftchinese.com/story/001099964" text:style-name="Internet_20_link" text:visited-style-name="Visited_20_Internet_20_Link">
http://www.ftchinese.com/story/001099964</text:a>
</text:p>
      <!--NEWS-->
      <text:h text:style-name="P10" text:outline-level="1">
<text:span text:style-name="T4">
美英德法商议为乌克兰提供长期安全保证 (Free Version)</text:span>
</text:h>
      <text:p text:style-name="P4">
Authors: ['盖伊•查赞', '亨利•福伊']</text:p>
      <text:p text:style-name="P4">
Publisher: 英国《金融时报》</text:p>
      <text:p text:style-name="P4">
Time: 2023-06-14T22:50:12+00:00</text:p>
      <text:p text:style-name="P4">
Published Time: 2023-06-14T12:00:99+08:00</text:p>
      <text:p text:style-name="P4">
Modified Time: 2023-06-14T18:48:99+08:00</text:p>
      <text:p text:style-name="P4">
Description: 四个西方大国正在研究与乌克兰达成一份框架文件，让乌克兰进而在框架下缔结双边协议。这将代替让该国加入北约的具体承诺。</text:p>
      <text:p text:style-name="P4">
Images: ["<text:a xlink:type="simple" xlink:href="https://thumbor.ftacademy.cn/unsafe/picture/7/000183467_piclink.jpg" text:style-name="Internet_20_link" text:visited-style-name="Visited_20_Internet_20_Link">
000183467_pic...</text:a>
"]</text:p>
      <text:p text:style-name="P4">
Themes: ['乌克兰战争', '关注']</text:p>
      <text:p text:style-name="P4">
Keywords: ['北约', '乌克兰战争', '新兴市场', '美国政府']</text:p>
      <text:p text:style-name="P4">
Type: Article</text:p>
      <!--METADATA-->
      <text:p text:style-name="P4">
<draw:frame draw:style-name="fr1" draw:name="Image65" text:anchor-type="as-char" svg:width="6.9236in" svg:height="3.895372in" draw:z-index="0">
<draw:image xlink:href="../Images/FT Chinese Free Version/2023-06-14T22-50-12-00-00/000183467_piclink.jpg" xlink:type="simple" xlink:show="embed" xlink:actuate="onLoad" draw:mime-type="image/jpeg"/>
</draw:frame>
</text:p>
      <text:p text:style-name="P4">
美国及其最亲密的盟友们正在寻求与乌克兰达成一项多边协议，以便西方大国向基辅方面提供长期安全保证。这将代替让这个饱受战争蹂躏的国家加入北约(NATO)的具体承诺。</text:p>
      <text:p text:style-name="P4">
因相关商谈的敏感性而希望匿名的官员们表示，所谓的四国联盟——美国、英国、德国和法国——正在研究与乌克兰拟定一份纲领性的政治宣言。他们表示，乌克兰将在这份纲领性宣言的框架下缔结双边协议，使当前水平的军事和财政援助正式化，并将其建立在更为长期的基础上，留有在必要时扩展的空间。</text:p>
      <text:p text:style-name="P4">
Source: <text:a xlink:type="simple" xlink:href="http://www.ftchinese.com/story/001099965" text:style-name="Internet_20_link" text:visited-style-name="Visited_20_Internet_20_Link">
http://www.ftchinese.com/story/001099965</text:a>
</text:p>
      <!--NEWS-->
      <text:h text:style-name="P10" text:outline-level="1">
<text:span text:style-name="T4">
俄罗斯恢复对朝鲜石油出口 (Free Version)</text:span>
</text:h>
      <text:p text:style-name="P4">
Authors: ['克里斯蒂安•戴维斯']</text:p>
      <text:p text:style-name="P4">
Publisher: 英国《金融时报》</text:p>
      <text:p text:style-name="P4">
Time: 2023-06-14T22:56:13+00:00</text:p>
      <text:p text:style-name="P4">
Published Time: 2023-06-14T12:00:99+08:00</text:p>
      <text:p text:style-name="P4">
Modified Time: 2023-06-14T18:51:99+08:00</text:p>
      <text:p text:style-name="P4">
Description: 随着俄罗斯和朝鲜的关系日益加深，美国警告称，朝鲜计划运送更多武器支持普京在乌克兰的战争。</text:p>
      <text:p text:style-name="P4">
Images: ["<text:a xlink:type="simple" xlink:href="https://thumbor.ftacademy.cn/unsafe/picture/0/000184370_piclink.jpg" text:style-name="Internet_20_link" text:visited-style-name="Visited_20_Internet_20_Link">
000184370_pic...</text:a>
"]</text:p>
      <text:p text:style-name="P4">
Themes: ['石油', '关注']</text:p>
      <text:p text:style-name="P4">
Keywords: ['石油', '朝鲜', '俄罗斯', '俄朝关系']</text:p>
      <text:p text:style-name="P4">
Type: Article</text:p>
      <!--METADATA-->
      <text:p text:style-name="P4">
<draw:frame draw:style-name="fr1" draw:name="Image66" text:anchor-type="as-char" svg:width="6.9236in" svg:height="3.894525in" draw:z-index="0">
<draw:image xlink:href="../Images/FT Chinese Free Version/2023-06-14T22-56-13-00-00/000184370_piclink.jpg" xlink:type="simple" xlink:show="embed" xlink:actuate="onLoad" draw:mime-type="image/jpeg"/>
</draw:frame>
</text:p>
      <text:p text:style-name="P4">
联合国(UN)数据显示，俄罗斯去年年底恢复了对朝鲜的石油出口。与此同时，这两个孤立政权日益加深的关系引发美国警告，称朝鲜政府正计划运送更多武器支持弗拉基米尔•普京(VladimirPutin)在乌克兰的战争。</text:p>
      <text:p text:style-name="P4">
联合国本周公布的数据显示，俄罗斯在2022年12月至2023年4月期间向朝鲜供应了6.73万桶成品油，这是自2020年9月以来的首批交付。</text:p>
      <text:p text:style-name="P4">
Source: <text:a xlink:type="simple" xlink:href="http://www.ftchinese.com/story/001099966" text:style-name="Internet_20_link" text:visited-style-name="Visited_20_Internet_20_Link">
http://www.ftchinese.com/story/001099966</text:a>
</text:p>
      <!--NEWS-->
      <text:h text:style-name="P10" text:outline-level="1">
<text:span text:style-name="T4">
德国发布首份国家安全战略，点名俄罗斯是“最大威胁” (Free Version)</text:span>
</text:h>
      <text:p text:style-name="P4">
Authors: ['盖伊•查赞', '劳拉•皮特尔']</text:p>
      <text:p text:style-name="P4">
Publisher: 英国《金融时报》</text:p>
      <text:p text:style-name="P4">
Time: 2023-06-14T23:34:48+00:00</text:p>
      <text:p text:style-name="P4">
Published Time: 2023-06-14T12:00:99+08:00</text:p>
      <text:p text:style-name="P4">
Modified Time: 2023-06-14T19:32:99+08:00</text:p>
      <text:p text:style-name="P4">
Description: 这份76页的文件还称中国近年日益成为竞争者和对手，但承认若没有中国的合作，“许多全球挑战和危机将无法解决”。</text:p>
      <text:p text:style-name="P4">
Images: ["<text:a xlink:type="simple" xlink:href="https://thumbor.ftacademy.cn/unsafe/picture/0/000171060_piclink.jpg" text:style-name="Internet_20_link" text:visited-style-name="Visited_20_Internet_20_Link">
000171060_pic...</text:a>
"]</text:p>
      <text:p text:style-name="P4">
Themes: ['乌克兰战争', '关注']</text:p>
      <text:p text:style-name="P4">
Keywords: ['乌克兰战争', '普京', '北约', '中国政府']</text:p>
      <text:p text:style-name="P4">
Type: Article</text:p>
      <!--METADATA-->
      <text:p text:style-name="P4">
<draw:frame draw:style-name="fr1" draw:name="Image67" text:anchor-type="as-char" svg:width="6.9236in" svg:height="4.604464in" draw:z-index="0">
<draw:image xlink:href="../Images/FT Chinese Free Version/2023-06-14T23-34-48-00-00/000171060_piclink.jpg" xlink:type="simple" xlink:show="embed" xlink:actuate="onLoad" draw:mime-type="image/jpeg"/>
</draw:frame>
</text:p>
      <text:p text:style-name="P4">
德国公布其有史以来第一份国家安全战略，标志着该国在俄罗斯对乌克兰发动战争后全面调整国防和外交政策、并且应对一系列新威胁（从网络攻击到气候变化）的努力达到一个里程碑。</text:p>
      <text:p text:style-name="P4">
该计划要求德国将国防支出增至相当于国内生产总值(GDP)2%的水平，尽管仅要求在“多年平均水平”基础上达到这一目标。它还将德国联邦国防军(Bundeswehr)定位为“欧洲常规防御的基石”。</text:p>
      <text:p text:style-name="P4">
Source: <text:a xlink:type="simple" xlink:href="http://www.ftchinese.com/story/001099967" text:style-name="Internet_20_link" text:visited-style-name="Visited_20_Internet_20_Link">
http://www.ftchinese.com/story/001099967</text:a>
</text:p>
      <!--NEWS-->
      <text:h text:style-name="P10" text:outline-level="1">
<text:span text:style-name="T4">
苏丹内战2个月 战机炸不停百姓无宁日</text:span>
</text:h>
      <text:p text:style-name="P4">
Publisher: 法新社</text:p>
      <text:p text:style-name="P4">
Published Time: 2023-06-15T-14:32:08+00:00</text:p>
      <text:p text:style-name="P4">
Modified Time: 2023-06-15T09:05:02+00:00</text:p>
      <text:p text:style-name="P4">
Description: （法新社喀土穆14日电） 苏丹因敌对将领争权而陷入的毁灭性战争即将届满两个月，交战双方战火不熄，中部城市奥比德（El-Obeid）今天也遭战机轰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6-15T-14-32-08-00-00/000000.png" xlink:type="simple" xlink:show="embed" xlink:actuate="onLoad" draw:mime-type="image/png"/>
</draw:frame>
</text:p>
      <text:p text:style-name="P4">
4月15日以来，柏罕（Abdel Fattah al-Burhan）领导的政府军和他的前副手达加洛（Mohamed HamdanDaglo）指挥的武装准军事团体「快速支援部队」（RSF）持续进行城市战，首都喀土穆（Khartoum）在战火蹂躏下面目全非。</text:p>
      <text:p text:style-name="P4">
根据非政府组织「武装冲突地点和事件资料组」（Armed Conflict Location and Event DataProject）上月最新数据，战事迅速蔓延各省，尤其是西部达佛（Darfur）地区。这场内战至今已造成至少1800人死亡。</text:p>
      <text:p text:style-name="P4">
目击者告诉法新社，政府军今天首次空袭北柯多方省（North Kordofan）首府奥比德。战争爆发后，这个省份持续被快速支援部队包围。</text:p>
      <text:p text:style-name="P4">
军方另指责快速支援部队杀害西达佛省（West Darfur）省长，称之为「残忍行径」。</text:p>
      <text:p text:style-name="P4">
根据联合国旗下「国际移民组织」（International Organization forMigration），全苏丹约有220万人逃离家园，其中100多万人逃离喀土穆，逃离者中，有52万8000多人在邻国寻求庇护。</text:p>
      <text:p text:style-name="P4">
喀土穆居民塔哈（Ahmed Taha）告诉法新社，还留在喀土穆的人已经没有粮食、饮水和药物。</text:p>
      <text:p text:style-name="P4">
「我们什么都没了，整个国家被彻底摧毁。四周尽是掉落的炸弹和子弹，苏丹处处是灾区。」</text:p>
      <text:p text:style-name="P4">
另一名喀土穆居民阿布杜拉曼（Soha Abdulrahman）则说：「两个月来，我们受苦再受苦，都是因为这场战争害的。」（译者：郑诗韵/核稿：陈政一）</text:p>
      <text:p text:style-name="P4">
Source: <text:a xlink:type="simple" xlink:href="https://www.rfi.fr/cn/%E5%9B%BD%E9%99%85%E6%8A%A5%E9%81%93/20230615-%E8%8B%8F%E4%B8%B9%E5%86%85%E6%88%982%E4%B8%AA%E6%9C%88-%E6%88%98%E6%9C%BA%E7%82%B8%E4%B8%8D%E5%81%9C%E7%99%BE%E5%A7%93%E6%97%A0%E5%AE%81%E6%97%A5" text:style-name="Internet_20_link" text:visited-style-name="Visited_20_Internet_20_Link">
https://www.rfi.fr/cn/%E5%9B%BD%E9%99%85%E6%8A%A5%E9%81%93/20230615-%E8%8B%8F%E4%B8%B9%E5%86%85%E6%88%982%E4%B8%AA%E6%9C%88-%E6%88%98%E6%9C%BA%E7%82%B8%E4%B8%8D%E5%81%9C%E7%99%BE%E5%A7%93%E6%97%A0%E5%AE%81%E6%97%A5</text:a>
</text:p>
      <!--NEWS-->
      <text:h text:style-name="P10" text:outline-level="1">
<text:span text:style-name="T4">
澳国会爆性丑闻 女议员哭诉遭同僚不当碰触求欢</text:span>
</text:h>
      <text:p text:style-name="P4">
Publisher: 法新社</text:p>
      <text:p text:style-name="P4">
Published Time: 2023-06-15T-17:02:08+00:00</text:p>
      <text:p text:style-name="P4">
Modified Time: 2023-06-15T08:35:02+00:00</text:p>
      <text:p text:style-name="P4">
Description: （法新社雪梨15日电） 澳洲无党派国会议员索普（Lidia Thorpe）今天提出指控，说自己曾在国会遭到性「侵犯」，称国会建筑不是一个能让女性工作的「安全场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6-15T-17-02-08-00-00/000000.png" xlink:type="simple" xlink:show="embed" xlink:actuate="onLoad" draw:mime-type="image/png"/>
</draw:frame>
</text:p>
      <text:p text:style-name="P4">
无党派议员索普（Lidia Thorpe）今天在参议院声泪俱下发表演说，说自己曾经被「有权势的男性」发表性「评论」、被逼到楼梯间，且被「不当碰触和求欢」。</text:p>
      <text:p text:style-name="P4">
索普昨天曾指控一名参议员对她「性侵犯」，后来在国会制裁威胁下，被迫收回这番言论。</text:p>
      <text:p text:style-name="P4">
索普指出，「性侵犯」对不同的人有不同的意义，并描述了自己在这个澳洲民主大熔炉中的个人经历。</text:p>
      <text:p text:style-name="P4">
她说：「我的经验是被跟踪、被积极求欢，及被不当触碰。」</text:p>
      <text:p text:style-name="P4">
她告诉国会议员们：「我害怕步出办公室的门。我会先把门打开一点，看看门外是否没人，才会走出去。」</text:p>
      <text:p text:style-name="P4">
她还说：「这件事已经到了我任何时候在这栋建筑里走动时，都必须有人相伴的地步。」</text:p>
      <text:p text:style-name="P4">
「我知道有其他人经历过类似的事情，但为了职涯着想没有出面。」</text:p>
      <text:p text:style-name="P4">
Source: <text:a xlink:type="simple" xlink:href="https://www.rfi.fr/cn/%E5%9B%BD%E9%99%85%E6%8A%A5%E9%81%93/20230615-%E6%BE%B3%E5%9B%BD%E4%BC%9A%E7%88%86%E6%80%A7%E4%B8%91%E9%97%BB-%E5%A5%B3%E8%AE%AE%E5%91%98%E5%93%AD%E8%AF%89%E9%81%AD%E5%90%8C%E5%83%9A%E4%B8%8D%E5%BD%93%E7%A2%B0%E8%A7%A6%E6%B1%82%E6%AC%A2" text:style-name="Internet_20_link" text:visited-style-name="Visited_20_Internet_20_Link">
https://www.rfi.fr/cn/%E5%9B%BD%E9%99%85%E6%8A%A5%E9%81%93/20230615-%E6%BE%B3%E5%9B%BD%E4%BC%9A%E7%88%86%E6%80%A7%E4%B8%91%E9%97%BB-%E5%A5%B3%E8%AE%AE%E5%91%98%E5%93%AD%E8%AF%89%E9%81%AD%E5%90%8C%E5%83%9A%E4%B8%8D%E5%BD%93%E7%A2%B0%E8%A7%A6%E6%B1%82%E6%AC%A2</text:a>
</text:p>
      <!--NEWS-->
      <text:h text:style-name="P10" text:outline-level="1">
<text:span text:style-name="T4">
市场焦点转向欧洲央行 日股微跌作收</text:span>
</text:h>
      <text:p text:style-name="P4">
Publisher: 法新社</text:p>
      <text:p text:style-name="P4">
Published Time: 2023-06-15T-21:32:09+00:00</text:p>
      <text:p text:style-name="P4">
Modified Time: 2023-06-15T08:05:02+00:00</text:p>
      <text:p text:style-name="P4">
Description: （法新社东京15日电） 美国联准会（Fed）维持利率不变、中国央行调降一项关键利率后，市场焦点转向欧洲央行，东京股市今天终场微跌作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6-15T-21-32-09-00-00/000000.png" xlink:type="simple" xlink:show="embed" xlink:actuate="onLoad" draw:mime-type="image/png"/>
</draw:frame>
</text:p>
      <text:p text:style-name="P4">
日股基准日经225指数小跌16.93点，或0.05%，来到33485.49点。东证股价指数微跌0.56点，或0.02%，来到2293.97点。</text:p>
      <text:p text:style-name="P4">
Source: <text:a xlink:type="simple" xlink:href="https://www.rfi.fr/cn/%E8%B4%A2%E7%BB%8F%E5%BF%AB%E8%AE%AF/20230615-%E5%B8%82%E5%9C%BA%E7%84%A6%E7%82%B9%E8%BD%AC%E5%90%91%E6%AC%A7%E6%B4%B2%E5%A4%AE%E8%A1%8C-%E6%97%A5%E8%82%A1%E5%BE%AE%E8%B7%8C%E4%BD%9C%E6%94%B6" text:style-name="Internet_20_link" text:visited-style-name="Visited_20_Internet_20_Link">
https://www.rfi.fr/cn/%E8%B4%A2%E7%BB%8F%E5%BF%AB%E8%AE%AF/20230615-%E5%B8%82%E5%9C%BA%E7%84%A6%E7%82%B9%E8%BD%AC%E5%90%91%E6%AC%A7%E6%B4%B2%E5%A4%AE%E8%A1%8C-%E6%97%A5%E8%82%A1%E5%BE%AE%E8%B7%8C%E4%BD%9C%E6%94%B6</text:a>
</text:p>
      <!--NEWS-->
      <text:h text:style-name="P10" text:outline-level="1">
<text:span text:style-name="T4">
川普接连遭起诉 妻子梅兰妮亚神隐不露面</text:span>
</text:h>
      <text:p text:style-name="P4">
Publisher: 法新社</text:p>
      <text:p text:style-name="P4">
Published Time: 2023-06-15T-25:32:09+00:00</text:p>
      <text:p text:style-name="P4">
Modified Time: 2023-06-15T07:05:03+00:00</text:p>
      <text:p text:style-name="P4">
Description: （法新社华盛顿14日电） 前美国总统川普数周来2度被迫出庭应讯，听取检方对他提出的重罪指控，虽有忠实支持者聚集在法院外，却不见他的妻子梅兰妮亚・川普（Melan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6-15T-25-32-09-00-00/000000.png" xlink:type="simple" xlink:show="embed" xlink:actuate="onLoad" draw:mime-type="image/png"/>
</draw:frame>
</text:p>
      <text:p text:style-name="P4">
川普因涉嫌在卸任后不当处理政府机密文件而被联邦起诉，昨天在迈阿密联邦法院出庭应讯。</text:p>
      <text:p text:style-name="P4">
川普前往法院的车队由6辆运动休旅车（SUV）组成，载满大批随行人员，他的支持者也聚集起来，手持色彩鲜艳的旗帜和表达团结的标语牌。</text:p>
      <text:p text:style-name="P4">
然而却不见梅兰妮亚的踪影，她拒绝陪川普上法院，甚至不愿在远端发表支持声明，令观察川普动向的人们大感震惊。</text:p>
      <text:p text:style-name="P4">
专门研究第一夫人的俄亥俄州立大学（Ohio University）历史学教授耶里森（KatherineJellison）说：「美国人习惯看见政治人物的妻子在发生丑闻及危机时与丈夫站在一起…因此，梅兰妮亚没有在她丈夫最近公开露面时现身，自然格外引人注目。」</text:p>
      <text:p text:style-name="P4">
今年4月，川普在纽约曼哈顿法院出庭应讯时，梅兰妮亚也没有出现。在这起案子中，川普因涉嫌于2016年总统大选竞选期间支付封口费给成人片演员「暴风女丹尼尔斯」（StormyDaniels）交换她保密两人2006年的婚外情而被起诉。</text:p>
      <text:p text:style-name="P4">
离开法院后，川普回到佛罗里达州海湖俱乐部（Mar-a-Lago）寓所发表演说，尽管梅兰妮亚住在此处，且她的父亲也坐在前排，梅兰妮亚仍然缺席。</text:p>
      <text:p text:style-name="P4">
川普当时曾向家人致意，但只字未提结婚18年的梅兰妮亚。曾是梅兰妮亚密友的前「时尚杂志」（Vogue）主管温斯敦－沃可夫（Stephanie WinstonWolkoff）2020年猜测这对夫妻的婚姻其实是场「交易」，近期发展让这种说法甚嚣尘上。</text:p>
      <text:p text:style-name="P4">
梅兰妮亚的办公室没有回应法新社的置评请求。温斯敦－沃可夫告诉美国名流八卦媒体「第6版」（Page Six），沉默是梅兰妮亚维护尊严的方式。</text:p>
      <text:p text:style-name="P4">
温斯敦－沃可夫说：「梅兰妮亚活在否认的象牙塔里…她刻意沉默，这是她选择的武器，也是她的防护铠甲。」</text:p>
      <text:p text:style-name="P4">
Source: <text:a xlink:type="simple" xlink:href="https://www.rfi.fr/cn/%E5%9B%BD%E9%99%85%E6%8A%A5%E9%81%93/20230615-%E5%B7%9D%E6%99%AE%E6%8E%A5%E8%BF%9E%E9%81%AD%E8%B5%B7%E8%AF%89-%E5%A6%BB%E5%AD%90%E6%A2%85%E5%85%B0%E5%A6%AE%E4%BA%9A%E7%A5%9E%E9%9A%90%E4%B8%8D%E9%9C%B2%E9%9D%A2" text:style-name="Internet_20_link" text:visited-style-name="Visited_20_Internet_20_Link">
https://www.rfi.fr/cn/%E5%9B%BD%E9%99%85%E6%8A%A5%E9%81%93/20230615-%E5%B7%9D%E6%99%AE%E6%8E%A5%E8%BF%9E%E9%81%AD%E8%B5%B7%E8%AF%89-%E5%A6%BB%E5%AD%90%E6%A2%85%E5%85%B0%E5%A6%AE%E4%BA%9A%E7%A5%9E%E9%9A%90%E4%B8%8D%E9%9C%B2%E9%9D%A2</text:a>
</text:p>
      <!--NEWS-->
      <text:h text:style-name="P10" text:outline-level="1">
<text:span text:style-name="T4">
乌克兰：击落俄军1枚飞弹20架无人机</text:span>
</text:h>
      <text:p text:style-name="P4">
Publisher: 法新社</text:p>
      <text:p text:style-name="P4">
Published Time: 2023-06-15T-3:32:07+00:00</text:p>
      <text:p text:style-name="P4">
Modified Time: 2023-06-15T11:20:04+00:00</text:p>
      <text:p text:style-name="P4">
Description: （法新社基辅15日电） 基辅当局今天说，乌克兰军队成功拦截俄军最新夜袭中发射的1枚巡弋飞弹和20架装载炸药的无人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15T-3-32-07-00-00/000000.png" xlink:type="simple" xlink:show="embed" xlink:actuate="onLoad" draw:mime-type="image/png"/>
</draw:frame>
</text:p>
      <text:p text:style-name="P4">
法新社报导，基辅当局说，另外3枚飞弹击中乌克兰中东部第聂伯罗彼得罗夫斯克州（Dnipropetrovsk）的「工业设施」。</text:p>
      <text:p text:style-name="P4">
基辅当局发表声明前不久，莫斯科任命的克里米亚首长说，俄罗斯军队在克里米亚境内击落9架无人机，无人机的攻击行动并未造成任何伤亡。</text:p>
      <text:p text:style-name="P4">
尽管如此，一架无人机还是击中克里米亚半岛中心的一座村庄，打破数间房屋的窗户。</text:p>
      <text:p text:style-name="P4">
随着乌克兰对俄罗斯军队的反攻，克里米亚的无人机袭击事件最近几周有所增加。莫斯科吞并克里米亚，迄今并未得到国际社会的承认。</text:p>
      <text:p text:style-name="P4">
基辅当局一再表示，自莫斯科于2022年2月全面入侵以来，计划夺回克里米亚半岛，作为其收复领土努力的一部分。（译者：林沂锋/核稿：严思祺）</text:p>
      <text:p text:style-name="P4">
Source: <text:a xlink:type="simple" xlink:href="https://www.rfi.fr/cn/%E5%9B%BD%E9%99%85%E6%8A%A5%E9%81%93/20230615-%E4%B9%8C%E5%85%8B%E5%85%B0-%E5%87%BB%E8%90%BD%E4%BF%84%E5%86%9B1%E6%9E%9A%E9%A3%9E%E5%BC%B920%E6%9E%B6%E6%97%A0%E4%BA%BA%E6%9C%BA" text:style-name="Internet_20_link" text:visited-style-name="Visited_20_Internet_20_Link">
https://www.rfi.fr/cn/%E5%9B%BD%E9%99%85%E6%8A%A5%E9%81%93/20230615-%E4%B9%8C%E5%85%8B%E5%85%B0-%E5%87%BB%E8%90%BD%E4%BF%84%E5%86%9B1%E6%9E%9A%E9%A3%9E%E5%BC%B920%E6%9E%B6%E6%97%A0%E4%BA%BA%E6%9C%BA</text:a>
</text:p>
      <!--NEWS-->
      <text:h text:style-name="P10" text:outline-level="1">
<text:span text:style-name="T4">
欧洲央行料连8度升息</text:span>
</text:h>
      <text:p text:style-name="P4">
Publisher: 法新社</text:p>
      <text:p text:style-name="P4">
Published Time: 2023-06-15T-7:02:07+00:00</text:p>
      <text:p text:style-name="P4">
Modified Time: 2023-06-15T10:35:02+00:00</text:p>
      <text:p text:style-name="P4">
Description: （法新社法兰克福15日电） 继美国联邦准备理事会（Fed）昨天决议主要利率暂按兵不动之后，欧洲中央银行（ECB）今天将召开决策会议。分析师说，欧洲央行料将再度升息并表明对抗通膨之战尚未结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15T-7-02-07-00-00/000000.png" xlink:type="simple" xlink:show="embed" xlink:actuate="onLoad" draw:mime-type="image/png"/>
</draw:frame>
</text:p>
      <text:p text:style-name="P4">
欧洲通膨虽减缓，但仍是欧洲央行2%目标的3倍以上，欧洲央行无疑将连续第8度升息。</text:p>
      <text:p text:style-name="P4">
凯投宏观公司（Capital Economics）经济学家艾伦―雷诺兹（Jack Allen-Reynolds）说，升息1码看来已成定局。</text:p>
      <text:p text:style-name="P4">
投资人将关注欧洲央行总裁拉加德（Christine Lagarde）记者会是否会透露利率还会再走升多少，或者是否即将暂停升息。</text:p>
      <text:p text:style-name="P4">
联准会昨天决议在连续10度升息后，利率暂时按兵不动。不过，联准会也暗示，今年可能有需要进一步升息。联准会比欧洲央行提早展开升息行动。</text:p>
      <text:p text:style-name="P4">
欧洲央行自去年7月启动升息以来，累计升幅达3.75个百分点。</text:p>
      <text:p text:style-name="P4">
欧洲央行今天若决议再升息1码，外界关注的存款利率将达3.50%。</text:p>
      <text:p text:style-name="P4">
Source: <text:a xlink:type="simple" xlink:href="https://www.rfi.fr/cn/%E8%B4%A2%E7%BB%8F%E5%BF%AB%E8%AE%AF/20230615-%E6%AC%A7%E6%B4%B2%E5%A4%AE%E8%A1%8C%E6%96%99%E8%BF%9E8%E5%BA%A6%E5%8D%87%E6%81%AF" text:style-name="Internet_20_link" text:visited-style-name="Visited_20_Internet_20_Link">
https://www.rfi.fr/cn/%E8%B4%A2%E7%BB%8F%E5%BF%AB%E8%AE%AF/20230615-%E6%AC%A7%E6%B4%B2%E5%A4%AE%E8%A1%8C%E6%96%99%E8%BF%9E8%E5%BA%A6%E5%8D%87%E6%81%AF</text:a>
</text:p>
      <!--NEWS-->
      <text:h text:style-name="P10" text:outline-level="1">
<text:span text:style-name="T4">
中国青年失业率20.8% 再创历史新高</text:span>
</text:h>
      <text:p text:style-name="P4">
Author: None</text:p>
      <text:p text:style-name="P4">
Publisher: Radio Free Asia (Organization)</text:p>
      <text:p text:style-name="P4">
Published Time: 2023-06-15T00:20:00-04:00</text:p>
      <text:p text:style-name="P4">
Modified Time: 2023-06-15T11:07: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388669in" draw:z-index="0">
<draw:image xlink:href="../Images/rfamandarin/2023-06-15T00-20-00-04-00/000000.png" xlink:type="simple" xlink:show="embed" xlink:actuate="onLoad" draw:mime-type="image/png"/>
</draw:frame>
中国发布五月经济数据，景气仍未回升。青年失业率更达新高。 <text:a xlink:type="simple" xlink:href="https://www.rfa.org/mandarin/Xinwen/hcm1-06152023001531.html/@@images/image" text:style-name="Internet_20_link" text:visited-style-name="Visited_20_Internet_20_Link">
</text:a>
路透资料照。</text:p>
      <text:p text:style-name="P4">
根据中国统计局15日公布的数据显示，5月份中国青年失业率达20.8%，再创新高纪录。此外，社会消费品零售总额、全国居民消费价格(CPI）以及出口都下滑。</text:p>
      <text:p text:style-name="P4">
数据指出，中国全国城镇调查失业率为5.2%，与上月持平。但是16-24岁失业率为20.8%，比上个月多出0.4个百分点，青年失业率居高不下。</text:p>
      <text:p text:style-name="P4">
中国全国规模以上工业增加值同比增长3.5%，但比上月回落2.1个百分点；此外，制造业采购经理指数为48.8%，企业生产经营活动预期指数为54.1%。中国五月份货物进出口总额34460亿元，同比增长0.5%。进口增长2.3%，出口19492亿元，下降0.8%。服务业同样呈现下滑，全国服务业生产指数同比增长11.7%，比上月回落1.8个百分点。</text:p>
      <text:p text:style-name="P4">
此外，全国居民消费价格(CPI)与去年同期相比微幅上涨0.2%，但环比下降0.2%。反映商品生产成本价格变化的全国工业生产者出厂价格同比下降4.6%，环比下降0.9%。全国工业生产者购进价格同比下降5.3%，环比下降1.1%。1-5月份，全国工业生产者出厂价格和购进价格同比分别下降2.6%和2.3%。</text:p>
      <text:p text:style-name="P4">
中国房地产景气依然未见起色，据统计局表示，70个大中城市新建商品住宅销售价格环比整体涨幅回落、二手住宅环比下降。一线城市商品住宅销售价格同比涨幅回落，二三线城市同比总体降势趋缓。</text:p>
      <text:p text:style-name="P4">
记者 黄春梅 责编 许书婷</text:p>
      <text:p text:style-name="P4">
Source: <text:a xlink:type="simple" xlink:href="https://www.rfa.org/mandarin/Xinwen/hcm1-06152023001531.html" text:style-name="Internet_20_link" text:visited-style-name="Visited_20_Internet_20_Link">
https://www.rfa.org/mandarin/Xinwen/hcm1-06152023001531.html</text:a>
</text:p>
      <!--NEWS-->
      <text:h text:style-name="P10" text:outline-level="1">
<text:span text:style-name="T4">
超长续航电动车来了。开一天不用停下充电 (Free Version)</text:span>
</text:h>
      <text:p text:style-name="P4">
Author: Christopher Mims</text:p>
      <text:p text:style-name="P4">
Publisher: 华尔街日报中文网</text:p>
      <text:p text:style-name="P4">
Published Time: 2023-06-15T00:25:00.000Z</text:p>
      <text:p text:style-name="P4">
Modified Time: 2023-06-15T00:25:00.000Z</text:p>
      <text:p text:style-name="P4">
Created Time: 2023-06-14T23:09:00.000Z</text:p>
      <text:p text:style-name="P4">
Description: 我们行驶了1,000英里，跨越了两个国家，中途没有专门停下来充过电，这都要归功于一种新型电动车。</text:p>
      <text:p text:style-name="P4">
Images: []</text:p>
      <text:p text:style-name="P4">
Categories: ['科技']</text:p>
      <text:p text:style-name="P4">
Keywords: SYND,LINK:EN|WP-WSJ-0000946449</text:p>
      <text:p text:style-name="P4">
Type: Article</text:p>
      <!--METADATA-->
      <text:p text:style-name="P4">
如果你今天就想体验“全电气化交通”的未来，你要做的就是买一辆13.8万美元的电动车，同时不那么在意夜间停车的地点——并保持一点耐心。</text:p>
      <text:p text:style-name="P4">
Source: <text:a xlink:type="simple" xlink:href="https://cn.wsj.com/articles/%E8%B6%85%E9%95%BF%E7%BB%AD%E8%88%AA%E7%94%B5%E5%8A%A8%E8%BD%A6%E6%9D%A5%E4%BA%86-%E5%BC%80%E4%B8%80%E5%A4%A9%E4%B8%8D%E7%94%A8%E5%81%9C%E4%B8%8B%E5%85%85%E7%94%B5-6354767c" text:style-name="Internet_20_link" text:visited-style-name="Visited_20_Internet_20_Link">
https://cn.wsj.com/articles/%E8%B6%85%E9%95%BF%E7%BB%AD%E8%88%AA%E7%94%B5%E5%8A%A8%E8%BD%A6%E6%9D%A5%E4%BA%86-%E5%BC%80%E4%B8%80%E5%A4%A9%E4%B8%8D%E7%94%A8%E5%81%9C%E4%B8%8B%E5%85%85%E7%94%B5-6354767c</text:a>
</text:p>
      <!--NEWS-->
      <text:h text:style-name="P10" text:outline-level="1">
<text:span text:style-name="T4">
有关乌克兰反攻，你应该知道的几件事</text:span>
</text:h>
      <text:p text:style-name="P4">
Creator: HELENE COOPER</text:p>
      <text:p text:style-name="P4">
Publisher: https://www.facebook.com/nytimeschinese</text:p>
      <text:p text:style-name="P4">
Published Time: 2023-06-15T01:00:40+08:00</text:p>
      <text:p text:style-name="P4">
Description: 几个月来，乌克兰一直在抵御莫斯科空袭，现在它开始进攻，在将近1000公里的前线寻找漏洞，甚至在俄罗斯领土上发动袭击。乌克兰有可能出奇制胜吗？它的计划是什么？ Tyler Hicks/The New York Times 周三，乌克兰士兵在顿涅茨克地区设置火箭发射器。</text:p>
      <text:p text:style-name="P4">
Images: ["<text:a xlink:type="simple" xlink:href="https://static01.nyt.com/images/2023/06/14/multimedia/14dc-ukraine-explainer-kmwl/14dc-ukraine-explainer-kmwl-master1050.jpg" text:style-name="Internet_20_link" text:visited-style-name="Visited_20_Internet_20_Link">
14dc-ukraine-...</text:a>
"]</text:p>
      <text:p text:style-name="P4">
Category: 美国</text:p>
      <text:p text:style-name="P4">
Type: Article</text:p>
      <!--METADATA-->
      <text:p text:style-name="P4">
<draw:frame draw:style-name="fr1" draw:name="Image76" text:anchor-type="as-char" svg:width="6.9236in" svg:height="4.615733in" draw:z-index="0">
<draw:image xlink:href="../Images/cnnytimes/2023-06-15T01-00-40-08-00/14dc-ukraine-explainer-kmwl-master1050.jpg" xlink:type="simple" xlink:show="embed" xlink:actuate="onLoad" draw:mime-type="image/jpeg"/>
</draw:frame>
</text:p>
      <text:p text:style-name="P4">
就连乌克兰总统泽连斯基现在也这么说：为了夺回俄占领土，该国期待已久的反攻已经开始。几个月来，乌克兰一直在抵御空袭，现在它开始进攻，在将近1000公里的前线寻找漏洞，甚至在俄罗斯领土上发动袭击。</text:p>
      <text:p text:style-name="P4">
但在经历了几天时而激烈的战斗后，很难弄清乌克兰的状况。为什么我们对反攻是否成功没有更好的认识？这很复杂，有很多原因与战争的打法有关。以下就是缘由。</text:p>
      <text:p text:style-name="P4">
<text:span text:style-name="T4">
进攻比防守更难。</text:span>
</text:p>
      <text:p text:style-name="P4">
军事史早已表明，夺取领土比保卫领土困难得多。这就是去年普京总统派遣俄罗斯军队越过边境后，未能抵达乌克兰首都基辅的部分原因。</text:p>
      <text:p text:style-name="P4">
他们的车队陷入困境，成为配备肩扛式导弹的乌克兰军队的活靶子。由于乌克兰的机动防空系统，俄罗斯空军在很大程度上蜷缩在边境，而且它们无法进行各兵种联合作战（只有当军队的所有部门都知道其他部门在做什么并进行协调才能实现），这意味着普京占领整个国家的计划没有实现。</text:p>
      <text:p text:style-name="P4">
但他确实设法占领了乌克兰东部和南部的领土。在那之后，作为占领者的俄罗斯军队一直在挖掘和建造防御工事。</text:p>
      <text:p text:style-name="P4">
现在是乌克兰在反击，俄罗斯人也一直在为此做准备。</text:p>
      <text:p text:style-name="P4">
“俄罗斯在乌克兰的防御工事是‘二战’以来欧洲规模最大的防御工程，”军事分析人士塞思·琼斯、亚历山大·帕尔默和小约瑟夫·贝穆德斯在战略与国际研究中心上周发布的一篇<text:a xlink:type="simple" xlink:href="https://www.csis.org/analysis/ukraines-offensive-operations-shifting-offense-defense-balance" text:style-name="Internet_20_link" text:visited-style-name="Visited_20_Internet_20_Link">
 论文 </text:a>
 中写道。“在进攻行动中，俄罗斯军方建造了战壕、雷区、龙牙桩和其他障碍物，以减缓乌克兰军队的行动速度。”</text:p>
      <text:p text:style-name="P4">
军事专家表示，这意味着前进的乌克兰军队在突围之前，需要寻找俄罗斯防线薄弱且加固不足的地区。与此同时，乌克兰军队必须尽量不让薄弱点诱使他们获得足够增援之前冒险深入敌后。</text:p>
      <text:p text:style-name="P4">
<text:span text:style-name="T4">
龙牙桩是什么？</text:span>
</text:p>
      <text:p text:style-name="P4">
广告</text:p>
      <text:p text:style-name="P4">
第二次世界大战期间，德国使用金字塔形状的钢筋混凝土结构来逼退盟军的坦克。大致的构想是，一排排均匀间隔的结构——其中一些结构之间隐藏着地雷——将迫使坦克进入更容易成为标靶的位置。</text:p>
      <text:p text:style-name="P4">
这种金字塔结构被称为龙牙，因为它们大约有1米到1.2米高，像长满獠牙的嘴。</text:p>
      <text:p text:style-name="P4">
卫星图像显示，今年俄罗斯军队在乌克兰东部和克里米亚方向的反坦克壕沟和战壕之间竖立起了龙牙路障。</text:p>
      <text:p text:style-name="P4">
<text:span text:style-name="T4">
乌克兰是否会在反攻中出现大量伤亡？</text:span>
</text:p>
      <text:p text:style-name="P4">
这种情况已经出现。美国官员证实，乌克兰军队在早期的战斗中有人员伤亡和装备损失。关于俄罗斯损失的信息很少，但官员们指出，由于前面提到的原因，在最初阶段，攻击方通常比掘壕固守的防守方伤亡更大。</text:p>
      <text:p text:style-name="P4">
例如，在诺曼底登陆日，德军的伤亡人数估计在4000至9000人之间，而盟军的伤亡人数约为1万人，其中4414人确认死亡。</text:p>
      <text:p text:style-name="P4">
广告</text:p>
      <text:p text:style-name="P4">
支持这场战争的俄罗斯博主上周发布的视频和照片显示，乌克兰至少有三辆德国制造的豹2型坦克和八辆美国制造的布拉德利战车最近被遗弃或摧毁。《纽约时报》核实了这些视频和照片的真实性。</text:p>
      <text:p text:style-name="P4">
<text:span text:style-name="T4">
这是否意味着反攻失败了？</text:span>
</text:p>
      <text:p text:style-name="P4">
不。两名美国官员周一表示，反攻的主要力量可能还没有开始。其中一名官员表示，在过去一年半的时间里，美国及其盟国训练了九个乌克兰旅，其中大部分尚未参与战斗。</text:p>
      <text:p text:style-name="P4">
“当我们在进攻中看到大型装甲编队时，我想我们就知道主攻真的开始了，”前美国陆军驻欧洲最高指挥官弗雷德里克·霍奇斯在电子邮件中说。“到目前为止，我认为我们还没有看到那些大型装甲编队，也就是几百辆坦克和步兵战车。”</text:p>
      <text:p text:style-name="P4">
他还说，乌克兰的一个坦克营计划配备31辆坦克，一个装甲旅配备大约250辆不同类型的装甲车。如此庞大的战斗编队很容易被卫星图像发现。</text:p>
      <text:p text:style-name="P4">
“当我们看到两三个旅集中在一个狭窄的战线上时，我认为我们就可以说，主要的进攻已经开始，以及开始的地点，”霍奇斯将军说。“但即便如此，这也不是确定的事情。乌克兰总参谋部希望能让俄罗斯人尽可能长时间地猜测主攻地点。”</text:p>
      <text:p text:style-name="P4">
广告</text:p>
      <text:p text:style-name="P4">
盟军在诺曼底登陆日也做了同样的事情，对“霸王行动”的地点保密，并误导德国人，让他们认为进攻更有可能发生在法国北部的加莱附近，而不是诺曼底。</text:p>
      <text:p text:style-name="P4">
<text:span text:style-name="T4">
乌克兰可以出其不意吗？</text:span>
</text:p>
      <text:p text:style-name="P4">
有可能，但是很难。现代战争中，对手可以获得卫星图像。乌克兰不能像盟军在诺曼底所做的那样，将15万军队偷偷送到俄罗斯的防线上。</text:p>
      <text:p text:style-name="P4">
如果当时有这样的技术，“德国人当年就能通过卫星看到这一点，”战略与国际研究中心的琼斯在接受采访时说。“所以你没有这个选项。”</text:p>
      <text:p text:style-name="P4">
他说，乌克兰所拥有的就是它现在正在做的：在各个地点发动攻击，寻找弱点，但也迫使俄罗斯人试图在多个地方进行防御。</text:p>
      <text:p text:style-name="P4">
此外，琼斯说，乌克兰也有自己的卫星图像。</text:p>
      <text:p text:style-name="P4">
广告</text:p>
      <text:p text:style-name="P4">
“我认为，我们现在看到的是乌克兰人在试探俄罗斯防线的薄弱环节，”他说。在一些防御薄弱的地区，“乌克兰人绝对有可能冲破防守这些地区的那些蹩脚的防御工事和糟糕的俄罗斯军队。”</text:p>
      <text:p text:style-name="P4">
Source: <text:a xlink:type="simple" xlink:href="https://cn.nytimes.com/usa/20230615/ukraine-counteroffensive-what-to-know/" text:style-name="Internet_20_link" text:visited-style-name="Visited_20_Internet_20_Link">
https://cn.nytimes.com/usa/20230615/ukraine-counteroffensive-what-to-know/</text:a>
</text:p>
      <!--NEWS-->
      <text:h text:style-name="P10" text:outline-level="1">
<text:span text:style-name="T4">
秦刚告诉布林肯：缓和紧张局势取决于美国 (Free Version)</text:span>
</text:h>
      <text:p text:style-name="P4">
Author: Wenxin Fan</text:p>
      <text:p text:style-name="P4">
Publisher: 华尔街日报中文网</text:p>
      <text:p text:style-name="P4">
Published Time: 2023-06-15T01:10:00.000Z</text:p>
      <text:p text:style-name="P4">
Modified Time: 2023-06-15T01:10:00.000Z</text:p>
      <text:p text:style-name="P4">
Created Time: 2023-06-14T22:45:00.000Z</text:p>
      <text:p text:style-name="P4">
Description: 在美国国务卿布林肯访华之行前夕，中国外交部长秦刚在与布林肯通电话时敦促美国担起改善这两个全球大国关系的责任。</text:p>
      <text:p text:style-name="P4">
Images: []</text:p>
      <text:p text:style-name="P4">
Categories: ['国际']</text:p>
      <text:p text:style-name="P4">
Keywords: SYND,LINK:EN|WP-WSJ-0000979499</text:p>
      <text:p text:style-name="P4">
Type: Article</text:p>
      <!--METADATA-->
      <text:p text:style-name="P4">
在备受期待的美国国务卿布林肯(Antony Blinken) <text:a xlink:type="simple" xlink:href="https://cn.wsj.com/articles/CN-BGH-20230608071412" text:style-name="Internet_20_link" text:visited-style-name="Visited_20_Internet_20_Link">
 访华之行 </text:a>
 前夕，中国外交部长秦刚在与布林肯通电话时敦促美国担起改善这两个全球大国关系的责任。</text:p>
      <text:p text:style-name="P4">
Source: <text:a xlink:type="simple" xlink:href="https://cn.wsj.com/articles/%E7%A7%A6%E5%88%9A%E5%91%8A%E8%AF%89%E5%B8%83%E6%9E%97%E8%82%AF-%E7%BC%93%E5%92%8C%E4%B8%AD%E7%BE%8E%E7%B4%A7%E5%BC%A0%E5%B1%80%E5%8A%BF%E5%8F%96%E5%86%B3%E4%BA%8E%E7%BE%8E%E5%9B%BD-538b0d3b" text:style-name="Internet_20_link" text:visited-style-name="Visited_20_Internet_20_Link">
https://cn.wsj.com/articles/%E7%A7%A6%E5%88%9A%E5%91%8A%E8%AF%89%E5%B8%83%E6%9E%97%E8%82%AF-%E7%BC%93%E5%92%8C%E4%B8%AD%E7%BE%8E%E7%B4%A7%E5%BC%A0%E5%B1%80%E5%8A%BF%E5%8F%96%E5%86%B3%E4%BA%8E%E7%BE%8E%E5%9B%BD-538b0d3b</text:a>
</text:p>
      <!--NEWS-->
      <text:h text:style-name="P10" text:outline-level="1">
<text:span text:style-name="T4">
欧盟对谷歌提出新指控，涉及广告技术 (Free Version)</text:span>
</text:h>
      <text:p text:style-name="P4">
Authors: ['哈维尔•埃斯皮诺萨', '汉娜•墨菲']</text:p>
      <text:p text:style-name="P4">
Publisher: 英国《金融时报》</text:p>
      <text:p text:style-name="P4">
Time: 2023-06-15T01:10:15+00:00</text:p>
      <text:p text:style-name="P4">
Published Time: 2023-06-14T12:00:99+08:00</text:p>
      <text:p text:style-name="P4">
Modified Time: 2023-06-14T21:09:99+08:00</text:p>
      <text:p text:style-name="P4">
Description: 欧盟委员会在正式但初步的调查结果中表示，“只有强制谷歌剥离其部分服务，才能解决”相关竞争担忧。</text:p>
      <text:p text:style-name="P4">
Images: ["<text:a xlink:type="simple" xlink:href="https://thumbor.ftacademy.cn/unsafe/picture/4/000170344_piclink.jpeg" text:style-name="Internet_20_link" text:visited-style-name="Visited_20_Internet_20_Link">
000170344_pic...</text:a>
"]</text:p>
      <text:p text:style-name="P4">
Themes: ['谷歌', '关注']</text:p>
      <text:p text:style-name="P4">
Keywords: ['谷歌', '科技巨头', '欧洲委员会']</text:p>
      <text:p text:style-name="P4">
Type: Article</text:p>
      <!--METADATA-->
      <text:p text:style-name="P4">
<draw:frame draw:style-name="fr1" draw:name="Image77" text:anchor-type="as-char" svg:width="6.9236in" svg:height="4.489522in" draw:z-index="0">
<draw:image xlink:href="../Images/FT Chinese Free Version/2023-06-15T01-10-15-00-00/000170344_piclink.jpeg" xlink:type="simple" xlink:show="embed" xlink:actuate="onLoad" draw:mime-type="image/jpeg"/>
</draw:frame>
</text:p>
      <text:p text:style-name="P4">
布鲁塞尔对谷歌(Google)提出新指控，这家科技巨头被指扭曲广告技术领域的竞争，可能会被迫出售部分在线广告业务。</text:p>
      <text:p text:style-name="P4">
欧盟委员会(EuropeanCommission)表示，谷歌不公平地利用其在在线广告市场——例如在报纸网站上放置横幅广告的工具——的主导地位，既打击了广告商的业务，又损害了广告所投放的网站和app的利益。</text:p>
      <text:p text:style-name="P4">
Source: <text:a xlink:type="simple" xlink:href="http://www.ftchinese.com/story/001099968" text:style-name="Internet_20_link" text:visited-style-name="Visited_20_Internet_20_Link">
http://www.ftchinese.com/story/001099968</text:a>
</text:p>
      <!--NEWS-->
      <text:h text:style-name="P10" text:outline-level="1">
<text:span text:style-name="T4">
布林肯訪華在即 美不期望雙邊關係突破</text:span>
</text:h>
      <text:p text:style-name="P4">
Author: None (Language: zh)</text:p>
      <text:p text:style-name="P4">
Publisher: None</text:p>
      <text:p text:style-name="P4">
Time: 2023-06-15T01:28:00Z</text:p>
      <text:p text:style-name="P4">
Description: 美國國務院14日表示，國務卿布林肯即將於週末展開的訪中之行，不太可能為中美關係帶來突破與轉機，只盼能降低誤判風險。兩國關係為何難回溫？目前已知的行程有哪些？</text:p>
      <text:p text:style-name="P4">
Videos: []</text:p>
      <text:p text:style-name="P4">
Images: []</text:p>
      <text:p text:style-name="P4">
Subject: 时政风云</text:p>
      <text:p text:style-name="P4">
Subjects: ['南希·佩洛西', '薄熙来', '专题报道：习近平访美', '中国共产党', '专题报道：全景观看“习马会”', '中国反腐风暴', '空气污染', '20国集团', '北京', '毛泽东']</text:p>
      <text:p text:style-name="P4">
Keywords: ['中美关系', '布林肯', '北京', '习近平', '美国国务院']</text:p>
      <text:p text:style-name="P4">
ID: 65917669</text:p>
      <!--METADATA-->
      <text:p text:style-name="P4">
<text:a xlink:type="simple" xlink:href="https://www.dw.com/zh/overlay/image/article/65917669/65261690" text:style-name="Internet_20_link" text:visited-style-name="Visited_20_Internet_20_Link">
 </text:a>
</text:p>
      <text:p text:style-name="P4">
美國務院官員表示，對布林肯訪中能取得外交進展的前景持謹慎態度。</text:p>
      <text:p text:style-name="P4">
（德國之聲中文網）在中美外長通話之後，美方在週三（6月14日）表示，並不期待國務卿布林肯（AntonyBlinken）週末的訪華之旅，能為雙邊關係帶來任何突破性的改變。路透社分析，這是美方試圖淡化此行可能帶來的外交成果。</text:p>
      <text:p text:style-name="P4">
中國外交部近日正式宣布，布林肯將於18日至19日訪抵北京。此行原本應該在今年2月進行，卻因中美之間的「間諜氣球」風波而延宕多時。</text:p>
      <text:p text:style-name="P4">
這將是5年來美國國務卿首次訪華，也是自總統拜登（Joe Biden）2021年1月上任以來，美國政府派員訪中的最高級別官員。</text:p>
      <text:p text:style-name="P4">
出發前， <text:a xlink:type="simple" xlink:href="https://www.dw.com/zh/zh/中美外长通话-秦刚暗指双边关系困难责任在美方/a-65910231" text:style-name="Internet_20_link" text:visited-style-name="Visited_20_Internet_20_Link">
 布林肯13日先與中國外長秦剛通話 </text:a>
 。談話中， <text:a xlink:type="simple" xlink:href="https://www.dw.com/zh/zh/美中關係陷寒冰-秦剛籲美深刻反思/a-65556918" text:style-name="Internet_20_link" text:visited-style-name="Visited_20_Internet_20_Link">
 秦剛暗指雙邊關係困難的責任在於美方</text:a>
，並敦促美國停止干涉中國事務、尊重中國的核心關切，以遏制世界前二大國之間不斷惡化的緊張關係。</text:p>
      <text:p text:style-name="P4">
路透社報導，美國亞太事務助理國務卿康達（DanielKritenbrink）14日在一次電話簡報會上表示，重啟訪華之旅的目的，「不是要在彼此的互動方式上取得某種突破或轉變」。</text:p>
      <text:p text:style-name="P4">
康達表示，布林肯此行的主要目標之一是與中國進行「坦率、直接和具建設性」的討論，但他對取得進展的前景持謹慎態度。他說：「我們將會帶著務實、有信心的方法去到北京，真誠期望能以最負責任的方式，管理我們的競爭關係。」</text:p>
      <text:p text:style-name="P4">
</text:p>
      <text:p text:style-name="P4">
習近平和拜登去年在印尼會晤，派遣布林肯訪華是當時兩國元首達成的協議之一。</text:p>
      <text:p text:style-name="P4">
康達補充，布林肯預計將在北京重申「美國對維護台灣海峽兩岸和平與穩定的長期關切」，並與中國討論烏克蘭的局勢。</text:p>
      <text:p text:style-name="P4">
根據國務院說法，布林肯將與中國高官舉行一系列會議，至於會否與中國國家主席習近平會見，該院發言人米勒（MatthewMille）說：「我們會在未來幾天公佈他將與誰會面，以及何時會面。」</text:p>
      <text:h text:style-name="P12" text:outline-level="3">
<text:span text:style-name="T4">
盼以溝通減少誤判</text:span>
</text:h>
      <text:p text:style-name="P4">
路透社分析，布林肯的訪華之旅旨在穩定中美關係，因為兩國關係近期已全面惡化，引起國際社會擔憂，中美有一天可能會為了台灣問題而爆發軍事衝突，且雙方在貿易、半導體產發展爭和人權問題上亦存在分歧。</text:p>
      <text:p text:style-name="P4">
此外，儘管美方近期試圖與中國重啟對話、疏通溝通管道，但就軍事方面，北京似乎不願意與華盛頓進行公開對話。本月初， <text:a xlink:type="simple" xlink:href="https://www.dw.com/zh/zh/李尚福拒絕會晤-美防長令人遺憾/a-65766662" text:style-name="Internet_20_link" text:visited-style-name="Visited_20_Internet_20_Link">
中國防長李尚福拒絕與美國防長奧斯汀（Lloyd Austin）於新加坡一場論壇的場邊會晤</text:a>
 。</text:p>
      <text:p text:style-name="P4">
白宮印太事務協調員坎貝爾（KurtCampbell）告訴路透社，華盛頓有意建立危機溝通機制，以減少衝突風險。「我相信布林肯部長會強烈主張，這些溝通渠道是必要的。」他說：「雙方的軍隊成熟且強大，互動的風險太高，因此建立關鍵的溝通渠道是不可避免的。」</text:p>
      <text:p text:style-name="P4">
美國政府預料，布林肯的訪中之行將為後續更多雙邊會談鋪平道路，包括美國財政部長耶倫（Janet Yellen）和商務部長雷蒙多（GinaRaimondo）都可能在未來幾個月內訪問中國。</text:p>
      <text:p text:style-name="P4">
坎貝爾也證實，「在未來一段時間內」會有一系列雙向訪問，但未提供具體詳細。</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美聯社、中國外交部）</text:p>
      <text:p text:style-name="P4">
Source: <text:a xlink:type="simple" xlink:href="https://www.dw.com/zh/布林肯訪華在即-美不期望雙邊關係突破/a-65917669" text:style-name="Internet_20_link" text:visited-style-name="Visited_20_Internet_20_Link">
https://www.dw.com/zh/布林肯訪華在即-美不期望雙邊關係突破/a-65917669?maca=chi-rss-chi-all-1127-rdf</text:a>
</text:p>
      <!--NEWS-->
      <text:h text:style-name="P10" text:outline-level="1">
<text:span text:style-name="T4">
比爾蓋茨訪華 16日或會習近平</text:span>
</text:h>
      <text:p text:style-name="P4">
Author: None (Language: zh)</text:p>
      <text:p text:style-name="P4">
Publisher: None</text:p>
      <text:p text:style-name="P4">
Time: 2023-06-15T01:33:00Z</text:p>
      <text:p text:style-name="P4">
Description: 微軟創辦人比爾蓋茨可能在他訪問中國期間會見習近平。若有關報導屬實，這將是習近平近年來首次會見外國民營企業家。兩人曾有過哪些互動？</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微软', '习近平', '中美关系', '比尔·盖茨']</text:p>
      <text:p text:style-name="P4">
ID: 65917670</text:p>
      <!--METADATA-->
      <text:p text:style-name="P4">
<text:a xlink:type="simple" xlink:href="https://www.dw.com/zh/overlay/image/article/65917670/59191519" text:style-name="Internet_20_link" text:visited-style-name="Visited_20_Internet_20_Link">
 </text:a>
</text:p>
      <text:p text:style-name="P4">
比爾蓋茨2014年於華府發表關於農業的談話。</text:p>
      <text:p text:style-name="P4">
（德國之聲中文網）路透社週三（6月14日）報導，比爾蓋茨（BillGates）可能在他訪問中國期間會見習近平。蓋茨正在進行他睽違3年的訪華之旅。14日深夜，蓋茨在推特上表示，他已在北京降落，此行將訪問其基金會「比爾及梅琳達·蓋茨基金會」（Bill&amp; Melinda Gates Foundation）的合作單位。</text:p>
      <text:p text:style-name="P4">
路透社引述兩位知情人士說法，稱蓋茨此行可能與習近平進行一對一會面，但並未透露兩人可能會討論什麼；另有第3個消息來源向路透社證實兩人會面一事，但並未提供細節。</text:p>
      <text:p text:style-name="P4">
該基金會及中國國務院新聞辦公室均未立即回應路透社的置評請求。</text:p>
      <text:p text:style-name="P4">
根據路透社，若此事屬實，這將是習近平近年來首次會見外國民營企業家和商界領袖。疫情期間，習近平曾因中國邊境管制，停止出國近三年。</text:p>
      <text:p text:style-name="P4">
自中國邊境今年年初重啟以來，已有數位外國執行長訪問中國，但多僅會見中國的部長級人物——今年3月，中國總理李強會見了蘋果公司的庫克（TimCook）等一批外企執行長；路透社日前亦報導，特斯拉的執行長 <text:a xlink:type="simple" xlink:href="https://www.dw.com/zh/zh/馬斯克訪華成中國焦點-傳曾經會晤丁薛祥/a-65789014" text:style-name="Internet_20_link" text:visited-style-name="Visited_20_Internet_20_Link">
 馬斯克（Elon Musk）5月底會見了中國副總理丁薛祥</text:a>
 。</text:p>
      <text:p text:style-name="P4">
</text:p>
      <text:p text:style-name="P4">
馬斯克5月底會見中國外長秦剛。</text:p>
      <text:p text:style-name="P4">
作為微軟的共同創辦人之一，蓋茨2008年辭去了他在該公司的全職職務，2020年卸任微軟董事會後，便專注於與全球健康、教育和氣候變化相關的慈善工作。</text:p>
      <text:p text:style-name="P4">
路透社指出，習近平和蓋茨上一次會面是在2015年的博鰲論壇期間；2020年初，蓋茨的基金會承諾向中國提供一系列援助，其中包含對抗COVID-19的500萬美元資金，習近平曾為此致信蓋茨，以示感謝。</text:p>
      <text:p text:style-name="P4">
緊接在蓋茨之後，美國國務卿 <text:a xlink:type="simple" xlink:href="https://www.dw.com/zh/zh/布林肯预计18日访华-着眼管控风险/a-65878688" text:style-name="Internet_20_link" text:visited-style-name="Visited_20_Internet_20_Link">
 布林肯（Antony Blinken）亦將於6月18日至19日前往中國</text:a>
，進行推遲已久的訪問，以穩定中美之間持續緊張的關係。</text:p>
      <text:p text:style-name="P4">
（路透社等）</text:p>
      <text:p text:style-name="P4">
Source: <text:a xlink:type="simple" xlink:href="https://www.dw.com/zh/比爾蓋茨訪華-16日或會習近平/a-65917670" text:style-name="Internet_20_link" text:visited-style-name="Visited_20_Internet_20_Link">
https://www.dw.com/zh/比爾蓋茨訪華-16日或會習近平/a-65917670?maca=chi-rss-chi-all-1127-rdf</text:a>
</text:p>
      <!--NEWS-->
      <text:h text:style-name="P10" text:outline-level="1">
<text:span text:style-name="T4">
随着电动汽车蓬勃发展，石油需求料在本十年达峰 (Free Version)</text:span>
</text:h>
      <text:p text:style-name="P4">
Author: Will Horner</text:p>
      <text:p text:style-name="P4">
Publisher: 华尔街日报中文网</text:p>
      <text:p text:style-name="P4">
Published Time: 2023-06-15T01:58:00.000Z</text:p>
      <text:p text:style-name="P4">
Modified Time: 2023-06-15T01:58:00.000Z</text:p>
      <text:p text:style-name="P4">
Created Time: 2023-06-14T08:29:00.000Z</text:p>
      <text:p text:style-name="P4">
Description: 国际能源署表示，随着电动汽车普及、发达国家迅速向清洁能源过渡，全球原油需求增长将在五年内放缓至较低水平，需求量将在本十年结束前达到峰值。</text:p>
      <text:p text:style-name="P4">
Images: []</text:p>
      <text:p text:style-name="P4">
Categories: ['金融市场']</text:p>
      <text:p text:style-name="P4">
Keywords: SYND,LINK:EN|WP-WSJ-0000979454</text:p>
      <text:p text:style-name="P4">
Type: Article</text:p>
      <!--METADATA-->
      <text:p text:style-name="P4">
据知名能源预测机构国际能源署(International Energy Agency,简称IEA)称，随着电动汽车普及、发达国家迅速向清洁能源过渡，全球原油需求增长将在五年内放缓至较低水平，需求量将在本十年结束前达到峰值。</text:p>
      <text:p text:style-name="P4">
Source: <text:a xlink:type="simple" xlink:href="https://cn.wsj.com/articles/%E5%9B%BD%E9%99%85%E8%83%BD%E6%BA%90%E7%BD%B2-%E9%9A%8F%E7%9D%80%E7%94%B5%E5%8A%A8%E6%B1%BD%E8%BD%A6%E5%8A%A0%E9%80%9F%E6%99%AE%E5%8F%8A-%E7%9F%B3%E6%B2%B9%E9%9C%80%E6%B1%82%E5%B0%86%E5%9C%A82030%E5%B9%B4%E4%B9%8B%E5%89%8D%E8%A7%81%E9%A1%B6-6c66781a" text:style-name="Internet_20_link" text:visited-style-name="Visited_20_Internet_20_Link">
https://cn.wsj.com/articles/%E5%9B%BD%E9%99%85%E8%83%BD%E6%BA%90%E7%BD%B2-%E9%9A%8F%E7%9D%80%E7%94%B5%E5%8A%A8%E6%B1%BD%E8%BD%A6%E5%8A%A0%E9%80%9F%E6%99%AE%E5%8F%8A-%E7%9F%B3%E6%B2%B9%E9%9C%80%E6%B1%82%E5%B0%86%E5%9C%A82030%E5%B9%B4%E4%B9%8B%E5%89%8D%E8%A7%81%E9%A1%B6-6c66781a</text:a>
</text:p>
      <!--NEWS-->
      <text:h text:style-name="P10" text:outline-level="1">
<text:span text:style-name="T4">
特朗普会成为在监狱里执政的美国总统吗</text:span>
</text:h>
      <text:p text:style-name="P4">
Creator: 纪思道</text:p>
      <text:p text:style-name="P4">
Publisher: https://www.facebook.com/nytimeschinese</text:p>
      <text:p text:style-name="P4">
Published Time: 2023-06-15T02:31:13+08:00</text:p>
      <text:p text:style-name="P4">
Description: 即使特朗普被定罪并入狱，他也可以继续竞选公职，甚至担任总统。这看似不可想象，但并非不可能。这种不确定性说明了美国的悲剧。 Mark Peterson for The New York Times</text:p>
      <text:p text:style-name="P4">
Images: ["<text:a xlink:type="simple" xlink:href="https://static01.nyt.com/images/2023/06/15/multimedia/14kristof-bklc/14kristof-bklc-master1050.jpg" text:style-name="Internet_20_link" text:visited-style-name="Visited_20_Internet_20_Link">
14kristof-bkl...</text:a>
"]</text:p>
      <text:p text:style-name="P4">
Category: 观点与评论</text:p>
      <text:p text:style-name="P4">
Type: Article</text:p>
      <!--METADATA-->
      <text:p text:style-name="P4">
<draw:frame draw:style-name="fr1" draw:name="Image89" text:anchor-type="as-char" svg:width="6.9236in" svg:height="4.615733in" draw:z-index="0">
<draw:image xlink:href="../Images/cnnytimes/2023-06-15T02-31-13-08-00/14kristof-bklc-master1050.jpg" xlink:type="simple" xlink:show="embed" xlink:actuate="onLoad" draw:mime-type="image/jpeg"/>
</draw:frame>
</text:p>
      <text:p text:style-name="P4">
周二，特朗普第二次被传讯，看着他滔滔不绝的谩骂和他的狂妄自大，让我感到冲击的与其说是谎言，不如说是绝望。</text:p>
      <text:p text:style-name="P4">
“我是唯一能拯救这个国家的人，”特朗普 <text:a xlink:type="simple" xlink:href="https://www.c-span.org/video/" text:style-name="Internet_20_link" text:visited-style-name="Visited_20_Internet_20_Link">
 宣称 </text:a>
。他说这是“我国历史上最邪恶、最令人发指的权力滥用”——他指的是对他的“迫害”。他谴责特别检察官杰克·史密斯“精神错乱”。</text:p>
      <text:p text:style-name="P4">
然而，特朗普的谵妄似乎 <text:a xlink:type="simple" xlink:href="https://www.nytimes.com/live/2023/06/13/us/trump-indictment-arraignment-court" text:style-name="Internet_20_link" text:visited-style-name="Visited_20_Internet_20_Link">
 并没有令他自己或观众振作起来</text:a>
，在检方的审视之下，这个典型的骗子似乎退缩了。我很难不去想几十年来我报道过的那些努力避免入狱的领导人；在调查过程中，他们在我们眼前泄了气。现在，特朗普周围的网也在收紧。</text:p>
      <text:p text:style-name="P4">
一个荒谬的问题一直困扰着我：联邦监狱中的囚犯能请假去参加他自己的总统就职典礼吗？</text:p>
      <text:p text:style-name="P4">
广告</text:p>
      <text:p text:style-name="P4">
我想知道答案，因为特朗普似乎同时朝着两个对立且不可调和的方向前进。首先，他将成为首位被判重罪的前总统的可能性似乎越来越大。其次，他赢得共和党总统候选人提名的可能性似乎也越来越大，关于他能否当选总统，博彩市场给了他大约<text:a xlink:type="simple" xlink:href="https://electionbettingodds.com/" text:style-name="Internet_20_link" text:visited-style-name="Visited_20_Internet_20_Link">
 22% </text:a>
 的机会。</text:p>
      <text:p text:style-name="P4">
任何被告在被证明有罪之前都必须被推定为无罪。但一些聪明的律师认为，正如一位前联邦检察官所说，对特朗普来说，“ <text:a xlink:type="simple" xlink:href="https://www.salon.com/2023/06/12/never-been-anything-like-it-former-prosecutor-on-the-historic-indictment/" text:style-name="Internet_20_link" text:visited-style-name="Visited_20_Internet_20_Link">
 危险是极端的</text:a>
 。”特朗普自己的司法部长威廉·巴尔说，“如果有一半是真的，那他就完蛋了。”</text:p>
      <text:p text:style-name="P4">
当然，特朗普或许能得到喘息。他自己的律师提供的证据可能会在审判中 <text:a xlink:type="simple" xlink:href="https://cafe.com/insider-podcast-sample/cafe-insider-sample-6-13-legal-hurdles-in-the-mar-a-lago-case/" text:style-name="Internet_20_link" text:visited-style-name="Visited_20_Internet_20_Link">
 被宣布不被采纳 </text:a>
，或者审判法官可能会允许辩方采取拖延战术，或者佛罗里达州陪审团中顽固的同情者会拒绝对其定罪。但特朗普最终可能会在 <text:a xlink:type="simple" xlink:href="https://www.politico.com/interactives/2023/trump-criminal-investigations-cases-tracker-list/" text:style-name="Internet_20_link" text:visited-style-name="Visited_20_Internet_20_Link">
 四起独立的刑事案件</text:a>
 中被起诉，而且有这么多案件悬而未决，他可能发现自己至少被判犯有一些重罪的几率增加了。</text:p>
      <text:p text:style-name="P4">
他会是初犯，不确定是否要坐牢。到目前为止，官员们对特朗普非常恭敬：他没有被戴上手铐，也没有拍嫌犯档案照。</text:p>
      <text:p text:style-name="P4">
尽管如此，在定罪后，这样的尊重可能会结束，况且有些犯罪情节比这轻的被告最终被判了相当长的刑期。就在本月，一名前空军军官因私藏  机密文件被 <text:a xlink:type="simple" xlink:href="https://www.airforcetimes.com/news/your-air-force/2023/06/02/retired-air-force-officer-gets-3-years-for-having-classified-documents/" text:style-name="Internet_20_link" text:visited-style-name="Visited_20_Internet_20_Link">
 判处</text:a>
三年监禁——他已经认罪，因此可能得到宽大处理。在特朗普担任总统期间，蕾亚莉蒂·温纳泄露了一份文件，被判处 <text:a xlink:type="simple" xlink:href="https://www.nytimes.com/2018/08/23/us/reality-winner-nsa-sentence.html" text:style-name="Internet_20_link" text:visited-style-name="Visited_20_Internet_20_Link">
 五年多</text:a>
 监禁。</text:p>
      <text:p text:style-name="P4">
即使特朗普被定罪并入狱，也可以继续竞选公职，甚至可能担任总统职位，如果他不忙于在监狱工厂 <text:a xlink:type="simple" xlink:href="https://www.abc10.com/video/news/verify/national-verify/inmates-work-behind-bars-including-making-license-plates/536-cc67a86e-8690-458a-a23c-6c323aa56543#:~:text=Inmates%20have%20produced%20license%20plates,so%20in%20many%20U.S.%20states." text:style-name="Internet_20_link" text:visited-style-name="Visited_20_Internet_20_Link">
 制造车牌</text:a>
的话。1920年，社会党候选人尤金·德布斯在联邦监狱竞选总统，获得了近100万张选票。</text:p>
      <text:p text:style-name="P4">
广告</text:p>
      <text:p text:style-name="P4">
我想可以做出一些调整，让监狱官员不用监听联邦囚犯62953-804与中国和俄罗斯领导人之间的电话。也许首脑会晤可以在更大的牢房里举行？在监狱食堂举行国宴?</text:p>
      <text:p text:style-name="P4">
一个低级别的先例：乔尔·卡斯顿在因谋杀罪服刑期间，于2021年 <text:a xlink:type="simple" xlink:href="https://www.washingtonpost.com/local/dc-politics/anc-jail--dc-joel-caston/2021/06/16/e0fc1ab2-ceda-11eb-a7f1-52b8870bef7c_story.html" text:style-name="Internet_20_link" text:visited-style-name="Visited_20_Internet_20_Link">
 当选</text:a>
 为华盛顿的顾问社区专员。但这是一个为期两年的无薪顾问职位，与总统职位略有不同。</text:p>
      <text:p text:style-name="P4">
如果特朗普既被监禁又当选总统，也许他的内阁可以援引第25修正案，宣布他无法任职。但特朗普可能会精心挑选绝不会这么做的内阁成员。或者，如果他当选，他会 <text:a xlink:type="simple" xlink:href="https://www.npr.org/2021/01/09/955087860/can-trump-pardon-himself" text:style-name="Internet_20_link" text:visited-style-name="Visited_20_Internet_20_Link">
赦免自己 </text:a>
 吗？</text:p>
      <text:p text:style-name="P4">
选民们真的会选择一个曾经或即将被判重罪的人当总统吗？似乎很难相信，但2016年我也曾认为特朗普不会当选。值得注意的是，随着今年针对特朗普的法律案件越来越多，他在共和党民调中的支持率也有所上升。</text:p>
      <text:p text:style-name="P4">
部分基于联邦起诉后的 <text:a xlink:type="simple" xlink:href="https://www.axios.com/2023/06/12/trump-classified-documents-indictment-republican-voters-surveys" text:style-name="Internet_20_link" text:visited-style-name="Visited_20_Internet_20_Link">
 最新民意调查 </text:a>
，一个合理的猜测是，起诉可能会在共和党初选中帮助他，但在大选中会伤害他。展望未来，新闻机构绝不能像 <text:a xlink:type="simple" xlink:href="https://www.nytimes.com/2016/12/31/opinion/sunday/lessons-from-the-medias-failures-in-its-year-with-trump.html" text:style-name="Internet_20_link" text:visited-style-name="Visited_20_Internet_20_Link">
 2016年</text:a>
 那样 <text:a xlink:type="simple" xlink:href="https://www.nytimes.com/2016/03/27/opinion/sunday/my-shared-shame-the-media-helped-make-trump.html" text:style-name="Internet_20_link" text:visited-style-name="Visited_20_Internet_20_Link">
 掉以轻心</text:a>
 ，在没有对特朗普进行充分事实核查的情况下给他一个平台。我们应该支持民主，而不是为反民主的煽动者赋权。</text:p>
      <text:p text:style-name="P4">
总而言之，我认为特朗普要倒台了。但我的噩梦是，美国陷入衰退，选民把责任归咎于拜登总统，中东危机导致石油和天然气价格上涨，出现一个第三方候选人，此人从拜登那里获得的选票比从特朗普那里获得的更多。或者拜登出现健康危机，而民主党的提名人是卡玛拉·哈里斯，我担心她作为总统候选人会弱很多。简而言之，特朗普当选总统似乎不太可能，但并非不可能——而且后果可能是灾难性的。</text:p>
      <text:p text:style-name="P4">
广告</text:p>
      <text:p text:style-name="P4">
一个在监狱里执政的现任总统？这是完全不可想象的——是吗？这种不确定性说明了我们国家的悲剧。</text:p>
      <text:p text:style-name="P4">
Source: <text:a xlink:type="simple" xlink:href="https://cn.nytimes.com/opinion/20230615/trump-prison-convicted/" text:style-name="Internet_20_link" text:visited-style-name="Visited_20_Internet_20_Link">
https://cn.nytimes.com/opinion/20230615/trump-prison-convicted/</text:a>
</text:p>
      <!--NEWS-->
      <text:h text:style-name="P10" text:outline-level="1">
<text:span text:style-name="T4">
新业务模式受认可 灿谷恢复季度盈利 (Free Version)</text:span>
</text:h>
      <text:p text:style-name="P4">
Authors: ['']</text:p>
      <text:p text:style-name="P4">
Publisher: 英国《金融时报》</text:p>
      <text:p text:style-name="P4">
Time: 2023-06-15T02:46:17+00:00</text:p>
      <text:p text:style-name="P4">
Published Time: 2023-06-14T12:00:99+08:00</text:p>
      <text:p text:style-name="P4">
Modified Time: 2023-06-14T22:45:99+08:00</text:p>
      <text:p text:style-name="P4">
Description: 这家汽车交易平台运营商一季度录得一年多以来的首次净利润和营业利润，并预测二季度收入将恢复同比增长。</text:p>
      <text:p text:style-name="P4">
Images: ["<text:a xlink:type="simple" xlink:href="https://thumbor.ftacademy.cn/unsafe/picture/3/000168703_piclink.jpg" text:style-name="Internet_20_link" text:visited-style-name="Visited_20_Internet_20_Link">
000168703_pic...</text:a>
"]</text:p>
      <text:p text:style-name="P4">
Themes: ['专栏', '汽车业', '关注']</text:p>
      <text:p text:style-name="P4">
Keywords: ['汽车业']</text:p>
      <text:p text:style-name="P4">
Type: Article</text:p>
      <!--METADATA-->
      <text:p text:style-name="P4">
<draw:frame draw:style-name="fr1" draw:name="Image90" text:anchor-type="as-char" svg:width="6.9236in" svg:height="3.893625in" draw:z-index="0">
<draw:image xlink:href="../Images/FT Chinese Free Version/2023-06-15T02-46-17-00-00/00016870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作者阳歌，本文只代表作者本人观点。</text:span>
</text:p>
      <text:p text:style-name="P4">
经过两年的改革，汽车交易平台运营商灿谷集团(CANG.US)终于以焕然一新的面貌示人，包括近两年来的首次盈利。</text:p>
      <text:p text:style-name="P4">
虽然该公司作为汽车交易平台还处于早期阶段，但其最新季报透露的初步迹象看来令人鼓舞。大约十年前，灿谷以汽车金融服务起家，当时中国鼓励更多私人投资进入金融领域。但后来北京打击此类私人金融机构，迫使很多公司倒闭，少数像灿谷这样的幸存者不得不寻找新的商业模式。</text:p>
      <text:p text:style-name="P4">
灿谷正在迅速摆脱原有的汽车贷款业务组合，并在过去两年向汽车交易平台运营商转型，不仅提供新车和二手车，还为车主和经销商提供广泛的相关服务。它在今年初推出了提供二手车交易和服务的应用程序“灿谷优车”，这是其新身份的最后一块大拼图。它的另一块大拼图，是大约半年前推出的类似应用程序、提供新车服务的“灿谷好车”。</text:p>
      <text:p text:style-name="P4">
自那时以来，该公司迅速扩大业务，一季度录得转型后的首次净利润和营业利润。过去三个季度，灿谷都录得连续稳步增长的收入，扭转了近一年的下滑趋势。它预测这种连续增长的趋势将持续到本季度，并促使它实现另一座重要的里程碑，因为它还录得了近两年来的首次同比收入增长。</text:p>
      <text:p text:style-name="P4">
所有这些都表明，在经历了大改革后，该公司显然已经渐入佳境。现在的问题是，新增长引擎能带着它走多远。</text:p>
      <text:p text:style-name="P4">
随着业务好转，灿谷似乎也再次转为正现金流。这体现在它的现金和短期投资上，今年前三个月，这两个指标都出现了两年多以来的首次环比增长。</text:p>
      <text:p text:style-name="P4">
即便政府在去年底突然取消新冠“清零”政策，但最近中国汽车市场一直下滑，因此这种初步显现的好转更加值得注意。根据中国乘联会的数据，一季度乘用车新车销量下降13.4%，因为即便是在重新开放后，市场情绪仍然疲软。</text:p>
      <text:p text:style-name="P4">
“尽管宏观经济逐步回暖，为中国汽车行业复苏奠定了基础，但一季度受到农历新年、(政府新能源汽车)补贴退出以及从3月开始的价格战等多重因素的影响，”灿谷首席执行官林佳元在公司的季度财报电话会议上说，“综合效应使消费者处于严重的观望情绪中。”</text:p>
      <text:p text:style-name="P4">
报告在原本低迷的市场中引起了投资者的注意，上周五业绩公布后，灿谷股价在交易中一度上涨5%，最终以0.8%的涨幅报收。今年迄今为止，该股仍下跌了大约7%，不过已经比3月中旬的低点上涨了20%以上。</text:p>
      <text:p text:style-name="P4">
转型成功</text:p>
      <text:p text:style-name="P4">
现在，灿谷新的主体结构已经组装完毕，接下来就是收尾阶段，并对新的模式进行微调，以提高效率和拓展性。这家公司的规模现在仍然较小，历史更长的灿谷好车平台去年仅处理了16,490笔汽车交易。最新业绩显示，灿谷好车平台在一季度促成了3,867笔交易，由于农历新年的缘故，一季度传统上属于淡季。</text:p>
      <text:p text:style-name="P4">
灿谷最近一个季度的收入总计5.42亿元，远高于此前预测的4.5亿元至5亿元区间的上限。最新数字仍比该公司去年一季度报告的7.88亿元下降了31.1%。但是，正如我们前面指出的，自从去年上半年中国疫情防控措施达到顶峰、收入见底以来，收入已经连续三个季度上升。</text:p>
      <text:p text:style-name="P4">
灿谷表示，它的收入将继续环比增长，预计二季度收入为6亿元至6.5亿元。这将使公司重回收入同比增长轨道，较去年二季度的2.89亿元增长一倍多。</text:p>
      <text:p text:style-name="P4">
汽车交易服务目前占灿谷总收入的近80%，而其较早的汽车融资服务，则占了其余的大部分。</text:p>
      <text:p text:style-name="P4">
随着转型的完成，灿谷在当季还显示了严格控制成本的迹象。其收入成本占总收入的比例，从上一季度的98.9%降至88.6%，不过为了提高盈利能力，该公司还需要进一步降低这一比例；该公司的总营业成本，从上年同期的9.77亿元减半至4.91亿元。</text:p>
      <text:p text:style-name="P4">
这些业绩最终转化为利润，它的营业利润为5,180万元，结束了连续6个季度的营业亏损。其7,880万元的净利润，是自2021年四季度以来，首次在此基础上实现盈利。截至3月底，该公司的现金较三个月前几乎翻了一番，达到近7亿元，而同期的短期投资也小幅上涨至20亿元。</text:p>
      <text:p text:style-name="P4">
报告期内，该平台增加的功能包括灿谷好车平台推出的人工智能客服，以及灿谷优车平台推出的B2B竞拍服务。</text:p>
      <text:p text:style-name="P4">
随着业绩的改善，灿谷的股票估值相较于同行也有所提高。今年余下的时间里，类似的营收增长将使其远期市销率达到0.46倍，落后于历史更悠久、利润更高的汽车之家(ATHM.US;2581.HK)目前的3.8倍，但远高于国内竞争对手优信(UXIN.US)的0.2倍，也高于美国二手车销售商Carvana(CVNA.US)的0.13倍。</text:p>
      <text:p text:style-name="P4">
显然，灿谷正在进入下一个发展阶段，这将给它带来各种挑战，因为它希望将新模式扩大，而且在发展道路上会不可避免地遇到意料之外的障碍。但它最近恢复盈利和收入增长，则无疑是积极的迹象，表明它下一阶段的旅程有了一个良好的开端。</text:p>
      <text:p text:style-name="P4">
Source: <text:a xlink:type="simple" xlink:href="http://www.ftchinese.com/story/001099969" text:style-name="Internet_20_link" text:visited-style-name="Visited_20_Internet_20_Link">
http://www.ftchinese.com/story/001099969</text:a>
</text:p>
      <!--NEWS-->
      <text:h text:style-name="P10" text:outline-level="1">
<text:span text:style-name="T4">
亚投行一高管在辞职后批评该行由中国共产党主导 (Free Version)</text:span>
</text:h>
      <text:p text:style-name="P4">
Author: Liyan Qi / Sha Hua</text:p>
      <text:p text:style-name="P4">
Publisher: 华尔街日报中文网</text:p>
      <text:p text:style-name="P4">
Published Time: 2023-06-15T03:05:00.000Z</text:p>
      <text:p text:style-name="P4">
Modified Time: 2023-06-15T03:05:00.000Z</text:p>
      <text:p text:style-name="P4">
Created Time: 2023-06-14T22:52:00.000Z</text:p>
      <text:p text:style-name="P4">
Description: 亚投行公关负责人周三表示，他已经辞职，并指责该行的管理层由共产党主导，亚投行则称这些指控毫无根据。</text:p>
      <text:p text:style-name="P4">
Images: []</text:p>
      <text:p text:style-name="P4">
Categories: ['国际']</text:p>
      <text:p text:style-name="P4">
Keywords: SYND,LINK:EN|WP-WSJ-0000981000</text:p>
      <text:p text:style-name="P4">
Type: Article</text:p>
      <!--METADATA-->
      <text:p text:style-name="P4">
中国领导的亚洲基础设施投资银行(Asian Infrastructure Investment Bank,简称：亚投行)的公关负责人周三表示，他已经辞职，并指责该行的管理层由共产党主导，亚投行则称这些指控毫无根据。</text:p>
      <text:p text:style-name="P4">
Source: <text:a xlink:type="simple" xlink:href="https://cn.wsj.com/articles/%E4%B8%AD%E5%9B%BD%E9%A2%86%E5%AF%BC%E7%9A%84%E4%BA%9A%E6%8A%95%E8%A1%8C%E9%AB%98%E7%AE%A1%E5%9C%A8%E8%BE%9E%E8%81%8C%E5%90%8E%E6%89%B9%E8%AF%84%E8%AF%A5%E9%93%B6%E8%A1%8C-f4a5c562" text:style-name="Internet_20_link" text:visited-style-name="Visited_20_Internet_20_Link">
https://cn.wsj.com/articles/%E4%B8%AD%E5%9B%BD%E9%A2%86%E5%AF%BC%E7%9A%84%E4%BA%9A%E6%8A%95%E8%A1%8C%E9%AB%98%E7%AE%A1%E5%9C%A8%E8%BE%9E%E8%81%8C%E5%90%8E%E6%89%B9%E8%AF%84%E8%AF%A5%E9%93%B6%E8%A1%8C-f4a5c562</text:a>
</text:p>
      <!--NEWS-->
      <text:h text:style-name="P10" text:outline-level="1">
<text:span text:style-name="T4">
中国社会怪象：富豪外流　农民拦路</text:span>
</text:h>
      <text:p text:style-name="P4">
Author: None</text:p>
      <text:p text:style-name="P4">
Publisher: Radio Free Asia (Organization)</text:p>
      <text:p text:style-name="P4">
Published Time: 2023-06-15T03:09:00-04:00</text:p>
      <text:p text:style-name="P4">
Modified Time: 2023-06-15T13:24:39-04:00</text:p>
      <text:p text:style-name="P4">
Description: None</text:p>
      <text:p text:style-name="P4">
Videos: []</text:p>
      <text:p text:style-name="P4">
Audios: ["<text:a xlink:type="simple" xlink:href="https://www.rfa.org/mandarin/yataibaodao/shehui/gt-06152023030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813019in" draw:z-index="0">
<draw:image xlink:href="../Images/rfamandarin/2023-06-15T03-09-00-04-00/000000.png" xlink:type="simple" xlink:show="embed" xlink:actuate="onLoad" draw:mime-type="image/png"/>
</draw:frame>
河北唐山东北部迁安市马兰庄，一长途货车司机称，沿途遇十多个农民拦截要“买路钱”一至十元不等，两个人拦路，一个要司机付10元，一个拿锄头的要5元，司机只得给钱。<text:a xlink:type="simple" xlink:href="https://www.rfa.org/mandarin/yataibaodao/shehui/gt-06152023030911.html/@@images/image" text:style-name="Internet_20_link" text:visited-style-name="Visited_20_Internet_20_Link">
 </text:a>
视频截图/古亭提供  <text:a xlink:type="simple" xlink:href="https://www.rfa.org/mandarin/yataibaodao/shehui/gt-06152023030911.html/@@stream" text:style-name="Internet_20_link" text:visited-style-name="Visited_20_Internet_20_Link">
Audio-1-Link：https://www.rfa.org/mandarin/yataibaodao/shehui/gt-06152023030911.html/@@stream</text:a>
</text:p>
      <text:p text:style-name="P4">
在中国富豪竞相出走国外之际，一般民众的生活质量也快速下滑。在河北唐山，一名货车司机在途经马兰庄镇时，先后被十多名农民拦截要求支付过路费。有学者认为，中国社会目前正重返无序状态。</text:p>
      <text:p text:style-name="P4">
<text:a xlink:type="simple" xlink:href="https://www.rfa.org/mandarin/Xinwen/3-12082022093910.html" text:style-name="Internet_20_link" text:visited-style-name="Visited_20_Internet_20_Link">
 <text:span text:style-name="T4">
全民都想"润"？中国民众单日搜寻"移民"再破一亿次</text:span>
 </text:a>
  * <text:span text:style-name="T4">
<text:a xlink:type="simple" xlink:href="https://www.rfa.org/mandarin/yataibaodao/shaoshuminzu/ql1-03062017101208.html" text:style-name="Internet_20_link" text:visited-style-name="Visited_20_Internet_20_Link">
 内蒙逾两百农牧民抗议乱收公路费 五人赴自治区上访警拘一人 </text:a>
 </text:span>
</text:p>
      <text:p text:style-name="P4">
中国经济发展速度进入低增长期，社会问题日趋尖锐。伦敦投资移民咨询公司恒理环球周二发表的一份私人财富迁移报告预计，今年中国高净值人士流出数量将达到13500人。</text:p>
      <text:p text:style-name="P4">
旅居海外的何女士对本台说，她在大陆的亲友透露，目前中国房产价格不停下跌，许多人找不到工作，大家都在担忧以后的日子：“我最近跟家里人聊了一下，大陆的经济真是惨不忍睹，比我在推特上看到的还要惨。年轻人找不到工作还不算大问题，现在房地产就要崩溃了，真的是有价无市。我有个昆明的朋友要卖房子，他两百多万买的房子，现在一百六十多万都卖不出去。”</text:p>
      <text:p text:style-name="P4">
61年来，中国首次人口负增长，24岁以下青年失业率破20%，约7亿人可支配收入不足三千元。这一连串的数据反映中国社会的现状。一个原本有序社会，渐入无序状态。（网络截图/古亭提供）<text:a xlink:type="simple" xlink:href="https://www.rfa.org/mandarin/yataibaodao/shehui/gt-06152023030911.html/m0615-gtp2a.jpg" text:style-name="Internet_20_link" text:visited-style-name="Visited_20_Internet_20_Link">
 </text:a>
</text:p>
      <text:p text:style-name="P4">
<text:span text:style-name="T4">
司机给拦路者"过路费"每人数元</text:span>
</text:p>
      <text:p text:style-name="P4">
在微信朋友圈和推特平台，周四有网民上传一段视频，一大型货车司机在河北唐山东北部迁安市郊区马兰庄镇，沿途遇到十多名农民打扮的男女设卡拦截车辆，要求司机微信支付拦路的每人一元、五元或者十元：“（司机）啥，（拦路者）一块钱，（司机）咱们这儿还支持微信支付；另一个拦路点，司机说，大金戒指带着，你还要钱，要多少钱？一个十块，一个五块，中（好），另一个说，两个人一共十块。”</text:p>
      <text:p text:style-name="P4">
截至目前，本台尚无法独立核实上述视频内容。</text:p>
      <text:p text:style-name="P4">
河北唐山东北部迁安市马兰庄，一长途货车司机称，沿途遇十多个农民拦截要“买路钱”一至十元不等，两个人拦路，一个要司机付10元，一个拿锄头的要5元，司机只得给钱。（网络截图/古亭提供）<text:a xlink:type="simple" xlink:href="https://www.rfa.org/mandarin/yataibaodao/shehui/gt-06152023030911.html/gt2.jpg" text:style-name="Internet_20_link" text:visited-style-name="Visited_20_Internet_20_Link">
 </text:a>
</text:p>
      <text:p text:style-name="P4">
作为中国第一代农民工的江苏宜兴时事评论人士张建平对此表示，上述情形一般出现在中西部地区的农村：“他们农民一个月才一百零七块钱，这是有报道的，原来只有八十块钱。你说，一百块钱能买到什么？一方面离休干部、当官的，有的几万元一个月，躺在医院不出来一年要花费几百万元，而脸朝黄土背朝天的农民为国家做了一生贡献，他们又怎么办呢？”</text:p>
      <text:p text:style-name="P4">
<text:span text:style-name="T4">
多领域出现负面数据 社会重返无序状态？</text:span>
</text:p>
      <text:p text:style-name="P4">
旅美资深评论人士马聚对本台说，上述现象曾出现在上个世纪九十年代，那时中国的经济刚起步，在河南、河北、陕西与河南交界处，他就曾经历农民拦路收取过路费的情况。但是这种现象再次出现，表明百姓的收入下降或失去经济来源：“民众生活难以为继，而最基层的官员收入有限，对社会的管理、秩序的管理都已经很缺失了，这种情况还会越来越多。九十年代，全国上下一片乱糟糟，然而那个时候一切从无秩序变为有秩序，但今天是从有秩序变为无秩序状态。”</text:p>
      <text:p text:style-name="P4">
有网民依照中国人口、居民收入及青年人失业等数据发贴表示，目前的社会状况是改革开放以来最糟糕的，比如61年来，人口首次负增长，24岁以下青年人失业率超过20%，未成年犯罪嫌疑人上升至42.8%，罕见病患者超过2000万人，无业、失业人群抑郁风险达31%，约7亿人月均可支配收入低于2614元等。</text:p>
      <text:p text:style-name="P4">
记者：古亭 责编：陈美华、许书婷、何平 网编：洪伟</text:p>
      <text:p text:style-name="P4">
Source: <text:a xlink:type="simple" xlink:href="https://www.rfa.org/mandarin/yataibaodao/shehui/gt-06152023030911.html" text:style-name="Internet_20_link" text:visited-style-name="Visited_20_Internet_20_Link">
https://www.rfa.org/mandarin/yataibaodao/shehui/gt-06152023030911.html</text:a>
</text:p>
      <!--NEWS-->
      <text:h text:style-name="P10" text:outline-level="1">
<text:span text:style-name="T4">
福島核廢水入海政治化 日漁民不支持</text:span>
</text:h>
      <text:p text:style-name="P4">
Author: None (Language: zh)</text:p>
      <text:p text:style-name="P4">
Publisher: None</text:p>
      <text:p text:style-name="P4">
Time: 2023-06-15T03:16:00Z</text:p>
      <text:p text:style-name="P4">
Description: 日本福島第一核電廠6月12日開始展開廢爐作業中的核能處理水「試行排放」作業，目的是在測試相關設備能否正常運轉。日方將依據試行結果在夏季決定正式排放處理水的時機。不過首爾與北京對這件事反應不同，日本國內也出現反對聲浪。</text:p>
      <text:p text:style-name="P4">
Videos: []</text:p>
      <text:p text:style-name="P4">
Images: []</text:p>
      <text:p text:style-name="P4">
Subject: 时政风云</text:p>
      <text:p text:style-name="P4">
Subjects: []</text:p>
      <text:p text:style-name="P4">
Keywords: ['岛屿主权争端', '日本']</text:p>
      <text:p text:style-name="P4">
ID: 65917718</text:p>
      <!--METADATA-->
      <text:p text:style-name="P4">
<text:a xlink:type="simple" xlink:href="https://www.dw.com/zh/overlay/image/article/65917718/64969680" text:style-name="Internet_20_link" text:visited-style-name="Visited_20_Internet_20_Link">
 </text:a>
</text:p>
      <text:p text:style-name="P4">
2023年3月1日，日本福島縣新町的Tsurishihama漁港，距離福島第一核電站約55公里，71歲的漁民HaruoOno說：「12年過去，魚價在上漲，我們終於能真正開始做生意了...現在他們說要放水，我們又要回到原點了，令人無法忍受。」</text:p>
      <text:p text:style-name="P4">
（德國之聲中文網）韓國最大在野黨「共同民主黨」代表李在明6月8日受中國駐韓大使邢海明邀約至公邸用餐時，稱 <text:a xlink:type="simple" xlink:href="https://www.dw.com/zh/zh/日本試行福島核廢水排放設備-中國反對/a-65897783" text:style-name="Internet_20_link" text:visited-style-name="Visited_20_Internet_20_Link">
 日本排放處理水</text:a>
一事是「日方出於經濟等利益考慮，把太平洋當作自家下水道，是極其不負責任的行為」。隨後李在明則回稱「我們要一同發聲，共同就此拿出對策」。</text:p>
      <text:p text:style-name="P4">
對此，韓國執政黨「國民力量」黨代表金起炫也在8日緊急與日本駐韓大使相星孝一會談，雙方就處理水問題一事如何消除韓國國民不安等進行近一步磋商。對於在野黨與中國的聲明，金起炫也強調是「惡意的宣傳、煽動」，只會讓日韓關係出現惡化、也給韓國漁業相關人士帶來影響。</text:p>
      <text:p text:style-name="P4">
<text:a xlink:type="simple" xlink:href="https://www.dw.com/zh/zh/日本批准福岛核废水排海计划-中国再抗议/a-62568024" text:style-name="Internet_20_link" text:visited-style-name="Visited_20_Internet_20_Link">
 中國的態度則是一如既往地堅決 </text:a>
，稱日本「一意孤行」外，外交部發言人更稱「極其自私和不負責任」。而相反地，先前韓國總理韓惪洙則是在5月底就處理水排放一事對記者團稱「我們想拿到的資料幾乎都收到」後，並說「對此相當滿意」，兩國官方呈現不同的態度。</text:p>
      <text:p text:style-name="P4">
事實上，在廣島G7峰會過後，韓國官方也派遣官方視察團前往福島。然而，在視察數日回韓國後，韓國官方對此態度依舊謹慎，原子能安全委員會委員長劉國熙只稱「我們在科技、技術檢討的過程中取得進展」，但也避免立刻下結論，並說會再跟東京電力公司索取更多資料，不排除會有再度視察的行程，態度相對和緩。</text:p>
      <text:p text:style-name="P4">
日本這次主要是排放 <text:a xlink:type="simple" xlink:href="https://www.dw.com/zh/zh/含氚核废水真的不会危害健康/a-57184856" text:style-name="Internet_20_link" text:visited-style-name="Visited_20_Internet_20_Link">
 包含「氚」等放射性物質的處理水</text:a>
，排放前的放射性物質含量會稀釋至低於標準飲用水七分之一。由於十幾年下來廢爐作業的冷卻水儲存量已經到達飽和，官方最後決定將其稀釋處理後排放，只是這樣的動作，也引發當地漁民，以及中國、韓國與太平洋島國的不安與疑慮。</text:p>
      <text:p text:style-name="P4">
</text:p>
      <text:p text:style-name="P4">
東京電力公司發言人在2023年3月8日告訴路透社：「我們對漁民說的是，我們有設備可以安全地處理這些水。」</text:p>
      <text:p text:style-name="P4">
帕勞總統惠普斯（又名惠恕仁）在4天訪日行程時的6月13日，特地安排福島縣的行程，親自視察處理水的作業流程。在聽取官方的簡報後，惠普斯稱：「我理解到存在各種課題。覺得提高廢爐的透明度相當重要」。先前包括另一島國斐濟的內政移民部長也稱對排放「非常擔憂」。</text:p>
      <text:p text:style-name="P4">
為了讓國際社會安心，日本首相岸田文雄計畫在7月上旬親自接待 <text:a xlink:type="simple" xlink:href="https://www.dw.com/zh/zh/日本核废水排海在即-原子能机构再赴福岛审查/a-65763766" text:style-name="Internet_20_link" text:visited-style-name="Visited_20_Internet_20_Link">
 國際原子能機構（IAEA）</text:a>
 總幹事格羅西（ RafaelMarianoGrossi），並預計親手將各項報告書交給他，由雙方討論最終的處理水排放時程。國際原子能機構先前也於5月底至6月初造訪核電廠內，並預計於6月底前公布調查報告。但無可諱言，在中國與韓國間，處理水排放也引發政治效應。</text:p>
      <text:h text:style-name="P12" text:outline-level="3">
<text:span text:style-name="T4">
日漁業船主集體反對</text:span>
</text:h>
      <text:p text:style-name="P4">
不過對於當地漁民來說，好不容易在地震與核災的十年後，當地海域逐漸解禁捕撈，卻要面對處理水的排放下，可能讓當地的海產再度遭逢「印象不佳」的惡名，因此這幾年紛紛表達反對。日本經濟產業大臣西村康稔，特別在10日時造訪宮城、福島與茨城等三縣，與當地漁業團體交換意見，但仍未達成共識。</text:p>
      <text:p text:style-name="P4">
</text:p>
      <text:p text:style-name="P4">
東京電力公司的員工正在用「處理水」清洗福島第一核電站的海洋生物養殖水箱</text:p>
      <text:p text:style-name="P4">
福島縣的漁業協會會長野崎哲無奈對日本記者說：「（會談）就是平行線。我們反對排放的想法是不變的」，對此西村只是強調稱「在廢爐的同時、漁業當然會持續，（排放量）會在兩者間取得共識並交換意見」。</text:p>
      <text:p text:style-name="P4">
茨城縣的漁業會長飛田正美則是批評， <text:a xlink:type="simple" xlink:href="https://www.dw.com/zh/zh/日本坚持排福岛核废水入海-计划补偿当地产业/a-60277456" text:style-name="Internet_20_link" text:visited-style-name="Visited_20_Internet_20_Link">
 國家還未盡到完全說明的責任 </text:a>
 ，並稱：「如果擅自排放絕對會對讓漁業業者大幅衰退。絕對反對」。</text:p>
      <text:p text:style-name="P4">
雖然西村等中央官員在三個縣都花了近一小時與當地漁業協會溝通，但都是各說各話的情形，飛田感嘆：「如果數十年都是這樣（排放）的話，對許多人將來的捕魚前景只會更令人擔憂」。</text:p>
      <text:p text:style-name="P4">
日本政府與東京電力公司，在2015年時曾與當地各漁會達成共識，在得到各方理解前不會做出包括排放處理水在內的行為。</text:p>
      <text:p text:style-name="P4">
不過在2021年4月時，終究因為儲存量已經達到極限， <text:a xlink:type="simple" xlink:href="https://www.dw.com/zh/zh/福岛核废水倾倒海洋-渔民说不-中韩反对-美国支持/a-57244397" text:style-name="Internet_20_link" text:visited-style-name="Visited_20_Internet_20_Link">
 不得不做出排放決定 </text:a>
，只是不少漁業主仍是對政府的說明不盡完整等，過去屢次表示意見。如今距離夏季僅剩一個多月，在最後有限地時間內如何得到國內外真正理解，也是將考驗岸田內閣，同時會影響到往後的眾議院國會選舉。</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福島核廢水入海政治化-日漁民不支持/a-65917718" text:style-name="Internet_20_link" text:visited-style-name="Visited_20_Internet_20_Link">
https://www.dw.com/zh/福島核廢水入海政治化-日漁民不支持/a-65917718?maca=chi-rss-chi-all-1127-rdf</text:a>
</text:p>
      <!--NEWS-->
      <text:h text:style-name="P10" text:outline-level="1">
<text:span text:style-name="T4">
日股涨幅领跑全球，投资者为何对日本经济信心大增</text:span>
</text:h>
      <text:p text:style-name="P4">
Creator: VIVEK SHANKAR</text:p>
      <text:p text:style-name="P4">
Publisher: https://www.facebook.com/nytimeschinese</text:p>
      <text:p text:style-name="P4">
Published Time: 2023-06-15T03:22:43+08:00</text:p>
      <text:p text:style-name="P4">
Description: 有迹象表明日本企业的运营方式发生了重大转变，为经济注入活力。日经指数大涨。通胀出现、消费者支出上升，以及巴菲特的背书等因素让日本经济吸引了更多投资者。 Richard A. Brooks/Agence France-Presse — Getty Images 日本日经225指数是今年全球表现最好的主要股指。</text:p>
      <text:p text:style-name="P4">
Images: ["<text:a xlink:type="simple" xlink:href="https://static01.nyt.com/images/2023/06/14/multimedia/14japan-stocks-gpmz/14japan-stocks-gpmz-master1050.jpg" text:style-name="Internet_20_link" text:visited-style-name="Visited_20_Internet_20_Link">
14japan-stock...</text:a>
"]</text:p>
      <text:p text:style-name="P4">
Category: 商业与经济</text:p>
      <text:p text:style-name="P4">
Type: Article</text:p>
      <!--METADATA-->
      <text:p text:style-name="P4">
<draw:frame draw:style-name="fr1" draw:name="Image109" text:anchor-type="as-char" svg:width="6.9236in" svg:height="4.615733in" draw:z-index="0">
<draw:image xlink:href="../Images/cnnytimes/2023-06-15T03-22-43-08-00/14japan-stocks-gpmz-master1050.jpg" xlink:type="simple" xlink:show="embed" xlink:actuate="onLoad" draw:mime-type="image/jpeg"/>
</draw:frame>
</text:p>
      <text:p text:style-name="P4">
2014年，日本首相安倍晋三站在镜头前表示，他将 <text:a xlink:type="simple" xlink:href="https://www.nytimes.com/2014/06/25/business/international/shinzo-abes-bid-to-shake-up-corporate-japan.html" text:style-name="Internet_20_link" text:visited-style-name="Visited_20_Internet_20_Link">
 改变日本公司的僵化经营方式</text:a>
。这是一项艰巨的任务。日本高管对1980年代泡沫之后的多年经济萎靡不振心有余悸，多年来一直墨守成规。员工加薪和股东回报很少。导致经济几乎没有增长。</text:p>
      <text:p text:style-name="P4">
现在，有迹象表明企业的运营方式发生了重大转变，有助于为经济注入活力。近几个月来，佳能股东要求 <text:a xlink:type="simple" xlink:href="https://www.blackrock.com/corporate/literature/press-release/vote-bulletin-canon-march-2023.pdf" text:style-name="Internet_20_link" text:visited-style-name="Visited_20_Internet_20_Link">
 董事会成员多元化</text:a>
 ，西铁城手表称将回购至多 <text:a xlink:type="simple" xlink:href="https://www.citizen.co.jp/cms/cwc/global/files/20230213jie.pdf" text:style-name="Internet_20_link" text:visited-style-name="Visited_20_Internet_20_Link">
 四分之一的股份</text:a>
，优衣库的所有者承诺为其员工 <text:a xlink:type="simple" xlink:href="https://www.fastretailing.com/eng/group/news/2301110900.html" text:style-name="Internet_20_link" text:visited-style-name="Visited_20_Internet_20_Link">
 加薪最多达40%</text:a>
 。东京证券交易所已恳请公司<text:a xlink:type="simple" xlink:href="https://www.jpx.co.jp/english/news/1020/dreu250000004n19-att/dreu250000004n8s.pdf" text:style-name="Internet_20_link" text:visited-style-name="Visited_20_Internet_20_Link">
 “注意”其股价</text:a>
。</text:p>
      <text:p text:style-name="P4">
再加上今年出人意料的稳健经济、疲软的货币、超低的利率——而世界上许多最大的经济体都在提高利率——再加上 <text:a xlink:type="simple" xlink:href="https://www.cnbc.com/2023/05/05/why-warren-buffett-is-keen-on-japans-versions-of-berkshire-hathaway.html" text:style-name="Internet_20_link" text:visited-style-name="Visited_20_Internet_20_Link">
 沃伦·E·巴菲特的助力</text:a>
 ，  造就了世界上表现最好的主要股市。</text:p>
      <text:p text:style-name="P4">
日本的日经225指数今年上涨了近30%，远远超过美国基准标准普尔500指数的涨幅。这是日经指数自日本在1990年代初期陷入所谓的“ <text:a xlink:type="simple" xlink:href="https://www.nytimes.com/2008/10/19/weekinreview/19impoco.html" text:style-name="Internet_20_link" text:visited-style-name="Visited_20_Internet_20_Link">
 失去的十年</text:a>
 ”以来的最高点。</text:p>
      <text:p text:style-name="P4">
广告</text:p>
      <text:p text:style-name="P4">
一些观察家很快警告说，投资者曾经对日本董事会态度转变过于乐观而受到伤害。但公司利润正在改善，世界第三大经济体日本正沐浴在大流行后的阳光中：通货膨胀终于再现，消费者支出正在上升，外国游客回来了。</text:p>
      <text:p text:style-name="P4">
“日本的基本经济状况，包括企业盈利，都好于美国、欧洲和中国，”东京野村资产管理的高管村尾祐一表示。“就GDP增长而言，日本将超越其他国家。”</text:p>
      <text:p text:style-name="P4">
日本今年前三个月的国内生产总值增幅上周大幅上调，年率从最初的1.6%上调至2.7%。整体情况仍然喜忧参半，公司支出增加带来了增长，但这些支出更多地是为了补充货架和仓库库存，而不是来自消费者的需求。衡量人们支出多少的个人消费略有减弱。</text:p>
      <text:p text:style-name="P4">
</text:p>
      <text:p text:style-name="P4">
海外游客涌入日本，国内消费需求也呈现强势。  Philip Fong/Agence France-Presse — Getty Images</text:p>
      <text:p text:style-name="P4">
村尾说，国内需求仍然强劲。人们普遍期望它会进一步上升，就像其他国家在封锁结束后看到的所谓报复性支出一样。日本是最后取消新冠限制的国家之一，虽然游客人数仍远低于2020年之前的水平，但海外游客正在涌入。</text:p>
      <text:p text:style-name="P4">
“他们花的钱比以前多了，”村尾说，部分原因是日元疲软。日元兑美元汇率已跌至1990年代以来的最低水平。</text:p>
      <text:p text:style-name="P4">
日本在两个长期存在的问题方面也取得了长足进步，最近几个月工资和通货膨胀有所改善。 <text:a xlink:type="simple" xlink:href="https://www.reuters.com/markets/asia/japans-consumer-inflation-stays-above-cbank-target-price-hikes-broaden-2023-05-18/" text:style-name="Internet_20_link" text:visited-style-name="Visited_20_Internet_20_Link">
 不包括生鲜食品</text:a>
 的消费者价格在4月上涨 <text:a xlink:type="simple" xlink:href="https://www.reuters.com/markets/asia/japans-consumer-inflation-stays-above-cbank-target-price-hikes-broaden-2023-05-18/" text:style-name="Internet_20_link" text:visited-style-name="Visited_20_Internet_20_Link">
 3.4%</text:a>
 ，为数十年来的最高水平。由于日本的通胀长期处于极低水平，相比在美国和欧洲，日本更乐于见到通胀  ，日本央行已表示将坚持 <text:a xlink:type="simple" xlink:href="https://www.boj.or.jp/en/about/press/koen_2023/ko230519a.htm" text:style-name="Internet_20_link" text:visited-style-name="Visited_20_Internet_20_Link">
 货币宽松</text:a>
 政策。</text:p>
      <text:p text:style-name="P4">
广告</text:p>
      <text:p text:style-name="P4">
但渣打银行驻首尔的日本和韩国经济研究主管朴崇勋表示，通胀主要是由大流行后供应短缺推动的。朴崇勋说：“这不是由工资增长推动的。”他还表示预计明年通胀率将降至日本央行2%的目标以下。</text:p>
      <text:p text:style-name="P4">
目前面临的挑战是维持一些经济部门最近出现的收入增长，并将范围扩大。一个商业团体的一项调查发现，大公司同意今年 <text:a xlink:type="simple" xlink:href="https://japannews.yomiuri.co.jp/business/economy/20230520-110826/" text:style-name="Internet_20_link" text:visited-style-name="Visited_20_Internet_20_Link">
 平均加薪3.9%</text:a>
，这是几十年来的最高水平。</text:p>
      <text:p text:style-name="P4">
政府的重点是提高工资，并使追求更高工资的雇员更容易换工作。上周，首相岸田文雄重申，他的 <text:a xlink:type="simple" xlink:href="https://www.kantei.go.jp/jp/101_kishida/actions/202306/06shihon.html" text:style-name="Internet_20_link" text:visited-style-name="Visited_20_Internet_20_Link">
 经济优先事项</text:a>
包括“结构性工资增长和劳动力市场改革”。</text:p>
      <text:p text:style-name="P4">
推动企业思维转变的另一个领导者是东京证券交易所。今年3月，该交易所 <text:a xlink:type="simple" xlink:href="https://www.jpx.co.jp/english/news/1020/p1j4l400000014ul-att/p1j4l400000014x9.pdf" text:style-name="Internet_20_link" text:visited-style-name="Visited_20_Internet_20_Link">
 制定了一项计划</text:a>
，将迫使交易价格低于账面价值的公司提高股价。一些最简单的方法是支付更多的股息和回购更多的股票。虽然尚不清楚交易所何时开始实施该政策，但丰田和本田等巨头可能不得不做出改变，两家公司已经表示计划今年回购股票。（今年丰田股价上涨27%，本田股价上涨50%。）</text:p>
      <text:p text:style-name="P4">
</text:p>
      <text:p text:style-name="P4">
用于展示的佳能镜头。佳能股东因董事会缺乏性别多元化而斥责公司总裁，差点把他赶出了董事会。  Philip Fong/Agence France-Presse— Getty Images</text:p>
      <text:p text:style-name="P4">
日经225指数周三上涨1.5%至33502点，创下年内新高。</text:p>
      <text:p text:style-name="P4">
对于对冲基金经理赛斯·菲舍尔来说，让公司更加关注利润和股价的转变十分明显，他十多年来一直在奋力呼吁  日本公司变革，也许令人最印象深刻的是敦促 <text:a xlink:type="simple" xlink:href="https://www.wsj.com/articles/hong-kong-hedge-fund-manager-wins-big-at-nintendo-1468320199" text:style-name="Internet_20_link" text:visited-style-name="Visited_20_Internet_20_Link">
 任天堂</text:a>
 将其游戏移植到手机上。</text:p>
      <text:p text:style-name="P4">
广告</text:p>
      <text:p text:style-name="P4">
“我们看到高管的行为发生了巨大变化，”绿洲资本创始人菲舍尔在香港说。</text:p>
      <text:p text:style-name="P4">
菲舍尔举的一个例子是相机和光学设备公司佳能。股东谴责其董事长兼首席执行官，差点将他赶出董事会，原因是董事会缺乏性别多样性。据日经新闻报道，由于不断敦促将更多储备资金用于投资，日本企业宣布在截至3月的一年中进行了 <text:a xlink:type="simple" xlink:href="https://asia.nikkei.com/Business/Business-trends/Japan-companies-stock-buybacks-soar-to-highest-in-16-years" text:style-name="Internet_20_link" text:visited-style-name="Visited_20_Internet_20_Link">
创纪录的700亿美元 </text:a>
 回购。今年的股息可能会再创新高， <text:a xlink:type="simple" xlink:href="https://asia.nikkei.com/Business/Markets/Japan-Inc.-annual-dividends-at-record-levels-again" text:style-name="Internet_20_link" text:visited-style-name="Visited_20_Internet_20_Link">
 超过1000亿美元</text:a>
 。所有这些举措结合在一起将资金投入实体经济。</text:p>
      <text:p text:style-name="P4">
然后是巴菲特的背书，他最近表示，他 <text:a xlink:type="simple" xlink:href="https://www.cnbc.com/2023/04/12/warren-buffett-why-he-bought-5-japanese-trading-houses.html" text:style-name="Internet_20_link" text:visited-style-name="Visited_20_Internet_20_Link">
 增持 </text:a>
了日本企业集团伊藤忠商事、丸红、三菱、三井和住友的股份。4月，他告诉日经新闻，他 <text:a xlink:type="simple" xlink:href="https://asia.nikkei.com/Editor-s-Picks/Interview/Warren-Buffett-says-he-intends-to-add-to-Japanese-stock-holdings2" text:style-name="Internet_20_link" text:visited-style-name="Visited_20_Internet_20_Link">
 计划对日本公司进行更多投资</text:a>
。自那以后，外国投资者纷纷将资金投入日本股市，随着北京和华盛顿之间的紧张局势加剧，一些投资者回避了对中国投资。</text:p>
      <text:p text:style-name="P4">
菲舍尔是看涨者之一。他说，随着公司采取行动提高其价值，他们将通过增加收入来帮助日本的整体经济。</text:p>
      <text:p text:style-name="P4">
“投资者终于注意到日本有一个产生巨变的机会，”他说。</text:p>
      <text:p text:style-name="P4">
Source: <text:a xlink:type="simple" xlink:href="https://cn.nytimes.com/business/20230615/japan-stock-markets/" text:style-name="Internet_20_link" text:visited-style-name="Visited_20_Internet_20_Link">
https://cn.nytimes.com/business/20230615/japan-stock-markets/</text:a>
</text:p>
      <!--NEWS-->
      <text:h text:style-name="P10" text:outline-level="1">
<text:span text:style-name="T4">
苹果VR头显未必能增进人际交流 (Free Version)</text:span>
</text:h>
      <text:p text:style-name="P4">
Authors: ['皮利塔•克拉克']</text:p>
      <text:p text:style-name="P4">
Publisher: 英国《金融时报》</text:p>
      <text:p text:style-name="P4">
Time: 2023-06-15T03:29:59+00:00</text:p>
      <text:p text:style-name="P4">
Published Time: 2023-06-14T12:00:99+08:00</text:p>
      <text:p text:style-name="P4">
Modified Time: 2023-06-14T23:28:99+08:00</text:p>
      <text:p text:style-name="P4">
Description: 克拉克：这件新奇的玩意儿在我看来大约是当今的世界最不需要的东西，毕竟科技已经分走了人们太多的注意力。</text:p>
      <text:p text:style-name="P4">
Images: ["<text:a xlink:type="simple" xlink:href="https://thumbor.ftacademy.cn/unsafe/picture/5/000183615_piclink.jpg" text:style-name="Internet_20_link" text:visited-style-name="Visited_20_Internet_20_Link">
000183615_pic...</text:a>
"]</text:p>
      <text:p text:style-name="P4">
Themes: ['观点', 'Web3与加密金融', '关注']</text:p>
      <text:p text:style-name="P4">
Keywords: ['苹果', '自我管理', '增强现实', '虚拟现实']</text:p>
      <text:p text:style-name="P4">
Type: Article</text:p>
      <!--METADATA-->
      <text:p text:style-name="P4">
<draw:frame draw:style-name="fr1" draw:name="Image112" text:anchor-type="as-char" svg:width="6.9236in" svg:height="4.455715in" draw:z-index="0">
<draw:image xlink:href="../Images/FT Chinese Free Version/2023-06-15T03-29-59-00-00/000183615_piclink.jpg" xlink:type="simple" xlink:show="embed" xlink:actuate="onLoad" draw:mime-type="image/jpeg"/>
</draw:frame>
</text:p>
      <text:p text:style-name="P4">
科技领域的撰稿者忙不迭地称赞苹果(Apple)上周发布的虚拟现实(VR)头显设备“非同凡响”、“性能强大”、“无比神奇”。</text:p>
      <text:p text:style-name="P4">
但也有一些人承认在佩戴后感觉“异常孤独”和迷惑。这款定价3499美元的VR眼镜看起来可能彻底改变人们在家观看视频或电影的体验。</text:p>
      <text:p text:style-name="P4">
Source: <text:a xlink:type="simple" xlink:href="http://www.ftchinese.com/story/001099970" text:style-name="Internet_20_link" text:visited-style-name="Visited_20_Internet_20_Link">
http://www.ftchinese.com/story/001099970</text:a>
</text:p>
      <!--NEWS-->
      <text:h text:style-name="P10" text:outline-level="1">
<text:span text:style-name="T4">
脱口秀演员谢必孜：马来西亚因MH370笑话要求国际刑警介入很“荒谬”</text:span>
</text:h>
      <text:p text:style-name="P4">
Author: https://www.facebook.com/bbcworldservice/</text:p>
      <text:p text:style-name="P4">
Publisher: BBC News 中文</text:p>
      <text:p text:style-name="P4">
Published Time: 2023-06-15T03:47:46.000Z</text:p>
      <text:p text:style-name="P4">
Modified Time: 2023-06-15T03:47:46.000Z</text:p>
      <text:p text:style-name="P4">
Description: 美国新加坡裔脱口秀演员谢必孜（Jocelyn Chia）此前因在演出中拿马来西亚航空MH370空难来开玩笑，惹怒马来西亚当局。但她表示官方的反应“过度”了。</text:p>
      <text:p text:style-name="P4">
Images: ["<text:a xlink:type="simple" xlink:href="https://ichef.bbci.co.uk/news/640/cpsprodpb/9341/production/_130079673_gettyimages-1388529297.jpg" text:style-name="Internet_20_link" text:visited-style-name="Visited_20_Internet_20_Link">
_130079673_ge...</text:a>
", "<text:a xlink:type="simple" xlink:href="https://ichef.bbci.co.uk/news/640/cpsprodpb/1307D/production/_130094977_gettyimages-1388529279.jpg" text:style-name="Internet_20_link" text:visited-style-name="Visited_20_Internet_20_Link">
_130094977_ge...</text:a>
"]</text:p>
      <text:p text:style-name="P4">
Videos: []</text:p>
      <text:p text:style-name="P4">
Tags: ['娛樂', '新加坡', '马来西亚', '美国', '警务', '航空旅行', '航空事故和事件', '亚洲', '喜剧']</text:p>
      <text:p text:style-name="P4">
Type: Article</text:p>
      <!--METADATA-->
      <text:h text:style-name="P12" text:outline-level="3">
<text:span text:style-name="T4">
脱口秀演员谢必孜：马来西亚因MH370笑话要求国际刑警介入很“荒谬”</text:span>
</text:h>
      <text:p text:style-name="P4">
2023年6月15日凌晨3点47分<draw:frame draw:style-name="fr1" draw:name="Image113" text:anchor-type="as-char" svg:width="6.9236in" svg:height="3.894525in" draw:z-index="0">
<draw:image xlink:href="../Images/BBC Chinese/2023-06-15T03-47-46.000Z/_130079673_gettyimages-1388529297.jpg" xlink:type="simple" xlink:show="embed" xlink:actuate="onLoad" draw:mime-type="image/jpeg"/>
</draw:frame>
</text:p>
      <text:p text:style-name="P4">
图像来源，  Getty Images</text:p>
      <text:p text:style-name="P4">
图像加注文字，</text:p>
      <text:p text:style-name="P4">
上周，律师出身的脱口秀演员谢必孜在曼哈顿一家俱乐部的演出画面在互联网上广为流传，她在演出中回顾了新加坡脱离马来西亚的历史，就此嘲讽马来西亚，并提及马航MH370空难，这在马来西亚引发轩然大波。</text:p>
      <text:p text:style-name="P4">
<text:span text:style-name="T4">
<text:span text:style-name="T5">
*美国新加坡裔脱口秀演员谢必孜（</text:span>
* </text:span>
 <text:span text:style-name="T4">
<text:span text:style-name="T5">
*Jocelyn Chia</text:span>
* </text:span>
 <text:span text:style-name="T4">
<text:span text:style-name="T5">
*）此前因在演出中拿</text:span>
* </text:span>
<text:span text:style-name="T4">
<text:span text:style-name="T5">
*马来西亚航空公司</text:span>
* </text:span>
 <text:span text:style-name="T4">
<text:span text:style-name="T5">
*MH370</text:span>
* </text:span>
 <text:span text:style-name="T4">
<text:span text:style-name="T5">
*空难来开玩笑，惹怒马来西亚当局。她表示官方的反应</text:span>
* </text:span>
 <text:span text:style-name="T4">
<text:span text:style-name="T5">
*“</text:span>
* </text:span>
<text:span text:style-name="T4">
<text:span text:style-name="T5">
*过度</text:span>
* </text:span>
 <text:span text:style-name="T4">
<text:span text:style-name="T5">
*”</text:span>
* </text:span>
 <text:span text:style-name="T4">
<text:span text:style-name="T5">
*了。</text:span>
* </text:span>
</text:p>
      <text:p text:style-name="P4">
她对BBC说，她“并非在取笑悲剧”和受害者，而是试图在悲剧中找到幽默。</text:p>
      <text:p text:style-name="P4">
马来西亚警方表示，他们已要求国际刑警组织（Interpol）寻找到谢必孜，目前他们正在就煽动和冒犯性的网络内容对她进行调查。</text:p>
      <text:p text:style-name="P4">
在新加坡长大的谢必孜称，牵涉到国际刑警组织是“荒谬的”。</text:p>
      <text:p text:style-name="P4">
上周，律师出身的脱口秀演员谢必孜在曼哈顿一家俱乐部的演出画面在互联网上广为流传，她在演出中回顾了新加坡脱离马来西亚的历史，就此嘲讽马来西亚，并提及马航MH370空难，这在马来西亚引发轩然大波。</text:p>
      <text:p text:style-name="P4">
国际刑警组织告诉BBC，他们尚未收到马来西亚警方对此案的协助请求。</text:p>
      <text:p text:style-name="P4">
谢必孜表示，她的笑话“在社交媒体上被断章取义了”。</text:p>
      <text:p text:style-name="P4">
“我已经讲（这个段子）几百次了，甚至在新加坡还做了一个简短的版本。它总是让观众捧腹大笑。如果它效果不好，我就不会再用了。”</text:p>
      <text:p text:style-name="P4">
她还表示，“挖苦”或取笑观众是她现在所在的纽约喜剧俱乐部文化的一部分。她称，美国漫画过去曾把“9/11”袭击事件作为笑话的素材。</text:p>
      <text:p text:style-name="P4">
“美国人可以欣赏更严厉、更尖锐、更直白的幽默，而在亚洲，单口喜剧还处于起步阶段。你在亚洲找不到很多尖锐的喜剧。”她说。</text:p>
      <text:p text:style-name="P4">
在引发争议的演出中，谢必孜先用粗口调侃一名马来西亚人，并称新加坡自1965年独立以来，已经成为第一世界国家，而马来西亚“仍然是发展中国家”。</text:p>
      <text:p text:style-name="P4">
然后，她继续嘲讽马来西亚的飞机“不能飞”，并将其与马航MH370的悲剧联系起来。</text:p>
      <text:p text:style-name="P4">
“什么？马航失踪一点都不好笑，是吗？”她笑着打趣道，然后一语双关地说：“有些笑话不会落地。”</text:p>
      <text:p text:style-name="P4">
2014年3月，马来西亚航空公司的一架波音777客机在从吉隆坡飞往北京的途中神秘地从雷达上消失。</text:p>
      <text:p text:style-name="P4">
多国的搜救人员在印度洋上进行了四年的搜索，发现了一些残骸，但没有找到主机身。机上239人被宣布全部遇难。</text:p>
      <text:p text:style-name="P4">
<draw:frame draw:style-name="fr1" draw:name="Image114" text:anchor-type="as-char" svg:width="6.9236in" svg:height="8.557137in" draw:z-index="0">
<draw:image xlink:href="../Images/BBC Chinese/2023-06-15T03-47-46.000Z/_130094977_gettyimages-1388529279.jpg" xlink:type="simple" xlink:show="embed" xlink:actuate="onLoad" draw:mime-type="image/jpeg"/>
</draw:frame>
</text:p>
      <text:p text:style-name="P4">
图像来源，  Getty Images</text:p>
      <text:p text:style-name="P4">
图像加注文字，</text:p>
      <text:p text:style-name="P4">
2022年3月29日，谢必孜在美国加州伯班克的喜剧俱乐部露面时表演脱口秀。</text:p>
      <text:p text:style-name="P4">
<text:a xlink:type="simple" xlink:href="https://www.bbc.com/zhongwen/simp/chinese-news-65704962" text:style-name="Internet_20_link" text:visited-style-name="Visited_20_Internet_20_Link">
 中国脱口秀：“冒犯的艺术”与危险的“红线” </text:a>
  * <text:a xlink:type="simple" xlink:href="https://www.bbc.com/zhongwen/simp/chinese-news-65608207" text:style-name="Internet_20_link" text:visited-style-name="Visited_20_Internet_20_Link">
 笑果文化：中国脱口秀演员为何被指侮辱解放军并遭立案调查 </text:a>
  * <text:a xlink:type="simple" xlink:href="https://www.bbc.com/zhongwen/simp/chinese-news-44492141" text:style-name="Internet_20_link" text:visited-style-name="Visited_20_Internet_20_Link">
 中国英烈保护法寒蝉效应 史学研究担心紧箍咒 </text:a>
  * <text:a xlink:type="simple" xlink:href="https://www.bbc.com/zhongwen/simp/world-55658474" text:style-name="Internet_20_link" text:visited-style-name="Visited_20_Internet_20_Link">
 “罗杰叔叔”黃瑾瑜删除与“反共”网红合作视频引发风波 </text:a>
  * <text:a xlink:type="simple" xlink:href="https://www.bbc.com/zhongwen/simp/world-45005570" text:style-name="Internet_20_link" text:visited-style-name="Visited_20_Internet_20_Link">
 马航MH370新报告出炉 最关键问题仍无答案 </text:a>
  * <text:a xlink:type="simple" xlink:href="https://www.bbc.com/zhongwen/simp/world-38647964" text:style-name="Internet_20_link" text:visited-style-name="Visited_20_Internet_20_Link">
 MH370：暂停搜索失联至今的马航客机 </text:a>
</text:p>
      <text:p text:style-name="P4">
她的段子在社交媒体上引发马来西亚人的挞伐。她所演出的俱乐部“喜剧地下室”（ComedyCellar）几乎一夜之间在谷歌上收到了4000条一星评价，其老板称网站也遭到黑客攻击。</text:p>
      <text:p text:style-name="P4">
该段影片也被TikTok删除，理由是违反了其仇恨言论准则。</text:p>
      <text:p text:style-name="P4">
据报道，马来西亚旅美联谊会及数十名马来西亚侨胞周日（6月11日）在纽约法拉盛焚烧其照片抗议，表示此举对马来西亚人及空难罹难者家属毫无怜悯之心，要求她公开道歉。</text:p>
      <text:p text:style-name="P4">
此前，马来西亚外交部已对此表示谴责。外交部长赞比里·阿卜杜勒·卡迪（Zambry AbdKadir）称，她的脱口秀公然缺乏对马来西亚人和空难受害者家属的敏感性和同情心。</text:p>
      <text:p text:style-name="P4">
新加坡驻马来西亚最高专员梅农（Vanu Gopala Menon）对此表示道歉。新加坡外交部长维文（VivianBalakrishnan）也试图平息该争议，称他对这些笑话感到“震惊”。</text:p>
      <text:p text:style-name="P4">
“她当然不代表新加坡人的观点。”维文说，并表示新加坡人“珍视与马来西亚家人和朋友的关系”。</text:p>
      <text:p text:style-name="P4">
一些互联网用户，包括谢必孜的脱口秀演员同行，批评她麻木不仁。但也有一些人认为这是可以接受的讽刺。</text:p>
      <text:p text:style-name="P4">
国际刑警组织的主要职能是共享有关逃犯的信息，并将他们带回犯罪国。</text:p>
      <text:p text:style-name="P4">
“我真希望能看到接到这一请求的国际刑警组织官员的脸。”谢女士说。</text:p>
      <text:p text:style-name="P4">
“老实说，如果国际刑警组织对这一要求采取行动，事情升级，你能想象这将使我多么出名吗？”</text:p>
      <text:p text:style-name="P4">
2022年7月，马来西亚逮捕了脱口秀演员里扎尔·范·盖泽尔（Rizal van Geyzel），原因是他发布了涉及种族和宗教敏感问题的影片。</text:p>
      <text:p text:style-name="P4">
上个月，中国脱口秀演员李昊石也因被指在演出中侮辱中国解放军，而遭到拘留。</text:p>
      <text:p text:style-name="P4">
Source: <text:a xlink:type="simple" xlink:href="https://www.bbc.com/zhongwen/simp/world-65911919" text:style-name="Internet_20_link" text:visited-style-name="Visited_20_Internet_20_Link">
https://www.bbc.com/zhongwen/simp/world-65911919</text:a>
</text:p>
      <!--NEWS-->
      <text:h text:style-name="P10" text:outline-level="1">
<text:span text:style-name="T4">
德国企业界如何看待对华“去风险”? (Free Version)</text:span>
</text:h>
      <text:p text:style-name="P4">
Authors: ['为FT中文网撰稿']</text:p>
      <text:p text:style-name="P4">
Publisher: 英国《金融时报》</text:p>
      <text:p text:style-name="P4">
Time: 2023-06-15T04:15:09+00:00</text:p>
      <text:p text:style-name="P4">
Published Time: 2023-06-14T12:00:99+08:00</text:p>
      <text:p text:style-name="P4">
Modified Time: 2023-06-14T23:48:99+08:00</text:p>
      <text:p text:style-name="P4">
Description: 袁杰：德国企业界所期待的多元化, 并不是去中国化, 而是“利用好中国市场的机遇”, 同时进一步拓展亚非拉市场。</text:p>
      <text:p text:style-name="P4">
Images: ["<text:a xlink:type="simple" xlink:href="https://thumbor.ftacademy.cn/unsafe/picture/6/000079416_piclink.jpg" text:style-name="Internet_20_link" text:visited-style-name="Visited_20_Internet_20_Link">
000079416_pic...</text:a>
"]</text:p>
      <text:p text:style-name="P4">
Themes: ['中德关系', '关注']</text:p>
      <text:p text:style-name="P4">
Keywords: ['中德关系', '德国', '中德贸易', '德国企业']</text:p>
      <text:p text:style-name="P4">
Type: Article</text:p>
      <!--METADATA-->
      <text:p text:style-name="P4">
<draw:frame draw:style-name="fr1" draw:name="Image115" text:anchor-type="as-char" svg:width="6.9236in" svg:height="3.894525in" draw:z-index="0">
<draw:image xlink:href="../Images/FT Chinese Free Version/2023-06-15T04-15-09-00-00/00007941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德国政府欲实施对华“去风险而非脱钩”战略, 旨在通过多元化减少对中国的依赖。但德国企业界所期待的多元化, 并不是去中国化, 而是“利用好中国市场的机遇”,同时进一步拓展亚非拉市场。</text:p>
      <text:p text:style-name="P4">
<text:span text:style-name="T4">
1.战略由来</text:span>
</text:p>
      <text:p text:style-name="P4">
2023年5月9日，德国总理奥拉夫•朔尔茨（OlafScholz）在位于法国斯特拉斯堡的欧洲议会发表主旨演讲时声称，欧洲承担着全球责任：“我们需要一个地缘政治的欧盟，一个扩大和改革的欧盟，最后但同样重要的是，一个面向未来的欧盟。”</text:p>
      <text:p text:style-name="P4">
在谈到与中国的关系时, 朔尔茨表示, 他同意欧盟委员会主席乌尔苏拉•冯德莱恩（Ursula von der Leyen）此前发表的观点,即“座右铭不是‘脱钩’，而是明智地‘去风险’。”</text:p>
      <text:p text:style-name="P4">
《南德意志报》网站特别关注朔尔茨的这一表述，曾载文称:朔尔茨在这里也使用了“去风险”一词，但他喜欢在其前面加上“明智地”。看来朔尔茨本人对这一战略颇为欣赏。</text:p>
      <text:p text:style-name="P4">
正如朔尔茨所言，对华“不脱钩”，但“去风险”这一战略最早是欧委会主席冯德莱恩提出的。</text:p>
      <text:p text:style-name="P4">
3月30日，在与法国总统马克龙共同访华前夕，冯德莱恩曾在由欧洲政策研究中心（EPC）和墨卡托中国研究所（MERICS）共同组织的研讨会上发表过一次演讲。在演讲中，这位欧委会主席称欧盟对华关系要“去风险”，而不是“脱钩”。</text:p>
      <text:p text:style-name="P4">
冯德莱恩表示:“这里的重点是，我们不希望切断经济、社会、政治或科学联系。中国是一个极其重要的贸易伙伴——占我们货物出口的9%，占我们货物进口的20%以上。虽然不平衡在加剧，但我们的大部分货物和服务贸易仍然是互利的，‘没有风险的’”。</text:p>
      <text:p text:style-name="P4">
冯德莱恩认为，与中国脱钩对欧洲来说既不可行也不符合欧洲的利益。为此，她为欧洲对华战略提出了“去风险”方案。</text:p>
      <text:p text:style-name="P4">
在演讲中，这位欧委会主席并详细阐述了她的“去风险”战略。按照冯德莱恩的观点，经济关系去风险化就包括使欧盟的经济和产业更具竞争力和弹性，更好地利用欧盟现有的贸易工具箱，为关键部门开发新的防御工具，并寻求与世界各地的合作伙伴更紧密的联系。</text:p>
      <text:p text:style-name="P4">
她还表示:“所有这些都将有助于加强我们的供应链复原力，并使我们的贸易多样化——这必须是我们经济‘去风险’战略的一个核心要素。”</text:p>
      <text:p text:style-name="P4">
4月27日，美国国家安全顾问杰克•沙利文（JakeSullivan）在布鲁金斯学会发表了题为“重振美国经济领导地位”的演讲。在演讲中，沙利文也表示，拜登政府正在努力在对华经贸关系中“去风险”，而不是“脱钩”。</text:p>
      <text:p text:style-name="P4">
欧盟外交与安全政策高级代表博雷利（Josep Borrell）5月12日还在瑞典首都斯德哥尔摩举行的欧盟27国外长非正式会议上表示：“‘去风险化’只是一个词。 但在这个词的背后，有很多工作将需要时间，以审查我们与中国的所有经济关系”。博雷尔并强调，目的不是要让欧洲和中国经济“脱钩”，而是要重新平衡这种关系。</text:p>
      <text:p text:style-name="P4">
看来欧美政要对冯德莱恩提出的对华经济“不脱钩”，但“去风险”这一战略还是颇为欣赏的。</text:p>
      <text:p text:style-name="P4">
<text:span text:style-name="T4">
2.实施不易</text:span>
</text:p>
      <text:p text:style-name="P4">
4月22日出版的《明镜》周刊曾刊登过一篇题为《避开雨淋，又遭檐水》的文章。这个标题是德语中一个习惯用语，意思是:陷入更困难的境地。文章讨论的内容主要涉及实施“去风险”战略的难度。</text:p>
      <text:p text:style-name="P4">
文前按语称:“原料: 欧盟刚摆脱对俄罗斯能源的依赖，情报机构和专家们就对更危险的依赖性发出警告，比如对中国稀土的依赖。”</text:p>
      <text:p text:style-name="P4">
文章提到，朔尔茨在3月发表的的政府声明中曾自我表扬道：“我们在8个月内摆脱了对俄罗斯天然气、俄罗斯石油和俄罗斯煤炭的依赖。”“说到这里，我们是有能力觉醒和变革、加油和转型的。”</text:p>
      <text:p text:style-name="P4">
但文章随即笔锋一转，谨慎地指出，德国人和其他欧洲人是否真的能做到这一切，还有待观察。“因为欧洲人有可能陷入新的、可能更加危险的依赖中，从中国的稀土、卡塔尔的天然气到沙特阿拉伯的石油”。</text:p>
      <text:p text:style-name="P4">
文章作者在这里特别提到了“中国的稀土”，并指出，这是工业生产电池、半导体或电动马达磁铁所需的原材料。</text:p>
      <text:p text:style-name="P4">
根据联邦统计局的数据，2022年德国逾三分之二（67.2%）的稀土都是从中国进口的。 而一些金属则几乎完全来自中国。</text:p>
      <text:p text:style-name="P4">
这种依赖性也引发了欧洲政界的深度担忧。欧洲议会基民盟/基社盟党团主席丹尼尔•卡斯帕里（DanielCaspary）就声称:“通过停止关键原材料的供应，中国可以迅速拔掉欧洲经济的插头。”他并表示:“这种依赖比过去对俄罗斯的依赖更危险。在某些领域，它是毁灭性的。”</text:p>
      <text:p text:style-name="P4">
为此，冯德莱恩4月18日在欧洲议会再次重申，欧盟将实施“去风险”战略。在特别关键的领域，如关键原材料、人工智能、量子计算机、生物和军事技术方面，将减少对中国的依赖。</text:p>
      <text:p text:style-name="P4">
据冯德莱恩称，她的机构将提交一份文件，旨在对欧洲公司在敏感领域的外国投资进行管控。</text:p>
      <text:p text:style-name="P4">
但这也遭到了反对。社民党籍欧洲议会外贸委员会主席贝恩德•兰格（Bernd Lange）就表示:“企业在哪里投资应该由企业自己决定。”相反，他敦促欧盟委员会加快缔结新的国际贸易协定。</text:p>
      <text:p text:style-name="P4">
而值得一提的是，为了通过多元化降低风险，欧盟也正在大力加强与印度的伙伴关系。</text:p>
      <text:p text:style-name="P4">
5月15日至16日，欧盟和印度曾在布鲁塞尔举行了欧盟-印度贸易和技术委员会第一次会议。</text:p>
      <text:p text:style-name="P4">
在会后的新闻发布会上，欧印双方多次提到 “去风险 ”这个词，隐含表达了希望减少对中国经济依赖的共同愿望。</text:p>
      <text:p text:style-name="P4">
虽然欧盟要员一再表明，布鲁塞尔并不想完全切断与北京的关系，但它确实想使其供应链多样化。而这也正是印度的优势所在。</text:p>
      <text:p text:style-name="P4">
据分析，正是这股力量正在拉近印度和欧盟的距离。欧委会副主席玛格丽特•维斯塔格 (Margrethe Vestager)甚至声称，欧盟-印度的伙伴关系可以为布鲁塞尔的“去风险”理念“注入力量”。</text:p>
      <text:p text:style-name="P4">
由此也可见，尽管实施“去风险”战略困难重重，但欧盟现正设法借助外力，力图通过多样化推进“去风险”。但效果如何，尚不得而知。</text:p>
      <text:p text:style-name="P4">
<text:span text:style-name="T4">
3.德企态度</text:span>
</text:p>
      <text:p text:style-name="P4">
德国经济亚太委员会（APA）今年1月曾发表过一份题为《抓住机遇，减少风险——德国经济界对联邦政府中国战略的建议》的报告，系统阐述了该委员会的对华立场。</text:p>
      <text:p text:style-name="P4">
在“核心信息”中，报告明确指出:“尽管地缘政治关系日益紧张，但继续与中国保持经济和技术关系符合德国和欧盟的利益。中国不仅是德国最大的贸易伙伴，而且长期以来也是一个全球重要的创新基地。”</text:p>
      <text:p text:style-name="P4">
报告称:“随着在中国的参与，德国确保了自己的全球竞争力。对中国的投资和向中国的出口确保了德国的就业岗位和价值创造。与中国在气候变化或资源匮乏等全球挑战方面的合作是无可替代的。”言真意切，立场鲜明。</text:p>
      <text:p text:style-name="P4">
虽然报告标题中也含“减少风险”,但首先是“抓住机遇”。而这里特别要提到报告对“多元化战略”的阐述:“然而，多元化战略不能依赖于撤离中国市场。重要的是要利用好中国市场的机遇，同时开发和拓展新市场。片面强调‘朋友圈’，即有针对性地扩大与民主体制市场经济体的经济关系，对德国经济来说，并非解决方法。相反，多元化的重点必须放在进一步拓展亚洲、非洲和拉丁美洲增长型市场上。”</text:p>
      <text:p text:style-name="P4">
由此可见，德国经济界所期待的“多元化”， 并非去中国化， 而是“利用好中国市场的机遇”，同时进一步拓展亚非拉市场。</text:p>
      <text:p text:style-name="P4">
从目前来看，德国在华企业确实看好中国市场。3月29日，位于科隆的德国经济研究所（IW）曾发表了一份由该所专家尤尔根•马特斯 （JürgenMatthes）撰写的调研报告，题为《德国企业对中国的依赖度在上升：2021年和2022年的投资额创下新高》。</text:p>
      <text:p text:style-name="P4">
报告开门见山就写道“没有迹象表明多样化”，并指出: “德国联邦银行最新数据显示，2022年德国企业在中国投资达115亿欧元，比以往任何时候都要多。”</text:p>
      <text:p text:style-name="P4">
报告还上调了此前两年的投资额: 2020年超过预估值约20亿欧元， 而2021年甚至增加了42亿欧元，并称2021年和2022年总共有215亿欧元新的直接投资流向中国。作者马特斯惊叹道:“从未有过如此之大的中国驱动力。”</text:p>
      <text:p text:style-name="P4">
在参考文献中，马特斯列出的是他本人2022年8月19日发表的报告《德国经济对中国的依赖：朝着错误的方向全速奋进》。</text:p>
      <text:p text:style-name="P4">
但从上述数据来看，德国在华企业并未听从马特斯的劝告，而是抓住机遇，在中国构建新发展格局。这实在出乎马特斯这位专家的意料。</text:p>
      <text:p text:style-name="P4">
德国西门子首席执行官兼德国经济亚太委员会主席（APA）博乐仁（RolandBusch）最近在接受英国《金融时报》采访时表示，对于西门子来说，退出占公司营收13%的中国市场，“不是一种选择”。他还表示:“我将捍卫我的市场份额，如果可以的话， 我将扩大它”。</text:p>
      <text:p text:style-name="P4">
这次七国集团广岛峰会结束后，德国《时代周报》网站5月22日曾撰文称:“七国集团一致同意把‘去风险’作为共同的中国战略。”</text:p>
      <text:p text:style-name="P4">
但西方诸国上述战略能否奏效，确实令人存疑。因为如同德国经济亚太委员会所述，正是通过在中国的参与，德国确保了自己的全球竞争力，确保了德国的就业岗位和价值创造，这是一种双赢局面。多元化战略不能依赖于撤离中国市场，而是要利用好中国市场的机遇，同时开发和拓展新市场。德国在华企业迄今为止在中国取得的成效就证明了这一点。</text:p>
      <text:p text:style-name="P4">
<text:span text:style-name="T5">
(注：作者袁杰博士是旅德中国学者。本文仅代表作者个人观点。责编邮箱bo.liu@ftchinese.com）</text:span>
</text:p>
      <text:p text:style-name="P4">
Source: <text:a xlink:type="simple" xlink:href="http://www.ftchinese.com/story/001099971" text:style-name="Internet_20_link" text:visited-style-name="Visited_20_Internet_20_Link">
http://www.ftchinese.com/story/001099971</text:a>
</text:p>
      <!--NEWS-->
      <text:h text:style-name="P10" text:outline-level="1">
<text:span text:style-name="T4">
欧洲即将打响AI监管第一枪 (Free Version)</text:span>
</text:h>
      <text:p text:style-name="P4">
Author: Kim Mackrael</text:p>
      <text:p text:style-name="P4">
Publisher: 华尔街日报中文网</text:p>
      <text:p text:style-name="P4">
Published Time: 2023-06-15T04:25:00.000Z</text:p>
      <text:p text:style-name="P4">
Modified Time: 2023-06-15T04:25:00.000Z</text:p>
      <text:p text:style-name="P4">
Created Time: 2023-06-14T23:02:00.000Z</text:p>
      <text:p text:style-name="P4">
Description: 人工智能今年取得的进展撼动了科技业，引发了政界人士、消费者团体和AI高管们要求制定规则以规范使用这项技术的呼声。</text:p>
      <text:p text:style-name="P4">
Images: []</text:p>
      <text:p text:style-name="P4">
Categories: ['科技']</text:p>
      <text:p text:style-name="P4">
Keywords: SYND</text:p>
      <text:p text:style-name="P4">
Type: Article</text:p>
      <!--METADATA-->
      <text:p text:style-name="P4">
人工智能(AI)今年取得的进展撼动了科技业，引发了政界人士、消费者团体和AI高管们要求制定规则以规范使用这项技术的呼声。</text:p>
      <text:p text:style-name="P4">
Source: <text:a xlink:type="simple" xlink:href="https://cn.wsj.com/articles/%E6%AC%A7%E6%B4%B2%E7%9A%84ai%E7%9B%91%E7%AE%A1%E6%AD%A3%E5%9C%A8%E6%88%90%E5%BD%A2-12766dd8" text:style-name="Internet_20_link" text:visited-style-name="Visited_20_Internet_20_Link">
https://cn.wsj.com/articles/%E6%AC%A7%E6%B4%B2%E7%9A%84ai%E7%9B%91%E7%AE%A1%E6%AD%A3%E5%9C%A8%E6%88%90%E5%BD%A2-12766dd8</text:a>
</text:p>
      <!--NEWS-->
      <text:h text:style-name="P10" text:outline-level="1">
<text:span text:style-name="T4">
亞投行前主管批中共操控 加拿大追查</text:span>
</text:h>
      <text:p text:style-name="P4">
Author: None (Language: zh)</text:p>
      <text:p text:style-name="P4">
Publisher: None</text:p>
      <text:p text:style-name="P4">
Time: 2023-06-15T04:42:00Z</text:p>
      <text:p text:style-name="P4">
Description: 亞投行是由中國籌組的一個跨國金融組織，14日遭離職員工踢爆，其高層受中國共產黨主導，內部充滿有毒文化。加拿大作為成員國之一，宣布將暫時凍結往來以利調查。亞投行及中國怎麼回應？</text:p>
      <text:p text:style-name="P4">
Videos: []</text:p>
      <text:p text:style-name="P4">
Images: []</text:p>
      <text:p text:style-name="P4">
Subject: 时政风云</text:p>
      <text:p text:style-name="P4">
Subjects: ['德中关系', '岛屿主权争端', '专题报道：全景观看“习马会”', '中国', '加拿大', '中共十九大']</text:p>
      <text:p text:style-name="P4">
Keywords: ['中加关系', '加拿大', '中国', '亚洲基础设施投资银行', 'AIIB', '亚投行']</text:p>
      <text:p text:style-name="P4">
ID: 65917899</text:p>
      <!--METADATA-->
      <text:p text:style-name="P4">
<text:a xlink:type="simple" xlink:href="https://www.dw.com/zh/overlay/image/article/65917899/18321850" text:style-name="Internet_20_link" text:visited-style-name="Visited_20_Internet_20_Link">
 </text:a>
</text:p>
      <text:p text:style-name="P4">
2014年，亞投行於北京成立，各創始成員國代表出席簽字儀式。</text:p>
      <text:p text:style-name="P4">
（德國之聲中文網）一名現已離職的加拿大籍主管週三（6月14日）指控， <text:a xlink:type="simple" xlink:href="https://www.dw.com/zh/zh/亚投行正式开业-拟年内批准首批贷款/a-18985716" text:style-name="Internet_20_link" text:visited-style-name="Visited_20_Internet_20_Link">
 亞洲基礎設施投資銀行（AIIB，簡稱亞投行）</text:a>
受到中共主宰。同日，加拿大副總理兼財政部長方慧蘭（Chrystia Freeland）表示，該國正在為此進行調查，期間將凍結與亞投行的關係。</text:p>
      <text:p text:style-name="P4">
<text:a xlink:type="simple" xlink:href="https://www.dw.com/zh/zh/北京转向亚投行冻结俄罗斯业务/a-61017358" text:style-name="Internet_20_link" text:visited-style-name="Visited_20_Internet_20_Link">
 亞投行總部設於北京 </text:a>
，是全球首個由中國倡議設立的多邊金融機構，旨在向亞洲各國家和地區政府提供資金，以支持基礎設施建設等開發項目。</text:p>
      <text:p text:style-name="P4">
<text:a xlink:type="simple" xlink:href="https://www.dw.com/zh/zh/亚投行再添新丁/a-38084606" text:style-name="Internet_20_link" text:visited-style-name="Visited_20_Internet_20_Link">
 該機構迄今有106個國家和政府成員 </text:a>
，包含大部分亞洲國家、澳大利亞、俄羅斯、英國及法國等； <text:a xlink:type="simple" xlink:href="https://www.dw.com/zh/zh/加拿大将于年底申请加入亚投行/a-19516700" text:style-name="Internet_20_link" text:visited-style-name="Visited_20_Internet_20_Link">
 加拿大於2018年3月加入</text:a>
，日本及美國則沒有參與。德國則是亞投行在全球的第4大股東，也是亞洲區外最大股東。</text:p>
      <text:p text:style-name="P4">
該名提出指控的亞投行前員工名為畢加博（BobPickard），他在該行任職15個月之後，14日在推特宣布，他已辭去該銀行全球聯絡主管的職務，並批評該銀行管理層「受到共產黨員主宰」，組織內部充滿「有毒文化」，不認為擁有亞投行成員資格符合加拿大利益。</text:p>
      <text:p text:style-name="P4">
畢加博寫道：「身為愛國的加拿大人，這是我唯一的選擇。」他還回覆網友留言道：「我親眼目睹共產黨政客佔據該銀行關鍵職位的程度。西方公眾並沒有因亞投行的成員資格而獲益。」</text:p>
      <text:p text:style-name="P4">
對此，方慧蘭告訴路透社，她已指示財政部對有關指控、該國在亞投行的參與展開調查，同時「立即停止在該銀行所有由政府主導的活動」，且不排除對調查結果採取任何行動。報導分析，此言暗示加拿大或將進一步宣布正式退出亞投行。</text:p>
      <text:p text:style-name="P4">
亞投行透過電郵發表聲明指出，畢加博提出的公開言論及描述「毫無根據，並且令人失望」。《華爾街日報》則查閱了亞投行的內部電郵指出，該行行長、中國前財政部副部長金立群14日致信全體員工，承認這些言論可能為公司帶來不確定性，但祝福畢加博未來一切順利。</text:p>
      <text:p text:style-name="P4">
中國駐加拿大使館則回應路透社的置評請求表示：「關於『亞投行由中國共產黨控制』的說法只是一個謊言。」</text:p>
      <text:p text:style-name="P4">
</text:p>
      <text:p text:style-name="P4">
加拿大與德國都是亞投行的成員。圖為去年加國副總理兼財長方慧蘭歡迎德國總理肖爾茨訪加。</text:p>
      <text:h text:style-name="P12" text:outline-level="3">
<text:span text:style-name="T4">
中加關係雪上加霜</text:span>
</text:h>
      <text:p text:style-name="P4">
路透社分析，方慧蘭的發言標誌著中加關係再次惡化。過去5年，兩國關係也一直處於冰點狀態。</text:p>
      <text:p text:style-name="P4">
今年5月， <text:a xlink:type="simple" xlink:href="https://www.dw.com/zh/zh/加拿大召見中國大使-考慮驅逐外交官/a-65509675" text:style-name="Internet_20_link" text:visited-style-name="Visited_20_Internet_20_Link">
 加拿大驅逐了一名中國外交官 </text:a>
，指控他試圖恐嚇其保守黨國會議員莊文浩及其親屬，北京也隨即祭出反制，將一名加拿大外交官列為「不受歡迎的人」，要求她在期限內離開中國。</text:p>
      <text:p text:style-name="P4">
近期加拿大多家媒體指出，中國以政治獻金、社群媒體假訊息、資助華裔志工進行投票動員等方式，干預加拿大2019年、2021年的選舉。 <text:a xlink:type="simple" xlink:href="https://www.dw.com/zh/zh/中國加拿大針鋒相對-特魯多不會被嚇倒/a-65556706" text:style-name="Internet_20_link" text:visited-style-name="Visited_20_Internet_20_Link">
加拿大政府為此成立專案小組進行調查 </text:a>
，指選舉結果並沒有受到外國干預影響。</text:p>
      <text:p text:style-name="P4">
加拿大加入亞投行時，已是由現任總理特魯多（JustinTrudeau）執政。反對黨長期以來不斷要求渥太華退出該銀行，指控該行是北京在整個太平洋地區輸出威權主義的工具。</text:p>
      <text:h text:style-name="P12" text:outline-level="3">
<text:span text:style-name="T4">
亚投行启动：亚洲的机会，中国的机会？</text:span>
</text:h>
      <text:p text:style-name="P4">
（路透社、《華爾街日報》）</text:p>
      <text:p text:style-name="P4">
Source: <text:a xlink:type="simple" xlink:href="https://www.dw.com/zh/亞投行前主管批中共操控-加拿大追查/a-65917899" text:style-name="Internet_20_link" text:visited-style-name="Visited_20_Internet_20_Link">
https://www.dw.com/zh/亞投行前主管批中共操控-加拿大追查/a-65917899?maca=chi-rss-chi-all-1127-rdf</text:a>
</text:p>
      <!--NEWS-->
      <text:h text:style-name="P10" text:outline-level="1">
<text:span text:style-name="T4">
日本商谈向美国提供炮弹，用于增加乌克兰弹药储备 (Free Version)</text:span>
</text:h>
      <text:p text:style-name="P4">
Author: Alastair Gale</text:p>
      <text:p text:style-name="P4">
Publisher: 华尔街日报中文网</text:p>
      <text:p text:style-name="P4">
Published Time: 2023-06-15T04:44:00.000Z</text:p>
      <text:p text:style-name="P4">
Modified Time: 2023-06-15T04:44:00.000Z</text:p>
      <text:p text:style-name="P4">
Created Time: 2023-06-15T04:44:00.000Z</text:p>
      <text:p text:style-name="P4">
Description: 日本正商谈向美国提供炮弹，用于增加乌克兰反攻俄罗斯的弹药储备。对于长期以来限制致命武器出口的日本来说，此举是一个转变。</text:p>
      <text:p text:style-name="P4">
Images: []</text:p>
      <text:p text:style-name="P4">
Categories: ['国际']</text:p>
      <text:p text:style-name="P4">
Keywords: SYND</text:p>
      <text:p text:style-name="P4">
Type: Article</text:p>
      <!--METADATA-->
      <text:p text:style-name="P4">
日本正商谈向美国提供炮弹，用于增加乌克兰反攻俄罗斯的弹药储备。对于长期以来限制致命武器出口的日本来说，此举是一个转变。</text:p>
      <text:p text:style-name="P4">
Source: <text:a xlink:type="simple" xlink:href="https://cn.wsj.com/articles/%E6%97%A5%E6%9C%AC%E5%95%86%E8%B0%88%E5%90%91%E7%BE%8E%E5%9B%BD%E6%8F%90%E4%BE%9B%E7%82%AE%E5%BC%B9-%E7%94%A8%E4%BA%8E%E5%A2%9E%E5%8A%A0%E4%B9%8C%E5%85%8B%E5%85%B0%E5%BC%B9%E8%8D%AF%E5%82%A8%E5%A4%87-6f539a91" text:style-name="Internet_20_link" text:visited-style-name="Visited_20_Internet_20_Link">
https://cn.wsj.com/articles/%E6%97%A5%E6%9C%AC%E5%95%86%E8%B0%88%E5%90%91%E7%BE%8E%E5%9B%BD%E6%8F%90%E4%BE%9B%E7%82%AE%E5%BC%B9-%E7%94%A8%E4%BA%8E%E5%A2%9E%E5%8A%A0%E4%B9%8C%E5%85%8B%E5%85%B0%E5%BC%B9%E8%8D%AF%E5%82%A8%E5%A4%87-6f539a91</text:a>
</text:p>
      <!--NEWS-->
      <text:h text:style-name="P10" text:outline-level="1">
<text:span text:style-name="T4">
韩国如何将厨余垃圾“变废为宝”</text:span>
</text:h>
      <text:p text:style-name="P4">
Creator: JOHN YOON</text:p>
      <text:p text:style-name="P4">
Publisher: https://www.facebook.com/nytimeschinese</text:p>
      <text:p text:style-name="P4">
Published Time: 2023-06-15T04:56:27+08:00</text:p>
      <text:p text:style-name="P4">
Description: 韩国禁止填埋厨余垃圾，政府建立了数百个处理设施，将它们转化为动物饲料、肥料和家庭取暖燃料。这种方式广受赞扬，但批评人士称，它并未实现减少食物浪费的目标。 Chang W. Lee/The New York Times 首尔的一处厨余垃圾处理设施。</text:p>
      <text:p text:style-name="P4">
Images: ["<text:a xlink:type="simple" xlink:href="https://static01.nyt.com/images/2023/06/14/world/14skorea-foodwaste-add/cqbg-master1050.jpg" text:style-name="Internet_20_link" text:visited-style-name="Visited_20_Internet_20_Link">
cqbg-master10...</text:a>
"]</text:p>
      <text:p text:style-name="P4">
Category: 亚太</text:p>
      <text:p text:style-name="P4">
Type: Article</text:p>
      <!--METADATA-->
      <text:p text:style-name="P4">
<draw:frame draw:style-name="fr1" draw:name="Image118" text:anchor-type="as-char" svg:width="6.9236in" svg:height="4.615733in" draw:z-index="0">
<draw:image xlink:href="../Images/cnnytimes/2023-06-15T04-56-27-08-00/cqbg-master1050.jpg" xlink:type="simple" xlink:show="embed" xlink:actuate="onLoad" draw:mime-type="image/jpeg"/>
</draw:frame>
</text:p>
      <text:p text:style-name="P4">
全世界  每年 <text:a xlink:type="simple" xlink:href="https://www.nytimes.com/2022/10/13/climate/global-food-waste-solutions.html" text:style-name="Internet_20_link" text:visited-style-name="Visited_20_Internet_20_Link">
 丢弃的14亿吨食物 </text:a>
 中，大部分进了垃圾填埋场。  它们的腐烂会污染水和土壤，释放出大量的 <text:a xlink:type="simple" xlink:href="https://www.nytimes.com/interactive/2019/12/12/climate/texas-methane-super-emitters.html" text:style-name="Internet_20_link" text:visited-style-name="Visited_20_Internet_20_Link">
 甲烷</text:a>
 ——最强效的温室气体之一。</text:p>
      <text:p text:style-name="P4">
但在韩国却不是这样，该国近20年前就禁止将厨余垃圾送去填埋场。在这里，绝大多数厨余垃圾被转化为动物饲料、肥料和家庭取暖的燃料。</text:p>
      <text:p text:style-name="P4">
厨余垃圾是 <text:a xlink:type="simple" xlink:href="https://www.unep.org/resources/report/unep-food-waste-index-report-2021" text:style-name="Internet_20_link" text:visited-style-name="Visited_20_Internet_20_Link">
 导致气候变化的最大肇因之一 </text:a>
 ，不仅是因为甲烷，还因为用于生产和运输  食物的能源和资源也被浪费了。</text:p>
      <text:p text:style-name="P4">
各国政府都在研究韩国的方法，这里高达九成的废弃食品是通过垃圾填埋和焚化之外的方式处理的。中国、丹麦和其他国家的官员纷纷到韩国参观相关的处理设施。纽约市到明年秋天将<text:a xlink:type="simple" xlink:href="https://www.nytimes.com/2023/06/08/nyregion/food-composting-nyc.html" text:style-name="Internet_20_link" text:visited-style-name="Visited_20_Internet_20_Link">
 要求所有居民 </text:a>
 把厨余垃圾与其他垃圾分开，该市卫生部门的一位发言人表示，纽约多年来一直在观察韩国的做法。</text:p>
      <text:p text:style-name="P4">
广告</text:p>
      <text:p text:style-name="P4">
虽然许多城市都有类似的项目，但很少有其他国家像韩国这样在全国范围内推行这种做法。减排方法研究机构 <text:a xlink:type="simple" xlink:href="https://drawdown.org/solutions/reduced-food-waste" text:style-name="Internet_20_link" text:visited-style-name="Visited_20_Internet_20_Link">
 Project Drawdown</text:a>
的资深科学家保罗·韦斯特说，这是因为成本问题。据韩国环境部称，尽管个人和企业  会支付少量费用来处理厨余垃圾，但该项目每年仍要花费韩国约6亿美元。</text:p>
      <text:p text:style-name="P4">
尽管如此，韦斯特等专家表示，这个办法应该推广。“韩国的例子使更大规模的减排成为可能，”他说。</text:p>
      <text:p text:style-name="P4">
</text:p>
      <text:p text:style-name="P4">
在高阳的一处处理点，厨余垃圾正在从塑料袋中分离出来。</text:p>
      <text:p text:style-name="P4">
韩国的烹饪传统往往带来剩余食物。大多数时候，一顿饭的小配菜少则几样，多则十几样。多年来，几乎所有的剩菜都埋到地下。</text:p>
      <text:p text:style-name="P4">
但该国的多山地形限制了垃圾填埋场的数量，而且无法与居民区拉开距离。1995年，政府推行纸张和塑料的强制回收规定，但厨余垃圾继续与其他垃圾一起掩埋。</text:p>
      <text:p text:style-name="P4">
政府运营的首尔研究院的研究员柳荣基（音）曾为多座城市提供厨余垃圾处理方面的建议，他说，生活在垃圾填埋场附近的居民对气味的抱怨从政治上推动了改变的发生。由于韩国料理以炖煮为主，所以厨余垃圾往往带有汤汤水水，这意味着体积更大，气味更重。</text:p>
      <text:p text:style-name="P4">
柳荣基说，“扔掉的厨余垃圾会发出可怕的臭味。”</text:p>
      <text:p text:style-name="P4">
广告</text:p>
      <text:p text:style-name="P4">
自2005年以来，在韩国将厨余垃圾送到填埋场属于违法行为。地方政府建立了数百个处理设施。消费者、餐馆老板、卡车司机和其他人都是这个网络的一部分，该网络将厨余垃圾收集起来，转化为有用的东西。</text:p>
      <text:p text:style-name="P4">
在首尔北边道峰区颇受欢迎的午餐食肆钟路炖村，鱼干汤泡饭和泡菜锅最受欢迎。无论点什么菜，店主李熹延（音）都会端上各种小菜，包括泡菜、豆腐、煮豆芽和腌紫苏叶。</text:p>
      <text:p text:style-name="P4">
</text:p>
      <text:p text:style-name="P4">
李熹延在他的首尔参观。一天的剩菜剩饭会集中在一个桶里。</text:p>
      <text:p text:style-name="P4">
</text:p>
      <text:p text:style-name="P4">
打烊后，李熹延的餐厅会把剩菜剩饭倒进一个专用的桶里。上面的贴纸证明他已经支付了清运费。</text:p>
      <text:p text:style-name="P4">
顾客还有需要的话可以自取，“人们拿的会比他们能吃下的多，”他说。“在食物方面，韩国人喜欢摆满一大桌的感觉。”</text:p>
      <text:p text:style-name="P4">
李先生是要为此付出代价的：每20升厨余大约2800韩元，约合人民币15元。剩菜剩饭会倒进厨房的桶里，打烊后再倾倒到外面一个指定的垃圾桶。他会在桶盖上贴一张从区政府购买的贴纸——证明他已经支付了垃圾清运费。</text:p>
      <text:p text:style-name="P4">
早上，区政府雇用的公司将这些垃圾桶清空。朴明珠和他的团队从凌晨5点开始在街道上穿梭，撕掉垃圾箱上的贴纸，将里面的东西倒进卡车的翻斗里。</text:p>
      <text:p text:style-name="P4">
上午11点左右，他们到达道峰的处理厂，在那里卸下烂泥般的垃圾。</text:p>
      <text:p text:style-name="P4">
广告</text:p>
      <text:p text:style-name="P4">
残渣——骨头、种子、壳类——是手工捡出来的。（道峰的工厂是该国最后几家未将这一步自动化的工厂之一。）传送带将废物送入研磨机粉碎成小块。任何不容易切碎的东西，比如塑料袋，都会被过滤掉并焚烧。</text:p>
      <text:p text:style-name="P4">
然后将废物烘烤和脱水。水分进入管道通往水处理车间，其中一些被用来生产沼气。其余的被净化并排放到附近的溪流中。</text:p>
      <text:p text:style-name="P4">
朴明珠的团队送来垃圾四小时后，加工厂剩下的废物被研磨成最终产品：一种干燥的棕色粉末，闻起来像泥土。该设施的经理沈允植说，它可以作为鸡和鸭的饲料补充剂，富含蛋白质和纤维，并将其送给任何愿意接收的农场。</text:p>
      <text:p text:style-name="P4">
在工厂内，强烈的气味附着在织物和头发上。但在外面几乎闻不到。建筑内的管道会用化学方法对气体进行净化，然后再由排气装置排出。</text:p>
      <text:p text:style-name="P4">
</text:p>
      <text:p text:style-name="P4">
在道峰区的一处设施里，厨余垃圾被加工成动物饲料。</text:p>
      <text:p text:style-name="P4">
</text:p>
      <text:p text:style-name="P4">
在道峰区的一处厨余垃圾处理设施里，工作人员正在搬运动物饲料，它们将赠送给农民。</text:p>
      <text:p text:style-name="P4">
其他处理厂有不同的工作方式。在首尔郊区高阳市的沼气设施中，食物垃圾——每年近7万吨——进行厌氧消化。将垃圾放置在大容器中长达35天，让细菌发挥作用，分解有机物并产生主要由甲烷和二氧化碳组成的沼气。</text:p>
      <text:p text:style-name="P4">
沼气被卖给了当地一家公用事业公司，据称这些沼气用于为高阳市的3000户家庭供暖。剩下的固体物质与木屑混合制成肥料，然后分发出去。</text:p>
      <text:p text:style-name="P4">
广告</text:p>
      <text:p text:style-name="P4">
研究人员发现，在垃圾填埋场腐烂的每一吨食物垃圾都会排放相当于800磅二氧化碳的温室气体。高阳处理厂的工程师李昌基说，转化为沼气可以将排放减半。</text:p>
      <text:p text:style-name="P4">
批评人士指出，尽管韩国的计划带来了种种好处，但它并未实现其目标之一：让人们少浪费食物。根据环境部的数据，多年来，全国丢弃的食物量基本没变。</text:p>
      <text:p text:style-name="P4">
</text:p>
      <text:p text:style-name="P4">
高阳生物能源设施生产的肥料运到了高阳一个农场。</text:p>
      <text:p text:style-name="P4">
</text:p>
      <text:p text:style-name="P4">
高阳农场使用能源设施生产的肥料来种植莴苣和青菜。</text:p>
      <text:p text:style-name="P4">
该系统还有其他缺陷。也有断断续续的抱怨声：高阳市德阳区一个村庄的居民说，一家加工厂的气味曾经非常难闻，以至于他们无法开着窗户。由于邻居的抗议，该工厂自2018年以来一直处于停工状态。</text:p>
      <text:p text:style-name="P4">
“工厂关闭后，所有问题都消失了，”68岁的德阳居民莫松云说。</text:p>
      <text:p text:style-name="P4">
但全国范围内的大多数工厂——与它们实际上正在取代的垃圾填埋场不同——几乎没有引起邻居的严重投诉。政府官员表示，稳步改进技术已促成更清洁、更高效的运营。</text:p>
      <text:p text:style-name="P4">
Source: <text:a xlink:type="simple" xlink:href="https://cn.nytimes.com/asia-pacific/20230615/south-korea-food-waste/" text:style-name="Internet_20_link" text:visited-style-name="Visited_20_Internet_20_Link">
https://cn.nytimes.com/asia-pacific/20230615/south-korea-food-waste/</text:a>
</text:p>
      <!--NEWS-->
      <text:h text:style-name="P10" text:outline-level="1">
<text:span text:style-name="T4">
加拿大政府冻结在亚投行所有活动 (Free Version)</text:span>
</text:h>
      <text:p text:style-name="P4">
Authors: ['李若瑟', '阿尔琼•尼尔•阿利姆', '詹姆斯•波利提']</text:p>
      <text:p text:style-name="P4">
Publisher: 英国《金融时报》</text:p>
      <text:p text:style-name="P4">
Time: 2023-06-15T05:18:39+00:00</text:p>
      <text:p text:style-name="P4">
Published Time: 2023-06-14T12:00:99+08:00</text:p>
      <text:p text:style-name="P4">
Modified Time: 2023-06-15T01:08:99+08:00</text:p>
      <text:p text:style-name="P4">
Description: 亚洲基础设施投资银行沟通部门负责人、加拿大籍的毕加博称中共党员控制着该行。他已辞职并飞往东京。</text:p>
      <text:p text:style-name="P4">
Images: ["<text:a xlink:type="simple" xlink:href="https://thumbor.ftacademy.cn/unsafe/picture/4/000184464_piclink.jpg" text:style-name="Internet_20_link" text:visited-style-name="Visited_20_Internet_20_Link">
000184464_pic...</text:a>
"]</text:p>
      <text:p text:style-name="P4">
Themes: ['亚投行', '关注']</text:p>
      <text:p text:style-name="P4">
Keywords: ['亚投行', '中加关系', '加拿大', '中国共产党']</text:p>
      <text:p text:style-name="P4">
Type: Article</text:p>
      <!--METADATA-->
      <text:p text:style-name="P4">
<draw:frame draw:style-name="fr1" draw:name="Image126" text:anchor-type="as-char" svg:width="6.9236in" svg:height="3.894525in" draw:z-index="0">
<draw:image xlink:href="../Images/FT Chinese Free Version/2023-06-15T05-18-39-00-00/000184464_piclink.jpg" xlink:type="simple" xlink:show="embed" xlink:actuate="onLoad" draw:mime-type="image/jpeg"/>
</draw:frame>
</text:p>
      <text:p text:style-name="P4">
加拿大冻结了在这家有“中国的世界银行(WorldBank)”之称的多边贷款机构中的所有活动，此前一名亚投行高级官员辞职，称该行由“像内部秘密警察一样运作”的中共党员管理。</text:p>
      <text:p text:style-name="P4">
总部位于北京的亚洲基础设施投资银行(Asian Infrastructure Investment Bank)沟通部门负责人、加拿大籍的毕加博(BobPickard)表示，他因为担心自己的安全于周三飞往东京。此前，他曾表示担忧，称中共渗透了该行。</text:p>
      <text:p text:style-name="P4">
Source: <text:a xlink:type="simple" xlink:href="http://www.ftchinese.com/story/001099972" text:style-name="Internet_20_link" text:visited-style-name="Visited_20_Internet_20_Link">
http://www.ftchinese.com/story/001099972</text:a>
</text:p>
      <!--NEWS-->
      <text:h text:style-name="P10" text:outline-level="1">
<text:span text:style-name="T4">
中国加强中东外交，提议斡旋巴以冲突 (Free Version)</text:span>
</text:h>
      <text:p text:style-name="P4">
Authors: ['詹姆斯•肖特', '杨缘']</text:p>
      <text:p text:style-name="P4">
Publisher: 英国《金融时报》</text:p>
      <text:p text:style-name="P4">
Time: 2023-06-15T05:23:22+00:00</text:p>
      <text:p text:style-name="P4">
Published Time: 2023-06-14T12:00:99+08:00</text:p>
      <text:p text:style-name="P4">
Modified Time: 2023-06-15T01:22:99+08:00</text:p>
      <text:p text:style-name="P4">
Description: 在促成沙特阿拉伯和伊朗出人意料地恢复了外交关系后，北京方面继续寻求扩大其在中东的外交角色。</text:p>
      <text:p text:style-name="P4">
Images: ["<text:a xlink:type="simple" xlink:href="https://thumbor.ftacademy.cn/unsafe/picture/6/000184466_piclink.jpg" text:style-name="Internet_20_link" text:visited-style-name="Visited_20_Internet_20_Link">
000184466_pic...</text:a>
"]</text:p>
      <text:p text:style-name="P4">
Themes: ['中国外交', '关注']</text:p>
      <text:p text:style-name="P4">
Keywords: ['中国外交', '巴以关系', '中东', '巴勒斯坦']</text:p>
      <text:p text:style-name="P4">
Type: Article</text:p>
      <!--METADATA-->
      <text:p text:style-name="P4">
<draw:frame draw:style-name="fr1" draw:name="Image127" text:anchor-type="as-char" svg:width="6.9236in" svg:height="3.894525in" draw:z-index="0">
<draw:image xlink:href="../Images/FT Chinese Free Version/2023-06-15T05-23-22-00-00/000184466_piclink.jpg" xlink:type="simple" xlink:show="embed" xlink:actuate="onLoad" draw:mime-type="image/jpeg"/>
</draw:frame>
</text:p>
      <text:p text:style-name="P4">
中国已提议在巴勒斯坦两个对立派系之间进行斡旋，并为巴勒斯坦与以色列恢复和谈提供便利，这是北京方面有意扩大其在中东的外交角色的最新迹象。</text:p>
      <text:p text:style-name="P4">
在中国国家主席习近平与巴勒斯坦民族权力机构(Palestinian Authority)主席马哈茂德•阿巴斯(MahmoudAbbas)周三在北京举行的会谈中，两位领导人还宣布建立中巴战略伙伴关系。</text:p>
      <text:p text:style-name="P4">
Source: <text:a xlink:type="simple" xlink:href="http://www.ftchinese.com/story/001099973" text:style-name="Internet_20_link" text:visited-style-name="Visited_20_Internet_20_Link">
http://www.ftchinese.com/story/001099973</text:a>
</text:p>
      <!--NEWS-->
      <text:h text:style-name="P10" text:outline-level="1">
<text:span text:style-name="T4">
AMD超级芯片直接对战“万亿美元”英伟达 (Free Version)</text:span>
</text:h>
      <text:p text:style-name="P4">
Author: Dan Gallagher</text:p>
      <text:p text:style-name="P4">
Publisher: 华尔街日报中文网</text:p>
      <text:p text:style-name="P4">
Published Time: 2023-06-15T05:40:00.000Z</text:p>
      <text:p text:style-name="P4">
Modified Time: 2023-06-15T05:40:00.000Z</text:p>
      <text:p text:style-name="P4">
Created Time: 2023-06-15T04:25:00.000Z</text:p>
      <text:p text:style-name="P4">
Description: AMD推出“超级芯片”，直接对战行业领导者英伟达。</text:p>
      <text:p text:style-name="P4">
Images: []</text:p>
      <text:p text:style-name="P4">
Categories: ['金融市场', '股闻天下']</text:p>
      <text:p text:style-name="P4">
Keywords: SYND,LINK:EN|WP-WSJ-0000979975</text:p>
      <text:p text:style-name="P4">
Type: Article</text:p>
      <!--METADATA-->
      <text:p text:style-name="P4">
Advanced Micro Devices Inc. (AMD, 简称AMD)搞定了一家 <text:a xlink:type="simple" xlink:href="https://cn.wsj.com/articles/CN-TEC-20230614075903" text:style-name="Internet_20_link" text:visited-style-name="Visited_20_Internet_20_Link">
 规模超过其10倍的竞争对手</text:a>
 才取得了现在的成就。现在困难的部分来了。</text:p>
      <text:p text:style-name="P4">
Source: <text:a xlink:type="simple" xlink:href="https://cn.wsj.com/articles/amd%E8%B6%85%E7%BA%A7%E8%8A%AF%E7%89%87%E7%9B%B4%E6%8E%A5%E5%AF%B9%E6%88%98-%E4%B8%87%E4%BA%BF%E7%BE%8E%E5%85%83-%E8%8B%B1%E4%BC%9F%E8%BE%BE-cc87cfa8" text:style-name="Internet_20_link" text:visited-style-name="Visited_20_Internet_20_Link">
https://cn.wsj.com/articles/amd%E8%B6%85%E7%BA%A7%E8%8A%AF%E7%89%87%E7%9B%B4%E6%8E%A5%E5%AF%B9%E6%88%98-%E4%B8%87%E4%BA%BF%E7%BE%8E%E5%85%83-%E8%8B%B1%E4%BC%9F%E8%BE%BE-cc87cfa8</text:a>
</text:p>
      <!--NEWS-->
      <text:h text:style-name="P10" text:outline-level="1">
<text:span text:style-name="T4">
欧盟称可能寻求分拆谷歌的广告技术业务 (Free Version)</text:span>
</text:h>
      <text:p text:style-name="P4">
Author: Sam Schechner / Kim Mackrael</text:p>
      <text:p text:style-name="P4">
Publisher: 华尔街日报中文网</text:p>
      <text:p text:style-name="P4">
Published Time: 2023-06-15T06:00:00.000Z</text:p>
      <text:p text:style-name="P4">
Modified Time: 2023-06-15T06:00:00.000Z</text:p>
      <text:p text:style-name="P4">
Created Time: 2023-06-14T22:37:00.000Z</text:p>
      <text:p text:style-name="P4">
Description: 欧洲的最高反垄断监管机构指控谷歌滥用其在在线广告技术行业的主导地位，称可能寻求分拆这家科技巨头的广告技术业务。</text:p>
      <text:p text:style-name="P4">
Images: []</text:p>
      <text:p text:style-name="P4">
Categories: ['科技']</text:p>
      <text:p text:style-name="P4">
Keywords: SYND,LINK:EN|WP-WSJ-0000979649</text:p>
      <text:p text:style-name="P4">
Type: Article</text:p>
      <!--METADATA-->
      <text:p text:style-name="P4">
欧洲的最高反垄断监管机构指控谷歌(Google)滥用其在在线广告技术行业的主导地位，称可能寻求分拆谷歌的广告技术业务。</text:p>
      <text:p text:style-name="P4">
Source: <text:a xlink:type="simple" xlink:href="https://cn.wsj.com/articles/%E6%AC%A7%E7%9B%9F%E7%A7%B0%E5%8F%AF%E8%83%BD%E5%AF%BB%E6%B1%82%E5%88%86%E6%8B%86%E8%B0%B7%E6%AD%8C%E7%9A%84%E5%B9%BF%E5%91%8A%E6%8A%80%E6%9C%AF%E4%B8%9A%E5%8A%A1-708b4f99" text:style-name="Internet_20_link" text:visited-style-name="Visited_20_Internet_20_Link">
https://cn.wsj.com/articles/%E6%AC%A7%E7%9B%9F%E7%A7%B0%E5%8F%AF%E8%83%BD%E5%AF%BB%E6%B1%82%E5%88%86%E6%8B%86%E8%B0%B7%E6%AD%8C%E7%9A%84%E5%B9%BF%E5%91%8A%E6%8A%80%E6%9C%AF%E4%B8%9A%E5%8A%A1-708b4f99</text:a>
</text:p>
      <!--NEWS-->
      <text:h text:style-name="P10" text:outline-level="1">
<text:span text:style-name="T4">
美国投行放弃部分中国公司赴港IPO交易委托 (Free Version)</text:span>
</text:h>
      <text:p text:style-name="P4">
Author: Dave Sebastian</text:p>
      <text:p text:style-name="P4">
Publisher: 华尔街日报中文网</text:p>
      <text:p text:style-name="P4">
Published Time: 2023-06-15T06:35:00.000Z</text:p>
      <text:p text:style-name="P4">
Modified Time: 2023-06-15T06:35:00.000Z</text:p>
      <text:p text:style-name="P4">
Created Time: 2023-06-15T03:30:00.000Z</text:p>
      <text:p text:style-name="P4">
Description: 国际投资者对中国IPO交易的信心严重恶化，促使投行纷纷退出潜在上市交易，就连小型IPO也很难推销出去。</text:p>
      <text:p text:style-name="P4">
Images: []</text:p>
      <text:p text:style-name="P4">
Categories: ['金融市场']</text:p>
      <text:p text:style-name="P4">
Keywords: SYND,LINK:EN|WP-WSJ-0000979476</text:p>
      <text:p text:style-name="P4">
Type: Article</text:p>
      <!--METADATA-->
      <text:p text:style-name="P4">
国际投资者对中国IPO交易的信心严重恶化，促使投行纷纷退出潜在上市交易，就连小型IPO也很难推销出去。</text:p>
      <text:p text:style-name="P4">
Source: <text:a xlink:type="simple" xlink:href="https://cn.wsj.com/articles/%E7%BE%8E%E5%9B%BD%E6%8A%95%E8%A1%8C%E6%94%BE%E5%BC%83%E9%83%A8%E5%88%86%E4%B8%AD%E5%9B%BD%E5%85%AC%E5%8F%B8%E8%B5%B4%E6%B8%AFipo%E4%BA%A4%E6%98%93%E5%A7%94%E6%89%98-c15d185a" text:style-name="Internet_20_link" text:visited-style-name="Visited_20_Internet_20_Link">
https://cn.wsj.com/articles/%E7%BE%8E%E5%9B%BD%E6%8A%95%E8%A1%8C%E6%94%BE%E5%BC%83%E9%83%A8%E5%88%86%E4%B8%AD%E5%9B%BD%E5%85%AC%E5%8F%B8%E8%B5%B4%E6%B8%AFipo%E4%BA%A4%E6%98%93%E5%A7%94%E6%89%98-c15d185a</text:a>
</text:p>
      <!--NEWS-->
      <text:h text:style-name="P10" text:outline-level="1">
<text:span text:style-name="T4">
尽管房价走软，中资房地产股在香港股市上涨 (Free Version)</text:span>
</text:h>
      <text:p text:style-name="P4">
Author: Bingyan Wang</text:p>
      <text:p text:style-name="P4">
Publisher: 华尔街日报中文网</text:p>
      <text:p text:style-name="P4">
Published Time: 2023-06-15T06:40:00.000Z</text:p>
      <text:p text:style-name="P4">
Modified Time: 2023-06-15T06:40:00.000Z</text:p>
      <text:p text:style-name="P4">
Created Time: 2023-06-15T05:29:00.000Z</text:p>
      <text:p text:style-name="P4">
Description: 尽管数据显示中国房地产市场进一步放缓，但受进一步降息的希望提振，中资房地产股周四走高。</text:p>
      <text:p text:style-name="P4">
Images: []</text:p>
      <text:p text:style-name="P4">
Categories: ['金融市场']</text:p>
      <text:p text:style-name="P4">
Keywords: SYND</text:p>
      <text:p text:style-name="P4">
Type: Article</text:p>
      <!--METADATA-->
      <text:p text:style-name="P4">
尽管数据显示中国房地产市场进一步放缓，但受进一步降息的希望提振，中资房地产股周四走高。</text:p>
      <text:p text:style-name="P4">
Source: <text:a xlink:type="simple" xlink:href="https://cn.wsj.com/articles/%E5%B0%BD%E7%AE%A1%E6%88%BF%E4%BB%B7%E8%B5%B0%E8%BD%AF-%E4%B8%AD%E8%B5%84%E6%88%BF%E5%9C%B0%E4%BA%A7%E8%82%A1%E5%9C%A8%E9%A6%99%E6%B8%AF%E8%82%A1%E5%B8%82%E4%B8%8A%E6%B6%A8-19a5580e" text:style-name="Internet_20_link" text:visited-style-name="Visited_20_Internet_20_Link">
https://cn.wsj.com/articles/%E5%B0%BD%E7%AE%A1%E6%88%BF%E4%BB%B7%E8%B5%B0%E8%BD%AF-%E4%B8%AD%E8%B5%84%E6%88%BF%E5%9C%B0%E4%BA%A7%E8%82%A1%E5%9C%A8%E9%A6%99%E6%B8%AF%E8%82%A1%E5%B8%82%E4%B8%8A%E6%B6%A8-19a5580e</text:a>
</text:p>
      <!--NEWS-->
      <text:h text:style-name="P10" text:outline-level="1">
<text:span text:style-name="T4">
希腊海域再现沉船事件 至少79人死亡和数百人失踪</text:span>
</text:h>
      <text:p text:style-name="P4">
Author: https://www.facebook.com/bbcworldservice/</text:p>
      <text:p text:style-name="P4">
Publisher: BBC News 中文</text:p>
      <text:p text:style-name="P4">
Published Time: 2023-06-15T06:41:27.000Z</text:p>
      <text:p text:style-name="P4">
Modified Time: 2023-06-15T06:41:27.000Z</text:p>
      <text:p text:style-name="P4">
Description: 这是今年最致命的移民沉船事件之一，据称船上有多达500至700人，远超该船承载量。</text:p>
      <text:p text:style-name="P4">
Images: ["<text:a xlink:type="simple" xlink:href="https://ichef.bbci.co.uk/news/640/cpsprodpb/C4A3/production/_130093305_fd52450a7713b5140f4221b45d7651c4cd397de20_313_1125_6321000x563.jpg" text:style-name="Internet_20_link" text:visited-style-name="Visited_20_Internet_20_Link">
_130093305_fd...</text:a>
"]</text:p>
      <text:p text:style-name="P4">
Videos: ["<text:a xlink:type="simple" xlink:href="https://www.bbc.com/ws/av-embeds/cps/zhongwen/simp/world-65912553/p08b48b5/zh-hans" text:style-name="Internet_20_link" text:visited-style-name="Visited_20_Internet_20_Link">
zh-hans</text:a>
"]</text:p>
      <text:p text:style-name="P4">
Tags: ['歐洲', '难民和寻求庇护者', '希腊', '农民工']</text:p>
      <text:p text:style-name="P4">
Type: Article</text:p>
      <!--METADATA-->
      <text:h text:style-name="P12" text:outline-level="3">
<text:span text:style-name="T4">
希腊海域再现沉船事件 至少79人死亡和数百人失踪</text:span>
</text:h>
      <ul>
        <li>
乔治.赖特和劳拉.戈齐   * BBC News</li>
      </ul>
      <text:p text:style-name="P4">
2023年6月15日早上6点41分<draw:frame draw:style-name="fr1" draw:name="Image128" text:anchor-type="as-char" svg:width="6.9236in" svg:height="3.894525in" draw:z-index="0">
<draw:image xlink:href="../Images/BBC Chinese/2023-06-15T06-41-27.000Z/_130093305_fd52450a7713b5140f4221b45d7651c4cd397de20_313_1125_6321000x563.jpg" xlink:type="simple" xlink:show="embed" xlink:actuate="onLoad" draw:mime-type="image/jpeg"/>
</draw:frame>
</text:p>
      <text:p text:style-name="P4">
图像来源，  Hellenic Coast Guard</text:p>
      <text:p text:style-name="P4">
图像加注文字，</text:p>
      <text:p text:style-name="P4">
希腊当局公布渔船倾覆前的画面</text:p>
      <text:p text:style-name="P4">
<text:span text:style-name="T4">
一艘载有难民的渔船在希腊南部海岸倾覆沉没，导致最少79人死亡。</text:span>
</text:p>
      <text:p text:style-name="P4">
希腊官员表示，目前过百人获救，但仍有数百人失踪。</text:p>
      <text:p text:style-name="P4">
当局指这是希腊最严重的移民悲剧之一，宣布全国哀悼三天。</text:p>
      <text:p text:style-name="P4">
该渔船在皮洛斯（Pylos）西南约80公里处沉没，海岸防卫队此前说，渔船拒绝接受救援。</text:p>
      <text:p text:style-name="P4">
海岸防卫队指，周二晚间欧洲边境与海岸警卫队（Frontex）一架飞机在国际水域发现该艘船，船上的人都没有穿救生衣。</text:p>
      <text:p text:style-name="P4">
<text:a xlink:type="simple" xlink:href="https://www.bbc.com/zhongwen/simp/world-61807533" text:style-name="Internet_20_link" text:visited-style-name="Visited_20_Internet_20_Link">
 移民、难民和寻求避难者之间到底有何区别？ </text:a>
  * <text:a xlink:type="simple" xlink:href="https://www.bbc.com/zhongwen/simp/world-61343585" text:style-name="Internet_20_link" text:visited-style-name="Visited_20_Internet_20_Link">
 英国的卢旺达安置计划：有难民称“没有人会接受” </text:a>
  * <text:a xlink:type="simple" xlink:href="https://www.bbc.com/zhongwen/simp/world-62048747" text:style-name="Internet_20_link" text:visited-style-name="Visited_20_Internet_20_Link">
 俄罗斯入侵乌克兰造成了多少难民，他们去了哪里？ </text:a>
  * <text:a xlink:type="simple" xlink:href="https://www.bbc.com/zhongwen/simp/business-50013928" text:style-name="Internet_20_link" text:visited-style-name="Visited_20_Internet_20_Link">
 买卖护照国籍背后：全球巨额利润产业揭秘 </text:a>
  * <text:a xlink:type="simple" xlink:href="https://www.bbc.com/zhongwen/simp/world-61979550" text:style-name="Internet_20_link" text:visited-style-name="Visited_20_Internet_20_Link">
 从偷渡惨案看世界四条最危险的非法移民路线 </text:a>
  * <text:a xlink:type="simple" xlink:href="https://www.bbc.com/zhongwen/simp/chinese-news-64222835" text:style-name="Internet_20_link" text:visited-style-name="Visited_20_Internet_20_Link">
 雨林、抢匪以及“美国梦”：90后中国人偷渡“润美”的新路线 </text:a>
</text:p>
      <text:p text:style-name="P4">
希腊国家广播电视公司ERT引述航运部门提供的时间表报道称，当局曾多次用卫星电话与该船联系，表示可以提供帮助，但渔船一再表示： “我们只想继续前往意大利”。</text:p>
      <text:p text:style-name="P4">
数小时后，即当地周三01:40（格林尼治标准时间23:40），据称船上有人通知希腊海岸防卫队，该渔船的发动机故障。</text:p>
      <text:p text:style-name="P4">
不久后船只倾覆，仅仅10至15分钟就完全沉没。当局展开搜救行动，但因强风而变得困难。</text:p>
      <text:p text:style-name="P4">
支援难民热线“报警电话”（Alarm Phone）表示，海岸防卫队"在派出任何帮助之前，已经知道该船遇险数小时”，又指当局“从不同渠道获悉”该渔船有问题。</text:p>
      <text:p text:style-name="P4">
该组织补充指，船上的移民可能害怕面对希腊当局，因为他们知道该国“有可怕的系统用来对付难民”。</text:p>
      <text:h text:style-name="P12" text:outline-level="3">
<text:span text:style-name="T4">
严重超载</text:span>
</text:h>
      <text:p text:style-name="P4">
</text:p>
      <text:p text:style-name="P4">
图像来源，  Getty Images</text:p>
      <text:p text:style-name="P4">
图像加注文字，</text:p>
      <text:p text:style-name="P4">
收容中心的幸存者</text:p>
      <text:p text:style-name="P4">
据信，这艘渔船是从利比亚前往意大利，船上大多数人被认为是20多岁的男子。</text:p>
      <text:p text:style-name="P4">
据当地媒体报道，他们已经航行数天，有报道称周二下午，一艘提供食物和水的马耳他货船曾接近该船。</text:p>
      <text:p text:style-name="P4">
有生还者称，船上有多达500至700人，一当地卫生部门官员雅尼斯·卡尔维利斯（YiannisKarvelis）表示这是一场前所未有的悲剧，“船上的人数远远超出了承载量。”</text:p>
      <text:p text:style-name="P4">
海岸防卫队上尉阿莱克斯由（Nikolaos Alexiou）对公共电视台表示，他的同事看到人们挤在甲板上，船只在地中海一处最深处的地方沉没。</text:p>
      <text:p text:style-name="P4">
当局尚未公布遇难者的国籍。生还者被送往卡拉马塔镇（Kalamata），许多人因体温过低或受轻伤送院留医。</text:p>
      <text:p text:style-name="P4">
希腊国家广播电视公司ERT报道指，三名怀疑是人口贩子的人士，被带到卡拉马塔的中央港务部门受查。</text:p>
      <text:p text:style-name="P4">
希腊总统卡特琳娜·萨凯拉罗普鲁（Katerina Sakellaropoulou）探视部分生还者，并对死者表示悲痛。</text:p>
      <text:p text:style-name="P4">
</text:p>
      <text:p text:style-name="P4">
图像来源，  EPA</text:p>
      <text:p text:style-name="P4">
图像加注文字，</text:p>
      <text:p text:style-name="P4">
有生还者需要送院治疗</text:p>
      <text:p text:style-name="P4">
每年均有数百人在试图穿越地中海时死亡。今年2月，一艘载有移民的船只在意大利南部卡拉布里亚（Calabria）地区的库特罗（Cutro）附近倾覆，造成至少94人死亡，是有记录以来最致命的事件之一。</text:p>
      <text:p text:style-name="P4">
希腊移民部官员伊奥尔戈斯·米凯利迪斯（Yiorgos Michaelidis）接受BBC节目今夜世界（WorldTonight）访问，指希腊曾多次表示，欧盟需要拿出一个“有效的”移民政策，“以便接受真正有需要的人，而不仅仅是那些有钱支付偷渡费的人”。</text:p>
      <text:p text:style-name="P4">
他说：“现在是人口走私者决定谁来欧洲。”</text:p>
      <text:p text:style-name="P4">
“是要由欧盟为那些真正需要的人提供庇护，帮助和安全。这不是希腊、意大利或塞浦路斯的问题......欧盟才是必须达成有效移民政策的一方。”</text:p>
      <text:p text:style-name="P4">
希腊是中东丶亚洲和非洲难民及移民进入欧盟的主要通道之一。</text:p>
      <text:p text:style-name="P4">
上月，一段影片显示希腊政府强行驱逐在海上漂流的移民，遭国际社会批评。</text:p>
      <text:p text:style-name="P4">
联合国数据显示，今年有超过7万名难民和移民抵达欧洲的前线国家，其中大部分在意大利登陆。</text:p>
      <text:p text:style-name="P4">
<text:a xlink:type="simple" xlink:href="https://www.bbc.com/ws/av-embeds/cps/zhongwen/simp/world-65912553/p08b48b5/zh-hans" text:style-name="Internet_20_link" text:visited-style-name="Visited_20_Internet_20_Link">
 Video-1-Link：/ws/av-embeds/cps/zhongwen/simp/world-65912553/p08b48b5/zh-hans</text:a>
 <text:span text:style-name="T4">
你的器材不支持播放多媒体材料</text:span>
视频加注文字，</text:p>
      <text:p text:style-name="P4">
欧洲移民劳工讨薪难</text:p>
      <text:p text:style-name="P4">
Source: <text:a xlink:type="simple" xlink:href="https://www.bbc.com/zhongwen/simp/world-65912553" text:style-name="Internet_20_link" text:visited-style-name="Visited_20_Internet_20_Link">
https://www.bbc.com/zhongwen/simp/world-65912553</text:a>
</text:p>
      <!--NEWS-->
      <text:h text:style-name="P10" text:outline-level="1">
<text:span text:style-name="T4">
面对欧盟反垄断指控 谷歌面临分拆风险</text:span>
</text:h>
      <text:p text:style-name="P4">
Author: 联合早报 (Person)</text:p>
      <text:p text:style-name="P4">
Publisher: 联合早报 (Organization)</text:p>
      <text:p text:style-name="P4">
Published Time: 2023-06-15T07:12</text:p>
      <text:p text:style-name="P4">
Modified Time: 2023-06-15T07:13</text:p>
      <text:p text:style-name="P4">
Description: 欧洲联盟对谷歌发起反垄断指控，指称谷歌滥用其在广告技术上的优势地位压制竞争。起诉书直击这家美国公司创收模式的核心，并可能迫使谷歌剥离这块利润丰厚的业务。欧盟竞争事务专员玛格丽特·维...</text:p>
      <text:p text:style-name="P4">
Videos: []</text:p>
      <text:p text:style-name="P4">
Audios: []</text:p>
      <text:p text:style-name="P4">
Images: []</text:p>
      <text:p text:style-name="P4">
Type: NewsArticle</text:p>
      <text:p text:style-name="P4">
Breadcrumbs: ['即时', '国际']</text:p>
      <text:p text:style-name="P4">
Keywords: ['欧盟', '谷歌', 'Alphabet', '广告', '股价']</text:p>
      <!--METADATA-->
      <text:p text:style-name="P4">
欧洲联盟对谷歌发起反垄断指控，指称谷歌滥用其在广告技术上的优势地位压制竞争。起诉书直击这家美国公司创收模式的核心，并可能迫使谷歌剥离这块利润丰厚的业务。</text:p>
      <text:p text:style-name="P4">
欧盟竞争事务专员玛格丽特·维斯塔格（Margrethe Vestager）称，AlphabetInc.旗下这家子公司更支持其自身的广告交易计划而非竞争对手的项目，强化其在广告技术供应链中的核心作用，及其收取高额服务费的能力。她星期三（6月14日）在新闻发布会上说，如果委员会认定谷歌存在违法行为，谷歌可能会被迫剥离部分广告销售服务。</text:p>
      <text:p text:style-name="P4">
维斯塔格说：“在所谓的广告技术供应链上，几乎所有层面都有谷歌的身影……我们初步的担心是，谷歌可能已经利用其市场地位来支持其自己的中介服务。”</text:p>
      <text:p text:style-name="P4">
彭博社报道，关键在于，欧盟委员会称，如果要求谷歌采取救济行为，可能也不足以纠正滥用行为，这意味着有可能会要求谷歌把广告技术业务从核心服务中剥离出来。</text:p>
      <text:p text:style-name="P4">
谷歌全球广告副总裁丹·泰勒（DanTaylor）在声明中说：“谷歌仍致力于在这个竞争激烈的领域为我们的发布商和广告商合作伙伴创造价值……委员会的调查集中在我们广告业务的一个窄小层面，并非新事。我们不认同欧盟委员会的观点，我们将做出相应的回应。”</text:p>
      <text:p text:style-name="P4">
受此消息影响，谷歌股价在盘前交易中一度下跌0.5%，至123.20美元(165.33新元)。</text:p>
      <text:p text:style-name="P4">
Source: <text:a xlink:type="simple" xlink:href="https://www.zaobao.com.sg/realtime/world/story20230615-1404450" text:style-name="Internet_20_link" text:visited-style-name="Visited_20_Internet_20_Link">
https://www.zaobao.com.sg/realtime/world/story20230615-1404450</text:a>
</text:p>
      <!--NEWS-->
      <text:h text:style-name="P10" text:outline-level="1">
<text:span text:style-name="T4">
VivaTech巴黎揭幕 马克宏：法国要成为AI领头羊</text:span>
</text:h>
      <text:p text:style-name="P4">
Publisher: 法新社</text:p>
      <text:p text:style-name="P4">
Published Time: 2023-06-15T07:32:09+00:00</text:p>
      <text:p text:style-name="P4">
Modified Time: 2023-06-15T07:20:05+00:00</text:p>
      <text:p text:style-name="P4">
Description: （法新社巴黎14日电） 法国总统马克宏（Emmanuel Macron）今天在巴黎举行的欧洲最大科技盛会之一「法国科技万岁」（VivaTech）发表谈话时说，法国要成为人工智慧（AI）领头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15T07-32-09-00-00/000000.png" xlink:type="simple" xlink:show="embed" xlink:actuate="onLoad" draw:mime-type="image/png"/>
</draw:frame>
</text:p>
      <text:p text:style-name="P4">
马克宏宣布再投入5亿欧元（新台币166.5亿元）资金，用来「创造人工智慧冠军」，并赞赏针对法语人士的计画，因为各界愈来愈担心矽谷（SiliconValley）企业助长英语主宰人工智慧系统。</text:p>
      <text:p text:style-name="P4">
身兼推特（Twitter）老板和特斯拉（Tesla）执行长的马斯克（ElonMusk）预计16日现身这场科技盛典，届时他可能会谈论他的新创大脑晶片公司Neuralink。Neuralink最近获得美国批准执行大脑移植晶片的人体试验，有望藉此治疗瘫痪、失明及精神相关疾病。</text:p>
      <text:p text:style-name="P4">
超过2000家企业在14日至17日举行的VivaTech展示自家产品，从扩增实境（AR）滑雪面罩到可让使用者与已故荷兰后印象派大师梵谷「聊天」的AI机器人，应有尽有。</text:p>
      <text:p text:style-name="P4">
这场展会料将吸引数以万计人士共襄盛举，17日将开放公众参观。</text:p>
      <text:p text:style-name="P4">
马克宏是VivaTech的常客，而他今年做出的承诺，将加剧欧洲对人工智慧科技主导地位的竞争，英国最近也发布了一连串声明。</text:p>
      <text:p text:style-name="P4">
马克宏稍早证实自己将于16日与马斯克会面，他也谈到提高人工智慧训练水准以创建几个卓越运算中心（CoE）。</text:p>
      <text:p text:style-name="P4">
他与几家法国新创公司的创办人一同登台，其中包括成立仅一个月的Mistral AI。MistralAI本周宣布已筹集1.05亿欧元，创下法国AI公司的融资纪录。</text:p>
      <text:p text:style-name="P4">
马克宏也鼓励欧洲联盟尽快通过人工智慧相关法规，但警告别在未投资的情况下进行监管。</text:p>
      <text:p text:style-name="P4">
他说：「最糟糕的情况是欧洲投资远低于美国和中国，却着手制定监管规范。这种情况可能发生，但我不支持。」</text:p>
      <text:p text:style-name="P4">
自2021年以来，欧盟的「人工智慧法」（AI Act）一直在这个联盟的立法程序中反覆进行讨论，不太可能会在几年内生效。（译者：刘文瑜/核稿：徐睿承）</text:p>
      <text:p text:style-name="P4">
Source: <text:a xlink:type="simple" xlink:href="https://www.rfi.fr/cn/%E7%BC%A4%E7%BA%B7%E4%B8%96%E7%95%8C/20230615-vivatech%E5%B7%B4%E9%BB%8E%E6%8F%AD%E5%B9%95-%E9%A9%AC%E5%85%8B%E5%AE%8F-%E6%B3%95%E5%9B%BD%E8%A6%81%E6%88%90%E4%B8%BAai%E9%A2%86%E5%A4%B4%E7%BE%8A" text:style-name="Internet_20_link" text:visited-style-name="Visited_20_Internet_20_Link">
https://www.rfi.fr/cn/%E7%BC%A4%E7%BA%B7%E4%B8%96%E7%95%8C/20230615-vivatech%E5%B7%B4%E9%BB%8E%E6%8F%AD%E5%B9%95-%E9%A9%AC%E5%85%8B%E5%AE%8F-%E6%B3%95%E5%9B%BD%E8%A6%81%E6%88%90%E4%B8%BAai%E9%A2%86%E5%A4%B4%E7%BE%8A</text:a>
</text:p>
      <!--NEWS-->
      <text:h text:style-name="P10" text:outline-level="1">
<text:span text:style-name="T4">
美联储维持联邦基金利率目标区间不变 年内料将再加息</text:span>
</text:h>
      <text:p text:style-name="P4">
Author: 联合早报 (Person)</text:p>
      <text:p text:style-name="P4">
Publisher: 联合早报 (Organization)</text:p>
      <text:p text:style-name="P4">
Published Time: 2023-06-15T07:37</text:p>
      <text:p text:style-name="P4">
Modified Time: 2023-06-15T07:43</text:p>
      <text:p text:style-name="P4">
Description: 美国联邦储备委员会将联邦基金利率目标区间维持在5%至5.25%的水平不变，符合普遍预期。这是联储局自去年年初以来连续加息十次后作出的暂停加息决定。</text:p>
      <text:p text:style-name="P4">
Videos: []</text:p>
      <text:p text:style-name="P4">
Audios: []</text:p>
      <text:p text:style-name="P4">
Images: []</text:p>
      <text:p text:style-name="P4">
Type: NewsArticle</text:p>
      <text:p text:style-name="P4">
Breadcrumbs: ['即时', '国际']</text:p>
      <text:p text:style-name="P4">
Keywords: ['鲍威尔', '美国联邦储备局', '通货膨胀', '加息', '货币政策', '国内生产总值']</text:p>
      <!--METADATA-->
      <text:p text:style-name="P4">
美国联邦储备委员会将联邦基金利率目标区间维持在5%至5.25%的水平不变，符合普遍预期。这是美联储自去年年初以来连续加息十次后作出的暂停加息决定。</text:p>
      <text:p text:style-name="P4">
美国联邦储备委员会星期三（6月14日）在为期两天的货币政策例会后发表声明，强调维持联邦基金利率目标区间不变，将使委员会能够评估更多信息，同时重申坚定致力于将通货膨胀率降至2%的目标。</text:p>
      <text:p text:style-name="P4">
中国新闻社引述声明称，最近的指标表明美国经济活动继续温和增长，近几个月就业增长强劲，失业率保持在低位，但通货膨胀率仍然很高。美国银行体系健全且富有韧性。家庭和企业的信贷条件收紧可能会对经济活动、就业和通胀造成压力，相关影响的程度仍然不确定。</text:p>
      <text:p text:style-name="P4">
声明称，美联储依然高度关注通胀风险。为实现充分就业和通胀目标，美联储决定将联邦基金利率目标区间维持在5%至5.25%的水平不变，使委员会能够评估更多信息及其对货币政策的影响。在确定额外的可能适合于实现通胀目标的政策收紧程度时，美联储将考虑货币政策的累积收紧、货币政策对经济活动的影响以及经济和金融的发展状况。美联储将继续按计划缩减资产负债表规模。</text:p>
      <text:p text:style-name="P4">
美联储还公布了备受金融市场关注的经济预测概要。与3月的概要相比，美联储将今年的实际国内生产总值（GDP）增速预期中值上调了0.6个百分点至1%，将今年的通胀预期、核心个人消费支出（PCE）价格指数中值上调了0.3个百分点至3.9%。概要里的加息路径点阵图显示，联邦基金利率到2023年年末预将达到5.6%，较此前上升0.5个百分点，暗示今年年内可能将再加息两次。</text:p>
      <text:p text:style-name="P4">
美国联邦储备局主席鲍威尔在货币政策例会后的记者会上说，过去六个月核心PCE价格指数一直高于4.5%，“它并没有真正下降，我们希望看到有可靠的证据证明通胀见顶并回落”。鲍威尔表示，考虑到货币政策对经济影响的滞后性以及信贷紧缩的潜在不利影响等因素，美联储官员决定暂停加息。不过，几乎所有拥有货币政策投票权的官员都认为，仍有必要进一步加息。</text:p>
      <text:p text:style-name="P4">
《华尔街日报》援引分析人士观点称，美联储在声明中暗示将关键利率维持在当前水平是暂时的，这只是官员们为了更好地管理加息过快风险的举措。市场的反应则表明，投资者对“先暂停、再加息”的操作逻辑有所怀疑，因为它不如“先持续加息、再保持稳定”的操作来得直接。鲍威尔在记者会上给出了解释，但他的讲话同时表明，当前的通胀要比官员们预期的更顽固。</text:p>
      <text:p text:style-name="P4">
Source: <text:a xlink:type="simple" xlink:href="https://www.zaobao.com.sg/realtime/world/story20230615-1404452" text:style-name="Internet_20_link" text:visited-style-name="Visited_20_Internet_20_Link">
https://www.zaobao.com.sg/realtime/world/story20230615-1404452</text:a>
</text:p>
      <!--NEWS-->
      <text:h text:style-name="P10" text:outline-level="1">
<text:span text:style-name="T4">
新西兰在2023年初陷入经济衰退</text:span>
</text:h>
      <text:p text:style-name="P4">
Author: 联合早报 (Person)</text:p>
      <text:p text:style-name="P4">
Publisher: 联合早报 (Organization)</text:p>
      <text:p text:style-name="P4">
Published Time: 2023-06-15T08:09</text:p>
      <text:p text:style-name="P4">
Modified Time: 2023-06-15T08:10</text:p>
      <text:p text:style-name="P4">
Description: 新西兰经济在年初进入技术性衰退，经济连续第二个季度收缩，降幅为0.1%。法新社报道，新西兰统计局星期四（6月15日）公布的数据显示，继2022年第四季度下降0.7%之后，2023前...</text:p>
      <text:p text:style-name="P4">
Videos: []</text:p>
      <text:p text:style-name="P4">
Audios: []</text:p>
      <text:p text:style-name="P4">
Images: []</text:p>
      <text:p text:style-name="P4">
Type: NewsArticle</text:p>
      <text:p text:style-name="P4">
Breadcrumbs: ['即时', '国际']</text:p>
      <text:p text:style-name="P4">
Keywords: ['新西兰', '经济', '技术性衰退', '国内生产总值']</text:p>
      <!--METADATA-->
      <text:p text:style-name="P4">
新西兰经济在年初进入技术性衰退，经济连续第二个季度收缩，降幅为0.1%。</text:p>
      <text:p text:style-name="P4">
法新社报道，新西兰统计局星期四（6月15日）公布的数据显示，继2022年第四季度下降0.7%之后，2023前三个月的国内生产总值（GDP）下降，符合经济衰退的技术定义。</text:p>
      <text:p text:style-name="P4">
Source: <text:a xlink:type="simple" xlink:href="https://www.zaobao.com.sg/realtime/world/story20230615-1404454" text:style-name="Internet_20_link" text:visited-style-name="Visited_20_Internet_20_Link">
https://www.zaobao.com.sg/realtime/world/story20230615-1404454</text:a>
</text:p>
      <!--NEWS-->
      <text:h text:style-name="P10" text:outline-level="1">
<text:span text:style-name="T4">
中国国务院总理李强18至23日访问德法</text:span>
</text:h>
      <text:p text:style-name="P4">
Publisher: 法新社</text:p>
      <text:p text:style-name="P4">
Published Time: 2023-06-15T08:32:09+00:00</text:p>
      <text:p text:style-name="P4">
Modified Time: 2023-06-15T08:20:03+00:00</text:p>
      <text:p text:style-name="P4">
Description: （法新社北京15日电） 中国外交部发言人汪文斌今天宣布，中国国务院总理李强6月18至23日将访问德国、法国。这是他3月就任后首度出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15T08-32-09-00-00/000000.png" xlink:type="simple" xlink:show="embed" xlink:actuate="onLoad" draw:mime-type="image/png"/>
</draw:frame>
</text:p>
      <text:p text:style-name="P4">
汪文斌表示，应德国总理萧兹（OlafScholz）、法国政府邀请，李强将于6月18日至23日对德国进行正式访问并举行第七轮中德政府磋商、对法国进行正式访问并出席新全球融资契约峰会。</text:p>
      <text:p text:style-name="P4">
这是李强3月就任国务院总理后首度出访，而且对象是德、法两大国。</text:p>
      <text:p text:style-name="P4">
李强22日、23日赴法国参加的新全球融资契约峰会，是由法国总统马克宏（EmmanuelMacron）号召举行，主要聚焦应对全球气候变化。此前马克宏访问中国已邀中方参加。</text:p>
      <text:p text:style-name="P4">
Source: <text:a xlink:type="simple" xlink:href="https://www.rfi.fr/cn/%E5%9B%BD%E9%99%85%E6%8A%A5%E9%81%93/20230615-%E4%B8%AD%E5%9B%BD%E5%9B%BD%E5%8A%A1%E9%99%A2%E6%80%BB%E7%90%86%E6%9D%8E%E5%BC%BA18%E8%87%B323%E6%97%A5%E8%AE%BF%E9%97%AE%E5%BE%B7%E6%B3%95" text:style-name="Internet_20_link" text:visited-style-name="Visited_20_Internet_20_Link">
https://www.rfi.fr/cn/%E5%9B%BD%E9%99%85%E6%8A%A5%E9%81%93/20230615-%E4%B8%AD%E5%9B%BD%E5%9B%BD%E5%8A%A1%E9%99%A2%E6%80%BB%E7%90%86%E6%9D%8E%E5%BC%BA18%E8%87%B323%E6%97%A5%E8%AE%BF%E9%97%AE%E5%BE%B7%E6%B3%95</text:a>
</text:p>
      <!--NEWS-->
      <text:h text:style-name="P10" text:outline-level="1">
<text:span text:style-name="T4">
中国将动用存款保险基金偿付河南村镇银行储户 (Free Version)</text:span>
</text:h>
      <text:p text:style-name="P4">
Authors: ['Leng', '罗宾•哈丁']</text:p>
      <text:p text:style-name="P4">
Publisher: 英国《金融时报》</text:p>
      <text:p text:style-name="P4">
Time: 2023-06-15T08:51:00+00:00</text:p>
      <text:p text:style-name="P4">
Published Time: 2023-06-14T12:00:99+08:00</text:p>
      <text:p text:style-name="P4">
Modified Time: 2023-06-15T03:39:99+08:00</text:p>
      <text:p text:style-name="P4">
Description: 中国央行同意与地方政府共同分担偿付储户的成本，这为解决未来的金融危机确立了先例。</text:p>
      <text:p text:style-name="P4">
Images: ["<text:a xlink:type="simple" xlink:href="https://thumbor.ftacademy.cn/unsafe/picture/7/000184497_piclink.jpg" text:style-name="Internet_20_link" text:visited-style-name="Visited_20_Internet_20_Link">
000184497_pic...</text:a>
"]</text:p>
      <text:p text:style-name="P4">
Themes: ['存款保险', '关注']</text:p>
      <text:p text:style-name="P4">
Keywords: ['存款保险', '中国银行业', '银行', '高端专享']</text:p>
      <text:p text:style-name="P4">
Type: Article</text:p>
      <!--METADATA-->
      <text:p text:style-name="P4">
<draw:frame draw:style-name="fr1" draw:name="Image134" text:anchor-type="as-char" svg:width="6.9236in" svg:height="3.901286in" draw:z-index="0">
<draw:image xlink:href="../Images/FT Chinese Free Version/2023-06-15T08-51-00-00-00/000184497_piclink.jpg" xlink:type="simple" xlink:show="embed" xlink:actuate="onLoad" draw:mime-type="image/jpeg"/>
</draw:frame>
</text:p>
      <text:p text:style-name="P4">
中国计划从国家存款保险基金中调拨逾100亿元人民币，用于兑付河南几家村镇银行的部分线上存款，此举将为中国应对未来金融危机的方式确立一个重要先例。</text:p>
      <text:p text:style-name="P4">
两名了解相关讨论的官员表示，中国央行(PBoC)已同意与河南省地方政府共同兑付储户的线上存款，从而澄清了存款保险制度将在何种情况下进行赔付的问题。</text:p>
      <text:p text:style-name="P4">
Source: <text:a xlink:type="simple" xlink:href="http://www.ftchinese.com/story/001099974" text:style-name="Internet_20_link" text:visited-style-name="Visited_20_Internet_20_Link">
http://www.ftchinese.com/story/001099974</text:a>
</text:p>
      <!--NEWS-->
      <text:h text:style-name="P10" text:outline-level="1">
<text:span text:style-name="T4">
澳议员爆侵犯同僚 遭所属政党暂停参与党内会议</text:span>
</text:h>
      <text:p text:style-name="P4">
Publisher: 法新社</text:p>
      <text:p text:style-name="P4">
Published Time: 2023-06-15T09:02:08+00:00</text:p>
      <text:p text:style-name="P4">
Modified Time: 2023-06-15T08:35:03+00:00</text:p>
      <text:p text:style-name="P4">
Description: （法新社雪梨15日电） 澳洲国会议员范恩（David Van）遭控侵犯另一名女议员，他所属的自由党今天裁定范恩暂停参加党内会议，范恩则极力否认这些指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15T09-02-08-00-00/000000.png" xlink:type="simple" xlink:show="embed" xlink:actuate="onLoad" draw:mime-type="image/png"/>
</draw:frame>
</text:p>
      <text:p text:style-name="P4">
保守派议员范恩今天表示自己被无党派国会议员索普（Lidia Thorpe）这番指控弄得「无比难过」，向当地媒体表示这些说法「纯属捏造」。</text:p>
      <text:p text:style-name="P4">
虽然索普提出的这些指控免受澳洲严格的诽谤法约束，索普表示，范恩已就此事聘请律师，她不得不重新陈述自己的案子来应对国会规范。</text:p>
      <text:p text:style-name="P4">
范恩所属自由党今天因为相关指控裁定范恩暂停参加党内会议。</text:p>
      <text:p text:style-name="P4">
自由党党魁杜登（Peter Dutton）表示，他已会见范恩并做出「决定」，认为「他不应该继续参加自由党党内会议」。</text:p>
      <text:p text:style-name="P4">
Source: <text:a xlink:type="simple" xlink:href="https://www.rfi.fr/cn/%E5%9B%BD%E9%99%85%E6%8A%A5%E9%81%93/20230615-%E6%BE%B3%E8%AE%AE%E5%91%98%E7%88%86%E4%BE%B5%E7%8A%AF%E5%90%8C%E5%83%9A-%E9%81%AD%E6%89%80%E5%B1%9E%E6%94%BF%E5%85%9A%E6%9A%82%E5%81%9C%E5%8F%82%E4%B8%8E%E5%85%9A%E5%86%85%E4%BC%9A%E8%AE%AE" text:style-name="Internet_20_link" text:visited-style-name="Visited_20_Internet_20_Link">
https://www.rfi.fr/cn/%E5%9B%BD%E9%99%85%E6%8A%A5%E9%81%93/20230615-%E6%BE%B3%E8%AE%AE%E5%91%98%E7%88%86%E4%BE%B5%E7%8A%AF%E5%90%8C%E5%83%9A-%E9%81%AD%E6%89%80%E5%B1%9E%E6%94%BF%E5%85%9A%E6%9A%82%E5%81%9C%E5%8F%82%E4%B8%8E%E5%85%9A%E5%86%85%E4%BC%9A%E8%AE%AE</text:a>
</text:p>
      <!--NEWS-->
      <text:h text:style-name="P10" text:outline-level="1">
<text:span text:style-name="T4">
国际能源署：全球石油需求增长将显著放缓</text:span>
</text:h>
      <text:p text:style-name="P4">
Author: 联合早报 (Person)</text:p>
      <text:p text:style-name="P4">
Publisher: 联合早报 (Organization)</text:p>
      <text:p text:style-name="P4">
Published Time: 2023-06-15T09:04</text:p>
      <text:p text:style-name="P4">
Modified Time: 2023-06-15T09:04</text:p>
      <text:p text:style-name="P4">
Description: 国际能源署(IEA) 指出，全球石油需求增长将在未来几年逐渐减弱，除了油价高因素外，乌克兰战争也加快了世界从化石燃料向清洁能源的转型。彭博社报道，能源署预测，2024年石油消费增长...</text:p>
      <text:p text:style-name="P4">
Videos: []</text:p>
      <text:p text:style-name="P4">
Audios: []</text:p>
      <text:p text:style-name="P4">
Images: []</text:p>
      <text:p text:style-name="P4">
Type: NewsArticle</text:p>
      <text:p text:style-name="P4">
Breadcrumbs: ['即时', '国际']</text:p>
      <text:p text:style-name="P4">
Keywords: ['国际能源署', '石油', '油价', '清洁能源', '化石燃料']</text:p>
      <!--METADATA-->
      <text:p text:style-name="P4">
国际能源署(IEA) 指出，全球石油需求增长将在未来几年逐渐减弱，除了油价高因素外， <text:a xlink:type="simple" xlink:href="https://www.zaobao.com/keywords/e-wu-zhan-zheng" text:style-name="Internet_20_link" text:visited-style-name="Visited_20_Internet_20_Link">
 乌克兰战争</text:a>
 也加快了世界从化石燃料向清洁能源的转型。</text:p>
      <text:p text:style-name="P4">
彭博社报道，能源署预测，2024年石油消费增长将是前两年的一半。随着电动汽车推广，导致汽车用油减少，市场需求将在未来数年见顶。IEA认为，鉴于产能仍在增长，市场到2028年将保持“充足供应”。</text:p>
      <text:p text:style-name="P4">
能源署说：“世界对石油需求的增长将会放缓，并将在未来几年基本停滞……向清洁能源经济的转变正在加快，全球石油需求将在2030年前见顶。”</text:p>
      <text:p text:style-name="P4">
石油消费国多年来努力从化石燃料向清洁能源转变，以限制温室气体排放并避免灾难性的气候变化。俄罗斯2022年初攻打乌克兰后油价飙升，转型的想法更加强烈。</text:p>
      <text:p text:style-name="P4">
Source: <text:a xlink:type="simple" xlink:href="https://www.zaobao.com.sg/realtime/world/story20230615-1404459" text:style-name="Internet_20_link" text:visited-style-name="Visited_20_Internet_20_Link">
https://www.zaobao.com.sg/realtime/world/story20230615-1404459</text:a>
</text:p>
      <!--NEWS-->
      <text:h text:style-name="P10" text:outline-level="1">
<text:span text:style-name="T4">
欧洲议会通过挺港决议　促制裁香港特首李家超、释放黎智英</text:span>
</text:h>
      <text:p text:style-name="P4">
Author: None</text:p>
      <text:p text:style-name="P4">
Publisher: Radio Free Asia (Organization)</text:p>
      <text:p text:style-name="P4">
Published Time: 2023-06-15T09:17:00-04:00</text:p>
      <text:p text:style-name="P4">
Modified Time: 2023-06-15T09:21: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975486in" draw:z-index="0">
<draw:image xlink:href="../Images/rfamandarin/2023-06-15T09-17-00-04-00/000000.png" xlink:type="simple" xlink:show="embed" xlink:actuate="onLoad" draw:mime-type="image/png"/>
</draw:frame>
欧洲议会周四（15日）中午以大比数赞成，通过一项支持香港的决议 <text:a xlink:type="simple" xlink:href="https://www.rfa.org/mandarin/Xinwen/al-06152023091402.html/@@images/image" text:style-name="Internet_20_link" text:visited-style-name="Visited_20_Internet_20_Link">
</text:a>
IPAC推特截图欧洲议会周四（15日）中午以大比数赞成，通过一项支持香港的决议，促请港府立即无条件释放壹传媒集团创办人黎智英，及其他因《港区国安法》被定罪或羁押的民主派人士，并再次呼吁欧盟理事会根据欧盟全球人权制裁制度，制裁香港特首李家超等参与遏制香港人权的中港官员。动议由德国籍议员包瑞翰（Reinhard Bütikofer），以及斯洛伐克籍议员莱克斯曼（MiriamLexmann）等人提出。当中提到北京在港实施《国安法》、《苹果日报》被迫关闭，创办人黎智英被捕等一系列事件，并特别点名前香港支联会常委徐汉光、社民连主席陈宝莹、职工盟前副主席邓建华，以及香港记协前主席麦燕婷等32人，在最近的“六四”纪念日被港警扣留。决议又对在狱中绝食34小时的前支联会副主席邹幸彤，及在癌症之苦中仍被无理撤销保释的前立法会议员何俊仁，表达深切关注。决议呼吁欧洲对外事务部支援欧盟驻港办事处加强其法庭观察，并与欧盟成员国和志同道合的国家协调，以让各级政府关注香港人权捍卫者的个案。决议呼吁欧洲对外事务部和欧盟驻港办事处定期汇报重要庭审，并呼吁办事处提出探监要求。决议又对中国以官方和非官方手段，持续对欧洲华人及港人施行域外监控和恐吓，表示深切关注；呼吁欧盟及其成员国彻查并关闭任何协助中国实行跨境镇压运动的渠道，保护欧洲的弱势侨民。提出动议的欧洲议会议员莱克斯曼表示，期待欧盟成员国采取实际行动，支持香港和黎智英。 记者：吕熙（伦敦） 责编：申铧</text:p>
      <text:p text:style-name="P4">
Source: <text:a xlink:type="simple" xlink:href="https://www.rfa.org/mandarin/Xinwen/al-06152023091402.html" text:style-name="Internet_20_link" text:visited-style-name="Visited_20_Internet_20_Link">
https://www.rfa.org/mandarin/Xinwen/al-06152023091402.html</text:a>
</text:p>
      <!--NEWS-->
      <text:h text:style-name="P10" text:outline-level="1">
<text:span text:style-name="T4">
德媒：美中情局曾警告乌克兰勿炸北溪管道</text:span>
</text:h>
      <text:p text:style-name="P4">
Author: None (Language: zh)</text:p>
      <text:p text:style-name="P4">
Publisher: None</text:p>
      <text:p text:style-name="P4">
Time: 2023-06-15T09:32:00Z</text:p>
      <text:p text:style-name="P4">
Description: 据德广联以及《时代周报》的调查，去年北溪输气管线爆炸案件发生3个月前，美国中情局曾经警告乌克兰切勿对此进行攻击。一星期前《华盛顿邮报》曾披露，CIA去年六月就获悉乌克兰有这样的破坏计划，且德国也知情。</text:p>
      <text:p text:style-name="P4">
Videos: []</text:p>
      <text:p text:style-name="P4">
Images: []</text:p>
      <text:p text:style-name="P4">
Subject: 时政风云</text:p>
      <text:p text:style-name="P4">
Subjects: ['德中关系', '奥巴马', '欧债危机', '俄罗斯', '欧盟', '乌克兰', '德国', '留学德国', '专题报道：“8·12”天津滨海爆炸事件', '留学德国']</text:p>
      <text:p text:style-name="P4">
Keywords: ['北溪', '天然气管道', '爆炸', '乌克兰', '美国', '中情局', 'CIA', '俄罗斯', '德国', '情报']</text:p>
      <text:p text:style-name="P4">
ID: 65851192</text:p>
      <!--METADATA-->
      <text:p text:style-name="P4">
<text:a xlink:type="simple" xlink:href="https://www.dw.com/zh/overlay/image/article/65851192/64915351" text:style-name="Internet_20_link" text:visited-style-name="Visited_20_Internet_20_Link">
 </text:a>
</text:p>
      <text:p text:style-name="P4">
《华盛顿邮报》报道称，中情局根据一个乌克兰人提供的信息写下有关北溪爆炸计划的情报报告，并且在2022年6月与德国和欧洲其它国家分享了这份报告。</text:p>
      <text:p text:style-name="P4">
（德国之声中文网）德广联、德国《时代周报》以及荷兰公共广播电视台NOS调查报道指出，荷兰军事情报局MIVD去年6月最先得到了乌克兰可能计划攻击北溪天然气管道的消息，随后通知了美国、德国等盟友的情报机关。美国中央情报局接报后曾警告乌克兰方面切勿执行这样的计划。而在去年9月爆炸发生后，荷兰军事情报局也曾向各国情报机关通报称，袭击者可能来自乌克兰。不过迄今为止的指向乌克兰的线索都不足以确切证明袭击者的具体身份。</text:p>
      <text:p text:style-name="P4">
一星期前，美国《华盛顿邮报》也报道称，去年6月， <text:a xlink:type="simple" xlink:href="https://www.dw.com/zh/zh/炸毁北溪是美国人干的中情局坚决否认/a-64653283" text:style-name="Internet_20_link" text:visited-style-name="Visited_20_Internet_20_Link">
 美国中情局</text:a>
（CIA）从欧洲一个情报机构获得情报了解到，来自乌克兰特种部队的6名成员组成的行动小组准备在一次秘密潜水行动中炸毁北溪天然气管道。</text:p>
      <text:p text:style-name="P4">
这些情报被美国空军国民警卫队一等兵杰克·特谢拉（JackTeixeira）分享到通讯软件Discord上。今年4月，特谢拉已经因涉嫌泄露美国军事机密而被捕。《华盛顿邮报》从特谢拉的一位网友那里获得了这些情报的副本。</text:p>
      <text:p text:style-name="P4">
报道称，中情局根据一个乌克兰人提供的信息写下有关北溪爆炸计划的情报报告，并且在2022年6月与 <text:a xlink:type="simple" xlink:href="https://www.dw.com/zh/zh/北溪爆炸疑云不散-德国当局选择沉默/a-64786212" text:style-name="Internet_20_link" text:visited-style-name="Visited_20_Internet_20_Link">
 德国</text:a>
 和欧洲其它国家分享了这份报告。</text:p>
      <text:p text:style-name="P4">
报道还指出，欧洲多个国家的官员证实，在Discord泄露的情报简报与欧洲情报部门知会中情局的内容一致。</text:p>
      <text:p text:style-name="P4">
报道称，破坏计划的参与者直接向乌克兰武装部队总司令瓦列里·扎鲁什尼(WalerijSaluschnyj)进行了汇报。而乌克兰相关人员故意向总统泽连斯基隐瞒了这一计划，以便让他能够更加可信地对外否认乌克兰的责任。</text:p>
      <text:p text:style-name="P4">
美国国家安全委员会发言人约翰·科比(John Kirby)周一（6月5日）对外表示，对北溪爆炸事件的调查正在积极进行。他说不会就正在调查的案件发表评论。</text:p>
      <text:p text:style-name="P4">
俄罗斯驻美国大使馆周三表示，《华盛顿邮报》报道的有关美国在北溪天然气管道爆炸案发生前就对该计划知情的内容是西方国家共同试图混淆事实真相努力的一部分。</text:p>
      <text:p text:style-name="P4">
去年2月俄罗斯入侵乌克兰以来，欧洲对俄罗斯天然气的依赖成为政治焦点。9月26日，由俄罗斯向德国输送能源的北溪天然气管道项目北溪一号与北溪二号位于波罗的海海底的管道于同一日发生爆炸，导致大量天然气泄漏到附近海域。两段管道平时由俄罗斯天然气工业股份公司维护运营。</text:p>
      <text:p text:style-name="P4">
北溪天然气管道爆炸事件加速了欧洲寻找其它能源供应商问题上的转变。</text:p>
      <text:p text:style-name="P4">
俄罗斯原本计划通过北溪两条天然气管道每年 <text:a xlink:type="simple" xlink:href="https://www.dw.com/zh/zh/普京提出恢复欧洲天然气供应-德国拒绝/a-63425377" text:style-name="Internet_20_link" text:visited-style-name="Visited_20_Internet_20_Link">
 向德国输送 </text:a>
 1100亿立方米的天然气。</text:p>
      <text:p text:style-name="P4">
《华盛顿邮报》在报道中指出，该报同意美国政府提出的，出于对信源和行动风险的考量，在报道中隐去欧洲情报机构的名称以及这份可疑计划中某些部分的要求。</text:p>
      <text:p text:style-name="P4">
美国中情局没有立刻回复路透社提出的相关问询。</text:p>
      <text:p text:style-name="P4">
北溪管道爆炸发生在瑞典和丹麦的专属经济区。这两个国家都认为爆炸是人为故意发生的，但还没有确定爆炸案的策划者和执行者。</text:p>
      <text:p text:style-name="P4">
华盛顿和北约都将北溪爆炸案称为“破坏行为”。莫斯科指责西方调查人员拖拖拉拉，试图掩盖谁是真正的幕后黑手。</text:p>
      <text:p text:style-name="P4">
今年早些时间，美国和德国的媒体都曾报道，调查和情报表明，北溪二号管道去年9月的爆炸案， <text:a xlink:type="simple" xlink:href="https://www.dw.com/zh/zh/媒体北溪爆炸事件有更多线索与乌克兰有关/a-65697137" text:style-name="Internet_20_link" text:visited-style-name="Visited_20_Internet_20_Link">
 可能与亲乌克兰的团体有关</text:a>
。但乌克兰政府和军方情报官员表示，他们没有参与此次袭击，也不知道是谁发动的。</text:p>
      <text:h text:style-name="P12" text:outline-level="3">
<text:span text:style-name="T4">
如何保护天然气管道免遭人为破坏？</text:span>
</text:h>
      <text:p text:style-name="P4">
（路透社等）</text:p>
      <text:p text:style-name="P4">
Source: <text:a xlink:type="simple" xlink:href="https://www.dw.com/zh/德媒：美中情局曾警告乌克兰勿炸北溪管道/a-65851192" text:style-name="Internet_20_link" text:visited-style-name="Visited_20_Internet_20_Link">
https://www.dw.com/zh/德媒：美中情局曾警告乌克兰勿炸北溪管道/a-65851192?maca=chi-rss-chi-all-1127-rdf</text:a>
</text:p>
      <!--NEWS-->
      <text:h text:style-name="P10" text:outline-level="1">
<text:span text:style-name="T4">
FIFA敲定女足世界杯扩大转播协议 34国加入</text:span>
</text:h>
      <text:p text:style-name="P4">
Publisher: 法新社</text:p>
      <text:p text:style-name="P4">
Published Time: 2023-06-15T09:32:08+00:00</text:p>
      <text:p text:style-name="P4">
Modified Time: 2023-06-15T09:20:05+00:00</text:p>
      <text:p text:style-name="P4">
Description: （法新社洛桑14日电） 国际足球总会（FIFA）今天宣布，已和欧洲广播联盟（EBU）达成协议，将转播2023年女足世界杯，避免欧洲五大足球热门国家无法转播这项赛事，产生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15T09-32-08-00-00/000000.png" xlink:type="simple" xlink:show="embed" xlink:actuate="onLoad" draw:mime-type="image/png"/>
</draw:frame>
</text:p>
      <text:p text:style-name="P4">
针对7、8月在澳洲和纽西兰举行的女足世界杯转播权利金，国际足总之前与法国、德国、义大利、西班牙和英国的转播业者僵持不下。</text:p>
      <text:p text:style-name="P4">
国际足总主席英凡提诺（GianniInfantino）在官网表示：「国际足总很高兴扩大与欧洲广播联盟的协议，把即将举行的国际足总女足世界杯的转播范围扩大到其现有转播网中的五个主要市场，即法国、德国、义大利、西班牙和英国，以及乌克兰，以确保这项比赛的最大曝光度。」</text:p>
      <text:p text:style-name="P4">
这项协议的财务细节没有公布。转播国家从原来的28国增加至34国。</text:p>
      <text:p text:style-name="P4">
对于这五大欧洲国家的转播业者提出的转播金远低于男子世界杯，英凡提诺始终批评不断；在欧洲转播会碰上时差这个大难题，这代表许多比赛的转播时间将落在欧洲的清晨，不过英凡提诺认为这不是藉口。</text:p>
      <text:p text:style-name="P4">
Source: <text:a xlink:type="simple" xlink:href="https://www.rfi.fr/cn/%E8%BF%90%E5%8A%A8%E5%A4%A9%E5%9C%B0/20230615-fifa%E6%95%B2%E5%AE%9A%E5%A5%B3%E8%B6%B3%E4%B8%96%E7%95%8C%E6%9D%AF%E6%89%A9%E5%A4%A7%E8%BD%AC%E6%92%AD%E5%8D%8F%E8%AE%AE-34%E5%9B%BD%E5%8A%A0%E5%85%A5" text:style-name="Internet_20_link" text:visited-style-name="Visited_20_Internet_20_Link">
https://www.rfi.fr/cn/%E8%BF%90%E5%8A%A8%E5%A4%A9%E5%9C%B0/20230615-fifa%E6%95%B2%E5%AE%9A%E5%A5%B3%E8%B6%B3%E4%B8%96%E7%95%8C%E6%9D%AF%E6%89%A9%E5%A4%A7%E8%BD%AC%E6%92%AD%E5%8D%8F%E8%AE%AE-34%E5%9B%BD%E5%8A%A0%E5%85%A5</text:a>
</text:p>
      <!--NEWS-->
      <text:h text:style-name="P10" text:outline-level="1">
<text:span text:style-name="T4">
中国总理李强即将出访德法两国</text:span>
</text:h>
      <text:p text:style-name="P4">
Author: None (Language: zh)</text:p>
      <text:p text:style-name="P4">
Publisher: None</text:p>
      <text:p text:style-name="P4">
Time: 2023-06-15T09:38:00Z</text:p>
      <text:p text:style-name="P4">
Description: 中国外交部宣布，国务院总理李强将在6月18日至6月23日分别对德国与法国进行正式访问。按计划，他将在柏林参加中德政府磋商，并且在巴黎出席新全球融资契约峰会。</text:p>
      <text:p text:style-name="P4">
Videos: []</text:p>
      <text:p text:style-name="P4">
Images: []</text:p>
      <text:p text:style-name="P4">
Subject: 时政风云</text:p>
      <text:p text:style-name="P4">
Subjects: ['德中关系', '法国总统', '德国总理', '欧中关系', '李强', '中国总理', '国家安全战略', '中国战略', '对华战略']</text:p>
      <text:p text:style-name="P4">
Keywords: ['意见反馈']</text:p>
      <text:p text:style-name="P4">
ID: 65919704</text:p>
      <!--METADATA-->
      <h5>
时政风云</h5>
      <text:h text:style-name="P12" text:outline-level="3">
<text:span text:style-name="T4">
中国总理李强即将出访德法两国</text:span>
</text:h>
      <text:p text:style-name="P4">
中国外交部宣布，国务院总理李强将在6月18日至6月23日分别对德国与法国进行正式访问。按计划，他将在柏林参加中德政府磋商，并且在巴黎出席新全球融资契约峰会。</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习近平的新副手——李强</text:span>
</text:h>
      <text:p text:style-name="P4">
（德国之声中文网）中国外交部发言人汪文斌在6月15日的例行新闻发布会上披露了李强即将访问德法两国的计划，并强调此行是应"德国总理朔尔茨、法国政府邀请"。</text:p>
      <text:p text:style-name="P4">
这也将是以来的首次出国访问。作为前中共上海市委书记，李强被认为是国家主席习近平的最亲密盟友之一。</text:p>
      <text:p text:style-name="P4">
就在6月14日， <text:a xlink:type="simple" xlink:href="https://www.dw.com/zh/zh/德国出台首份国家安全战略-中国是对手也是伙伴/a-65912004" text:style-name="Internet_20_link" text:visited-style-name="Visited_20_Internet_20_Link">
 德国联邦政府刚刚发布了德国国家安全战略 </text:a>
，其中提到中国"将地区稳定与国家安全置于越来越大的压力之下"，并指责中国政府无视人权。总理肖尔茨在新闻发布会上被问及这份战略向北京传送了何种讯号，他回答说："重点在于中国将继续经济增长，中国融入国际贸易与世界经济的进程不应受到损害。"肖尔茨同时表示，德国也必须考虑"由此产生的安全问题"，并再次强调德国"不希望脱钩、但希望脱离风险"。</text:p>
      <text:p text:style-name="P4">
</text:p>
      <text:p text:style-name="P4">
李强被认为是国家主席习近平的最亲密盟友之一</text:p>
      <text:p text:style-name="P4">
在制订了国家安全战略后，德国政府还将在此基础上出台新对华战略。不过据路透社此前从政府圈内人士处获悉， <text:a xlink:type="simple" xlink:href="https://www.dw.com/zh/zh/路透社-德中政府磋商前-柏林无法出台对华战略/a-65709955" text:style-name="Internet_20_link" text:visited-style-name="Visited_20_Internet_20_Link">
 新对华战略不会在6月20日的德中政府磋商前出炉。</text:a>
</text:p>
      <text:p text:style-name="P4">
李强在访问德国后将紧接着访问法国。他计划在访法期间出席的新全球融资契约峰会将由法国总统马克龙主持。法国总统府表示，该峰会旨在"为地球以及人类最需要的地方筹集私人与公共资金"，用于气候保护、扶贫、保护生物多样性等。</text:p>
      <text:p text:style-name="P4">
（法新社）</text:p>
      <text:p text:style-name="P4">
<text:span text:style-name="T5">
© 2023</text:span>
 <text:span text:style-name="T5">
年德国之声版权声明：本文所有内容受到著作权法保护，如无德国之声特别授权，不得擅自使用。任何不当行为都将导致追偿，并受到刑事追究。</text:span>
</text:p>
      <ul>
        <li>
<text:span text:style-name="T4">
日期</text:span>
 15.06.2023   * <text:span text:style-name="T4">
关键词</text:span>
 <text:a xlink:type="simple" xlink:href="https://www.dw.com/zh/search/zh" text:style-name="Internet_20_link" text:visited-style-name="Visited_20_Internet_20_Link">
 德中关系 </text:a>
 , <text:a xlink:type="simple" xlink:href="https://www.dw.com/zh/search/zh" text:style-name="Internet_20_link" text:visited-style-name="Visited_20_Internet_20_Link">
 法国总统 </text:a>
 , <text:a xlink:type="simple" xlink:href="https://www.dw.com/zh/search/zh" text:style-name="Internet_20_link" text:visited-style-name="Visited_20_Internet_20_Link">
 德国总理 </text:a>
 , <text:a xlink:type="simple" xlink:href="https://www.dw.com/zh/search/zh" text:style-name="Internet_20_link" text:visited-style-name="Visited_20_Internet_20_Link">
 欧中关系 </text:a>
 , <text:a xlink:type="simple" xlink:href="https://www.dw.com/zh/search/zh" text:style-name="Internet_20_link" text:visited-style-name="Visited_20_Internet_20_Link">
 李强 </text:a>
 , <text:a xlink:type="simple" xlink:href="https://www.dw.com/zh/search/zh" text:style-name="Internet_20_link" text:visited-style-name="Visited_20_Internet_20_Link">
 中国总理 </text:a>
 , <text:a xlink:type="simple" xlink:href="https://www.dw.com/zh/search/zh" text:style-name="Internet_20_link" text:visited-style-name="Visited_20_Internet_20_Link">
 国家安全战略 </text:a>
 , <text:a xlink:type="simple" xlink:href="https://www.dw.com/zh/search/zh" text:style-name="Internet_20_link" text:visited-style-name="Visited_20_Internet_20_Link">
 中国战略 </text:a>
 , <text:a xlink:type="simple" xlink:href="https://www.dw.com/zh/search/zh" text:style-name="Internet_20_link" text:visited-style-name="Visited_20_Internet_20_Link">
 对华战略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aj2</li>
      </ul>
      <h5>
相关内容</h5>
      <text:p text:style-name="P4">
[ </text:p>
      <text:h text:style-name="P12" text:outline-level="3">
<text:span text:style-name="T4">
德国出台首份国家安全战略 中国是对手也是伙伴</text:span>
</text:h>
      <text:p text:style-name="P4">
经过了执政党之间长时间的争执与博弈，德国终于出台首份国家安全战略。在这份安全战略中，联邦政府阐述了未来将如何应对来自外部和内部的威胁，将中国定义为“合作伙伴、竞争者和系统性对手”。</text:p>
      <text:p text:style-name="P4">
](https://www.dw.com/zh/zh/德国出台首份国家安全战略-中国是对手也是伙伴/a-65912004) [</text:p>
      <text:h text:style-name="P12" text:outline-level="3">
<text:span text:style-name="T4">
德国国安战略：千呼万唤不出来</text:span>
</text:h>
      <text:p text:style-name="P4">
德国联邦政府酝酿许久的新对华战略迟迟不出炉，一大原因就是作为其基础的德国国家安全战略至今难产。执政三党围绕这两份文件有着巨大的分歧。现在，有消息称，至少国家安全战略有望在6月14日公布。</text:p>
      <text:p text:style-name="P4">
](https://www.dw.com/zh/zh/德国国安战略千呼万唤不出来/a-65872459) [</text:p>
      <text:h text:style-name="P12" text:outline-level="3">
<text:span text:style-name="T4">
德国社民党主席与李强、王沪宁会晤</text:span>
</text:h>
      <text:p text:style-name="P4">
访问中国的德国社民党主席克林拜尔6月6日与中国国务院总理李强、全国政协主席王沪宁举行了会晤。据德新社报道，与王沪宁的会晤“远远超出预定时长”。克林拜尔6月7日在社媒上表示，“中国是欧洲的一个重要伙伴”。</text:p>
      <text:p text:style-name="P4">
](https://www.dw.com/zh/zh/德国社民党主席与李强王沪宁会晤/a-65840875)</text:p>
      <text:p text:style-name="P4">
Source: <text:a xlink:type="simple" xlink:href="https://www.dw.com/zh/中国总理李强即将出访德法两国/a-65919704" text:style-name="Internet_20_link" text:visited-style-name="Visited_20_Internet_20_Link">
https://www.dw.com/zh/中国总理李强即将出访德法两国/a-65919704?maca=chi-rss-chi-all-1127-rdf</text:a>
</text:p>
      <!--NEWS-->
      <text:h text:style-name="P10" text:outline-level="1">
<text:span text:style-name="T4">
钱多好办事：沙特王储如何从国际“弃儿”变座上宾</text:span>
</text:h>
      <text:p text:style-name="P4">
Creator: BEN HUBBARD</text:p>
      <text:p text:style-name="P4">
Publisher: https://www.facebook.com/nytimeschinese</text:p>
      <text:p text:style-name="P4">
Published Time: 2023-06-15T09:44:57+08:00</text:p>
      <text:p text:style-name="P4">
Description: 利用沙特的财富、对石油市场的影响力，以及在阿拉伯和伊斯兰世界的重要性，穆罕默德王储摆脱了国际孤立的威胁。随着与美国关系下降，沙特深化了与中国的关系。 Bandar Al-Jaloud/Saudi Press Agency, via Agence France-Presse — Getty Images 沙特国家新闻媒体发布的照片显示，穆罕默德·本·萨勒曼王储去年12月出席了在利雅得举行的第43届海湾阿拉伯国家合作委员会首脑会议，并在期间主持了中国－海湾阿拉伯国家合作委员会峰会</text:p>
      <text:p text:style-name="P4">
Images: ["<text:a xlink:type="simple" xlink:href="https://static01.nyt.com/images/2023/06/10/multimedia/10saudi-evolution-1-zqhv/10saudi-evolution-1-zqhv-master1050.jpg" text:style-name="Internet_20_link" text:visited-style-name="Visited_20_Internet_20_Link">
10saudi-evolu...</text:a>
"]</text:p>
      <text:p text:style-name="P4">
Category: 国际</text:p>
      <text:p text:style-name="P4">
Type: Article</text:p>
      <!--METADATA-->
      <text:p text:style-name="P4">
<draw:frame draw:style-name="fr1" draw:name="Image144" text:anchor-type="as-char" svg:width="6.9236in" svg:height="4.675078in" draw:z-index="0">
<draw:image xlink:href="../Images/cnnytimes/2023-06-15T09-44-57-08-00/10saudi-evolution-1-zqhv-master1050.jpg" xlink:type="simple" xlink:show="embed" xlink:actuate="onLoad" draw:mime-type="image/jpeg"/>
</draw:frame>
</text:p>
      <text:p text:style-name="P4">
拜登总统在参加大选时曾誓言，要让杀害并肢解一名异见人士的沙特王储穆罕默德·本·萨勒曼成为“ <text:a xlink:type="simple" xlink:href="https://www.nytimes.com/2021/02/24/us/politics/biden-jamal-khashoggi-saudi-arabia.html" text:style-name="Internet_20_link" text:visited-style-name="Visited_20_Internet_20_Link">
 弃</text:a>
 <text:a xlink:type="simple" xlink:href="https://www.nytimes.com/2021/02/24/us/politics/biden-jamal-khashoggi-saudi-arabia.html" text:style-name="Internet_20_link" text:visited-style-name="Visited_20_Internet_20_Link">
 儿 </text:a>
 ”。去年秋天，拜登再次发出威胁，如果王储在石油政策上违背美国意愿的话，会遭受“后果”。</text:p>
      <text:p text:style-name="P4">
在这个石油储量丰富的王国，穆罕默德王储是实际统治者，共和党参议员林赛·格雷厄姆曾称他为“破坏者”，“永远不是世界舞台上的领导人”。世界头号高尔夫巡回赛PGA的负责人杰伊·莫纳汉曾暗示，球员加入沙特支持的竞争对手联赛是对“9·11”恐怖袭击遇难者的背叛（制造那次恐怖袭击的劫机者大都是沙特公民）。</text:p>
      <text:p text:style-name="P4">
现在，他们这些听起来像是空话。</text:p>
      <text:p text:style-name="P4">
去年访问沙特阿拉伯时，拜登与穆罕默德王储见了面，两人还 <text:a xlink:type="simple" xlink:href="https://www.nytimes.com/2022/07/15/world/middleeast/biden-mbs-saudi-visit.html" text:style-name="Internet_20_link" text:visited-style-name="Visited_20_Internet_20_Link">
 击拳致意</text:a>
 。拜登经常派官员去见穆罕默德王储，包括 <text:a xlink:type="simple" xlink:href="https://www.nytimes.com/2023/06/08/us/politics/blinken-saudi-arabia-crown-prince-biden.html" text:style-name="Internet_20_link" text:visited-style-name="Visited_20_Internet_20_Link">
 上周的国务卿布林肯</text:a>
 。参议员格雷厄姆今年4月访问沙特阿拉伯时， <text:a xlink:type="simple" xlink:href="https://www.spa.gov.sa/w1887405" text:style-name="Internet_20_link" text:visited-style-name="Visited_20_Internet_20_Link">
 露着笑脸</text:a>
 与人称MBS的王储合影。就在本周，莫纳汉宣布PGA与沙特支持的新贵LIV高尔夫联盟 <text:a xlink:type="simple" xlink:href="https://www.nytimes.com/2023/06/06/sports/golf/pga-tour-liv-merger-saudi-arabia.html" text:style-name="Internet_20_link" text:visited-style-name="Visited_20_Internet_20_Link">
建立合作伙伴关系的计划 </text:a>
 ，震惊了职业高尔夫界，并突然赋予了沙特王国对这项运动的巨大全球影响力。</text:p>
      <text:p text:style-name="P4">
广告</text:p>
      <text:p text:style-name="P4">
“这只是在告诉人们财大气就粗，因为这个人拥有石油和所有这些钱，所以他基本上可以用钱解决一切，”总部设在华盛顿的权利倡导组织“自由倡议”的沙特主任、沙特君主制直言不讳的反对者阿卜杜拉·阿拉乌德说。</text:p>
      <text:p text:style-name="P4">
在权力崛起的八年里，现年37岁的穆罕默德王储一次又一次地打破了人们对其统治受到威胁的预测，他利用沙特王国的财富、对石油市场的影响力，以及沙特在阿拉伯和伊斯兰世界的重要性，多次逃脱了使其在国际上受到孤立的惩罚威胁。</text:p>
      <text:p text:style-name="P4">
分析人士和官员们表示，与此同时，穆罕默德王储不仅强化了经济不断增长、政治影响力越来越大的沙特作为自信的区域大国的未来，而且还从他的挫折中吸取教训，改进了实现目标的方法。</text:p>
      <text:p text:style-name="P4">
至少现在，他似乎获得了成功。</text:p>
      <text:p text:style-name="P4">
</text:p>
      <text:p text:style-name="P4">
美国国务卿布林肯上周抵达利雅得。  Pool photo by Ahmed Yosri</text:p>
      <text:p text:style-name="P4">
近年来强劲的石油需求让沙特的国库充盈。沙特收购了一家英国足球俱乐部，斥巨资引进了罗纳尔多加入沙特国家联赛，并且还在 <text:a xlink:type="simple" xlink:href="https://www.nytimes.com/2023/06/02/sports/soccer/saudi-soccer-messi-benzema-ronaldo.html" text:style-name="Internet_20_link" text:visited-style-name="Visited_20_Internet_20_Link">
 努力招募其他的国际球星</text:a>
 。</text:p>
      <text:p text:style-name="P4">
如果前面提到的高尔夫合作伙伴关系达成的话，穆罕默德王储的一名亲密助手将成为该运动最有影响力的人士之一，并为沙特阿拉伯提供另一个重塑国际形象的重要平台。</text:p>
      <text:p text:style-name="P4">
广告</text:p>
      <text:p text:style-name="P4">
近年来，从土耳其到美国，曾唾弃穆罕默德王储的国家元首们纷纷将他作为沙特阿拉伯的未来予以接受。他还加深了沙特与中国的关系，后者曾帮助促成了沙特与伊朗这两个长期的区域竞争对手<text:a xlink:type="simple" xlink:href="https://www.nytimes.com/2023/03/10/world/middleeast/saudi-arabia-iran-reestablish-ties.html" text:style-name="Internet_20_link" text:visited-style-name="Visited_20_Internet_20_Link">
 取得外交突破 </text:a>
 。</text:p>
      <text:p text:style-name="P4">
这一切都标志着这名年轻王子取得的重大进步，2015年他父亲成为国王后，人们曾普遍把穆罕默德王储视为一个危险的自命不凡者。</text:p>
      <text:p text:style-name="P4">
就在那年，他对也门发动军事干预，导致 <text:a xlink:type="simple" xlink:href="https://www.nytimes.com/2018/08/15/world/middleeast/saudi-yemen-bomb-bus-children.html" text:style-name="Internet_20_link" text:visited-style-name="Visited_20_Internet_20_Link">
 大量平民死亡</text:a>
 并陷入困境。之后，他 <text:a xlink:type="simple" xlink:href="https://www.nytimes.com/2017/12/24/world/middleeast/saudi-arabia-saad-hariri-mohammed-bin-salman-lebanon.html" text:style-name="Internet_20_link" text:visited-style-name="Visited_20_Internet_20_Link">
 绑架黎巴嫩总理</text:a>
 ，震惊了外交界。他还将数百名富有的沙特人连续数周关在 <text:a xlink:type="simple" xlink:href="https://www.nytimes.com/2018/03/11/world/middleeast/saudi-arabia-corruption-mohammed-bin-salman.html" text:style-name="Internet_20_link" text:visited-style-name="Visited_20_Internet_20_Link">
 一家豪华酒店</text:a>
 里，据说那是反腐运动的一部分，震惊了商界。</text:p>
      <text:p text:style-name="P4">
他的国际地位在2018年急剧下降，因为一个沙特杀手小组在沙特驻伊斯坦布尔领事馆内 <text:a xlink:type="simple" xlink:href="https://www.nytimes.com/video/world/middleeast/100000006154117/khashoggi-istanbul-death-saudi-consulate.html" text:style-name="Internet_20_link" text:visited-style-name="Visited_20_Internet_20_Link">
 杀害并肢解了</text:a>
异见沙特记者贾迈勒·卡舒吉。穆罕默德王储否认事先知道该阴谋，但美国中央情报局得出的结论是，他很可能下令进行了这次行动。</text:p>
      <text:p text:style-name="P4">
</text:p>
      <text:p text:style-name="P4">
2018年，在伊斯坦布尔一座清真寺举行的象征性葬礼祈祷上的贾马尔·卡舒吉的照片，这名异见记者被沙特特工杀害。  Bulent Kilic/AgenceFrance-Presse — Getty Images</text:p>
      <text:p text:style-name="P4">
那也许是他的最低点。</text:p>
      <text:p text:style-name="P4">
但在那之后的几年里，穆罕默德王储已在他的国家可观的财富和影响力的帮助下恢复了大部分名声。</text:p>
      <text:p text:style-name="P4">
广告</text:p>
      <text:p text:style-name="P4">
他曾在掌权的早期排挤对手，巩固了自己对国内的控制。他推动的社会变革，例如允许女性开车、在这个曾经禁止电影院的国家扩大人们的娱乐选择等，为他在沙特年轻人中赢得了粉丝。</text:p>
      <text:p text:style-name="P4">
他也知道，作为君主制的王储，他能做长远打算。他永远不需要竞选连任，他已与三任美国总统打过交道，将来还会经历好几任美国总统，而他将一直掌握权力。</text:p>
      <text:p text:style-name="P4">
他最终从卡舒吉事件恢复这件事表明钱多好办事，而且无论西方政府如何谈论人权，其他利益最终优先。</text:p>
      <text:p text:style-name="P4">
“海湾阿拉伯国家都认为这是个笑话，”国际危机组织中东和北非高级顾问迪娜·埃斯凡迪亚里谈到批评人权问题时说。“他们确实知道自己作为合作伙伴、作为能源生产国、作为有经济实力的国家对西方世界的价值，所以他们说，‘我们能对付这种空洞的威胁，因为那只是关系的一部分。’”</text:p>
      <text:p text:style-name="P4">
卡舒吉被杀后，时任美国总统的特朗普曾坚定地 <text:a xlink:type="simple" xlink:href="https://www.nytimes.com/2019/06/23/us/politics/trump-khashoggi-killing-saudi-arabia.html" text:style-name="Internet_20_link" text:visited-style-name="Visited_20_Internet_20_Link">
 为穆罕默德王储辩护</text:a>
 ，称沙特的军火采购对美国有利。</text:p>
      <text:p text:style-name="P4">
</text:p>
      <text:p text:style-name="P4">
2018年卡舒吉被杀前几个月，时任总统的特朗普在白宫会见了穆罕默德·本·萨勒曼。  Doug Mills/The New York Times</text:p>
      <text:p text:style-name="P4">
来自南卡罗来纳州的参议员格雷厄姆在卡舒吉被杀后曾表示，穆罕默德王储不适合领导国家。但在今年4月访问沙特阿拉伯时，格雷厄姆反而称赞了他，当时，格雷厄姆对沙特阿拉伯购买美国喷气式飞机表示感谢。</text:p>
      <text:p text:style-name="P4">
“你们购买了价值370亿美元的飞机，这些飞机是在我的州和我的国家制造的。我认为以后还有更多，”格雷厄姆 <text:a xlink:type="simple" xlink:href="https://www.arabnews.com/node/2288386/saudi-arabia" text:style-name="Internet_20_link" text:visited-style-name="Visited_20_Internet_20_Link">
 对沙特阿拉伯的Al Arabiya电视台</text:a>
说。“因此，作为美国参议员，我保留改变看法的权利。”</text:p>
      <text:p text:style-name="P4">
广告</text:p>
      <text:p text:style-name="P4">
土耳其总统雷杰普·塔伊普·埃尔多安的政府为削弱穆罕默德王储的形象泄露了卡舒吉被杀的细节，但最终也把对此事的不满放在了一边。去年，一个土耳其法庭 <text:a xlink:type="simple" xlink:href="https://www.nytimes.com/2022/04/07/world/middleeast/khashoggi-murder-trial-turkey-saudi-arabia.html" text:style-name="Internet_20_link" text:visited-style-name="Visited_20_Internet_20_Link">
将针对杀害卡舒吉凶手的案件移交给了</text:a>
沙特阿拉伯，结束了追究犯罪责任的最后一起案件。不久后，沙特王国帮助支撑土耳其的财政，将50亿美元存进了土耳其中央银行。</text:p>
      <text:p text:style-name="P4">
PGA也做出了类似的大转变。</text:p>
      <text:p text:style-name="P4">
几个月来，美国职业高尔夫球巡赛主席莫纳汉一直在批评沙特阿拉伯，甚至问那些考虑加入跟PGA存在竞争关系的巡回赛的球员：“你们可曾为参加PGA巡赛而不得不道歉吗？”</text:p>
      <text:p text:style-name="P4">
近年来，影响穆罕默德王储诸多决定的因素是——沙特国内越来越多的人认为，美国不再是一个可靠的伙伴。</text:p>
      <text:p text:style-name="P4">
</text:p>
      <text:p text:style-name="P4">
PGA巡回赛与沙特支持的LIV高尔夫联赛达成意外协议，突显了沙特王国的金钱和影响力在克服人权问题上的力量。  Doug Mills/The New YorkTimes</text:p>
      <text:p text:style-name="P4">
穆罕默德王储已经与来自民主党和共和党的三位美国总统打过交道，这几位总统都想缩减美国在中东的参与。对沙特阿拉伯来说，美国退避的风险在2019年变得很明显，当时，<text:a xlink:type="simple" xlink:href="https://www.nytimes.com/2019/09/14/world/middleeast/saudi-arabia-refineries-drone-attack.html" text:style-name="Internet_20_link" text:visited-style-name="Visited_20_Internet_20_Link">
 沙特的石油设施 </text:a>
 遭到了无人机和导弹袭击，导致该国约一半的产量暂停，美国指责伊朗策划了袭击。</text:p>
      <text:p text:style-name="P4">
特朗普总统拒绝做出直接回应，这让穆罕默德王储和阿拉伯联合酋长国的领导人们得出结论，认为美国不再支持他们，他们必须留心防备自己的国家安全。</text:p>
      <text:p text:style-name="P4">
广告</text:p>
      <text:p text:style-name="P4">
“现在，一个想法已深深地铭刻在他们心中：‘我们不能指望华盛顿来保护我们，所以我们必须自己保护自己’，”国际危机组织的埃斯凡迪亚里说。“这导致了他们对外交政策的某些方面进行调整。”</text:p>
      <text:p text:style-name="P4">
这也降低了沙特阿拉伯不假思索地答应美国要求的可能性。</text:p>
      <text:p text:style-name="P4">
俄罗斯入侵乌克兰后，穆罕默德王储不仅拒绝加入孤立普京总统的西方制裁，后来反而加大了对价格被压低的俄罗斯石油产品的进口。</text:p>
      <text:p text:style-name="P4">
拜登去年7月在沙特阿拉伯与穆罕默德王储见面后，美国政府曾要求沙特维持石油产量，从而帮助美国在11月的中期选举前降低国内天然气的价格。但去年10月，沙特与被称为“欧佩克+”的石油输出国组织的其他成员国达成协议，为保持油价上涨减少石油产量。</text:p>
      <text:p text:style-name="P4">
这激怒了拜登，白宫官员指责沙特阿拉伯违背了协议。几个月后，当石油需求确实降低时，沙特坚称他们抵制政治压力减产的做法是正确的。</text:p>
      <text:p text:style-name="P4">
拜登威胁的“后果”从未兑现，这清楚地表明，就连美国都认为与沙特的经济关系至关重要，不能中断。</text:p>
      <text:p text:style-name="P4">
对于美国正在退出中东事务的看法迫使穆罕默德王储扩大外交关系，尤其是与中国的关系，中国是沙特王国最重要的贸易伙伴，也是沙特石油的最大消费国。</text:p>
      <text:p text:style-name="P4">
</text:p>
      <text:p text:style-name="P4">
沙特王宫发布的照片显示，去年7月，穆罕默德王储在沙特阿拉伯吉达与拜登总统击拳致意。  Bandar Al-Jaloud/Saudi RoyalPalace, via Associated Press</text:p>
      <text:p text:style-name="P4">
近年来，王储已在与中国国家主席习近平建立关系，在2022年12月利雅得举行的中阿峰会上招待了后者。在那次会议上，这两位领导人讨论了中国在减少沙特与伊朗冲突方面的斡旋者作用。</text:p>
      <text:p text:style-name="P4">
几个月后，沙特和伊朗的关系取得了令人惊讶的外交突破，两国宣布 <text:a xlink:type="simple" xlink:href="https://www.nytimes.com/2023/03/10/world/middleeast/saudi-arabia-iran-reestablish-ties.html" text:style-name="Internet_20_link" text:visited-style-name="Visited_20_Internet_20_Link">
 恢复正常外交关系</text:a>
 。</text:p>
      <text:p text:style-name="P4">
这对穆罕默德王储来说可谓一石二鸟。通过达成一项协议，他既减少了与自己的主要区域对手发生冲突的可能性，又让美国之外的世界大国在协议的达成中获得重大利益。</text:p>
      <text:p text:style-name="P4">
沙特官员已表示，他们更愿意将美国作为主要盟友，但美国承诺的缺失意味着他们需要扩大盟友的范围。而且由于美国自己与德黑兰关系紧张，美国无法促成沙特与伊朗恢复外交关系。</text:p>
      <text:p text:style-name="P4">
</text:p>
      <text:p text:style-name="P4">
沙特王宫发布的照片显示，穆罕默德王储去年12月在利雅得欢迎到访的中国最高领导人习近平。  Bandar Al-Jaloud/Saudi RoyalCourt, via Reuters</text:p>
      <text:p text:style-name="P4">
Source: <text:a xlink:type="simple" xlink:href="https://cn.nytimes.com/world/20230614/saudi-leader-prince-mohammed/" text:style-name="Internet_20_link" text:visited-style-name="Visited_20_Internet_20_Link">
https://cn.nytimes.com/world/20230614/saudi-leader-prince-mohammed/</text:a>
</text:p>
      <!--NEWS-->
      <text:h text:style-name="P10" text:outline-level="1">
<text:span text:style-name="T4">
下调主要政策利率后，北京预计将推出更多支持经济的措施 (Free Version)</text:span>
</text:h>
      <text:p text:style-name="P4">
Authors: ['韩乐', '李若瑟', '康河信']</text:p>
      <text:p text:style-name="P4">
Publisher: 英国《金融时报》</text:p>
      <text:p text:style-name="P4">
Time: 2023-06-15T09:45:30+00:00</text:p>
      <text:p text:style-name="P4">
Published Time: 2023-06-14T12:00:99+08:00</text:p>
      <text:p text:style-name="P4">
Modified Time: 2023-06-15T04:56:99+08:00</text:p>
      <text:p text:style-name="P4">
Description: 最新数据显示中国经济疫情后复苏低迷，中国央行10个月来首次下调主要政策利率。</text:p>
      <text:p text:style-name="P4">
Images: ["<text:a xlink:type="simple" xlink:href="https://thumbor.ftacademy.cn/unsafe/picture/5/000184495_piclink.jpg" text:style-name="Internet_20_link" text:visited-style-name="Visited_20_Internet_20_Link">
000184495_pic...</text:a>
"]</text:p>
      <text:p text:style-name="P4">
Themes: ['中国经济', '关注']</text:p>
      <text:p text:style-name="P4">
Keywords: ['中国经济']</text:p>
      <text:p text:style-name="P4">
Type: Article</text:p>
      <!--METADATA-->
      <text:p text:style-name="P4">
<draw:frame draw:style-name="fr1" draw:name="Image151" text:anchor-type="as-char" svg:width="6.9236in" svg:height="3.894525in" draw:z-index="0">
<draw:image xlink:href="../Images/FT Chinese Free Version/2023-06-15T09-45-30-00-00/000184495_piclink.jpg" xlink:type="simple" xlink:show="embed" xlink:actuate="onLoad" draw:mime-type="image/jpeg"/>
</draw:frame>
</text:p>
      <text:p text:style-name="P4">
中国央行10个月来首次下调主要政策利率。与此同时，新数据加剧了人们对这个世界第二大经济体疫情后复苏陷入停滞的担忧。</text:p>
      <text:p text:style-name="P4">
中国央行(PBoC)将中期借贷便利(MLF)利率——影响银行融资成本的一年期利率——从2.75%下调至2.65%。目前市场普遍预计，北京方面将被迫采取进一步行动支持经济。</text:p>
      <text:p text:style-name="P4">
Source: <text:a xlink:type="simple" xlink:href="http://www.ftchinese.com/story/001099977" text:style-name="Internet_20_link" text:visited-style-name="Visited_20_Internet_20_Link">
http://www.ftchinese.com/story/001099977</text:a>
</text:p>
      <!--NEWS-->
      <text:h text:style-name="P10" text:outline-level="1">
<text:span text:style-name="T4">
中国央行又下调一项关键利率，以支持脆弱的经济复苏 (Free Version)</text:span>
</text:h>
      <text:p text:style-name="P4">
Author: Jason Douglas</text:p>
      <text:p text:style-name="P4">
Publisher: 华尔街日报中文网</text:p>
      <text:p text:style-name="P4">
Published Time: 2023-06-15T09:50:00.000Z</text:p>
      <text:p text:style-name="P4">
Modified Time: 2023-06-15T09:50:00.000Z</text:p>
      <text:p text:style-name="P4">
Created Time: 2023-06-15T08:32:00.000Z</text:p>
      <text:p text:style-name="P4">
Description: 在一批悲观数据显示中国经济在5月份放缓，年轻人失业率再次上升后，中国央行又下调了一项关键利率，旨在为这个全球第二大经济体的脆弱复苏提供支持。</text:p>
      <text:p text:style-name="P4">
Images: []</text:p>
      <text:p text:style-name="P4">
Categories: ['经济', '中国经济']</text:p>
      <text:p text:style-name="P4">
Keywords: SYND,LINK:EN|WP-WSJ-0000982856</text:p>
      <text:p text:style-name="P4">
Type: Article</text:p>
      <!--METADATA-->
      <text:p text:style-name="P4">
在一批悲观数据显示中国经济在5月份放缓，年轻人 <text:a xlink:type="simple" xlink:href="https://cn.wsj.com/articles/CN-CEC-20230523131935" text:style-name="Internet_20_link" text:visited-style-name="Visited_20_Internet_20_Link">
 失业率再次上升 </text:a>
 后，中国央行又下调了一项关键利率，旨在为这个全球第二大经济体的 <text:a xlink:type="simple" xlink:href="https://cn.wsj.com/articles/CN-CEC-20230530170012" text:style-name="Internet_20_link" text:visited-style-name="Visited_20_Internet_20_Link">
 脆弱复苏</text:a>
 提供支持。</text:p>
      <text:p text:style-name="P4">
Source: <text:a xlink:type="simple" xlink:href="https://cn.wsj.com/articles/%E4%B8%AD%E5%9B%BD%E5%A4%AE%E8%A1%8C%E5%8F%88%E4%B8%8B%E8%B0%83%E4%B8%80%E9%A1%B9%E5%85%B3%E9%94%AE%E5%88%A9%E7%8E%87-%E4%BB%A5%E6%94%AF%E6%8C%81%E8%84%86%E5%BC%B1%E7%9A%84%E7%BB%8F%E6%B5%8E%E5%A4%8D%E8%8B%8F-e22e153a" text:style-name="Internet_20_link" text:visited-style-name="Visited_20_Internet_20_Link">
https://cn.wsj.com/articles/%E4%B8%AD%E5%9B%BD%E5%A4%AE%E8%A1%8C%E5%8F%88%E4%B8%8B%E8%B0%83%E4%B8%80%E9%A1%B9%E5%85%B3%E9%94%AE%E5%88%A9%E7%8E%87-%E4%BB%A5%E6%94%AF%E6%8C%81%E8%84%86%E5%BC%B1%E7%9A%84%E7%BB%8F%E6%B5%8E%E5%A4%8D%E8%8B%8F-e22e153a</text:a>
</text:p>
      <!--NEWS-->
      <text:h text:style-name="P10" text:outline-level="1">
<text:span text:style-name="T4">
习近平会见巴勒斯坦领导人，中国扩大中东影响力</text:span>
</text:h>
      <text:p text:style-name="P4">
Creator: 王月眉</text:p>
      <text:p text:style-name="P4">
Publisher: https://www.facebook.com/nytimeschinese</text:p>
      <text:p text:style-name="P4">
Published Time: 2023-06-15T09:58:54+08:00</text:p>
      <text:p text:style-name="P4">
Description: 巴解组织领导人阿巴斯访问北京。官媒报道称，习近平为解决巴以冲突提出了有三点主张的“两国方案”。分析人士认为这展示了中国加强参与中东事务的意愿。 Pool photo by Jade Gao 中国领导人习近平在北京欢迎巴勒斯坦民族权力机构主席马哈茂德·阿巴斯来访。这次访问为期四天。</text:p>
      <text:p text:style-name="P4">
Images: ["<text:a xlink:type="simple" xlink:href="https://static01.nyt.com/images/2023/06/14/multimedia/14china-abbas-tzbq/14china-abbas-tzbq-master1050.jpg" text:style-name="Internet_20_link" text:visited-style-name="Visited_20_Internet_20_Link">
14china-abbas...</text:a>
"]</text:p>
      <text:p text:style-name="P4">
Category: 中国</text:p>
      <text:p text:style-name="P4">
Type: Article</text:p>
      <!--METADATA-->
      <text:p text:style-name="P4">
<draw:frame draw:style-name="fr1" draw:name="Image152" text:anchor-type="as-char" svg:width="6.9236in" svg:height="4.615733in" draw:z-index="0">
<draw:image xlink:href="../Images/cnnytimes/2023-06-15T09-58-54-08-00/14china-abbas-tzbq-master1050.jpg" xlink:type="simple" xlink:show="embed" xlink:actuate="onLoad" draw:mime-type="image/jpeg"/>
</draw:frame>
</text:p>
      <text:p text:style-name="P4">
周三，中国最高领导人习近平在北京会见了巴勒斯坦民族权力机构主席马哈茂德·阿巴斯。习近平已在努力扩大中国在中东地区的影响力，让他的国家成为美国全球外交领导地位的替代者。</text:p>
      <text:p text:style-name="P4">
阿巴斯对中国为期四天的访问始于周二。中国官员在阿巴斯到访前一再暗示，中国可以为以色列与巴勒斯坦民族权力机构之间恢复和谈发挥作用。中国官媒还强烈批评美国未能促成巴以和平协议的达成。</text:p>
      <text:p text:style-name="P4">
据中国官媒报道，习近平周三为解决巴以冲突提出了有三点主张的“两国方案”。这个方案看起来与习近平2013年提出的 <text:a xlink:type="simple" xlink:href="https://www.timesofisrael.com/china-unveils-peace-plan-based-on-1967-lines/" text:style-name="Internet_20_link" text:visited-style-name="Visited_20_Internet_20_Link">
 方案</text:a>
大体一样，当时未能取得突破。</text:p>
      <text:p text:style-name="P4">
“必须尽快还巴勒斯坦以公道，”据国家通讯社新华社报道，习近平说。“中方愿为巴方实现内部和解、推动和谈发挥积极作用。”</text:p>
      <text:p text:style-name="P4">
广告</text:p>
      <text:p text:style-name="P4">
近几个月来，习近平一直在努力提升自己作为全球和平力量的形象，尤其是在中国走出了三年的“新冠清零”自我孤立状态、寻求重新确立在世界舞台上的大国地位之际。习近平今年已迎来多名世界领导人到访，包括法国、巴西和伊朗的领导人。北京方面暗示，它可以在<text:a xlink:type="simple" xlink:href="https://cn.nytimes.com/china/20230320/xi-jinping-china-putin-russia-war/" text:style-name="Internet_20_link" text:visited-style-name="Visited_20_Internet_20_Link">
 调停结束乌克兰战争 </text:a>
 方面发挥作用，尽管西方领导人一直对这一说法持怀疑态度。</text:p>
      <text:p text:style-name="P4">
中国最大的外交胜利也许是促成了沙特阿拉伯与伊朗今年3月的秘密谈判，致使两国 <text:a xlink:type="simple" xlink:href="https://www.nytimes.com/2023/03/10/world/middleeast/saudi-arabia-iran-reestablish-ties.html" text:style-name="Internet_20_link" text:visited-style-name="Visited_20_Internet_20_Link">
 出人意料地恢复了外交关系</text:a>
 ，分析人士说，中国的作用能让北京成为参与中东事务的主要力量，挑战美国在该地区长期存在的影响力。</text:p>
      <text:p text:style-name="P4">
当然，解决棘手的以巴冲突问题完全不同于在沙伊之间斡旋，因为后者双方已经在寻求缓和紧张关系。而且中国与沙伊都有密切的经济联系。</text:p>
      <text:p text:style-name="P4">
中国长期以来与巴勒斯坦领导人保持友好关系，阿巴斯本周的访问是他担任巴勒斯坦民族权力机构主席近二十年来第五次访华。中国经常发表支持巴勒斯坦建国的言论，并在联合国支持亲巴勒斯坦的立场。据<text:a xlink:type="simple" xlink:href="https://www.gov.cn/yaowen/liebiao/202306/content_6886283.htm" text:style-name="Internet_20_link" text:visited-style-name="Visited_20_Internet_20_Link">
 中国官媒报道 </text:a>
，习近平周三对阿巴斯说，中国和巴勒斯坦是“好朋友、好伙伴”。两人还宣布双方建立战略伙伴关系。</text:p>
      <text:p text:style-name="P4">
但中国与以色列的关系并不是那么牢固。由于跟美国的联盟关系，以色列对于让中国在任何谈判中发挥作用都会更为谨慎。以色列已受到华盛顿方面的压力，要求它限制来自中国的投资。</text:p>
      <text:p text:style-name="P4">
</text:p>
      <text:p text:style-name="P4">
这是阿巴斯担任巴勒斯坦民族权力机构主席近二十年来第五次访华。  Pool photo by Jade Gao</text:p>
      <text:p text:style-name="P4">
分析人士说，从这个意义上看，习近平与阿巴斯的会晤与其说是为解决冲突迈出的一步，不如说是为了展示中国打算在今后加强参与中东事务的意愿。</text:p>
      <text:p text:style-name="P4">
“中国应该并且将会非常谨慎，这么多超级大国（在该地区的长期冲突上）耗费了资源、时间和精力，”北京清华大学国际关系学教授达巍说。“但我确实认为，中国想在中东等地区更积极主动。”</text:p>
      <text:p text:style-name="P4">
广告</text:p>
      <text:p text:style-name="P4">
他继续表示，“我们可以说，这是中国的一个学习过程：中国正在学习成为该地区的大国，或成为一个世界大国。如果想在世界舞台上发挥作用的话，中东显然是其中一个地区。”</text:p>
      <text:p text:style-name="P4">
的确，中国一直在广泛加强参与中东事务。习近平去年12月访问了沙特阿拉伯。中国和沙特也一直在 <text:a xlink:type="simple" xlink:href="https://cn.nytimes.com/world/20230613/saudi-china-investment-forum/" text:style-name="Internet_20_link" text:visited-style-name="Visited_20_Internet_20_Link">
 深化投资关系</text:a>
，沙特官员已直白地驳斥了与北京日益增长的联系可能会给沙美关系带来问题的担忧。</text:p>
      <text:p text:style-name="P4">
中国官媒曾大谈特谈在以巴领导层取得突破的可能性。但在中东地区，习近平的最新提议并没有带来多少希望。</text:p>
      <text:p text:style-name="P4">
“在中东和解浪潮的大背景下，此次访问是否会给中东和平带来更多曙光，也备受期待，”中共小报《环球时报》在周二发表 <text:a xlink:type="simple" xlink:href="https://opinion.huanqiu.com/article/4DIRMicsvqv" text:style-name="Internet_20_link" text:visited-style-name="Visited_20_Internet_20_Link">
 社评</text:a>
写道。社评还指责美国“在巴勒斯坦问题上起的作用非常恶劣”。</text:p>
      <text:p text:style-name="P4">
中国以前也曾提出在以巴之间进行斡旋，包括2013年、2017年以及2021年。习近平周三提出的三点主张与中国以前的提议没有太大差别，包括“建立以1967年边界为基础、以东耶路撒冷为首都、享有完全主权的独立的巴勒斯坦国”，呼吁国际社会加大对巴勒斯坦的援助，以及为推动谈判“召开更大规模、更具权威、更有影响的国际和平会议”，但没有提供具体细节。</text:p>
      <text:p text:style-name="P4">
巴以和平谈判已在2014年破裂，近期恢复谈判的可能性看来很小，不管有没有中国的参与。以色列人和巴勒斯坦人都存在严重分歧，无法在自己内部就如何处理冲突达成共识，更不用说与对方找到共同点。以色列现任政府是有史以来最右翼的，其成员中很少有人支持巴勒斯坦的主权地位，中国的参与也不大可能改变这点。</text:p>
      <text:p text:style-name="P4">
广告</text:p>
      <text:p text:style-name="P4">
不过，华盛顿的阿拉伯海湾国家研究所研究中国与中东关系的高级常驻学者罗伯特·莫盖尔尼茨基表示，中国在促成沙伊朗复交方面所起的作用，以及中国在全球范围内日益增长的地位已改变了它参与巴以问题可能性的利害关系。中国过去在该地区的参与主要是经济上的，他说道，现在，中国正在发出信号，表示它正在从那个层次的支持“上升”。</text:p>
      <text:p text:style-name="P4">
“许多人注意到全球秩序正在发生变化，这个具体背景可能赋予这次访问更多的意义，”他说。</text:p>
      <text:p text:style-name="P4">
Source: <text:a xlink:type="simple" xlink:href="https://cn.nytimes.com/china/20230615/china-mahmoud-abbas-xi-jinping/" text:style-name="Internet_20_link" text:visited-style-name="Visited_20_Internet_20_Link">
https://cn.nytimes.com/china/20230615/china-mahmoud-abbas-xi-jinping/</text:a>
</text:p>
      <!--NEWS-->
      <text:h text:style-name="P10" text:outline-level="1">
<text:span text:style-name="T4">
绿色和平：波恩气候保护会议毫无实质进展</text:span>
</text:h>
      <text:p text:style-name="P4">
Author: None (Language: zh)</text:p>
      <text:p text:style-name="P4">
Publisher: None</text:p>
      <text:p text:style-name="P4">
Time: 2023-06-15T10:00:00Z</text:p>
      <text:p text:style-name="P4">
Description: 来自世界各国的五千多名代表参加了波恩为期十天的气候会议，目的是为今年年底在迪拜举行的全球气候会议进行筹备。绿色和平对会议结果感到失望。</text:p>
      <text:p text:style-name="P4">
Videos: []</text:p>
      <text:p text:style-name="P4">
Images: []</text:p>
      <text:p text:style-name="P4">
Subject: 新闻广角</text:p>
      <text:p text:style-name="P4">
Subjects: ['绿色和平', '贝多芬音乐节', '环境保护', '波恩']</text:p>
      <text:p text:style-name="P4">
Keywords: ['气候保护协定', '波恩', '联合国气候大会', '绿色和平', '减排目标']</text:p>
      <text:p text:style-name="P4">
ID: 65920353</text:p>
      <!--METADATA-->
      <text:p text:style-name="P4">
<text:a xlink:type="simple" xlink:href="https://www.dw.com/zh/overlay/image/article/65920353/65827706" text:style-name="Internet_20_link" text:visited-style-name="Visited_20_Internet_20_Link">
 </text:a>
</text:p>
      <text:p text:style-name="P4">
（德国之声中文网）环保组织“绿色和平”负责任凯泽（ MartinKaiser），周四在波恩闭幕的联合国气象会议并没有取得任何实质性进展。凯泽对德新社表示："俄乌战争、中美紧张关系等地缘政治话题为相关谈判蒙上了阴影。原本期待发达国家能够对谈判起到推动作用，但这一希望也落空了。"他表示，但愿迪拜会议前，情况会有关改观，"但波恩会议确实未能奠定良好的基础。"</text:p>
      <text:p text:style-name="P4">
环保组织"绿色和平"负责任凯泽（ MartinKaiser），周四在波恩闭幕的联合国气象会议并没有取得任何实质性进展。凯泽表示，迪拜全球气候会议主席、阿联酋工业部长贾巴尔（ Sultan AhmedAlJaber）亲自来波恩参加会议，至少能说明他气候保护事宜的重视。"但他在波恩的一些表述，也令我们非常担忧。比如他只字不提退出化石能源的事情，只是谈到了如何降低化石能源的废气排放量。"凯泽表示，要想使地球升温幅度不超过工业化前的1.5摄氏度，那么彻底退出化石能源是唯一的选择。</text:p>
      <text:p text:style-name="P4">
</text:p>
      <text:p text:style-name="P4">
迪拜全球气候会议主席、阿联酋工业部长贾巴尔在波恩会议上发言。</text:p>
      <text:p text:style-name="P4">
凯泽表示， <text:a xlink:type="simple" xlink:href="https://www.dw.com/zh/zh/2023气候保护表现指数报告能源危机考验各国/a-63776285" text:style-name="Internet_20_link" text:visited-style-name="Visited_20_Internet_20_Link">
 德国及其他工业国家必须采取切实行动</text:a>
，履行对贫困国家气候保护努力提供财政支持的承诺。" <text:a xlink:type="simple" xlink:href="https://www.dw.com/zh/zh/客座评论中国愿意为气候受灾国买单吗/a-63861259" text:style-name="Internet_20_link" text:visited-style-name="Visited_20_Internet_20_Link">
 只有这样，才能吸引中国和其他一些新兴工业国家也能为全球气候保护提供财政支持。"</text:a>
他表示，迪拜世界气候保护会议上，应在欧盟的推动下，对迄今为止的气候保护措施进行按行业划分的减排评估，并采取特殊的应对措施。如果做不到这一点，将升温幅度控制在1.5摄氏度的目标将无法达到。</text:p>
      <text:p text:style-name="P4">
（德新社）</text:p>
      <text:p text:style-name="P4">
Source: <text:a xlink:type="simple" xlink:href="https://www.dw.com/zh/绿色和平：波恩气候保护会议毫无实质进展/a-65920353" text:style-name="Internet_20_link" text:visited-style-name="Visited_20_Internet_20_Link">
https://www.dw.com/zh/绿色和平：波恩气候保护会议毫无实质进展/a-65920353?maca=chi-rss-chi-all-1127-rdf</text:a>
</text:p>
      <!--NEWS-->
      <text:h text:style-name="P10" text:outline-level="1">
<text:span text:style-name="T4">
莫内名画成目标 环保人士再出手抗议气候危机</text:span>
</text:h>
      <text:p text:style-name="P4">
Publisher: 法新社</text:p>
      <text:p text:style-name="P4">
Published Time: 2023-06-15T10:02:07+00:00</text:p>
      <text:p text:style-name="P4">
Modified Time: 2023-06-15T09:35:01+00:00</text:p>
      <text:p text:style-name="P4">
Description: （法新社斯德哥尔摩14日电） 警方和馆方说，环保人士今天把沾有颜料的手贴在瑞典斯德哥尔摩国家博物馆（National Museum）一幅莫内画作的防护玻璃上，在防护玻璃上留下两枚醒目的红手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15T10-02-07-00-00/000000.png" xlink:type="simple" xlink:show="embed" xlink:actuate="onLoad" draw:mime-type="image/png"/>
</draw:frame>
</text:p>
      <text:p text:style-name="P4">
警方表示：「两名年龄在25岁和30岁左右的女性被捕。」</text:p>
      <text:p text:style-name="P4">
环保组织「恢复湿地」（Aterstall Vatmarker）接受法新社采访时，声称主使这场行动。</text:p>
      <text:p text:style-name="P4">
遭攻击的是法国印象派画家莫内（Claude Monet）1900年创作的The Artist's Garden atGiverny，馆方告诉法新社，「还不清楚」画作是否受损。</text:p>
      <text:p text:style-name="P4">
国家博物馆在声明中说，馆内研究员正在检查画作有无损坏。发言人说，希望明天能得到更多资讯。</text:p>
      <text:p text:style-name="P4">
「恢复湿地」在脸书（Facebook）发布的影片中，可看到两名女性，分别是一名护理师和一名护校学生，正在涂抹颜料，然后把手贴在玻璃上。</text:p>
      <text:p text:style-name="P4">
两人高喊，「（气候）形势严峻」、「我们的健康受到威胁」。</text:p>
      <text:p text:style-name="P4">
「恢复湿地」发言人华格伦（Helen Wahlgren）接受法新社采访时表示，气候灾难「也是一场健康危机」，「数百万人已经死于气候灾难」。</text:p>
      <text:p text:style-name="P4">
「恢复湿地」表示：「像莫内画作中那样美丽的花园很快就会成为遥远的记忆。」</text:p>
      <text:p text:style-name="P4">
华格伦指控瑞典政府未信守国际气候承诺。</text:p>
      <text:p text:style-name="P4">
Source: <text:a xlink:type="simple" xlink:href="https://www.rfi.fr/cn/%E7%A7%91%E5%AD%A6%E6%96%B0%E7%9F%A5/20230615-%E8%8E%AB%E5%86%85%E5%90%8D%E7%94%BB%E6%88%90%E7%9B%AE%E6%A0%87-%E7%8E%AF%E4%BF%9D%E4%BA%BA%E5%A3%AB%E5%86%8D%E5%87%BA%E6%89%8B%E6%8A%97%E8%AE%AE%E6%B0%94%E5%80%99%E5%8D%B1%E6%9C%BA" text:style-name="Internet_20_link" text:visited-style-name="Visited_20_Internet_20_Link">
https://www.rfi.fr/cn/%E7%A7%91%E5%AD%A6%E6%96%B0%E7%9F%A5/20230615-%E8%8E%AB%E5%86%85%E5%90%8D%E7%94%BB%E6%88%90%E7%9B%AE%E6%A0%87-%E7%8E%AF%E4%BF%9D%E4%BA%BA%E5%A3%AB%E5%86%8D%E5%87%BA%E6%89%8B%E6%8A%97%E8%AE%AE%E6%B0%94%E5%80%99%E5%8D%B1%E6%9C%BA</text:a>
</text:p>
      <!--NEWS-->
      <text:h text:style-name="P10" text:outline-level="1">
<text:span text:style-name="T4">
前三星专家如何一手助推中国芯片业，最终被控对华泄露泄密 (Free Version)</text:span>
</text:h>
      <text:p text:style-name="P4">
Author: Jiyoung Sohn 发自首尔 / Yang Jie 发自东京</text:p>
      <text:p text:style-name="P4">
Publisher: 华尔街日报中文网</text:p>
      <text:p text:style-name="P4">
Published Time: 2023-06-15T10:05:00.000Z</text:p>
      <text:p text:style-name="P4">
Modified Time: 2023-06-15T10:05:00.000Z</text:p>
      <text:p text:style-name="P4">
Created Time: 2023-06-15T08:48:00.000Z</text:p>
      <text:p text:style-name="P4">
Description: 据知情人士所述和公开的公司记录，被指控泄露敏感技术用于在中国建立芯片厂的前三星电子高管，在他的祖国韩国曾有过耀眼的职业生涯，之后转向了助推中国半导体行业的角色。</text:p>
      <text:p text:style-name="P4">
Images: []</text:p>
      <text:p text:style-name="P4">
Categories: ['商业']</text:p>
      <text:p text:style-name="P4">
Keywords: SYND,LINK:EN|WP-WSJ-0000982411</text:p>
      <text:p text:style-name="P4">
Type: Article</text:p>
      <!--METADATA-->
      <text:p text:style-name="P4">
据知情人士所述和公开的公司记录，被指控泄露敏感技术用于在中国建立芯片厂的前三星电子(Samsung Electronics,005930.SE)高管，在他的祖国韩国曾有过耀眼的职业生涯，之后转向了助推中国半导体行业的角色。</text:p>
      <text:p text:style-name="P4">
Source: <text:a xlink:type="simple" xlink:href="https://cn.wsj.com/articles/%E5%89%8D%E4%B8%89%E6%98%9F%E4%B8%93%E5%AE%B6%E5%A6%82%E4%BD%95%E4%B8%80%E6%89%8B%E5%8A%A9%E6%8E%A8%E4%B8%AD%E5%9B%BD%E8%8A%AF%E7%89%87%E4%B8%9A-%E6%9C%80%E7%BB%88%E8%A2%AB%E6%8E%A7%E5%AF%B9%E5%8D%8E%E6%B3%84%E9%9C%B2%E6%B3%84%E5%AF%86-b407e247" text:style-name="Internet_20_link" text:visited-style-name="Visited_20_Internet_20_Link">
https://cn.wsj.com/articles/%E5%89%8D%E4%B8%89%E6%98%9F%E4%B8%93%E5%AE%B6%E5%A6%82%E4%BD%95%E4%B8%80%E6%89%8B%E5%8A%A9%E6%8E%A8%E4%B8%AD%E5%9B%BD%E8%8A%AF%E7%89%87%E4%B8%9A-%E6%9C%80%E7%BB%88%E8%A2%AB%E6%8E%A7%E5%AF%B9%E5%8D%8E%E6%B3%84%E9%9C%B2%E6%B3%84%E5%AF%86-b407e247</text:a>
</text:p>
      <!--NEWS-->
      <text:h text:style-name="P10" text:outline-level="1">
<text:span text:style-name="T4">
美国有望在巴新“不受阻碍”运营军事基地</text:span>
</text:h>
      <text:p text:style-name="P4">
Author: None (Language: zh)</text:p>
      <text:p text:style-name="P4">
Publisher: None</text:p>
      <text:p text:style-name="P4">
Time: 2023-06-15T10:07:00Z</text:p>
      <text:p text:style-name="P4">
Description: 美国和巴布亚新几内亚不久前签署的一项安全协议，允许美军在该太平洋岛国的军事基地开发和运作。这是华盛顿试图抑制中国在太平洋地区影响力的努力的一部分。该协议本周在巴新议会审议。</text:p>
      <text:p text:style-name="P4">
Videos: []</text:p>
      <text:p text:style-name="P4">
Images: []</text:p>
      <text:p text:style-name="P4">
Subject: 时政风云</text:p>
      <text:p text:style-name="P4">
Subjects: ['德中关系', '奥巴马', '岛屿主权争端', '马英九', '专题报道：全景观看“习马会”', '专题报道：2016年台湾大选', '中国', '台湾', '中共十九大', '美国']</text:p>
      <text:p text:style-name="P4">
Keywords: ['巴布亚新几内亚', '安全协议', '所罗门群岛', '美国', '太平洋', '军事基地', '台湾', '中国']</text:p>
      <text:p text:style-name="P4">
ID: 65920537</text:p>
      <!--METADATA-->
      <text:p text:style-name="P4">
<text:a xlink:type="simple" xlink:href="https://www.dw.com/zh/overlay/image/article/65920537/64823271" text:style-name="Internet_20_link" text:visited-style-name="Visited_20_Internet_20_Link">
 </text:a>
</text:p>
      <text:p text:style-name="P4">
巴布亚新几内亚首都莫尔斯比港</text:p>
      <text:p text:style-name="P4">
（德国之声中文网）巴布亚新几内亚议会周三（6月14日）开始审议这份协议的完整文本。协议在 <text:a xlink:type="simple" xlink:href="https://www.dw.com/zh/zh/与美签订防务协议-巴新称不会被用作发动战争的基地/a-65708543" text:style-name="Internet_20_link" text:visited-style-name="Visited_20_Internet_20_Link">
 今年5月签署</text:a>
后，部分细节内容一直没有被公开。</text:p>
      <text:p text:style-name="P4">
协议允许美国在巴新的6个港口和机场驻军并停靠军舰，包括马努斯岛上的隆布鲁姆空军基地（Lombrum Naval Base）以及首都的莫尔斯比港（PortMoresby）的一些设施。</text:p>
      <text:p text:style-name="P4">
美军人员将可以 "不受阻碍地 "进入这些地点，以 "预先部署设备、用品和物资"，并对基地一些区域有 "独家使用权"，可以在那里进行开发和 "建筑活动"。</text:p>
      <text:p text:style-name="P4">
在华盛顿与北京的竞争势态家具之际，这一协议为华盛顿在西太平洋地区构筑新的军事存在敞开了大门。隆布鲁姆空军基地的使用权，可以被美军用来加强北方的关岛的军事设施，而这在台湾海峡爆发冲突的时候，可能将发挥关键作用。</text:p>
      <text:p text:style-name="P4">
</text:p>
      <text:p text:style-name="P4">
2023年5月22日，美国国务卿布林肯（左）与巴新总理马拉佩签署安全协议</text:p>
      <text:p text:style-name="P4">
在巴新国内，面对批评和抗议浪潮，总理马拉佩（JamesMarape）不得不为同美国的协议辩护。一些反对者质问，这一协议是否会让巴布亚新几内亚出让自己的主权。</text:p>
      <text:p text:style-name="P4">
马拉佩周三在议会发言时说："过去48年里，我们眼看自己的军队日益衰败。"他说，"主权要建立在军队的稳固和强大之上。"</text:p>
      <text:p text:style-name="P4">
该国上个月的抗议活动中，示威者指责该协议可能使巴新卷入美中之间的战略竞争。马拉佩当时强调，巴布亚新几内亚不会被用作 "发动战争 "的基地。</text:p>
      <text:p text:style-name="P4">
巴布亚新几内亚有丰富的自然资源，而且接近繁忙的航运路线。近年来该国越来越发现自己处于华盛顿和北京之间外交角力的中心。</text:p>
      <text:p text:style-name="P4">
该国前总理奥尼尔（PeterO'Neill）说，这份协议把巴布亚新几内亚推到了众目睽睽之下。"美国这样做是为了保护自己的国家利益，我们都清楚在地缘政治中我们这个地区都在发生什么。"</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国总统 <text:a xlink:type="simple" xlink:href="https://www.dw.com/zh/zh/防备中国-拜登将与巴布亚新几内亚签署防卫合作协议/a-65577668" text:style-name="Internet_20_link" text:visited-style-name="Visited_20_Internet_20_Link">
 拜登原本计划上个月访问巴新 </text:a>
，签署新协议，但因为美国国会的预算危机而未能成行。华盛顿正试图用一系列外交和财政激励措施来拉拢太平洋国家，以换取战略支持。</text:p>
      <text:p text:style-name="P4">
此前中国采取了类似的手法。中国公司在太平洋地区大规模收购矿山和港口。去年 <text:a xlink:type="simple" xlink:href="https://www.dw.com/zh/zh/中索安全協議的連鎖效應專家改變太平洋戰略環境/a-61312975" text:style-name="Internet_20_link" text:visited-style-name="Visited_20_Internet_20_Link">
 中国同临近巴新的所罗门群岛签署了一份秘密协议</text:a>
 ，允许中国在该国部署军队。</text:p>
      <text:p text:style-name="P4">
华盛顿则担心，中国在南太平洋的军事立足点可能会包抄美国在关岛的设施，并在中国大陆入侵台湾时增加防御的难度。</text:p>
      <text:p text:style-name="P4">
（法新社）</text:p>
      <text:p text:style-name="P4">
Source: <text:a xlink:type="simple" xlink:href="https://www.dw.com/zh/美国有望在巴新-不受阻碍-运营军事基地/a-65920537" text:style-name="Internet_20_link" text:visited-style-name="Visited_20_Internet_20_Link">
https://www.dw.com/zh/美国有望在巴新-不受阻碍-运营军事基地/a-65920537?maca=chi-rss-chi-all-1127-rdf</text:a>
</text:p>
      <!--NEWS-->
      <text:h text:style-name="P10" text:outline-level="1">
<text:span text:style-name="T4">
股票支付收购见成效 泛华施财技重启增长 (Free Version)</text:span>
</text:h>
      <text:p text:style-name="P4">
Authors: ['咏竹坊']</text:p>
      <text:p text:style-name="P4">
Publisher: 英国《金融时报》</text:p>
      <text:p text:style-name="P4">
Time: 2023-06-15T10:27:10+00:00</text:p>
      <text:p text:style-name="P4">
Published Time: 2023-06-12T12:00:99+08:00</text:p>
      <text:p text:style-name="P4">
Modified Time: 2023-06-13T05:54:99+08:00</text:p>
      <text:p text:style-name="P4">
Description: 一季度，这家保险经纪公司用股票支付的收购带来的收入增长超过开支。</text:p>
      <text:p text:style-name="P4">
Images: ["<text:a xlink:type="simple" xlink:href="https://thumbor.ftacademy.cn/unsafe/picture/7/000184217_piclink.jpg" text:style-name="Internet_20_link" text:visited-style-name="Visited_20_Internet_20_Link">
000184217_pic...</text:a>
"]</text:p>
      <text:p text:style-name="P4">
Themes: ['专栏', '咏竹坊', '关注']</text:p>
      <text:p text:style-name="P4">
Keywords: ['咏竹坊', '泛华', '保险', '并购']</text:p>
      <text:p text:style-name="P4">
Type: Article</text:p>
      <!--METADATA-->
      <text:p text:style-name="P4">
<draw:frame draw:style-name="fr1" draw:name="Image165" text:anchor-type="as-char" svg:width="6.9236in" svg:height="3.894525in" draw:z-index="0">
<draw:image xlink:href="../Images/FT Chinese Free Version/2023-06-15T10-27-10-00-00/000184217_piclink.jpg" xlink:type="simple" xlink:show="embed" xlink:actuate="onLoad" draw:mime-type="image/jpeg"/>
</draw:frame>
</text:p>
      <text:p text:style-name="P4">
<text:span text:style-name="T4">
作者梁武仁，本文只代表作者本人观点。</text:span>
</text:p>
      <text:p text:style-name="P4">
将收入增长和有效的成本控制相结合，是一个经过时间考验的提高利润方法。但这两样说易行难，因为业务扩张通常需要巨额开支，尤其是战略收购。保险经纪商泛华控股集团(FANH.US)找到了一个巧妙的办法来解决这一棘手问题，即用股票支付最近的一系列收购，这些收购立即提升了它的收入。</text:p>
      <text:p text:style-name="P4">
Source: <text:a xlink:type="simple" xlink:href="http://www.ftchinese.com/story/001099947" text:style-name="Internet_20_link" text:visited-style-name="Visited_20_Internet_20_Link">
http://www.ftchinese.com/story/001099947</text:a>
</text:p>
      <!--NEWS-->
      <text:h text:style-name="P10" text:outline-level="1">
<text:span text:style-name="T4">
俄罗斯在国会旁设大使馆太敏感  澳洲立法挡下</text:span>
</text:h>
      <text:p text:style-name="P4">
Publisher: 法新社</text:p>
      <text:p text:style-name="P4">
Published Time: 2023-06-15T10:32:07+00:00</text:p>
      <text:p text:style-name="P4">
Modified Time: 2023-06-15T10:20:05+00:00</text:p>
      <text:p text:style-name="P4">
Description: （法新社雪梨15日电） 俄罗斯在澳洲国会大厦旁兴建新的大使馆，坎培拉当局在接获情报单位警告此举恐带来刺探情报风险和安全威胁后，今天通过立法力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6-15T10-32-07-00-00/000000.png" xlink:type="simple" xlink:show="embed" xlink:actuate="onLoad" draw:mime-type="image/png"/>
</draw:frame>
</text:p>
      <text:p text:style-name="P4">
俄罗斯持有一笔土地租约，这笔土地距离澳洲国会大厦仅约400公尺，新使馆已在进行地基工程。</text:p>
      <text:p text:style-name="P4">
不过，澳洲在阻止俄国兴建新使馆失利后，今天通过新法，意在挡下俄国新使馆的兴建。</text:p>
      <text:p text:style-name="P4">
澳洲总理艾班尼斯（Anthony Albanese）表示，在和国家安全委员会（National SecurityCommittee）开完会后，迅速拟定这项法案。</text:p>
      <text:p text:style-name="P4">
他告诉记者：「政府已收到非常明确的安全建议，攸关俄罗斯在距离国会大厦这么近的地方新设大使馆所构成的风险…我们正迅速行动，确保租赁地点不会变成俄罗斯新外馆。」</text:p>
      <text:p text:style-name="P4">
1名俄罗斯外交官告诉法新社，澳洲通过法案的消息传出后，俄罗斯「大使馆正在寻求法律建议」。</text:p>
      <text:p text:style-name="P4">
澳洲这项在两党支持下通过的新法并未禁止俄国在澳洲设立外馆，只是使馆位置不能过于接近国会。</text:p>
      <text:p text:style-name="P4">
这项法案也坦承俄罗斯可能符合经济补偿资格。</text:p>
      <text:p text:style-name="P4">
反情报专家、前联邦调查局（FBI）探员戴斯蒙 （Dennis Desmond）表示，可以合理怀疑俄罗斯将利用计画中的使馆地点，作为监视澳洲政治人物的基地。</text:p>
      <text:p text:style-name="P4">
他告诉法新社：「大使馆地点决策的背后显然有十分明确的意图…他们会动用各种技术和手段。」</text:p>
      <text:p text:style-name="P4">
戴斯蒙表示，这可能包括讯号情报以及监视澳洲官员。</text:p>
      <text:p text:style-name="P4">
前英国外交官、澳洲战略政策研究所（Australian Strategic Policy Institute）国防、战略和国家安全部门副主任史德礼（AlexBristow）指出，澳洲政府可能收到情报单位强烈警告。</text:p>
      <text:p text:style-name="P4">
他指出，由于位置相当接近，俄大使馆可能运作某种形式的电子监听。</text:p>
      <text:p text:style-name="P4">
史德礼说，俄罗斯拥有一些世上最庞大、最强大、最具侵略性，最不受控制的情报单位。</text:p>
      <text:p text:style-name="P4">
「他们享有我们绝不会给予西方情报单位的权限。」</text:p>
      <text:p text:style-name="P4">
艾班尼斯表示，他预期俄罗斯将会有某种形式的反击。</text:p>
      <text:p text:style-name="P4">
他说：「我们不认为俄罗斯有资格谈论国际法，因为他们入侵乌克兰，就是一贯且无耻地藐视国际法。」</text:p>
      <text:p text:style-name="P4">
俄罗斯2008年透过和澳洲国家首都局（National Capital Authority）签约取得土地的租赁权，并在2011年取得建筑许可证。</text:p>
      <text:p text:style-name="P4">
俄罗斯打算将大使馆从目前的庞大砖造建筑搬迁到新址。目前的俄国大使馆位于旧市区，往下望可以看到一处殡仪馆、一家酒吧和一处加油站。</text:p>
      <text:p text:style-name="P4">
澳洲政府原本对于俄国兴建新使馆计画没有意见，但在俄国入侵乌克兰造成双方关系恶化后，亟欲阻挡俄国这项使馆计画。</text:p>
      <text:p text:style-name="P4">
澳洲政府之前试图取消这项租约，但上月遭联邦法院驳回，转而催生这项国安立法。</text:p>
      <text:p text:style-name="P4">
Source: <text:a xlink:type="simple" xlink:href="https://www.rfi.fr/cn/%E5%9B%BD%E9%99%85%E6%8A%A5%E9%81%93/20230615-%E4%BF%84%E7%BD%97%E6%96%AF%E5%9C%A8%E5%9B%BD%E4%BC%9A%E6%97%81%E8%AE%BE%E5%A4%A7%E4%BD%BF%E9%A6%86%E5%A4%AA%E6%95%8F%E6%84%9F-%E6%BE%B3%E6%B4%B2%E7%AB%8B%E6%B3%95%E6%8C%A1%E4%B8%8B" text:style-name="Internet_20_link" text:visited-style-name="Visited_20_Internet_20_Link">
https://www.rfi.fr/cn/%E5%9B%BD%E9%99%85%E6%8A%A5%E9%81%93/20230615-%E4%BF%84%E7%BD%97%E6%96%AF%E5%9C%A8%E5%9B%BD%E4%BC%9A%E6%97%81%E8%AE%BE%E5%A4%A7%E4%BD%BF%E9%A6%86%E5%A4%AA%E6%95%8F%E6%84%9F-%E6%BE%B3%E6%B4%B2%E7%AB%8B%E6%B3%95%E6%8C%A1%E4%B8%8B</text:a>
</text:p>
      <!--NEWS-->
      <text:h text:style-name="P10" text:outline-level="1">
<text:span text:style-name="T4">
乌克兰称反攻有斩获 在巴赫姆特推进</text:span>
</text:h>
      <text:p text:style-name="P4">
Publisher: 法新社</text:p>
      <text:p text:style-name="P4">
Published Time: 2023-06-15T10:32:09+00:00</text:p>
      <text:p text:style-name="P4">
Modified Time: 2023-06-15T14:05:02+00:00</text:p>
      <text:p text:style-name="P4">
Description: （法新社基辅15日电） 乌克兰今天表示，乌军最近发动的反攻行动尽管遭遇俄罗斯军队强力抵抗，仍然有所斩获，包括在乌东城市巴赫姆特一带推进数公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15T10-32-09-00-00/000000.png" xlink:type="simple" xlink:show="embed" xlink:actuate="onLoad" draw:mime-type="image/png"/>
</draw:frame>
</text:p>
      <text:p text:style-name="P4">
乌克兰国防部副部长马里亚尔（HannaMalyar）在简报会上说，乌军反攻进展「缓步但稳定」，「同时间敌军正在」乌南前线「展开强力抵抗」，包括设置地雷区、派出自杀式无人机及进行密集炮击。</text:p>
      <text:p text:style-name="P4">
乌克兰预告多月后，终于在本月稍早于南部和东部正式发动反攻。其中在前线热点巴赫姆特（Bakhmut）附近，据马里亚尔表示：「敌军正在徵调更多后备军人，并卯足全力阻止乌军前进。」</text:p>
      <text:p text:style-name="P4">
但马里亚尔说，乌克兰军队仍成功在当地推进逾3公里。</text:p>
      <text:p text:style-name="P4">
Source: <text:a xlink:type="simple" xlink:href="https://www.rfi.fr/cn/%E5%9B%BD%E9%99%85%E6%8A%A5%E9%81%93/20230615-%E4%B9%8C%E5%85%8B%E5%85%B0%E7%A7%B0%E5%8F%8D%E6%94%BB%E6%9C%89%E6%96%A9%E8%8E%B7-%E5%9C%A8%E5%B7%B4%E8%B5%AB%E5%A7%86%E7%89%B9%E6%8E%A8%E8%BF%9B" text:style-name="Internet_20_link" text:visited-style-name="Visited_20_Internet_20_Link">
https://www.rfi.fr/cn/%E5%9B%BD%E9%99%85%E6%8A%A5%E9%81%93/20230615-%E4%B9%8C%E5%85%8B%E5%85%B0%E7%A7%B0%E5%8F%8D%E6%94%BB%E6%9C%89%E6%96%A9%E8%8E%B7-%E5%9C%A8%E5%B7%B4%E8%B5%AB%E5%A7%86%E7%89%B9%E6%8E%A8%E8%BF%9B</text:a>
</text:p>
      <!--NEWS-->
      <text:h text:style-name="P10" text:outline-level="1">
<text:span text:style-name="T4">
亏损阴霾不散 君实发GDR筹34亿 (Free Version)</text:span>
</text:h>
      <text:p text:style-name="P4">
Authors: ['咏竹坊']</text:p>
      <text:p text:style-name="P4">
Publisher: 英国《金融时报》</text:p>
      <text:p text:style-name="P4">
Time: 2023-06-15T10:35:54+00:00</text:p>
      <text:p text:style-name="P4">
Published Time: 2023-06-14T12:00:99+08:00</text:p>
      <text:p text:style-name="P4">
Modified Time: 2023-06-15T06:27:99+08:00</text:p>
      <text:p text:style-name="P4">
Description: 这家生物制药公司计划到瑞士发行GDR筹资34亿元，是短短半年来的第二次大额融资。</text:p>
      <text:p text:style-name="P4">
Images: ["<text:a xlink:type="simple" xlink:href="https://thumbor.ftacademy.cn/unsafe/picture/0/000184550_piclink.jpg" text:style-name="Internet_20_link" text:visited-style-name="Visited_20_Internet_20_Link">
000184550_pic...</text:a>
"]</text:p>
      <text:p text:style-name="P4">
Themes: ['专栏', '咏竹坊', '关注']</text:p>
      <text:p text:style-name="P4">
Keywords: ['咏竹坊', '君实生物', '生物科技']</text:p>
      <text:p text:style-name="P4">
Type: Article</text:p>
      <!--METADATA-->
      <text:p text:style-name="P4">
<draw:frame draw:style-name="fr1" draw:name="Image168" text:anchor-type="as-char" svg:width="6.9236in" svg:height="3.894525in" draw:z-index="0">
<draw:image xlink:href="../Images/FT Chinese Free Version/2023-06-15T10-35-54-00-00/000184550_piclink.jpg" xlink:type="simple" xlink:show="embed" xlink:actuate="onLoad" draw:mime-type="image/jpeg"/>
</draw:frame>
</text:p>
      <text:p text:style-name="P4">
<text:span text:style-name="T4">
作者莫莉，本文只代表作者本人观点。</text:span>
</text:p>
      <text:p text:style-name="P4">
中国和香港股市持续低迷，创新药企业股权融资不易，上海君实生物医药科技股份有限公司(1877.HK;688180.SH)将目光投到了欧洲资本市场。上周一，君实生物发布公告称，计划发行不超过6,800万股全球存托凭证(Global DepositaryReceipts，简称GDR)在瑞士证券交易所挂牌上市，募资折合约34亿元。</text:p>
      <text:p text:style-name="P4">
Source: <text:a xlink:type="simple" xlink:href="http://www.ftchinese.com/story/001099981" text:style-name="Internet_20_link" text:visited-style-name="Visited_20_Internet_20_Link">
http://www.ftchinese.com/story/001099981</text:a>
</text:p>
      <!--NEWS-->
      <text:h text:style-name="P10" text:outline-level="1">
<text:span text:style-name="T4">
迈阿密市长提交文书 参加美国总统选举</text:span>
</text:h>
      <text:p text:style-name="P4">
Author: 联合早报 (Person)</text:p>
      <text:p text:style-name="P4">
Publisher: 联合早报 (Organization)</text:p>
      <text:p text:style-name="P4">
Published Time: 2023-06-15T10:40</text:p>
      <text:p text:style-name="P4">
Modified Time: 2023-06-15T10:40</text:p>
      <text:p text:style-name="P4">
Description: 美国佛罗里达州迈阿密市市长苏亚雷斯向联邦选举委员会提交文书，参加2024年美国总统选举。法新社报道，苏亚雷斯（Francis Suarez）是于星期三（6月14日）向联邦选举委员会...</text:p>
      <text:p text:style-name="P4">
Videos: []</text:p>
      <text:p text:style-name="P4">
Audios: []</text:p>
      <text:p text:style-name="P4">
Images: []</text:p>
      <text:p text:style-name="P4">
Type: NewsArticle</text:p>
      <text:p text:style-name="P4">
Breadcrumbs: ['即时', '国际']</text:p>
      <text:p text:style-name="P4">
Keywords: ['美国', '总统选举']</text:p>
      <!--METADATA-->
      <text:p text:style-name="P4">
美国佛罗里达州迈阿密市市长苏亚雷斯向联邦选举委员会提交文书，参加2024年 <text:a xlink:type="simple" xlink:href="https://www.zaobao.com/keywords/mei-guo-zong-tong-xuan-ju" text:style-name="Internet_20_link" text:visited-style-name="Visited_20_Internet_20_Link">
 美国总统选举</text:a>
 。</text:p>
      <text:p text:style-name="P4">
法新社报道，苏亚雷斯（Francis Suarez）是于星期三（6月14日）向联邦选举委员会递交文件，申请竞选美国总统。</text:p>
      <text:p text:style-name="P4">
现年45岁的苏亚雷斯定15日在加利福尼亚州里根总统图书馆发表讲话，正式宣布参加2024年总统选举。苏亚雷斯是佛罗里达州的三位候选人之一，此前，州长 <text:a xlink:type="simple" xlink:href="https://www.zaobao.com/news/world/story20230525-1398246" text:style-name="Internet_20_link" text:visited-style-name="Visited_20_Internet_20_Link">
德桑蒂斯 </text:a>
 和前总统 <text:a xlink:type="simple" xlink:href="https://www.zaobao.com/keywords/te-lang-pu" text:style-name="Internet_20_link" text:visited-style-name="Visited_20_Internet_20_Link">
 特朗普</text:a>
 已向联邦选举委员会递交文件。</text:p>
      <text:p text:style-name="P4">
苏亚雷斯是共和党中的温和派。他曾表示，在2016年和2020年大选中均未投票支持前总统特朗普。</text:p>
      <text:p text:style-name="P4">
苏亚雷斯加入的是一个已有十多名竞逐者的共和党阵营。他们在民意调查中都落后于两次被起诉的特朗普。</text:p>
      <text:p text:style-name="P4">
特朗普星期二（6月13日）首次就私藏密件案在迈阿密一家联邦法院出庭应讯，他因涉及“密件风波”面对37项联邦刑事指控，并通过律师 <text:a xlink:type="simple" xlink:href="https://www.zaobao.com/news/world/story20230614-1404409" text:style-name="Internet_20_link" text:visited-style-name="Visited_20_Internet_20_Link">
 表示自己“无罪”</text:a>
 。</text:p>
      <text:p text:style-name="P4">
尽管特朗普官司缠身，但特朗普的支持率在共和党总统竞选人中仍保持领先，德桑蒂斯位列第二。</text:p>
      <text:p text:style-name="P4">
中国新闻社报道，苏亚雷斯是古巴裔美国人，也是此次共和党总统竞选人中唯一一位拉丁裔美国人。苏亚雷斯1977年出生于迈阿密，毕业于佛罗里达大学，其父亲是迈阿密首位古巴裔市长。苏亚雷斯自2017年起担任迈阿密市长。</text:p>
      <text:p text:style-name="P4">
大多数共和党人将在定于8月23日举行的第一场辩论中对峙。</text:p>
      <text:p text:style-name="P4">
初选的获胜者将在2024年11月的投票中与民主党选出的候选人较量。</text:p>
      <text:p text:style-name="P4">
Source: <text:a xlink:type="simple" xlink:href="https://www.zaobao.com.sg/realtime/world/story20230615-1404473" text:style-name="Internet_20_link" text:visited-style-name="Visited_20_Internet_20_Link">
https://www.zaobao.com.sg/realtime/world/story20230615-1404473</text:a>
</text:p>
      <!--NEWS-->
      <text:h text:style-name="P10" text:outline-level="1">
<text:span text:style-name="T4">
专栏 | 中国透视：洗腦：兴起与衰微—《洗腦：毛澤東及後毛時代的中國和世界》学术研讨会述评</text:span>
</text:h>
      <text:p text:style-name="P4">
Author: None</text:p>
      <text:p text:style-name="P4">
Publisher: Radio Free Asia (Organization)</text:p>
      <text:p text:style-name="P4">
Published Time: 2023-06-15T10:46:09-04:00</text:p>
      <text:p text:style-name="P4">
Modified Time: 2023-06-15T10:46:09-04:00</text:p>
      <text:p text:style-name="P4">
Description: None</text:p>
      <text:p text:style-name="P4">
Videos: []</text:p>
      <text:p text:style-name="P4">
Audios: ["<text:a xlink:type="simple" xlink:href="https://www.rfa.org/mandarin/zhuanlan/zhongguotoushi/panel-0615202310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411003in" draw:z-index="0">
<draw:image xlink:href="../Images/rfamandarin/2023-06-15T10-46-09-04-00/000000.png" xlink:type="simple" xlink:show="embed" xlink:actuate="onLoad" draw:mime-type="image/png"/>
</draw:frame>
2012年9月11日，数以千计的香港中文大学学生集体罢课，抗拒该校的"德育及国民敎育"，并称之为"洗脑"。 <text:a xlink:type="simple" xlink:href="https://www.rfa.org/mandarin/zhuanlan/zhongguotoushi/panel-06152023103902.html/@@images/image" text:style-name="Internet_20_link" text:visited-style-name="Visited_20_Internet_20_Link">
</text:a>
美联社资料图片  <text:a xlink:type="simple" xlink:href="https://www.rfa.org/mandarin/zhuanlan/zhongguotoushi/panel-06152023103902.html/@@stream" text:style-name="Internet_20_link" text:visited-style-name="Visited_20_Internet_20_Link">
Audio-1-Link：https://www.rfa.org/mandarin/zhuanlan/zhongguotoushi/panel-06152023103902.html/@@stream</text:a>
</text:p>
      <text:p text:style-name="P4">
<text:span text:style-name="T4">
主持人：陈奎德</text:span>
</text:p>
      <text:p text:style-name="P4">
<text:span text:style-name="T4">
座谈人：宋永毅教授，</text:span>
 <text:span text:style-name="T4">
美国加州州立大学洛杉矶分校荣休教授</text:span>
 <text:span text:style-name="T4">
,</text:span>
 <text:span text:style-name="T4">
《洗脑》学术研讨会组织者</text:span>
</text:p>
      <text:p text:style-name="Horizontal_20_Line"/>
      <text:p text:style-name="P4">
<text:span text:style-name="T4">
一、《洗腦：毛澤東及後毛時代的中國和世界》学术研讨会的缘起及背景</text:span>
</text:p>
      <text:p text:style-name="P4">
2023年5月29日至6月1日，在内华达州的拉斯维加斯市召开了题为《洗腦：毛澤東及後毛時代的中國和世界》学术研讨会，会议由纽约城市大学、劳改研究基金会、华盛顿大学东亚图书馆以及加州现代中国研究中心联合主办，计有二十多位学者专家参加。这次会议很成功，围绕洗脑这个课题展开了充分的研究讨论和争论。</text:p>
      <ul>
        <li>
<text:span text:style-name="T4">
<text:span text:style-name="T5">
* </text:span>
</text:span>
<text:span text:style-name="T5">
 </text:span>
<text:span text:style-name="T5">
召开“洗脑”研讨会的初衷：理论的和现实的动因</text:span>
*</li>
      </ul>
      <text:p text:style-name="P4">
当下中国与国际社会的特殊历史情势，极权主义受到围堵，内外交困。其两杆子之一的笔杆子——洗脑，成为维持极权的最为关键的要素。鉴此，对洗脑的研究与揭示，成为中国人及世界最紧迫的课题之一。</text:p>
      <text:p text:style-name="P4">
<text:span text:style-name="T4">
2</text:span>
 <text:span text:style-name="T4">
）与会学者概况</text:span>
</text:p>
      <text:p text:style-name="Horizontal_20_Line"/>
      <text:p text:style-name="P4">
<text:span text:style-name="T4">
二、《洗腦》研讨会的基本内容及成果</text:span>
</text:p>
      <ul>
        <li>
          <text:span text:style-name="T4">
<text:span text:style-name="T5">
* </text:span>
*回顾洗脑：源起及其精神溯源</text:span>
        </li>
      </ul>
      <text:p text:style-name="P4">
林培瑞教授在开幕词中谈到了在中国这种洗脑社会中人们普遍的精神分裂现象和多重意识结构，提出了他对中国式“洗脑”与“洗嘴”现象的有趣观察。</text:p>
      <text:p text:style-name="P4">
夏明教授的“洗腦理論研究：肇始、流變和新視野”总结了洗脑在历史上、尤其是近百年的演变，可归纳出三种不同的模式：1.古典洗脑：从古代、中世纪我们都看到暴力、酷刑的使用来达到改变人们思想、信仰的目的。这种手法至今还是可以看到残留（例如中国政府对异议人士的迫害、在新疆和西藏的洗脑配以酷刑等）。2.现代洗脑：主要是通过控制人的环境（远离家庭亲人、封闭、集中营、学习小组、社会动员、宣传、监控等）以改变人的心理、性格和行为模式，迫使个人或群体服从和接受全权主义思想或极权体制。3.二十一世纪信息科学、电脑技术、脑神经科学、生物医药化学等突破带来的高科技下的洗脑。中共试图向外输出它的高技术极权主义模式，洗脑全世界。</text:p>
      <text:p text:style-name="P4">
周澤浩博士是愛德華·亨特那本著名专著《红色中国的洗脑：对人的思想的有计划破坏》的译者，该书作者以在其在1950年首次在报纸上提及“洗脑”这一新词以及首次在书中启用“洗腦”一词而闻名。周博士指出亨特的独特贡献是建立了洗脑和共产主义红色政权的直接关系。</text:p>
      <text:p text:style-name="P4">
陈奎德博士的“洗腦：一個思想史的追蹤”从政治哲学与思想史的视角讨论洗脑的词源定义及其精神渊源，指出，“洗脑”一词 ,就词源起源并不久，它起源于共产中国。然而“洗脑”的精神和思想渊源却可以追溯较远。除马克思之外，他主要梳理了德国哲学家尼采，意大利哲学家葛兰西的文化霸权理论以及法国哲学家福柯的“唯权主义”对洗脑的思想影响。</text:p>
      <text:p text:style-name="P4">
他指出当代有一种把人类一切话语交流都归结为“洗脑”的泛洗脑主义的倾向，这一倾向把一切语言文字活动都看作是“洗脑”。这种泛洗脑主义将泯灭一切是非、善恶、真假……的差异，造成一个价值混乱的世界，《1984年》的世界。</text:p>
      <text:p text:style-name="P4">
从基本脉络看，严格说，洗脑是二十世纪的特殊产物，是以暴力为支撑的高度封闭的极权社会的产物。而言论、思想自由的开放式社会，则是洗脑的消毒剂。</text:p>
      <ul>
        <li>
<text:span text:style-name="T4">
<text:span text:style-name="T5">
* </text:span>
</text:span>
<text:span text:style-name="T5">
 </text:span>
<text:span text:style-name="T5">
“洗腦”在中共政治運動中的實踐</text:span>
*</li>
      </ul>
      <text:p text:style-name="P4">
这一环节主要讨论了中共洗脑的各阶段各领域的实践：延安时期、建政初期的知识分子改造、1957年反右、1958向党交心运动、文革等等。</text:p>
      <text:p text:style-name="P4">
裴毅然博士的“從 「洗禮」 到「洗腦」——延安整風的歷史定位”，专门探讨了延安整風式的洗脑运动的演变过程。</text:p>
      <text:p text:style-name="P4">
宋永毅教授做了“為什麼「思想改造運動」中對知識份子的洗腦可以成功？”的报告，这是其专著《毛泽东和新中国》中的一章。他认为中共對知識分子的政策，「改造」其思想應是它最基本方針之一，有其三部曲：1）灌輸式的馬列主義的政治學習；2）群衆斗群衆模式下批判-檢討-交代；3）運動型的人人坦白和組織清理。</text:p>
      <text:p text:style-name="P4">
中共建政初期，出現過一個已經成名的中國自由主義知識分子──如朱光潛、陳垣、馮友蘭、費孝通等人的自我檢討的初潮。這一現象的造成，既有知識分子把中共的軍事勝利誤以爲是理念勝利的「不理解而信從」的態度，更有在改朝換代之際強烈的中國傳統的功名追求。</text:p>
      <text:p text:style-name="P4">
李榭熙教授做了“ 信仰與反抗：毛澤東時期的基督教三自愛國運動”的演讲。李教授的演讲为不少人心中一直有的一个问题，提供了颇为令人信服的答案。为何在中国，比较起其他领域，何以基督徒的反抗特别决绝彻底？信仰在反洗脑中的磐石般的抵抗力。</text:p>
      <text:p text:style-name="P4">
丁抒博士做的“自覺洗腦:1958年的向党交心運動”的报告，解开了少为人知的中国国内1958年知识界相当交心运动的内情。某种意义上，丁博士可说填补了学界的空白。</text:p>
      <text:p text:style-name="P4">
<text:span text:style-name="T4">
3</text:span>
 <text:span text:style-name="T4">
）</text:span>
 <text:span text:style-name="T4">
無處不在的監控和洗腦</text:span>
</text:p>
      <text:p text:style-name="P4">
这一环节主要探讨了中共洗脑的一些基本手法。</text:p>
      <text:p text:style-name="P4">
来自台湾的李酉潭教授提供了一份“中國對台灣認知戰中的「疑美論」分析”，他從認知戰中最受矚目的「疑美論」來加以分析，中共現階段對於臺灣人民洗腦的情形，极富启发意义。</text:p>
      <text:p text:style-name="P4">
斯坦福的吳國光教授在他的〈從洗腦到認知戰：試析中共宣傳的大戰略〉的演讲中，以其惯常的风趣幽默方式划分出了的中共宣传大战略的历史发展的三个不同阶段，分别是毛时代、后毛时代和最近十年来形成的所谓习近平时代。即：毛时代的洗脑、后毛时代的精致宣传和习近平时代的认知战。他探讨了中共宣传在上述各个阶段上的大战略的各自特点，共性，并勾勒出一幅中共宣传战略的历史演变图景，并分析这种演变的动因和背后不变的脉络。</text:p>
      <text:p text:style-name="P4">
来自克萊蒙麥肯納學院的講座教授裴敏欣, 以严谨的手法“解剖中共的監控體系”，精细入微，周密详尽，令人叹为观止。</text:p>
      <text:p text:style-name="P4">
<text:span text:style-name="T4">
4</text:span>
 <text:span text:style-name="T4">
）國際視野下的極權和洗腦</text:span>
</text:p>
      <text:p text:style-name="P4">
这一环节，展开了在国际范围内对洗脑的检视。</text:p>
      <text:p text:style-name="P4">
以 研究国际左翼力量及其思潮闻名的的程映虹教授做了 “法西斯主義新人與共產主義新人：探討思想改造的新視角”的比较研究，令人耳目一新。</text:p>
      <text:p text:style-name="P4">
張偉奇教授与權準澤教授在研讨会上描绘和分析了北韩的年轻独裁者“偶像化的金正恩”，让我们看到金家王朝的另一侧面。</text:p>
      <text:p text:style-name="P4">
威斯康辛大學的郭建教授以其独到眼光讲了“陰謀論與覺醒文化：殊途同歸的美國兩極政治”，犀利地指出美国社会中极右和极左政治的某种殊途同归现象，并指出其对世界的危害。</text:p>
      <text:p text:style-name="P4">
獨立學者郭伊萍女士以“意識形態因素在蘇聯後俄國民主轉型失敗中所起的重要作用”提出了她的观点，引发了一些有益的争论。</text:p>
      <text:p text:style-name="P4">
<text:span text:style-name="T4">
5</text:span>
 <text:span text:style-name="T4">
）從毛澤東到習近平：中共「洗腦」的新發展</text:span>
</text:p>
      <text:p text:style-name="P4">
这一环节从各个领域各个时段讨论中共洗脑的演化。演讲者不仅有资深教授与编辑，同时还有直接身受中共监狱迫害的学者现身说法，讲述与分析中共监狱对政治犯的洗脑方式。</text:p>
      <text:p text:style-name="P4">
喬睎華博士以一个出版家的身份分析了中共的 “洗腦、宣傳和電影：以傳播學和文本挖掘視角”。</text:p>
      <text:p text:style-name="P4">
郝志東教授给我们分享了他的历史叙述 〈1949年以後中小學教科書洗腦方式的變遷〉。</text:p>
      <text:p text:style-name="P4">
徐賁教授，这位在中国大陆内外广受欢迎的启蒙作家和自由思想者做了 “中國後真相社會裡的專家宣傳和洗腦”的演讲。</text:p>
      <text:p text:style-name="P4">
中共监狱的政治犯、《新青年》四君子之一的楊子立先生做了“勞改：中共監獄對犯人的洗腦工程”的报告，令人唏嘘不已。</text:p>
      <text:p text:style-name="P4">
会议还邀请了两位特约嘉宾做了专题演讲。他们分别是美國海軍學院教授和哈德遜研究所中國中心主任余茂春教授和北京之春荣誉主编胡平先生。</text:p>
      <text:p text:style-name="P4">
<text:span text:style-name="T4">
6）余茂春教授做了“国际外交中的中共洗脑宣传”的主题演讲</text:span>
</text:p>
      <text:p text:style-name="P4">
由於他曾经担任美国前国务卿彭佩奥的首席中国政策和规划顾问，他的演讲引发与会者的广泛兴趣，同时使与会者对美中关系的演变过程有了某种现场感。人们特别有兴趣的是，例如他指出：</text:p>
      <text:p text:style-name="P4">
i中国政府出大钱，让美国哈佛大学的一个研究中心在中国做所谓的民调。这个民调一本正经地总结说93%的中国民众都认可和拥护共产党的领导。这个哈佛大学的民调，多年来成了中国政府糊弄中国老百姓和世界民众的附身符，经常被中共外交部和党控舆论引用和不厌其烦地强调。其实这是一个欺世盗名的经典例子。这个哈佛大学的研究中心在中国搞的所谓民调，并不是它们自己搞的。真相是这个拿了中国不少捐助的哈佛大学研究中心委托在中国国内注册,总部设在北京的“零点研究咨询集团”(Horizon Research Consultancy Group) 捉刀代笔来代办的。</text:p>
      <text:p text:style-name="P4">
他还举了不少例证披露说：</text:p>
      <text:p text:style-name="P4">
ii中国在国际交流中利用翻译来对全世界进行思想改造。这是一个很复杂的问题，也是一个非常重要的问题。中共训练翻译人员是有系统的，有强烈的政策指导的，绝对不是只是学会“信达雅”的语言翻译技能。我所接触的所有中共正规的翻译人员都有非常坚强的党性，很能在翻译过程中把握政策的尺寸，按照党的意志对关键的字词和概念，该翻译的就翻译，不该翻译的就漏翻或赤裸裸地误翻。</text:p>
      <text:p text:style-name="P4">
…………</text:p>
      <text:p text:style-name="P4">
<text:span text:style-name="T4">
7</text:span>
 <text:span text:style-name="T4">
）</text:span>
 <text:span text:style-name="T4">
著名民主运动理论家胡平先生做了“從‘思想改造</text:span>
 <text:span text:style-name="T4">
’</text:span>
 <text:span text:style-name="T4">
到</text:span>
 <text:span text:style-name="T4">
’</text:span>
 <text:span text:style-name="T4">
不准妄議</text:span>
 <text:span text:style-name="T4">
’”</text:span>
<text:span text:style-name="T4">
的主题演讲</text:span>
</text:p>
      <text:p text:style-name="P4">
胡平指出：中共的思想改造运动就是“洗脑”即“人的驯化”。从某种角度讲，共产党统治的兴衰史，就是人的驯化、躲避与反叛的历史。洗脑，用今天习近平当局的话，就叫“不准妄议”。在今天，思想改造那一套早已放弃，但是政治学习又被重新强化，个人崇拜死灰复燃。中共责令国人的最重要的一点就是“不准妄议”。这和当年的思想改造是一脉相承的。</text:p>
      <text:p text:style-name="P4">
<text:span text:style-name="T4">
三、结语</text:span>
</text:p>
      <ul>
        <li>
**** 这次《洗脑》学术研讨会从理论上确认有关“洗脑”的理论可作为研究中国问题的重要工具。   * 会议对中国共产党作为有专利权的洗脑式政治运动展开了历史回顾及深入分析。   * 会议就“洗脑”对于世界与中国的过去已经及未来可能产生的危害发出了郑重警讯。</li>
      </ul>
      <text:p text:style-name="Horizontal_20_Line"/>
      <text:p text:style-name="P4">
Source: <text:a xlink:type="simple" xlink:href="https://www.rfa.org/mandarin/zhuanlan/zhongguotoushi/panel-06152023103902.html" text:style-name="Internet_20_link" text:visited-style-name="Visited_20_Internet_20_Link">
https://www.rfa.org/mandarin/zhuanlan/zhongguotoushi/panel-06152023103902.html</text:a>
</text:p>
      <!--NEWS-->
      <text:h text:style-name="P10" text:outline-level="1">
<text:span text:style-name="T4">
禁书解读 | 余杰：为八九民运史填上重要的一块拼图   吴建民《岁月有痕》</text:span>
</text:h>
      <text:p text:style-name="P4">
Author: None</text:p>
      <text:p text:style-name="P4">
Publisher: Radio Free Asia (Organization)</text:p>
      <text:p text:style-name="P4">
Published Time: 2023-06-15T10:50:00-04:00</text:p>
      <text:p text:style-name="P4">
Modified Time: 2023-05-30T09:15:49-04:00</text:p>
      <text:p text:style-name="P4">
Description: None</text:p>
      <text:p text:style-name="P4">
Videos: []</text:p>
      <text:p text:style-name="P4">
Audios: ["<text:a xlink:type="simple" xlink:href="https://www.rfa.org/mandarin/pinglun/wenyitiandi-cite/yj3-05262023104249.html/m0601-yj1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88615in" draw:z-index="0">
<draw:image xlink:href="../Images/rfamandarin/2023-06-15T10-50-00-04-00/000000.png" xlink:type="simple" xlink:show="embed" xlink:actuate="onLoad" draw:mime-type="image/png"/>
</draw:frame>
 吴建民与其回忆录《岁月有痕》 视频截图  <text:a xlink:type="simple" xlink:href="https://www.rfa.org/mandarin/pinglun/wenyitiandi-cite/yj3-05262023104249.html/m0601-yj1ee.mp3/@@stream" text:style-name="Internet_20_link" text:visited-style-name="Visited_20_Internet_20_Link">
Audio-1-Link：https://www.rfa.org/mandarin/pinglun/wenyitiandi-cite/yj3-05262023104249.html/m0601-yj1ee.mp3/@@stream</text:a>
</text:p>
      <text:p text:style-name="P4">
<text:span text:style-name="T4">
南京学运同样风起云涌、惊涛拍岸</text:span>
</text:p>
      <text:p text:style-name="P4">
谭嗣同说过，中国两千年之政，秦政也。所谓秦政，至少包括两方面：皇帝一人独裁和首都中央集权。共产红朝号称反封建，却把两者全盘继承下来。过去，北京是帝都；如今，北京是共产党的权力中枢，毛泽东晚年曾对来访的尼克松说：“我无法改变整个世界，我只是改变了北京附近的几个地方。”在当代中国，北京中心主义根深蒂固，北京汲取全中国各种资源，以供盘踞在此的统治阶层自肥，而关于首都北京的论述，也一叶障目式地成为关于全中国的论述。</text:p>
      <text:p text:style-name="P4">
耐人寻味的是，即便是反对派的论述也遵循北京中心主义原则。比如，长期以来，对八九民运史的书写就始终以北京为中心，刻意忽略其他省份和城市。这场运动被称为天安门运动，但实际上，这是一场席卷全国的民主运动，天安门是一个关键场所，但绝非全貌。澳大利亚学者林慕莲在《重返天安门》一书中揭露了发生在成都锦江宾馆的另一场屠杀，在成都长大的我居然第一次知道此真相。可见，“在地”者其实是多么地“离地”。</text:p>
      <text:p text:style-name="P4">
八九民运应当是一幅全国拼图，每个地方的参与者都有责任拼上自己那一块马赛克。南京学生领袖吴建民的回忆录《岁月有痕》，为之拼上了关于南京学运的关键部分。吴建民出生于高级军官家庭，当过兵，在南汽集团工作过，一九八九年，他即将从江苏商业干部管理学院毕业，学运爆发后，他全身心投入其中，一生的轨迹因此改变。与大部分直接从高中考入大学的本科生相比，他当时已二十六岁，有丰富的工作经验和社会经验，有勇有谋，妙语连珠，也有组织管理才能，很快就脱颖而出，成为南京学生领袖之一。</text:p>
      <text:p text:style-name="P4">
南京高校的数量、学生在校人数的规模，在全国排第三，仅次于北京、上海。在这本回忆录中，吴建民详细描述了南京学运的过程和特征，与北京学运相比，既有共性，也有其特色。南京高校以南京大学为主，迅速模仿北京成立了一个指挥南京地区学运的指挥部“南京高等院校学生自治联合会”，前后任职常委的七个同学，清一色是南大学生，外校学生一个都加入不了，这在北京学运中是不可能出现的情况。在南高联之下，又建立“参谋部”，“参谋部”汇集各校的骨干，每天处理日常事务，这是北京学运中没有的建制。</text:p>
      <text:p text:style-name="P4">
学运过程中，吴建民提出“北上运动”的构想。他认为，南京作为民国故都，有民主血液，南京的学运领先于南方各城市，所以不能满足于一城一地，应当率先发起“北上运动”，步行前往北京，沿途将安徽、山东、河北、天津的学生都动员起来，像滚雪球般壮大。当这支队伍走到北京时，就有条件在北京组成“全国高校学生自治联合会”，然后以“全高联”而非“北高联”的身份与中共当局对话。</text:p>
      <text:p text:style-name="P4">
一九八九年六月一日，南京学生组成“南京高校北上民主长征团”，从鼓楼广场出发，徒步前往北京。吴建民任“北上指挥部”副总指挥。这支数千人的队伍，一路突破围追堵截，六月三日，到达安徽滁州师专集结休整。六月四日上午，队伍本要出发，天上下起大雨，不得不等一等。他们还不知道，北京已发生了一场大屠杀，这场突如其来的大雨，似乎是悼念死难者。江苏和安徽两省派来大量客车已拦在队伍前面，且还有很多荷枪实弹的武警。前来劝诫的江苏省常务副省长兼教委主任杨咏沂告诉吴建民，北京已清场，现场的武警将不惜一切手段阻止学生前进。吴建民和指挥部其他人员被控制起来，大部分同学都被推上大客车带回南京。少数先遣队同学骑自行车到了张八岭镇，遭到武装民兵拦截，并威胁说：“再往前走就开枪了！”最终“六四北上”的终点站，就在张八岭镇画上了句号。</text:p>
      <text:p text:style-name="P4">
<text:span text:style-name="T4">
屠杀之后的抗争，更是可歌可泣</text:span>
</text:p>
      <text:p text:style-name="P4">
被带回家后，吴建民被软禁在家一个星期，然后回到学校。六月二十日，南京市公安局发布“南京市高自联通缉名单”，他名列其中。学校保卫处官员把他带到公安局。随后，尚有良知和风骨的学校王院长将其保释出来，让其参加毕业考试。但上级命令扣下其毕业证书，并要求他每天到“清查办”交代问题。</text:p>
      <text:p text:style-name="P4">
当时，吴建民和其他南京学生领袖听说香港有“黄雀行动”，但他拒绝流亡海外，对逃入美国使馆的方励之夫妇无比失望，“导师跑了，丢下万千他的追随者跑了！……那我们这些学生怎么办？我们也可以跑吗？大使馆装得下成千上万的参与六四学潮的学生吗？”他表示：“我反对临阵脱逃！反对当中国民主碰到困境时就选择逃亡国外！”他慷慨激昂地对同仁说：“我愿意付出青春、付出热血，比起那些已经在天安门广场死难的同学，我们责无旁贷，应该留下来坚持！”</text:p>
      <text:p text:style-name="P4">
随后，吴建民发动大家办刊物、建立组织，完善“后六四时代”的抗争机构。他到上海、肇庆等地与香港支联会派来的人碰面，对方带来资金资助。二十多年后，吴建民流亡美国，原本计划到香港向支联会致谢，香港局势却江河日下，支联会被迫解散，他本人根本不可能入境香港。</text:p>
      <text:p text:style-name="P4">
此时的吴建民，经过“六四”屠杀，已完全看清中共的邪恶，有了明确的政治目标——推翻中国共产党，结束中共一党专制，为“六四”死难者讨回公道，为中国人民争取自由解放，为实现一人一票的公平自由民主选举，实现十四亿的人民人人过上有尊严的生活而奋斗。</text:p>
      <text:p text:style-name="P4">
一九九零年春，吴建民在鼓楼大街钟亭约见南京几所高校的主要学运领袖，和大家交流了建立组织机构的想法。他们讨论组建“中国民主前线”，并设立最高常务委员会，吴建民被推举为主席，副主席为彭万忠、李勇，李力夫任秘书长兼常委，委员有王立军、王小泉、段小光、王建华、刘格等，他们大都是学生或青年教师。这些反抗者都不为外界所知。</text:p>
      <text:p text:style-name="P4">
一九九零年代初，在中国其他地方，如北京、成都、广州、杭州等地，类似以秘密组织的形式展开反抗的群落还有很多。其中，最具代表性的是北京语言学院年轻教师胡石根等发起的“中国自由民主党”活动，仅在北京就有数十人被捕，被判刑的有十五人，也称“十五人案”。西北大学有张明案，兰州大学有丁矛案，成都也有廖亦武等人的“大屠杀电影”案。“六四”前参加民主运动的人，有不少是随大流，也有不少是投机者，因为人们普遍乐观评估这场民主运动可能会成功；“六四”后仍然参加民主运动的人，才是知其不可为而为之的、精卫填海式的真英雄，因为此时的反抗无异于以卵击石、螳臂档车。</text:p>
      <text:p text:style-name="P4">
过去，由于资讯有限，我曾撰文批评，中共枪声一响，反抗运动灰飞烟灭，比不得韩国的反抗运动——光州事件中，全斗焕军政权杀人的凶残一点也不亚于中共，但韩国的抗争一直此起彼伏、前赴后继，韩国人似乎比中国人更有血性。但后来当我陆续读到廖亦武、刘贤斌、吴建民等人的回忆文章和回忆录，就修正了自己的看法——中国不是没有鲁迅所说的“埋头苦干的人，拼命硬干的人，为民请命的人，舍身求法的人”，只是他们“总在被摧残，被抹杀，消灭于黑暗中，不能为大家所知道罢了”。就连在文革最黑暗的时代，杨小凯在狱中也接触到各式各样组党反抗暴政的勇敢者，只是他们都被屠戮殆尽。中国未能像韩国那样实现民主化，不是因为中国人比韩国人更怯懦，而是因为中共政权比韩国军政权残暴千百倍。反抗中共暴政，需要具备前所未有的勇气、智慧和韧性。</text:p>
      <text:p text:style-name="P4">
<text:span text:style-name="T4">
他的刑期之长，超过二十一名被全国通缉的北高联领袖</text:span>
</text:p>
      <text:p text:style-name="P4">
吴建民等人低估了共产党的邪恶和人性的幽暗，他们的一举一动早已在中共国安部门严密监控之下。几个月后，国安部门就收网了，他与同仁纷纷被捕。多年后，他从狱中归来，才知道他们的组织早已被中共渗透。与他一起赴外地会晤支联会代表的女同学吴蔚，向当局供出若干只有他们两人知道的行动细节。他出狱后在中国生活了十八年，其间慢慢与当年南高联的成员恢复联系，只有吴蔚从未出现过。另一名经吴蔚介绍进入地下组织核心圈的女同学罗明娟，当时负责开设账户存入香港支联会转来的几十万资金，案发后此人一度人间蒸发，那笔巨款也不翼而飞。吴建民出狱后才知道，罗明娟顺利在南大完成学业，然后到广西国安厅工作，他这才恍然大悟——这个女生最初就是当局安插在他们身边的卧底。吴建民也认为，那个唯一名列全国通缉令名单、日后在美国混得风生水起的南京学生领袖也是同一类人。中共是靠搞地下活动和秘密组织起家的，这些单纯天真的学生的所作所为，在其眼中如同过家家般幼稚。</text:p>
      <text:p text:style-name="P4">
国安部门一开始企图诱骗吴建民充当线人，联系香港支联会人员来内地与之会晤，然后将来人一网打尽，却遭到吴建民严词拒绝。当局将不予配合的吴建民重判十年，他的刑期比全国通缉的二十一个学生领袖都长。江泽民以是否重判“六四”学运领袖作为各省站队的态度。紧跟江泽民的省份，自然向中央献投名状，对本地学运领导人判得很重，受刑人在狱中的待遇也更恶劣。当年被关押在秦城监狱的刘晓波，后来读了廖亦武在四川坐牢的回忆文章之后感叹，廖亦武坐的监狱犹如地狱，与之相比，他在北京的监狱中简直如同天堂。</text:p>
      <text:p text:style-name="P4">
吴建民在回忆录中详细讲述了自己从看守所到监狱的铁窗生涯，他曾被上“半步镣”，被单独关押在长宽只有三米、以黑色橡皮封闭的号房里，巨大的顶灯二十四小时都照着人。他多次遭受国安人员、狱警、牢头狱霸酷刑折磨，他说：“我唯一能保护自己的方法，就是不怕打！”最恐怖的一次，他被带到操场上，有犯人蹲在一个圆圈中，周围有六头狼犬眈眈相向。警卫红旗一挥，六头狼犬就扑上去。犯人抱着头，趴在地上嗷嗷惨叫。狱警严厉警告：“你不服从管教，下次就轮到你了！”吴建民差点吓得晕过去，他写道：“这一次观刑体验，让我直接感受到，在中共的血腥历史上曾经多次发生过、有多少普通犯人被带出去观斩、看其他犯人被枪决的血腥场面！我不知道，古今中外还有哪个政权、哪个政党能比中共更邪恶、能比中共更残暴！这个场面给我的刺激很大，以致多年后，我经常在梦中梦到这一幕。”他在狱中听说有一些犯人配型成功后被活摘器官，他的老军医的父亲悄悄告诉他一个办法，让他体检时尿液含血量超标，由此逃过被列入器官移植名单。</text:p>
      <text:p text:style-name="P4">
吴建民被捕后不久，时任美国国务卿的贝克访华，向中方提出释放政治犯的要求。与之会谈的中国外长钱其琛在回忆录中写道：“名单中有‘吴建民’其人，我向贝克说，我们的新闻司司长叫吴建民，正在现场。此时，吴建民答道：‘在。’贝克见状，反应还算机敏，马上说：‘你放出来了。’引起哄堂大笑。”从此细节可看出，中国的“战狼外交”不是近年才出现的，钱其琛一副痞子无赖嘴脸，装疯卖傻、李代桃僵，不以为耻、反以为荣，还将该细节写入书中，殊不知这是要遗臭万年的。贝克奉老布什之名访华，要跟中国恢复商贸关系，对这种恶作剧无从深究。二十多年后，贝克在美国会见流亡出来的吴建民，当初他对包括吴建民在内的名单上的政治犯或许确实真心关切，但受制于美国的对华外交政策，无数像吴建民这样的良心犯最后就被忽略不计了。</text:p>
      <text:p text:style-name="P4">
一九九零年代初，因中国拥有数亿奴隶劳工的“低人权优势”（用今天的说法就是“韭菜”和“人矿”）及庞大的市场，西方迫不及待地把“六四”翻篇，把中国纳入经济全球化体系。在此背景下，中共政权重新恢复了自信，学者白信评论说：“中国政府在一九九零年代与美国国会的年度最惠国待遇谈判中，玩弄以异议人士换市场的人权政治，从而不仅逃避屠杀责任，也逃避真正的人权责任，而且造成中国自由派知识分子至今仍然无法突破对邓小平一九八零年代改革开放的幻觉。”</text:p>
      <text:p text:style-name="P4">
<text:span text:style-name="T4">
一次反对中共，一生都反对中共</text:span>
</text:p>
      <text:p text:style-name="P4">
一九九七年，吴建民提前获释。南京国安不允许他在户籍所在地南京工作和生活，他只好到无锡经商。</text:p>
      <text:p text:style-name="P4">
一九九零年代末以来，吴建民经商有成，创建的广告公司拥有两百多名员工，在当地排名前三甲，但他的公司无法到银行贷款——他和他的公司早已上了黑名单。像他这样的政治犯做生意，只能是小规模，只能“小富即安”，若是企业发展大了，就会被盯上并搞掉。他致富了，在社会上是有头有脸的企业老总，是当地商会的秘书长。然而，“六四”的标签一辈子都贴在他身上，他刚开始谈恋爱，女友的家人就受到国安恐吓。他与第一任女友到了谈婚论嫁阶段，女友的父亲是一名高工，强迫他写一份绝不参加政治活动的保证书，他拒绝此一无理要求，这桩婚事就告吹了。</text:p>
      <text:p text:style-name="P4">
中国政府用有限的赚钱的自由来锁定民众，导致“六四”后没有几年，民风骤变，唯利是图。中产阶级群体中，并未如西方现代化理论那样出现民主诉求，政治冷漠症非常普遍。美国政治学家萨托利在《民主新论》中指出，在很多国家，公民的冷漠症和非政治化是普遍的，且跟贫困和教育水平低下无关。“即使人人都受过大学教育，也没有理由期待人口中的政治觉悟会有显著的变化。普通教育不太可能带来政治教育得到明显改善的公众。”经济学家熊彼得也说：“典型的公民只要一进入政治领域，其思維能力就会降至更低的水平，他将在他的现实利益范围以内，以随时准备承认自己的幼稚的方式去进行评论和分析。他再次成了原始人。他的思想变得易于人云亦云，易于受到感染。”</text:p>
      <text:p text:style-name="P4">
虽然有钱了，吴建民仍然缺乏安全感和尊严感。他的护照被国安扣在手上，他要出国洽谈商务，国安派人与之同行。后来，他组织小区业主维权，对抗大型国企苏豪集团和华润集团。这场维权活动并不涉及政治诉求，只是捍卫业主的经济利益，最后大获全胜。但在此过程中，他杰出的组织管理才能再度引起中共当局的警惕。若是每一个像吴建民这样的业主委员会主任都转变成基层政治运动的号召者，中共的权力必然受到挑战。这也是后来中共出重手打压业主维权运动的根本原因。</text:p>
      <text:p text:style-name="P4">
吴建民对“六四”念念不忘，总是想着继续做点事情。习近平刚上台时，中国国内出现一股乐观气氛，他和友人觉得可以通过举办大型的纪念赵紫阳的活动来为“六四”正名打开一个突破口。然而，二零一四年，广州原高自联领袖于世文和妻子陈卫因在黄河大堤上公祭赵紫阳而被捕。由此，吴建民得出结论：习近平与毛泽东和邓小平一样是独裁者，是民主的敌人，正如萨利托所论：“民主就是非个人独裁，是个人独裁的准确的对比词和确定无疑的对立词。这意味着民主是指以反对个人化的权力、反对统治公民的权力属于某个人为特征的一种政治制度。权力不是任何人的‘财产’。更具体地说，民主制度信守的原则是：谁也不能自封为统治者、谁也不能以个人名义不可改变地掌握权力。正是由于否定了个人独裁的原则，民主准则才成为人对人的权力只能由他人授予，并且它总是且只能是在可以改变的基础上。因此，领导者必须是从被领导者自由的、不受约束的选举中产生。”百年来，中国的反民主本质从未改变过，追求民主就必须反共。</text:p>
      <text:p text:style-name="P4">
二零一四年，吴建民的一位在中央机关工作发小给他发来警示：在一份重要的黑名单上出现了他的名字。后来，这张名单上的人大都在“七零九”大抓捕中落网。在“七零九”前数月，吴建民携妻子和双胞胎儿女流亡美国，可谓间不容发。在美国这个自由之地，他创建名为“建民推墙”的自媒体，“每天一讲”，类似于当年冉云飞的“每天一博”，已做了两千多期节目，突破中共网路封锁，吸引数十万国内外受众，几乎以一人之力对抗新华社和央视的洗脑宣传。从“六四”的广场走向自媒体，反抗的方式“进化”了，但他对民主自由的信念，始终如一、痴心不改。</text:p>
      <text:p text:style-name="P4">
（文章只代表特约评论员个人的立场和观点）</text:p>
      <text:p text:style-name="P4">
Source: <text:a xlink:type="simple" xlink:href="https://www.rfa.org/mandarin/pinglun/wenyitiandi-cite/yj3-05262023104249.html" text:style-name="Internet_20_link" text:visited-style-name="Visited_20_Internet_20_Link">
https://www.rfa.org/mandarin/pinglun/wenyitiandi-cite/yj3-05262023104249.html</text:a>
</text:p>
      <!--NEWS-->
      <text:h text:style-name="P10" text:outline-level="1">
<text:span text:style-name="T4">
香港监管机构敦促汇丰、渣打等银行接受加密货币客户 (Free Version)</text:span>
</text:h>
      <text:p text:style-name="P4">
Authors: ['Ho-him']</text:p>
      <text:p text:style-name="P4">
Publisher: 英国《金融时报》</text:p>
      <text:p text:style-name="P4">
Time: 2023-06-15T11:01:49+00:00</text:p>
      <text:p text:style-name="P4">
Published Time: 2023-06-14T12:00:99+08:00</text:p>
      <text:p text:style-name="P4">
Modified Time: 2023-06-15T06:59:99+08:00</text:p>
      <text:p text:style-name="P4">
Description: 香港正在努力将自己打造成全球加密货币产业中心。香港金管局施压多家银行，要求其接受加密货币交易所客户。</text:p>
      <text:p text:style-name="P4">
Images: ["<text:a xlink:type="simple" xlink:href="https://thumbor.ftacademy.cn/unsafe/picture/8/000184498_piclink.jpg" text:style-name="Internet_20_link" text:visited-style-name="Visited_20_Internet_20_Link">
000184498_pic...</text:a>
"]</text:p>
      <text:p text:style-name="P4">
Themes: ['加密货币', '关注']</text:p>
      <text:p text:style-name="P4">
Keywords: ['加密货币', '加密金融', '汇丰', '渣打银行', '中国银行', '香港', '金融中心']</text:p>
      <text:p text:style-name="P4">
Type: Article</text:p>
      <!--METADATA-->
      <text:p text:style-name="P4">
<draw:frame draw:style-name="fr1" draw:name="Image172" text:anchor-type="as-char" svg:width="6.9236in" svg:height="3.894525in" draw:z-index="0">
<draw:image xlink:href="../Images/FT Chinese Free Version/2023-06-15T11-01-49-00-00/000184498_piclink.jpg" xlink:type="simple" xlink:show="embed" xlink:actuate="onLoad" draw:mime-type="image/jpeg"/>
</draw:frame>
</text:p>
      <text:p text:style-name="P4">
香港银行业监管机构正在向汇丰(HSBC)和渣打银行(StandardChartered)等多家银行施压，要求它们接受加密货币交易所作为客户，尽管美国监管机构正在打击该行业。</text:p>
      <text:p text:style-name="P4">
三位知情人士表示，在上月的一次会议上，香港金融管理局(HKMA)质询了上述两家总部位于英国的银行以及中国银行(Bank ofChina)为何不接受加密货币交易所作为客户。</text:p>
      <text:p text:style-name="P4">
Source: <text:a xlink:type="simple" xlink:href="http://www.ftchinese.com/story/001099982" text:style-name="Internet_20_link" text:visited-style-name="Visited_20_Internet_20_Link">
http://www.ftchinese.com/story/001099982</text:a>
</text:p>
      <!--NEWS-->
      <text:h text:style-name="P10" text:outline-level="1">
<text:span text:style-name="T4">
加拿大控北京操纵亚投行 中国外交部称秉持透明原则</text:span>
</text:h>
      <text:p text:style-name="P4">
Publisher: 法新社</text:p>
      <text:p text:style-name="P4">
Published Time: 2023-06-15T11:02:07+00:00</text:p>
      <text:p text:style-name="P4">
Modified Time: 2023-06-15T10:50:01+00:00</text:p>
      <text:p text:style-name="P4">
Description: （法新社北京15日电） 针对加拿大籍离任主管指控亚投行已被中共主宰，加国财政部更将展开调查并冻结与亚投行关系，中国外交部发言人汪文斌今天说，中方作为亚投行最大股东，在职员招聘和管理当中坚持「公开、择优、透明」原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15T11-02-07-00-00/000000.png" xlink:type="simple" xlink:show="embed" xlink:actuate="onLoad" draw:mime-type="image/png"/>
</draw:frame>
</text:p>
      <text:p text:style-name="P4">
中国外交部今天举行例行记者会，汪文斌在回答媒体提问时作上述表示。</text:p>
      <text:p text:style-name="P4">
汪文斌宣称，亚投行成立7年多来，在各成员共同努力下坚持「国际性、规范性、高标准」运营，在机构建设、战略政策、投资业务等方面「取得一系列重要成绩，得到国际社会广泛认可」。</text:p>
      <text:p text:style-name="P4">
他声称，亚投行在职员招聘和管理当中，坚持「公开、择优、透明」原则，职员来自65个国家和经济体，其雇主口碑「得到普遍肯定」。中方作为亚投行最大股东，将继续与各方一道坚持多边主义，共同「支持亚投行，办好亚投行」，为亚洲及全球基础设施建设和可持续发展作出积极贡献。</text:p>
      <text:p text:style-name="P4">
Source: <text:a xlink:type="simple" xlink:href="https://www.rfi.fr/cn/%E5%9B%BD%E9%99%85%E6%8A%A5%E9%81%93/20230615-%E5%8A%A0%E6%8B%BF%E5%A4%A7%E6%8E%A7%E5%8C%97%E4%BA%AC%E6%93%8D%E7%BA%B5%E4%BA%9A%E6%8A%95%E8%A1%8C-%E4%B8%AD%E5%9B%BD%E5%A4%96%E4%BA%A4%E9%83%A8%E7%A7%B0%E7%A7%89%E6%8C%81%E9%80%8F%E6%98%8E%E5%8E%9F%E5%88%99" text:style-name="Internet_20_link" text:visited-style-name="Visited_20_Internet_20_Link">
https://www.rfi.fr/cn/%E5%9B%BD%E9%99%85%E6%8A%A5%E9%81%93/20230615-%E5%8A%A0%E6%8B%BF%E5%A4%A7%E6%8E%A7%E5%8C%97%E4%BA%AC%E6%93%8D%E7%BA%B5%E4%BA%9A%E6%8A%95%E8%A1%8C-%E4%B8%AD%E5%9B%BD%E5%A4%96%E4%BA%A4%E9%83%A8%E7%A7%B0%E7%A7%89%E6%8C%81%E9%80%8F%E6%98%8E%E5%8E%9F%E5%88%99</text:a>
</text:p>
      <!--NEWS-->
      <text:h text:style-name="P10" text:outline-level="1">
<text:span text:style-name="T4">
习近平70岁 蒲亭发电祝寿</text:span>
</text:h>
      <text:p text:style-name="P4">
Publisher: 法新社</text:p>
      <text:p text:style-name="P4">
Published Time: 2023-06-15T11:02:08+00:00</text:p>
      <text:p text:style-name="P4">
Modified Time: 2023-06-15T10:35:01+00:00</text:p>
      <text:p text:style-name="P4">
Description: （法新社莫斯科15日电） 中国国家主席习近平过70岁生日，克里姆林宫表示，俄罗斯总统蒲亭今天向习近平发贺电，祝贺他「亲密的朋友」生日快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6-15T11-02-08-00-00/000000.png" xlink:type="simple" xlink:show="embed" xlink:actuate="onLoad" draw:mime-type="image/png"/>
</draw:frame>
</text:p>
      <text:p text:style-name="P4">
蒲亭告诉习近平，「难以过分评价你为了促进（俄国与中国）全面关系所付出的努力」。</text:p>
      <text:p text:style-name="P4">
自从俄罗斯因为全面入侵乌克兰而遭到西方抵制以来，蒲亭与习近平走得愈来愈近。</text:p>
      <text:p text:style-name="P4">
分析师指出，随着莫斯科愈来愈受到国际孤立，中国在双边关系当中占据上风。</text:p>
      <text:p text:style-name="P4">
Source: <text:a xlink:type="simple" xlink:href="https://www.rfi.fr/cn/%E5%9B%BD%E9%99%85%E6%8A%A5%E9%81%93/20230615-%E4%B9%A0%E8%BF%91%E5%B9%B370%E5%B2%81-%E8%92%B2%E4%BA%AD%E5%8F%91%E7%94%B5%E7%A5%9D%E5%AF%BF" text:style-name="Internet_20_link" text:visited-style-name="Visited_20_Internet_20_Link">
https://www.rfi.fr/cn/%E5%9B%BD%E9%99%85%E6%8A%A5%E9%81%93/20230615-%E4%B9%A0%E8%BF%91%E5%B9%B370%E5%B2%81-%E8%92%B2%E4%BA%AD%E5%8F%91%E7%94%B5%E7%A5%9D%E5%AF%BF</text:a>
</text:p>
      <!--NEWS-->
      <text:h text:style-name="P10" text:outline-level="1">
<text:span text:style-name="T4">
中国五月份青年失业率再创新高　经济数据疲软不振</text:span>
</text:h>
      <text:p text:style-name="P4">
Author: None</text:p>
      <text:p text:style-name="P4">
Publisher: Radio Free Asia (Organization)</text:p>
      <text:p text:style-name="P4">
Published Time: 2023-06-15T11:04:00-04:00</text:p>
      <text:p text:style-name="P4">
Modified Time: 2023-06-15T13:26:14-04:00</text:p>
      <text:p text:style-name="P4">
Description: None</text:p>
      <text:p text:style-name="P4">
Videos: []</text:p>
      <text:p text:style-name="P4">
Audios: ["<text:a xlink:type="simple" xlink:href="https://www.rfa.org/mandarin/yataibaodao/jingmao/hcm-061520231017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88615in" draw:z-index="0">
<draw:image xlink:href="../Images/rfamandarin/2023-06-15T11-04-00-04-00/000000.png" xlink:type="simple" xlink:show="embed" xlink:actuate="onLoad" draw:mime-type="image/png"/>
</draw:frame>
本台"亚洲很想聊"探讨中国一连串打击民企错误政策，造成就业机会大减。 <text:a xlink:type="simple" xlink:href="https://www.rfa.org/mandarin/yataibaodao/jingmao/hcm-06152023101737.html/@@images/image" text:style-name="Internet_20_link" text:visited-style-name="Visited_20_Internet_20_Link">
</text:a>
节目截图  <text:a xlink:type="simple" xlink:href="https://www.rfa.org/mandarin/yataibaodao/jingmao/hcm-06152023101737.html/@@stream" text:style-name="Internet_20_link" text:visited-style-name="Visited_20_Internet_20_Link">
Audio-1-Link：https://www.rfa.org/mandarin/yataibaodao/jingmao/hcm-06152023101737.html/@@stream</text:a>
</text:p>
      <text:p text:style-name="P4">
中国统计局5月15日公布的数据显示，5月份中国青年失业率达20.8%，再创新高。除了就业不振外，5月份多项经济数据显示增速放缓。分析指，中国一连串错误决策，打击民企、外资出走，就业机会大减，三到五年内，社会问题将一一浮现。</text:p>
      <text:p text:style-name="P4">
<text:a xlink:type="simple" xlink:href="https://www.rfa.org/mandarin/Xinwen/hcm1-06152023001531.html" text:style-name="Internet_20_link" text:visited-style-name="Visited_20_Internet_20_Link">
 <text:span text:style-name="T4">
中国青年失业率20.8% 再创历史新高</text:span>
 </text:a>
  * <text:span text:style-name="T4">
<text:a xlink:type="simple" xlink:href="https://www.rfa.org/mandarin/zhuanlan/jingmaorediansaomiao/econ-04282023131458.html" text:style-name="Internet_20_link" text:visited-style-name="Visited_20_Internet_20_Link">
 财经时时听：年轻人失业率再度攀升，"孔乙己长衫"和"润美"现象引发关注 </text:a>
 </text:span>
</text:p>
      <text:p text:style-name="P4">
中国统计局的数据指出，中国全国城镇调查失业率为5.2%，与上月持平。但是16-24岁失业率为20.8%，比上个月多出0.4个百分点。</text:p>
      <text:p text:style-name="P4">
在统计局发布会上，媒体聚焦青年失业率居高不下问题。国家统计局新闻发言人付凌晖回应称，总的来看，青年失业率处在高位。从总量看，初步测算，5月份，16-24岁青年人总量大概有9600多万，很多是在校学生未真正进入到劳动力市场，进入到劳动力市场寻找工作的有3300多万，这当中有2600多万已经找到工作。</text:p>
      <text:p text:style-name="P4">
付凌晖认为，外界对青年人失业总量情况有些“误解”，“把这个数据给大家通报一下。目前来看，青年人当中失业的总共600多万。下阶段，随着经济持续好转，就业保持总体稳定有较好支撑。”</text:p>
      <text:p text:style-name="P4">
<text:span text:style-name="T4">
中国青年失业率居高不下 分析：一连串错误决策砸饭碗</text:span>
</text:p>
      <text:p text:style-name="P4">
对于中国青年失业率频频创新高，时政评论员陈破空在本台“亚洲很想聊”节目中分析指，中国今年出现三个“最”，考生的数量1300多万，是毛泽东去世以来高考之“最”、毕业即失业，失业率也创造历史之“最”，另一个就是年轻一代躺平之“最”。</text:p>
      <text:p text:style-name="P4">
陈破空：“三个之 ‘最’加总，意味这么多的考生，既然大学毕业找不到工作，为什么还要去考试？不去考高考，还能就业吗？企业不景气、国家不景气、订单减少、就业的机会少”。</text:p>
      <text:p text:style-name="P4">
 时政评论家陈破空认为中国多数企业比寒冬还寒冬(节目截图)  <text:a xlink:type="simple" xlink:href="https://www.rfa.org/mandarin/yataibaodao/jingmao/hcm-06152023101737.html/967378347a7a.jpg" text:style-name="Internet_20_link" text:visited-style-name="Visited_20_Internet_20_Link">
 </text:a>
</text:p>
      <text:p text:style-name="P4">
台湾东华大学新经济政策研究中心主任陈松兴在节目中指出，中国经济结构性问题在于，政府部门错误的决策，例如打击互联网、打击科技、打击培训业，把这些能创造就业岗位的民企都打掉了，不只砸掉就业饭碗，也打击外资信心，把生产线外移。“外资不来，工厂没了，就业岗位也没了，也就没有人有能力买房，消费跟着萎缩，这是环环相扣”。</text:p>
      <text:p text:style-name="P4">
台湾东华大学新经济政策研究中心主任陈松兴指，中国经济已在加护病房。（节目截图）  <text:a xlink:type="simple" xlink:href="https://www.rfa.org/mandarin/yataibaodao/jingmao/hcm-06152023101737.html/9673677e8208.jpg" text:style-name="Internet_20_link" text:visited-style-name="Visited_20_Internet_20_Link">
</text:a>
</text:p>
      <text:p text:style-name="P4">
<text:span text:style-name="T4">
中国五月数据惨淡 全年还能保五？</text:span>
</text:p>
      <text:p text:style-name="P4">
除了就业外，中国全国规模以上工业增加值同比增长3.5%，但比上月回落2.1个百分点；此外，中国五月份货物进出口总额，同比增长0.5%。其中进口增长2.3%，出口下降0.8%；全国服务业生产指数同比增长11.7%，比上月回落1.8个百分点。</text:p>
      <text:p text:style-name="P4">
另一方面，全国居民消费价格(CPI)与去年同期相比微幅上涨0.2%，但环比下降0.2%。反映商品生产成本价格变化的全国工业生产者出厂价格同比下降4.6%，环比下降0.9%。全国工业生产者购进价格同比下降5.3%，环比下降1.1%。全国工业生产者出厂价格和购进价格同比分别下降2.6%和2.3%。</text:p>
      <text:p text:style-name="P4">
房地产也不见起色，1至5月份，中国全国房地产开发投资45701亿元，同比下降7.2%。其中住宅投资34809亿元，下降6.4%。据中国国家统计局城市司首席统计师绳国庆解读，5月份，70个大中城市新建商品住宅销售价格环比整体涨幅回落、二手住宅环比下降。一线城市商品住宅销售价格同比涨幅回落，二三线城市同比总体降势趋缓。</text:p>
      <text:p text:style-name="P4">
在记者会中，有记者提问，5月份数据环比下行压力加大，中国预估今年经济成长5%目标是否能实现？付凌辉指出，目前国际环境还是复杂严峻，世界经济复甦仍显乏力，主要发达经济体政策收缩外溢效应显现，不确定因素仍多。中国国内市场需求不足、价格走低，经营主体困难较多，经济恢复向好基础不牢。</text:p>
      <text:p text:style-name="P4">
“总的来看，前进道路上有困难有风险，但是我国长期发展积累的基础较雄厚，市场空间广阔，创新能力增强，完全有条件有能力有信心克服困难，推动经济恢复向好。”付凌辉做上述的结论。</text:p>
      <text:p text:style-name="P4">
<text:span text:style-name="T4">
吴晓波：中国企业活在温饱、盈亏、生死“三条线”</text:span>
</text:p>
      <text:p text:style-name="P4">
在节目中，主持人举中国财经作家吴晓波提到，绝大多数的企业都活在“三条线”上。大企业，活在“温饱线”上、中型企业活在“盈亏线”上、小微企业危险最大，基本上都挣扎在“生死线”上。</text:p>
      <text:p text:style-name="P4">
陈破空指出中国的现状，国企、央企垄断整个中国资源，包括矿山、石油、煤炭等进出口，民企受到沉重打击，中小企业像是餐饮、酒店、摆摊徘徊在生死线。</text:p>
      <text:p text:style-name="P4">
陈破空：“所有企业面临比寒冬还寒冬，在中国大企业、中小型企业都在裁员，失业能不严重吗？ 失业严重完全是过去十年错误政策造成的。”。</text:p>
      <text:p text:style-name="P4">
“就单纯个别数据来看，会觉得中国可能是感冒或重感冒，实际上是在加护病房里。”陈松兴说。</text:p>
      <text:p text:style-name="P4">
他分析，中国有习惯性操作数字，负债占GDP比名目上已经达285%，如果去掉水分，实际数字远远超过，在中国的预算中有15%在支付利息，另外就是发债借新还旧，根本没有足够的动能。</text:p>
      <text:p text:style-name="P4">
陈松兴：“经济活跃必须金融体系支撑，但中国金融体系又被要求承担，房地产开发商不良资产，还能不列入逾放。这个时间点，就是把几十年不愿意去整理的问题都爆出来，但又找不到对策。”</text:p>
      <text:p text:style-name="P4">
陈松兴悲观地说，除非从根本性结构解决，否则看不到可行的对策。外资撤、企业“润”。他预估三五年之内，中国种种的社会的问题会一一浮现，而且更为严重，将是激烈的挑战。</text:p>
      <text:p text:style-name="P4">
记者：黄春梅 责编：许书婷、梒青 网编：洪伟</text:p>
      <text:p text:style-name="P4">
Source: <text:a xlink:type="simple" xlink:href="https://www.rfa.org/mandarin/yataibaodao/jingmao/hcm-06152023101737.html" text:style-name="Internet_20_link" text:visited-style-name="Visited_20_Internet_20_Link">
https://www.rfa.org/mandarin/yataibaodao/jingmao/hcm-06152023101737.html</text:a>
</text:p>
      <!--NEWS-->
      <text:h text:style-name="P10" text:outline-level="1">
<text:span text:style-name="T4">
优步将在旗下优食、Drizly和网约车应用上推出长视频广告 (Free Version)</text:span>
</text:h>
      <text:p text:style-name="P4">
Author: Patrick Coffee</text:p>
      <text:p text:style-name="P4">
Publisher: 华尔街日报中文网</text:p>
      <text:p text:style-name="P4">
Published Time: 2023-06-15T11:10:00.000Z</text:p>
      <text:p text:style-name="P4">
Modified Time: 2023-06-15T11:10:00.000Z</text:p>
      <text:p text:style-name="P4">
Created Time: 2023-06-15T10:01:00.000Z</text:p>
      <text:p text:style-name="P4">
Description: 优步用户很快将首次在该公司的网约车应用、食品配送服务优食以及酒类销售平台Drizly上看到长视频广告。</text:p>
      <text:p text:style-name="P4">
Images: []</text:p>
      <text:p text:style-name="P4">
Categories: ['商业']</text:p>
      <text:p text:style-name="P4">
Keywords: SYND</text:p>
      <text:p text:style-name="P4">
Type: Article</text:p>
      <!--METADATA-->
      <text:p text:style-name="P4">
优步(Uber Technologies, UBER)用户很快将首次在该公司的网约车应用、食品配送服务优食(UberEats)以及酒类销售平台Drizly上看到长视频广告。</text:p>
      <text:p text:style-name="P4">
Source: <text:a xlink:type="simple" xlink:href="https://cn.wsj.com/articles/%E4%BC%98%E6%AD%A5%E5%B0%86%E5%9C%A8%E6%97%97%E4%B8%8B%E4%BC%98%E9%A3%9F-drizly%E5%92%8C%E7%BD%91%E7%BA%A6%E8%BD%A6%E5%BA%94%E7%94%A8%E4%B8%8A%E6%8E%A8%E5%87%BA%E9%95%BF%E8%A7%86%E9%A2%91%E5%B9%BF%E5%91%8A-8ce934e7" text:style-name="Internet_20_link" text:visited-style-name="Visited_20_Internet_20_Link">
https://cn.wsj.com/articles/%E4%BC%98%E6%AD%A5%E5%B0%86%E5%9C%A8%E6%97%97%E4%B8%8B%E4%BC%98%E9%A3%9F-drizly%E5%92%8C%E7%BD%91%E7%BA%A6%E8%BD%A6%E5%BA%94%E7%94%A8%E4%B8%8A%E6%8E%A8%E5%87%BA%E9%95%BF%E8%A7%86%E9%A2%91%E5%B9%BF%E5%91%8A-8ce934e7</text:a>
</text:p>
      <!--NEWS-->
      <text:h text:style-name="P10" text:outline-level="1">
<text:span text:style-name="T4">
加拿大冻结亚投行多边借贷活动</text:span>
</text:h>
      <text:p text:style-name="P4">
Author: None</text:p>
      <text:p text:style-name="P4">
Publisher: Radio Free Asia (Organization)</text:p>
      <text:p text:style-name="P4">
Published Time: 2023-06-15T11:15:00-04:00</text:p>
      <text:p text:style-name="P4">
Modified Time: 2023-06-15T12:20: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4.612011in" draw:z-index="0">
<draw:image xlink:href="../Images/rfamandarin/2023-06-15T11-15-00-04-00/000000.png" xlink:type="simple" xlink:show="embed" xlink:actuate="onLoad" draw:mime-type="image/png"/>
</draw:frame>
 图为亚洲基础设施投资银行（简称亚投行）在北京的总部<text:a xlink:type="simple" xlink:href="https://www.rfa.org/mandarin/Xinwen/1-06152023111520.html/@@images/image" text:style-name="Internet_20_link" text:visited-style-name="Visited_20_Internet_20_Link">
 </text:a>
法新社图片  据英国《金融时报》报道，加拿大近日冻结了其在亚洲基础设施投资银行（简称亚投行）参与的所有多边借贷活动。亚洲基础设施投资银行总部位于北京，中国政府是最大股东，拥有26.6%的投票权，同时该行的106个会员国包括许多西方国家，如加拿大、法国、意大利和英国。目前亚投行的行长为前中国副财政部长金立群。该行的加拿大通信总干事鲍勃·皮卡德前不久辞职，声称该机构由“像内部秘密警察一样运作的共产党成员”管理；他于周三（6月14日）飞往东京，并表示他担心自己的安全。皮卡德还说，他在过去一个月里两次以书面形式明确表达了自己对党的影响的担忧。随后，加拿大财政部长兼副总理克里斯蒂娜·弗里兰德表示，加拿大政府将立即停止在该银行的所有政府主导活动，并且她将对皮卡德的指控和加拿大在亚投行“参与”的活动展开审查。亚投行则在一份声明中表示，皮卡德“最近公开发表的评论以及对银行的描述是毫无根据和令人失望的”。中国驻加拿大大使馆周三驳斥了皮卡德的批评，称其为“纯粹的耸人听闻和彻头彻尾的谎言”，并警告加拿大，“全球发展面临的真正风险是‘集团对抗’和‘新冷战’”。但中国共产党在国际机构中的运作此前就遭到批评。去年，《金融时报》披露，汇丰银行成为首家在其中国内地子公司设立中国共产党委员会的外资银行。 （责编：王允）</text:p>
      <text:p text:style-name="P4">
Source: <text:a xlink:type="simple" xlink:href="https://www.rfa.org/mandarin/Xinwen/1-06152023111520.html" text:style-name="Internet_20_link" text:visited-style-name="Visited_20_Internet_20_Link">
https://www.rfa.org/mandarin/Xinwen/1-06152023111520.html</text:a>
</text:p>
      <!--NEWS-->
      <text:h text:style-name="P10" text:outline-level="1">
<text:span text:style-name="T4">
六次紧急会议　中国高官与商界领袖研讨经济发展</text:span>
</text:h>
      <text:p text:style-name="P4">
Author: None</text:p>
      <text:p text:style-name="P4">
Publisher: Radio Free Asia (Organization)</text:p>
      <text:p text:style-name="P4">
Published Time: 2023-06-15T11:21:00-04:00</text:p>
      <text:p text:style-name="P4">
Modified Time: 2023-06-15T11:23: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4.612011in" draw:z-index="0">
<draw:image xlink:href="../Images/rfamandarin/2023-06-15T11-21-00-04-00/000000.png" xlink:type="simple" xlink:show="embed" xlink:actuate="onLoad" draw:mime-type="image/png"/>
</draw:frame>
2023年5月，经济不景气，中国官媒力挺个体户，不再提“国进民退”。 路透社资料图片据彭博社报道，中国高级官员近几周接连与商界领袖和经济学者召开了至少六次会议，紧急磋商经济发展问题。有与会者透露，官员们着重征求与会者关于刺激经济、恢复对私营部门的信心和振兴房地产行业的建议。企业领袖和经济学家则呼吁政府紧急修订政策，并采取更加市场导向的增长方式，而不是以计划为导向。与会者还透露，在两周前的一次会议上，政府高层官员和约10人达成了共识，认为需要更多、更好地协调的货币和财政刺激措施。今年以来中国经济复苏乏力的现象有目共睹。周四发布的数据很可能显示，中国经济在5月进一步放缓，零售销售增长趋缓，工业生产疲软，固定资产投资继续面临困境。有几家金融机构的高管表示，他们今年频繁收到监管机构的要求，要求他们报告业务数据和面临的挑战，并邀请他们讨论经济问题。有业内人士表示，业界正在关注七月份的中央政治局会议，期待出台更多的结构性改革来解决企业信心疲软的问题。（责编：王允）</text:p>
      <text:p text:style-name="P4">
Source: <text:a xlink:type="simple" xlink:href="https://www.rfa.org/mandarin/Xinwen/2-06152023112041.html" text:style-name="Internet_20_link" text:visited-style-name="Visited_20_Internet_20_Link">
https://www.rfa.org/mandarin/Xinwen/2-06152023112041.html</text:a>
</text:p>
      <!--NEWS-->
      <text:h text:style-name="P10" text:outline-level="1">
<text:span text:style-name="T4">
澳洲拟以安全为由 阻俄在国会旁建新使馆</text:span>
</text:h>
      <text:p text:style-name="P4">
Author: 联合早报 (Person)</text:p>
      <text:p text:style-name="P4">
Publisher: 联合早报 (Organization)</text:p>
      <text:p text:style-name="P4">
Published Time: 2023-06-15T11:27</text:p>
      <text:p text:style-name="P4">
Modified Time: 2023-06-15T11:27</text:p>
      <text:p text:style-name="P4">
Description: 澳大利亚以国家安全为由，向议会提出法案，取消俄罗斯在首都堪培拉建设新大使馆的土地租约。路透社报道。政府是在联邦法院上个月裁定，负责规划的国家首都管理局发出的驱逐令无效后，作此决定。</text:p>
      <text:p text:style-name="P4">
Videos: []</text:p>
      <text:p text:style-name="P4">
Audios: []</text:p>
      <text:p text:style-name="P4">
Images: []</text:p>
      <text:p text:style-name="P4">
Type: NewsArticle</text:p>
      <text:p text:style-name="P4">
Breadcrumbs: ['即时', '国际']</text:p>
      <text:p text:style-name="P4">
Keywords: ['澳大利亚', '俄罗斯', '大使馆']</text:p>
      <!--METADATA-->
      <text:p text:style-name="P4">
澳大利亚以国家安全为由，向议会提出法案，取消俄罗斯在首都堪培拉建设新大使馆的土地租约。</text:p>
      <text:p text:style-name="P4">
路透社报道。政府是在联邦法院上个月裁定，负责规划的国家首都管理局发出的驱逐令无效后，作此决定。</text:p>
      <text:p text:style-name="P4">
俄罗斯目前在坎培拉的国会大厦附近持有一片土地的租约，打算在那里兴建新的大使馆。联邦政府试图终止这项于2008年签署的长期租赁协议，但不成功。</text:p>
      <text:p text:style-name="P4">
澳总理阿尔巴尼斯星期四（6月15日）告诉记者：“政府已经接到非常明确的安全建议，说明俄罗斯在距离议会大厦如此之近建设新建筑物带来风险。”</text:p>
      <text:p text:style-name="P4">
阿尔巴尼斯说：“今天的决定是为了澳大利亚的国家安全利益而做出的。”他说，政府将迅速采取行动，确保租用的场地不会成为官方外交机构。</text:p>
      <text:p text:style-name="P4">
租约的终止不会对俄罗斯在堪培拉的现有大使馆产生影响。俄罗斯目前使用之前的苏联大使馆，距离国会大厦较远。</text:p>
      <text:p text:style-name="P4">
据报道，俄罗斯于2008年取得租约，并于2011年获得建筑许可，但首都管理局指大使馆土地闲置。</text:p>
      <text:p text:style-name="P4">
内政和网络安全部长克莱尔·奥尼尔（Clare O’Neil）说明道，拟议中的第二个俄使馆的“主要问题”是它的位置，因为该地点毗邻议会大厦。</text:p>
      <text:p text:style-name="P4">
该法案得到反对党联盟的支持，有望在两院获得通过。</text:p>
      <text:p text:style-name="P4">
Source: <text:a xlink:type="simple" xlink:href="https://www.zaobao.com.sg/realtime/world/story20230615-1404481" text:style-name="Internet_20_link" text:visited-style-name="Visited_20_Internet_20_Link">
https://www.zaobao.com.sg/realtime/world/story20230615-1404481</text:a>
</text:p>
      <!--NEWS-->
      <text:h text:style-name="P10" text:outline-level="1">
<text:span text:style-name="T4">
对抗“一带一路”债务陷阱，美议员出奇招</text:span>
</text:h>
      <text:p text:style-name="P4">
Author: chinese@voanews.com (许宁)</text:p>
      <text:p text:style-name="P4">
Publisher: 美国之音中文网 (Type: NewsMediaOrganization)</text:p>
      <text:p text:style-name="P4">
Published Time: 2023-06-15T11:28:52+08:00</text:p>
      <text:p text:style-name="P4">
Modified Time: 2023-06-15 03:28:52Z</text:p>
      <text:p text:style-name="P4">
Description: 中国“一带一路”倡议因将渴求发展的穷国置于债务陷阱而广受国际诟病，而中国式腐败的全球输出也让北京在与西方民主国家在国际项目的竞争中获取了不正当优势。美国议员建议，美国信用评级机构应调整对那些受中国债务陷阱威胁的发展中国家的债务评级方式，并呼吁情报机构公布北京的海外行贿细节。</text:p>
      <text:p text:style-name="P4">
Videos: []</text:p>
      <text:p text:style-name="P4">
Images: []</text:p>
      <text:p text:style-name="P4">
Categories: ['美中贸易', '国会报道', '中国']</text:p>
      <text:p text:style-name="P4">
Type: None</text:p>
      <!--METADATA-->
      <text:p text:style-name="P4">
NoneNone</text:p>
      <text:p text:style-name="P4">
Source: <text:a xlink:type="simple" xlink:href="https://www.voachinese.com/a/us-china-belt-and-road-20230614/7138165.html" text:style-name="Internet_20_link" text:visited-style-name="Visited_20_Internet_20_Link">
https://www.voachinese.com/a/us-china-belt-and-road-20230614/7138165.html</text:a>
</text:p>
      <!--NEWS-->
      <text:h text:style-name="P10" text:outline-level="1">
<text:span text:style-name="T4">
经济全线回落 国家统计局公布5月份数据</text:span>
</text:h>
      <text:p text:style-name="P4">
Author: None</text:p>
      <text:p text:style-name="P4">
Publisher: Radio Free Asia (Organization)</text:p>
      <text:p text:style-name="P4">
Published Time: 2023-06-15T11:30:16-04:00</text:p>
      <text:p text:style-name="P4">
Modified Time: 2023-06-15T11:3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88615in" draw:z-index="0">
<draw:image xlink:href="../Images/rfamandarin/2023-06-15T11-30-16-04-00/000000.png" xlink:type="simple" xlink:show="embed" xlink:actuate="onLoad" draw:mime-type="image/png"/>
</draw:frame>
中国国家统计局周四公布了中国5月份的经济数据，5月份全国规模以上工业增加值同比增长3.5%，比上月大幅回落2.1个百分点。 <text:a xlink:type="simple" xlink:href="https://www.rfa.org/mandarin/Xinwen/3-06152023112247.html/@@images/image" text:style-name="Internet_20_link" text:visited-style-name="Visited_20_Internet_20_Link">
</text:a>
中国国家统计局官网截图  中国国家统计局周四公布了中国5月份的经济数据，表明该月份中国主要经济指标全线回落，普遍不及市场预期。其中，5月份社会消费品零售总额同比增长12.7%，比上月回落5.7个百分点，也弱于预期(13.1%)；5月份全国规模以上工业增加值同比增长3.5%，比上月大幅回落2.1个百分点，与预期一致；同时，1-5月，不含农户的固定资产投资同比增长4.0%，比1-4月回落0.7个百分点，也低于市场预期(4.4%)。另外，房地产市场继续疲软，房屋新开工面积同比下降22.6%，降幅比1-4月份扩大1.4个百分点。房地产开发投资同比下降7.2%，比1-4月份扩大1个百分点。同样值得关注的是，5月份16-24岁劳动力调查失业率为20.8%，而此前4月份，这个数字为20.4%；3月份为19.6%，这意味着这个年龄段的失业率近三个月连续上升。国家统计局把经济的这种情况主要归结为受到去年同期基数抬升影响。另外，统计局还称，世界经济复苏仍显乏力，主要发达经济体政策收缩外溢效应显现，不稳定不确定因素较多；国内方面，受制于市场需求不足，价格走低，经济恢复基础不牢。（责编：王允）</text:p>
      <text:p text:style-name="P4">
Source: <text:a xlink:type="simple" xlink:href="https://www.rfa.org/mandarin/Xinwen/3-06152023112247.html" text:style-name="Internet_20_link" text:visited-style-name="Visited_20_Internet_20_Link">
https://www.rfa.org/mandarin/Xinwen/3-06152023112247.html</text:a>
</text:p>
      <!--NEWS-->
      <text:h text:style-name="P10" text:outline-level="1">
<text:span text:style-name="T4">
TikTok进军电子商务 东南亚市场市占率快速成长</text:span>
</text:h>
      <text:p text:style-name="P4">
Publisher: 法新社</text:p>
      <text:p text:style-name="P4">
Published Time: 2023-06-15T11:32:07+00:00</text:p>
      <text:p text:style-name="P4">
Modified Time: 2023-06-15T11:20:03+00:00</text:p>
      <text:p text:style-name="P4">
Description: （法新社新加坡15日电） 今天公布的报告显示，中国北京字节跳动旗下短影音应用程式TikTok跨足线上购物的新冒险正在取得回报，其电子商务子公司推出仅1年后就在东南亚抢下可观的市占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15T11-32-07-00-00/000000.png" xlink:type="simple" xlink:show="embed" xlink:actuate="onLoad" draw:mime-type="image/png"/>
</draw:frame>
</text:p>
      <text:p text:style-name="P4">
专注于新创企业的新加坡顾问公司墨腾创投（Momentum Works）在报告中写道，电子商务平台TikTokShop于2021年在印尼试水温后，在2022年利用这个热门影音应用程式的大量使用者扩大业务。</text:p>
      <text:p text:style-name="P4">
虽然TikTokShop仍落后老牌对手虾皮（Shopee）和来赞达（Lazada），但成长最快，去年商品交易总额（GMV）已来到约44亿美元。商品交易总额就是销售商品总价值，包括取消、退货和退款订单。</text:p>
      <text:p text:style-name="P4">
墨腾创投主管陈伟汉（Weihan Chen,音译）告诉法新社：「你可以把它视为是TikTok已经有一群为了娱乐而加入的忠实观众，如今试着透过不同方式将他们和他们的注意力转化为购买和GMV。」</text:p>
      <text:p text:style-name="P4">
他说，TikTok Shop从印尼开始，「积极扩展到另外5个东南亚市场，其中许多市场拥有大量的TikTok用户」，并投资改善其电子商务能力。</text:p>
      <text:p text:style-name="P4">
TikTok由中国网路科技巨擘字节跳动（ByteDance）所拥有。</text:p>
      <text:p text:style-name="P4">
整体而言，东南亚地区9大电子商务平台2022年的商品交易总额估计近1000亿美元，比去年同期成长14%，其中总部位于新加坡的虾皮和中国阿里巴巴集团的子公司来赞达名列前茅。</text:p>
      <text:p text:style-name="P4">
报告中说，新加坡冬海集团（Sea Limited）旗下的虾皮占总额中的479亿美元，比去年增长13%。</text:p>
      <text:p text:style-name="P4">
来赞达以201亿美元远远落后于虾皮，还低于2021年的210亿美元。</text:p>
      <text:p text:style-name="P4">
电子商务平台Tokopedia仅在印尼市场营运，以184亿美元位居第3。（译者：林沂锋/核稿：林治平）</text:p>
      <text:p text:style-name="P4">
Source: <text:a xlink:type="simple" xlink:href="https://www.rfi.fr/cn/%E8%B4%A2%E7%BB%8F%E5%BF%AB%E8%AE%AF/20230615-tiktok%E8%BF%9B%E5%86%9B%E7%94%B5%E5%AD%90%E5%95%86%E5%8A%A1-%E4%B8%9C%E5%8D%97%E4%BA%9A%E5%B8%82%E5%9C%BA%E5%B8%82%E5%8D%A0%E7%8E%87%E5%BF%AB%E9%80%9F%E6%88%90%E9%95%BF" text:style-name="Internet_20_link" text:visited-style-name="Visited_20_Internet_20_Link">
https://www.rfi.fr/cn/%E8%B4%A2%E7%BB%8F%E5%BF%AB%E8%AE%AF/20230615-tiktok%E8%BF%9B%E5%86%9B%E7%94%B5%E5%AD%90%E5%95%86%E5%8A%A1-%E4%B8%9C%E5%8D%97%E4%BA%9A%E5%B8%82%E5%9C%BA%E5%B8%82%E5%8D%A0%E7%8E%87%E5%BF%AB%E9%80%9F%E6%88%90%E9%95%BF</text:a>
</text:p>
      <!--NEWS-->
      <text:h text:style-name="P10" text:outline-level="1">
<text:span text:style-name="T4">
中国劳资冲突次数达七年新高</text:span>
</text:h>
      <text:p text:style-name="P4">
Author: None</text:p>
      <text:p text:style-name="P4">
Publisher: Radio Free Asia (Organization)</text:p>
      <text:p text:style-name="P4">
Published Time: 2023-06-15T11:38:00-04:00</text:p>
      <text:p text:style-name="P4">
Modified Time: 2023-06-15T11:40: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5.1927in" draw:z-index="0">
<draw:image xlink:href="../Images/rfamandarin/2023-06-15T11-38-00-04-00/000000.png" xlink:type="simple" xlink:show="embed" xlink:actuate="onLoad" draw:mime-type="image/png"/>
</draw:frame>
广东省中山市南朗街道的一家手提袋工厂工人，全部聚集到厂房一角，进行罢工。摄于2015年3月26日。 <text:a xlink:type="simple" xlink:href="https://www.rfa.org/mandarin/Xinwen/4-06152023113309.html/@@images/image" text:style-name="Internet_20_link" text:visited-style-name="Visited_20_Internet_20_Link">
</text:a>
美联社资料图片据路透社报道，总部位于香港的中国劳工人权组织“中国劳工通讯”统计得知，今年头五个月，中国各地工厂总计发生了逾140起罢工，为七年来新高。上一次的最高记录出现在2016年，当时前五个月各地累计发生313起罢工。“中国劳工通讯”认为，中国经济低迷，出口和工厂出产量下滑，工厂难以支付工人薪资，被迫裁员或关闭，这使得劳资冲突次数飙升，将重挫消费者和营商信心。并且制造订单减少和工厂关闭的情况可能持续。报道也指出，“中国劳工通讯”收集的数据是通过社交媒体平台获得的抗议活动消息，其中部分消息通过该组织在工会或工厂的联系获得确认，但并非所有报道都得到核实。（责编：王允）</text:p>
      <text:p text:style-name="P4">
Source: <text:a xlink:type="simple" xlink:href="https://www.rfa.org/mandarin/Xinwen/4-06152023113309.html" text:style-name="Internet_20_link" text:visited-style-name="Visited_20_Internet_20_Link">
https://www.rfa.org/mandarin/Xinwen/4-06152023113309.html</text:a>
</text:p>
      <!--NEWS-->
      <text:h text:style-name="P10" text:outline-level="1">
<text:span text:style-name="T4">
菲律宾发生6.2级地震</text:span>
</text:h>
      <text:p text:style-name="P4">
Author: 联合早报 (Person)</text:p>
      <text:p text:style-name="P4">
Publisher: 联合早报 (Organization)</text:p>
      <text:p text:style-name="P4">
Published Time: 2023-06-15T11:42</text:p>
      <text:p text:style-name="P4">
Modified Time: 2023-06-15T11:53</text:p>
      <text:p text:style-name="P4">
Description: 菲律宾发生6.2级地震，地方当局警告可能发生余震，地震能造成破坏。新华社引述中国地震台网正式测定：星期四（6月15日）10时19分，在菲律宾（北纬13.8度，东经120.85度）发...</text:p>
      <text:p text:style-name="P4">
Videos: []</text:p>
      <text:p text:style-name="P4">
Audios: []</text:p>
      <text:p text:style-name="P4">
Images: []</text:p>
      <text:p text:style-name="P4">
Type: NewsArticle</text:p>
      <text:p text:style-name="P4">
Breadcrumbs: ['即时', '国际']</text:p>
      <text:p text:style-name="P4">
Keywords: ['菲律宾', '地震']</text:p>
      <!--METADATA-->
      <text:p text:style-name="P4">
菲律宾发生6.2级地震，地方当局警告可能发生余震，地震能造成破坏。</text:p>
      <text:p text:style-name="P4">
新华社引述中国地震台网正式测定：星期四（6月15日）10时19分，在菲律宾（北纬13.8度，东经120.85度）发生6.2级地震，震源深度100公里。</text:p>
      <text:p text:style-name="P4">
法新社报道，地震发生在距离首都马尼拉约三个小时车程的地区，马尼拉等人口稠密地区也有震感。</text:p>
      <text:p text:style-name="P4">
卡拉塔甘市（Calatagan）警察局局长埃米尔门多萨说，他和他的工作人员在地震发生后冲到外面，他告诉法新社记者：“它有点强。我们不得不跑到外面。”</text:p>
      <text:p text:style-name="P4">
门多萨说，目前还没有关于人员伤亡或损坏的立即报告，但已经部署了灾害管理部门来评估地震的影响。</text:p>
      <text:p text:style-name="P4">
卡拉塔甘灾难处理官员罗纳德托雷斯说，地震持续了30到60秒。</text:p>
      <text:p text:style-name="P4">
地震促使人们慌忙冲出首都的建筑物。民防办公室信息官迭戈马里亚诺说，当局正在评估地震的影响。他说：“截至报告时间，没有重大损失或人员伤亡。评估仍在进行中。”</text:p>
      <text:p text:style-name="P4">
Source: <text:a xlink:type="simple" xlink:href="https://www.zaobao.com.sg/realtime/world/story20230615-1404483" text:style-name="Internet_20_link" text:visited-style-name="Visited_20_Internet_20_Link">
https://www.zaobao.com.sg/realtime/world/story20230615-1404483</text:a>
</text:p>
      <!--NEWS-->
      <text:h text:style-name="P10" text:outline-level="1">
<text:span text:style-name="T4">
美、德为首G7国家对中降低风险不脱钩</text:span>
</text:h>
      <text:p text:style-name="P4">
Author: None</text:p>
      <text:p text:style-name="P4">
Publisher: Radio Free Asia (Organization)</text:p>
      <text:p text:style-name="P4">
Published Time: 2023-06-15T11:52:00-04:00</text:p>
      <text:p text:style-name="P4">
Modified Time: 2023-06-15T13:26:54-04:00</text:p>
      <text:p text:style-name="P4">
Description: None</text:p>
      <text:p text:style-name="P4">
Videos: []</text:p>
      <text:p text:style-name="P4">
Audios: ["<text:a xlink:type="simple" xlink:href="https://www.rfa.org/mandarin/yataibaodao/junshiwaijiao/hx1-06152023111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12011in" draw:z-index="0">
<draw:image xlink:href="../Images/rfamandarin/2023-06-15T11-52-00-04-00/000000.png" xlink:type="simple" xlink:show="embed" xlink:actuate="onLoad" draw:mime-type="image/png"/>
</draw:frame>
美国财政部长耶伦6月13日在美国联邦众议院金融服务委员会举行的听证会上表示，美国如果在贸易上与中国脱钩，"将会是一个巨大的错误"。 <text:a xlink:type="simple" xlink:href="https://www.rfa.org/mandarin/yataibaodao/junshiwaijiao/hx1-06152023111526.html/@@images/image" text:style-name="Internet_20_link" text:visited-style-name="Visited_20_Internet_20_Link">
</text:a>
美联社图片  <text:a xlink:type="simple" xlink:href="https://www.rfa.org/mandarin/yataibaodao/junshiwaijiao/hx1-06152023111526.html/@@stream" text:style-name="Internet_20_link" text:visited-style-name="Visited_20_Internet_20_Link">
Audio-1-Link：https://www.rfa.org/mandarin/yataibaodao/junshiwaijiao/hx1-06152023111526.html/@@stream</text:a>
</text:p>
      <text:p text:style-name="P4">
美国财政部长耶伦（JanetYellen）认为试图与中国脱钩会是巨大错误，她主张降低风险，但绝非脱钩，并认为国际货币基金和世界银行反映美国价值观，扮演关键制衡力量，中国无资格获世银贷款。中国外交部则驳斥，世银并不属于美国。德国总理朔尔茨（OlafScholz）发布首份国安战略文件，也表态降低中国风险但不脱钩的立场。</text:p>
      <text:p text:style-name="P4">
<text:a xlink:type="simple" xlink:href="https://www.rfa.org/mandarin/yataibaodao/jingmao/hx1-06132023103746.html" text:style-name="Internet_20_link" text:visited-style-name="Visited_20_Internet_20_Link">
 <text:span text:style-name="T4">
习近平提应对"极端情况" 港媒示警：中国恐被全球断链</text:span>
 </text:a>
  * <text:span text:style-name="T4">
<text:a xlink:type="simple" xlink:href="https://www.rfa.org/mandarin/yataibaodao/junshiwaijiao/jw-06072023124359.html" text:style-name="Internet_20_link" text:visited-style-name="Visited_20_Internet_20_Link">
 美呼吁盟国联手对抗中国挑战 学者：美欧对华分歧仍在 </text:a>
 </text:span>
</text:p>
      <text:p text:style-name="P4">
美国财政部长耶伦6月13日在美国联邦众议院金融服务委员会（House Financial ServicesCommittee）举行的听证会上表示，尽管美中双方有问题需要解决，但是美国如果在贸易上与中国脱钩，“将会是一个巨大的错误”。耶伦说，美国与中国的贸易，给美国经济带来积极作用，美国一旦停止对中国的贸易，后果将会是“灾难性的”。</text:p>
      <text:p text:style-name="P4">
耶伦强调，当然，美国在美中贸易当中，应该寻求降低风险，但是“绝对不可以脱钩”。</text:p>
      <text:p text:style-name="P4">
对此，台湾国防部智库“国家安全研究院”助理研究员钟志东接受自由亚洲电台采访表示：“美国没有要跟中国脱钩，他只是要正当化美国所谓在七大工业国强调的去风险。去风险跟脱钩，存在相互竞争关系，既要避免依赖，又强调彼此在合作、共利的可能性。什么时候所谓负面的去风险，会高于反脱钩，就看双方在整个经贸竞争上的安全议题。”</text:p>
      <text:p text:style-name="P4">
美国总统拜登上月在日本广岛七大工业国集团（G7）峰会后的记者会上就表示，各国达成的共识，不是要与中国脱钩，而是在对中关系上去风险化，将供应链多元化，以免过度仰赖一个国家。</text:p>
      <text:p text:style-name="P4">
美国总统拜登2023年5月21日在日本广岛七大工业国集团（G7）峰会的记者会上表示，各国达成的共识，不是要与中国脱钩，而是在对中关系上去风险化，将供应链多元化，以免过度仰赖一个国家。（美联社图片）<text:a xlink:type="simple" xlink:href="https://www.rfa.org/mandarin/yataibaodao/junshiwaijiao/hx1-06152023111526.html/ap23141381729907.jpg" text:style-name="Internet_20_link" text:visited-style-name="Visited_20_Internet_20_Link">
 </text:a>
</text:p>
      <text:p text:style-name="P4">
<text:span text:style-name="T4">
强化供应链韧性</text:span>
 <text:span text:style-name="T4">
因应中国经济胁迫</text:span>
</text:p>
      <text:p text:style-name="P4">
钟志东提及，近日传出美国准备开放某公司高端芯片卖给华为引起股市反应，布林肯访美后会否放松对中国的管制？值得观察。</text:p>
      <text:p text:style-name="P4">
钟志东说：“七大工业国已给中共挂一个帽子叫‘经济胁迫’，又强调去风险，再主张一个反脱钩的概念，想要存在在两者之间，务实应对中国在全球经济影响力。万一像俄乌战爆发，对俄罗斯能源的依赖等，去风险就是要强调自己经济的韧性，避免对中国的依赖。”</text:p>
      <text:p text:style-name="P4">
此外，德国14日发布首份国家安全战略，称中国为“伙伴、竞争者和系统性对手”，指责北京正借由各种方式试图重塑全球国际秩序，加大力道确立主导地位，一次次背离德国的利益和价值观，违反这个欧洲大国的利益。该文件并抨击中国让区域稳定与国际安全“处于不断升高的压力下”，且无视人权，但是坦承这个亚洲强权“仍是解决许多全球挑战与危机不可或缺的伙伴”。</text:p>
      <text:p text:style-name="P4">
德国总理朔尔茨也表示，德国“不想脱钩，想降低风险”，中国对世界贸易的融入不应受到损害，但带来的安全问题必须被考虑。</text:p>
      <text:p text:style-name="P4">
此外，新西兰总理希金斯十二日宣布，将在六月底率领贸易代表团访问中国北京、天津和上海。并指双方贸易“极具韧性”，中国也是新西兰最大贸易伙伴和最大的出口目的国。</text:p>
      <text:p text:style-name="P4">
<text:span text:style-name="T4">
西方阵营松动对“红色供应链”的顾</text:span>
 <text:span text:style-name="T4">
虑</text:span>
 <text:span text:style-name="T4">
？</text:span>
</text:p>
      <text:p text:style-name="P4">
对德国、法国、欧盟执委会委员、新西兰、澳大利亚官员等接续访中，李强访德，加上美、德政要表态和中国商业持续往来，这是否显示西方阵营先前对“红色供应链”的顾虑，有所松动？</text:p>
      <text:p text:style-name="P4">
两岸政策协会理事长谭耀南在接受自由亚洲电台采访时解读：“之前在讲脱钩这个概念提到是不是要有中国供应链？或非中国供应链的问题？美国、英国、韩国、日本、荷兰、台湾都有各自对中国高科技、关键科技、新兴科技出口管制限制的规定。在这些以外，并不存在脱钩的概念，也不存在不同供应链的问题。它谈的是供应链韧性，也就是必须确保在各产业、领域、供应链非常顺畅。”</text:p>
      <text:p text:style-name="P4">
谭耀南指出，供应链韧性谈的并不是不用中国的产品、不用中国的东西。可是如果中国将贸易或产品输出“武器化”，就是“经济胁迫”。</text:p>
      <text:p text:style-name="P4">
谭耀南说：“常见中国对韩国、澳洲、台湾制裁，作为报复手段，这被认为是经济胁迫，拿经济作武器化，作为国与国竞争的工具。这事情当然被认为不可以接受，所以讲供应链韧性，要确保没有问题，不是要跟中国脱钩，而是去风险化、分散化，万一中国突然拿贸易制裁当作经济胁迫武器，足够分散风险确保供应链不中断。”</text:p>
      <text:p text:style-name="P4">
钟志东也说，从耶伦、新西兰、德国的表态，不脱G7联合公报，所谓的去风险、不脱钩，执行上每一国会考量自己的作法。毕竟中国是全球第二大经济体，全球化下已与国际整体金融系统息息相关，不可能一刀切。</text:p>
      <text:p text:style-name="P4">
记者：夏小华 责编：陈美华、许书婷、梒青 网编：洪伟</text:p>
      <text:p text:style-name="P4">
Source: <text:a xlink:type="simple" xlink:href="https://www.rfa.org/mandarin/yataibaodao/junshiwaijiao/hx1-06152023111526.html" text:style-name="Internet_20_link" text:visited-style-name="Visited_20_Internet_20_Link">
https://www.rfa.org/mandarin/yataibaodao/junshiwaijiao/hx1-06152023111526.html</text:a>
</text:p>
      <!--NEWS-->
      <text:h text:style-name="P10" text:outline-level="1">
<text:span text:style-name="T4">
古巴的秘密军事基地是中国的监听站吗？</text:span>
</text:h>
      <text:p text:style-name="P4">
Author: None (Language: zh)</text:p>
      <text:p text:style-name="P4">
Publisher: None</text:p>
      <text:p text:style-name="P4">
Time: 2023-06-15T11:58:00Z</text:p>
      <text:p text:style-name="P4">
Description: 上周，美国媒体报道中国计划在古巴设置窃听设施。中国方面予以否认。路透社记者亲自前往位于古巴西部的贝胡卡尔镇，那里的军事基地曾是苏联核弹头的藏匿之地。美国参议员卢比奥几年前就曾指责中国利用这一基地监听美国。</text:p>
      <text:p text:style-name="P4">
Videos: []</text:p>
      <text:p text:style-name="P4">
Images: []</text:p>
      <text:p text:style-name="P4">
Subject: 时政风云</text:p>
      <text:p text:style-name="P4">
Subjects: ['德中关系', '奥巴马', '岛屿主权争端', '专题报道：全景观看“习马会”', '中国', '中共十九大', '古巴', '斯诺登', '美国']</text:p>
      <text:p text:style-name="P4">
Keywords: ['古巴', '中国', '美国', '监听', '苏联', '导弹危机']</text:p>
      <text:p text:style-name="P4">
ID: 65922292</text:p>
      <!--METADATA-->
      <text:p text:style-name="P4">
<text:a xlink:type="simple" xlink:href="https://www.dw.com/zh/overlay/image/article/65922292/16528858" text:style-name="Internet_20_link" text:visited-style-name="Visited_20_Internet_20_Link">
 </text:a>
</text:p>
      <text:p text:style-name="P4">
贝胡卡尔镇距离哈瓦那仅30多公里，长期以来一直是一处神秘之地。</text:p>
      <text:p text:style-name="P4">
（德国之声中文网）古巴西部沉静的贝胡卡尔镇（Bejucal）的郊外丛林覆盖，路的尽头是一道铁丝网，上面挂着写有“军事禁区，请勿进入”的警示牌。</text:p>
      <text:p text:style-name="P4">
美国方面长期以来一直怀疑中国在这里收集情报。路透社记者有幸获得前往贝胡卡尔镇一探究竟的机会。</text:p>
      <text:p text:style-name="P4">
6月8日，《华尔街日报》引述匿名消息报导，中国计划在古巴建置窃听设施。 <text:a xlink:type="simple" xlink:href="https://www.dw.com/zh/zh/認中國在古巴設監聽站-白宮無礙布林肯訪華/a-65887038" text:style-name="Internet_20_link" text:visited-style-name="Visited_20_Internet_20_Link">
 白宫方面</text:a>
最初的回应是指出该消息“不准确”，但是几天后又有匿名官员向各大媒体证实，中国至少从2019年开始就在古巴建置军事和情报设施，以搜集美国情资。</text:p>
      <text:p text:style-name="P4">
路透社的记者看到在贝胡卡尔镇的山上架着大量天线，一个看起来与天线相连的生锈的白色金属圆顶在茂密的丛林中若隐若现。有一些身份不明的人骑着摩托车对着路透社的记者拍照。</text:p>
      <text:p text:style-name="P4">
美国联邦通信委员会（FCCC）2022年11月完成的一份文件指出，美国认为这个距离佛罗里达州仅187公里的鲜为人知的古巴军事基地被用来拦截美国的电子通讯。报告称，中国利用前苏联时期设立的古巴情报设施收集信号情报。</text:p>
      <text:p text:style-name="P4">
这份文件由包括美国国土安全部和司法部成员在内的一个委员会负责起草，其中部分内容成为拒绝申请海底光纤通信电缆ARCOS-1连接古巴和美国的理由。</text:p>
      <text:p text:style-name="P4">
本周一（6月12日），中国外交部发言人汪文斌在新闻例会上再度回应有关中国在古巴经营“间谍中心”的提问时说：“短短两天时间，美国官方和媒体在所谓中国在古巴修建‘间谍设施’问题上散布了一系列自相矛盾的信息，再次上演了一出‘美国否定美国’的闹剧。我想说的是，假的真不了，真的假不了。无论美国如何造谣抹黑，都破坏不了中古之间的真诚友谊，也掩盖不了美国对世界各国进行大规模、无差别窃听窃密的斑斑劣迹。”</text:p>
      <text:p text:style-name="P4">
古巴方面说，对其领土的唯一军事入侵是位于关塔那摩的美军基地。</text:p>
      <text:p text:style-name="P4">
上周美国白宫国家安全委员会发言人柯比在接受美国全国广播公司（MSNBC）采访时，否认了《华尔街日报》有关中国和古巴秘密建设间谍设施的报道，认为 <text:a xlink:type="simple" xlink:href="https://www.dw.com/zh/zh/中国据报将在古巴建窃听基地-美称报导有误/a-65861382" text:style-name="Internet_20_link" text:visited-style-name="Visited_20_Internet_20_Link">
这一报道“不准确” </text:a>
 。</text:p>
      <text:p text:style-name="P4">
白宫国家安全委员会没有再回复路透社的问询，既没有证实贝胡卡尔军事基地为中国作为监听基地所用，也没有表示是否仍在关注此事。</text:p>
      <text:p text:style-name="P4">
</text:p>
      <text:p text:style-name="P4">
中国国家主席习近平2014年出访拉美，与古巴前总统劳尔卡斯特罗会面。</text:p>
      <text:p text:style-name="P4">
路透社记者在贝胡卡尔镇看到当地种植着大量甘蔗和香蕉。当地人在农田里劳作，骑自行车或者骑马出行。</text:p>
      <text:p text:style-name="P4">
61岁的佩雷斯（ArnaldoPerez）从出生开始就住在贝胡卡尔。他说，他也不知道山上哪些天线被谁使用。他说：“我只知道这些和军队有关。不过我就是个乡下人，我管好自己的事就行了。”</text:p>
      <text:p text:style-name="P4">
古巴这个沉寂的小镇长期以来一直是一处神秘之地。这里距离哈瓦那仅30多公里。1962年的古巴导弹危机中被美国侦察机发现这里是苏联核弹头的藏匿之地。这个镇子也因此变得为人所知。</text:p>
      <text:p text:style-name="P4">
古巴导弹危机最终以苏联从古巴撤出导弹收场。尽管这场危机持续时间很短，但其仍是美国国家安全史和核战争准备史中的一次重要事件，亦通常被认为是冷战最接近升级为全面核战争的一次。</text:p>
      <text:p text:style-name="P4">
2016年，古巴裔美国佛罗里达州参议员卢比奥（Marco Rubio）率先要求哈瓦那政府移除“位于贝胡卡尔的中国监听站”。</text:p>
      <text:p text:style-name="P4">
美国中情局古巴事务前高级分析师阿姆斯特朗（FultonArmstrong）说，人们对贝胡卡尔的情况知之甚少。他说：“按照今天的科技水平，建一个监听站（对中国）的意义不大。”他说，北京现在拥有更先进的监听设备和技术。</text:p>
      <text:p text:style-name="P4">
但是他也表示，将古巴作为自己的基地，这对北京来说具有象征性意义，因为中国对美国在台湾海峡和南中国海的间谍活动深感不满。</text:p>
      <text:p text:style-name="P4">
美国一位退休军事官员说，古巴靠近赤道，更方面监测地球同步军用卫星。</text:p>
      <text:p text:style-name="P4">
2019年，路透社也曾报道称，中国军方在阿根廷运营一个太空监测站。</text:p>
      <text:p text:style-name="P4">
路透社记者在贝胡卡尔镇采访当地居民时，所有人都说他们没有看到也没有听说近些年来中国在当地有所参与。很多人说，他们认为俄罗斯可以进入镇上的军事基地。</text:p>
      <text:p text:style-name="P4">
俄罗斯入侵乌克兰以来，俄美关系的不断恶化加剧了人们对于俄罗斯总统普京可能考虑在古巴洛尔德斯（Lourdes）重新开设间谍基地的猜测。这里在冷战时期曾是苏联的间谍基地。</text:p>
      <text:p text:style-name="P4">
36岁的农民德斯潘耶（Onelvis Despaigne）住在贝胡卡尔基地附近。他说，如果中国在这里搜集情报的消息是真的，他早就会听说了。</text:p>
      <text:p text:style-name="P4">
“都是谣言，”他一边锄草一边咧嘴笑着说，“这里的人什么都知道。”</text:p>
      <text:p text:style-name="P4">
（路透社）</text:p>
      <text:p text:style-name="P4">
Source: <text:a xlink:type="simple" xlink:href="https://www.dw.com/zh/古巴的秘密军事基地是中国的监听站吗？/a-65922292" text:style-name="Internet_20_link" text:visited-style-name="Visited_20_Internet_20_Link">
https://www.dw.com/zh/古巴的秘密军事基地是中国的监听站吗？/a-65922292?maca=chi-rss-chi-all-1127-rdf</text:a>
</text:p>
      <!--NEWS-->
      <text:h text:style-name="P10" text:outline-level="1">
<text:span text:style-name="T4">
"长沙富能案"：程渊披露赤山监狱实施体罚、强迫劳动</text:span>
</text:h>
      <text:p text:style-name="P4">
Author: None</text:p>
      <text:p text:style-name="P4">
Publisher: Radio Free Asia (Organization)</text:p>
      <text:p text:style-name="P4">
Published Time: 2023-06-15T12:01:00-04:00</text:p>
      <text:p text:style-name="P4">
Modified Time: 2023-06-15T13:23:35-04:00</text:p>
      <text:p text:style-name="P4">
Description: None</text:p>
      <text:p text:style-name="P4">
Videos: []</text:p>
      <text:p text:style-name="P4">
Audios: ["<text:a xlink:type="simple" xlink:href="https://www.rfa.org/mandarin/yataibaodao/renquanfazhi/gf-061520231006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5.684052in" draw:z-index="0">
<draw:image xlink:href="../Images/rfamandarin/2023-06-15T12-01-00-04-00/000000.png" xlink:type="simple" xlink:show="embed" xlink:actuate="onLoad" draw:mime-type="image/png"/>
</draw:frame>
 中国公益组织"长沙富能"负责人程渊 推特截图  <text:a xlink:type="simple" xlink:href="https://www.rfa.org/mandarin/yataibaodao/renquanfazhi/gf-06152023100636.html/@@stream" text:style-name="Internet_20_link" text:visited-style-name="Visited_20_Internet_20_Link">
Audio-1-Link：https://www.rfa.org/mandarin/yataibaodao/renquanfazhi/gf-06152023100636.html/@@stream</text:a>
</text:p>
      <text:p text:style-name="P4">
近日，遭中国当局以"颠覆国家政权罪"判刑五年的公益组织"长沙富能"负责人程渊与家属会面。程渊谴责湖南赤山监狱对他实施体罚等不人道待遇，加上长期强迫劳动，导致他身心受创。家属计划就此控告赤山监狱，但至今没有律师愿代理该案。</text:p>
      <text:p text:style-name="P4">
<text:a xlink:type="simple" xlink:href="https://www.rfa.org/mandarin/Xinwen/7-06132023153608.html" text:style-name="Internet_20_link" text:visited-style-name="Visited_20_Internet_20_Link">
 <text:span text:style-name="T4">
施明磊披露程渊在狱中遭受虐待体罚和人格羞辱</text:span>
 </text:a>
  * <text:span text:style-name="T4">
<text:a xlink:type="simple" xlink:href="https://www.rfa.org/mandarin/Xinwen/5-05052023120006.html" text:style-name="Internet_20_link" text:visited-style-name="Visited_20_Internet_20_Link">
 长沙富能案：家属探监 程渊身体暴瘦仍被强迫劳动 </text:a>
 </text:span>
</text:p>
      <text:p text:style-name="P4">
曾长期无法与外界接触的程渊本周在湖南赤山监狱与兄长和姐姐会面。他身在美国的妻子施明磊表示，牢狱生涯以及强迫劳动导致丈夫的身体出现问题。</text:p>
      <text:p text:style-name="P4">
施明磊：“（程渊）非常非常瘦，大概只有五十公斤，也就是一百斤左右。他在里面踩缝纫机，一天踩十二个小时。他有痔疮，腰椎也有问题，他的头发也全白掉了，身体机能也出了问题，牙痛，牙齿开始脱落。”</text:p>
      <text:p text:style-name="P4">
湖南赤山监狱疑似虐待囚犯的消息，备受国际社会关注。根据程渊的说法，他去年在“关禁闭”，也就是被关进高戒备监区三个月期间，曾遭受狱方虐待体罚和人格羞辱。他还披露了家属长时间没有接到他来电的内情。</text:p>
      <text:p text:style-name="P4">
施明磊：“他们要求程渊写思想汇报，程渊拒绝，他们就要求程渊站军姿，每天站十二个小时。每天晚上睡觉的时候，每隔一个小时就会把他喊醒，让他起来罚站。他要用冲厕所的水去洗脸、刷牙、洗碗，甚至包括饮水。从去年七月份到现在，程渊没有给家里打过电话，原因是当局要求打电话的话要单膝下跪，而且要喊报告，才可以打电话。”</text:p>
      <text:p text:style-name="P4">
施明磊（图）盼望丈夫程渊的遭遇引起国际社会关注（施明磊独家提供，拍摄日期不详）  <text:a xlink:type="simple" xlink:href="https://www.rfa.org/mandarin/yataibaodao/renquanfazhi/gf-06152023100636.html/m0615gfe.jpg" text:style-name="Internet_20_link" text:visited-style-name="Visited_20_Internet_20_Link">
</text:a>
</text:p>
      <text:p text:style-name="P4">
<text:span text:style-name="T4">
家属拟就程渊遭遇控告赤山监狱</text:span>
</text:p>
      <text:p text:style-name="P4">
被判刑五年的程渊预计明年才能出狱。家属认为，赤山监狱的相关措施违法，计划就此控告监狱，并且为程渊上诉。但至今，没有律师愿意接手代理该案。</text:p>
      <text:p text:style-name="P4">
施明磊：“我们现在找的律师一开始都答应了，但是到家人要求去的时候，他们都说律所不批手续。我们猜测，他们的律所受到了威胁。”</text:p>
      <text:p text:style-name="P4">
日本东京大学访问研究员潘嘉伟相信，程渊的遭遇在中国并非特例。</text:p>
      <text:p text:style-name="P4">
潘嘉伟：“不让当事人和家人与律师见面，会导致这些情况无法揭露出来，即使外界获悉也无法有效处理。国际社会的关注是当事人和家属唯一能依赖的渠道。”</text:p>
      <text:p text:style-name="P4">
公益组织“长沙富能”长期关注残疾人士的权利。2019年7月，长沙国安带走程渊与他两名同事。其后，三人被判定“颠覆国家政权罪”成立。家属分析最新获取的判决书内容后认为，“长沙富能”因捍卫劳工权益触动了当局的神经，成为三人被抓捕的导火索。</text:p>
      <text:p text:style-name="P4">
记者：高锋 责编：许书婷、何平 网编：洪伟</text:p>
      <text:p text:style-name="P4">
Source: <text:a xlink:type="simple" xlink:href="https://www.rfa.org/mandarin/yataibaodao/renquanfazhi/gf-06152023100636.html" text:style-name="Internet_20_link" text:visited-style-name="Visited_20_Internet_20_Link">
https://www.rfa.org/mandarin/yataibaodao/renquanfazhi/gf-06152023100636.html</text:a>
</text:p>
      <!--NEWS-->
      <text:h text:style-name="P10" text:outline-level="1">
<text:span text:style-name="T4">
印度角力女将示威抗议后 协会主席遭控性骚等罪</text:span>
</text:h>
      <text:p text:style-name="P4">
Publisher: 法新社</text:p>
      <text:p text:style-name="P4">
Published Time: 2023-06-15T12:02:08+00:00</text:p>
      <text:p text:style-name="P4">
Modified Time: 2023-06-15T11:50:01+00:00</text:p>
      <text:p text:style-name="P4">
Description: （法新社新德里15日电） 性骚风波烧进印度体坛，印度警方今天表示，已对印度角力协会主席辛赫提出性骚扰及跟骚指控。此前多名印度角力女将曾示威抗议并要求逮捕辛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617581in" draw:z-index="0">
<draw:image xlink:href="../Images/rficn/2023-06-15T12-02-08-00-00/000000.png" xlink:type="simple" xlink:show="embed" xlink:actuate="onLoad" draw:mime-type="image/png"/>
</draw:frame>
</text:p>
      <text:p text:style-name="P4">
今年4月，一群女性角力选手在印度首都新德里静坐抗议，要求逮捕身兼印度角力协会（Wrestling Federation ofIndia）主席及执政印度人民党（Bharatiya Janata Party）国会议员的辛赫（Brij Bhushan Singh）。</text:p>
      <text:p text:style-name="P4">
印度首位拿下奥运奖牌的角力女将马里克（Sakshi Malik）和其他印度女性角力冠军们指控辛赫对女性运动员伸出咸猪手，还要求提供性服务。</text:p>
      <text:p text:style-name="P4">
德里警察局（Delhi Police）在声明中表示，他们调查结束后，依印度刑法指控辛赫性骚扰及非法跟踪骚扰。</text:p>
      <text:p text:style-name="P4">
辛赫的助理秘书托马（Vinod Tomar）也面临相同指控以及刑事恐吓罪与帮助罪。</text:p>
      <text:p text:style-name="P4">
不过，警方表示，一名未成年人已撤回对辛赫的指控。</text:p>
      <text:p text:style-name="P4">
检察官史里华斯塔瓦（Atul Shrivastava）证实已提起多项诉讼。</text:p>
      <text:p text:style-name="P4">
记者无法立即联系到角力选手们发表评论。</text:p>
      <text:p text:style-name="P4">
一名警方消息人士指出，上周有超过155人在对辛赫的调查中接受讯问，这项调查在印度顶尖角力选手控诉数个月后展开。</text:p>
      <text:p text:style-name="P4">
辛赫昨天接受媒体采访时，矢口否认对他提出的所有指控。</text:p>
      <text:p text:style-name="P4">
Source: <text:a xlink:type="simple" xlink:href="https://www.rfi.fr/cn/%E5%9B%BD%E9%99%85%E6%8A%A5%E9%81%93/20230615-%E5%8D%B0%E5%BA%A6%E8%A7%92%E5%8A%9B%E5%A5%B3%E5%B0%86%E7%A4%BA%E5%A8%81%E6%8A%97%E8%AE%AE%E5%90%8E-%E5%8D%8F%E4%BC%9A%E4%B8%BB%E5%B8%AD%E9%81%AD%E6%8E%A7%E6%80%A7%E9%AA%9A%E7%AD%89%E7%BD%AA" text:style-name="Internet_20_link" text:visited-style-name="Visited_20_Internet_20_Link">
https://www.rfi.fr/cn/%E5%9B%BD%E9%99%85%E6%8A%A5%E9%81%93/20230615-%E5%8D%B0%E5%BA%A6%E8%A7%92%E5%8A%9B%E5%A5%B3%E5%B0%86%E7%A4%BA%E5%A8%81%E6%8A%97%E8%AE%AE%E5%90%8E-%E5%8D%8F%E4%BC%9A%E4%B8%BB%E5%B8%AD%E9%81%AD%E6%8E%A7%E6%80%A7%E9%AA%9A%E7%AD%89%E7%BD%AA</text:a>
</text:p>
      <!--NEWS-->
      <text:h text:style-name="P10" text:outline-level="1">
<text:span text:style-name="T4">
埃及申请加入金砖国家 有意“去美元化”</text:span>
</text:h>
      <text:p text:style-name="P4">
Author: 联合早报 (Person)</text:p>
      <text:p text:style-name="P4">
Publisher: 联合早报 (Organization)</text:p>
      <text:p text:style-name="P4">
Published Time: 2023-06-15T12:03</text:p>
      <text:p text:style-name="P4">
Modified Time: 2023-06-15T12:03</text:p>
      <text:p text:style-name="P4">
Description: 俄罗斯驻埃及大使鲍里先科说，埃及已经正式申请加入金砖国家合作机制，并对“去美元化”十分感兴趣。中国通讯社引述鲍里先科说：“埃及已经提交申请加入金砖国家，因为目前正在开展的一个倡议是...</text:p>
      <text:p text:style-name="P4">
Videos: []</text:p>
      <text:p text:style-name="P4">
Audios: []</text:p>
      <text:p text:style-name="P4">
Images: []</text:p>
      <text:p text:style-name="P4">
Type: NewsArticle</text:p>
      <text:p text:style-name="P4">
Breadcrumbs: ['即时', '国际']</text:p>
      <text:p text:style-name="P4">
Keywords: ['金砖国家', '埃及']</text:p>
      <!--METADATA-->
      <text:p text:style-name="P4">
俄罗斯驻埃及大使鲍里先科说，埃及已经正式申请加入 <text:a xlink:type="simple" xlink:href="https://www.zaobao.com/keywords/jin-zhuan-guo-jia" text:style-name="Internet_20_link" text:visited-style-name="Visited_20_Internet_20_Link">
 金砖国家 </text:a>
 合作机制，并对“去美元化”十分感兴趣。</text:p>
      <text:p text:style-name="P4">
中国通讯社引述鲍里先科说：“埃及已经提交申请加入金砖国家，因为目前正在开展的一个倡议是将贸易尽量转移到美元之外的替代货币上，不论是国家货币还是创建某种共同货币。埃及对此非常感兴趣。”鲍里先科说，埃及渴望加强与俄罗斯的贸易和经济合作，正在为贸易交易建立新的支付机制。</text:p>
      <text:p text:style-name="P4">
埃及供应和国内贸易部部长穆塞勒希称，埃及正寻求在从印度、中国和俄罗斯等金砖国家进口商品时使用本币结算。据悉，金砖国家目前正在探讨创建新货币形式的可能，其具体内容将在南非峰会期间公布。</text:p>
      <text:p text:style-name="P4">
巴西前总统、金砖国家新开发银行行长罗塞夫5月30日在新开发银行第八届理事会年会上指出，在更多市场吸引更多资本和不同币种，用成员国本币提供投融资服务，是新开发银行未来的一大优先事项，目前新开发银行以成员国本币提供的融资金额占投资总额的比例约22%，希望未来将该占比进一步提升至30%。</text:p>
      <text:p text:style-name="P4">
俄政治学家博尔达切夫说，埃及加入金砖国家将使该组织在全球问题上的立场更加全面。金砖国家现在代表著亚洲、非洲和拉丁美洲的声音，而将埃及纳入将使该组织能够考虑到阿拉伯世界的意见。</text:p>
      <text:p text:style-name="P4">
另外，沙特报章《中东》的评论称，鉴于埃及举足轻重的政治影响和经济体量，它的加入将进一步加重金砖国家的分量、作用和影响，使金砖国家的成色更足，更熠熠闪光。</text:p>
      <text:p text:style-name="P4">
Source: <text:a xlink:type="simple" xlink:href="https://www.zaobao.com.sg/realtime/world/story20230615-1404487" text:style-name="Internet_20_link" text:visited-style-name="Visited_20_Internet_20_Link">
https://www.zaobao.com.sg/realtime/world/story20230615-1404487</text:a>
</text:p>
      <!--NEWS-->
      <text:h text:style-name="P10" text:outline-level="1">
<text:span text:style-name="T4">
布林肯即将访华，中美均希望促成更多高层外交</text:span>
</text:h>
      <text:p text:style-name="P4">
Creator: 黄安伟</text:p>
      <text:p text:style-name="P4">
Publisher: https://www.facebook.com/nytimeschinese</text:p>
      <text:p text:style-name="P4">
Published Time: 2023-06-15T12:18:28+08:00</text:p>
      <text:p text:style-name="P4">
Description: 这将是布林肯作为国务卿首次访华，他此前的访问计划因间谍气球事件被搁置。他将向北京强调保持开放沟通的重要性。此次会面或为今年更多高层外交铺平道路。 Haiyun Jiang for The New York Times 2月初，一只中国间谍气球飞越美国上空，令政界和公众一片哗然，布林肯不得不在出发当天取消了访华计划而另作安排。</text:p>
      <text:p text:style-name="P4">
Images: ["<text:a xlink:type="simple" xlink:href="https://static01.nyt.com/images/2023/06/14/multimedia/14dc-china-diplo-pvjl/14dc-china-diplo-pvjl-master1050.jpg" text:style-name="Internet_20_link" text:visited-style-name="Visited_20_Internet_20_Link">
14dc-china-di...</text:a>
"]</text:p>
      <text:p text:style-name="P4">
Category: 美国</text:p>
      <text:p text:style-name="P4">
Type: Article</text:p>
      <!--METADATA-->
      <text:p text:style-name="P4">
<draw:frame draw:style-name="fr1" draw:name="Image199" text:anchor-type="as-char" svg:width="6.9236in" svg:height="4.615733in" draw:z-index="0">
<draw:image xlink:href="../Images/cnnytimes/2023-06-15T12-18-28-08-00/14dc-china-diplo-pvjl-master1050.jpg" xlink:type="simple" xlink:show="embed" xlink:actuate="onLoad" draw:mime-type="image/jpeg"/>
</draw:frame>
</text:p>
      <text:p text:style-name="P4">
美国国务院周三宣布，国务卿布林肯计划周五启程访问北京，向中国官员强调“保持开放的沟通渠道以负责任地管理”两国关系的“重要性”。</text:p>
      <text:p text:style-name="P4">
布林肯还计划“提出双边关切的议题、全球和区域事务，以及在共同的跨国挑战方面合作的可能性”。</text:p>
      <text:p text:style-name="P4">
2月初，一只中国间谍气球飞越美国上空，令政界和公众一片哗然，布林肯不得不在出发当天 <text:a xlink:type="simple" xlink:href="https://www.nytimes.com/2023/02/03/world/asia/china-spy-balloon.html" text:style-name="Internet_20_link" text:visited-style-name="Visited_20_Internet_20_Link">
 取消了计划好的访华行程</text:a>
，重新安排。他这次计划在北京与官员会面两天，然后飞往伦敦参加一个聚焦乌克兰重建的会议。</text:p>
      <text:p text:style-name="P4">
<text:span text:style-name="T4">
为何这很重要：尽管关系紧张，美国和中国仍然希望保持高层外交。</text:span>
</text:p>
      <text:p text:style-name="P4">
广告</text:p>
      <text:p text:style-name="P4">
这将是布林肯作为国务卿首次访华。中国和美国官员仍在探索他是否会与中国领导人习近平会面。</text:p>
      <text:p text:style-name="P4">
两国政府都希望这次访问能促成美国高级官员在今年夏天对中国进行一系列访问。未来有可能访华的美国官员包括财政部长耶伦、商务部长雷蒙多，以及气候问题特使克里。</text:p>
      <text:p text:style-name="P4">
这些访问可能为习近平11月前往旧金山参加亚太经济合作组织国家集团领导人峰会铺平道路，拜登总统也将参加这次峰会。</text:p>
      <text:p text:style-name="P4">
两国政府将高层外交视为长达数年不断升级的紧张局势中的潜在锚点。在2012年上台的习近平的领导下，中国在其周边地区采取强硬行动，并寻求在全球范围内施加更大的经济和外交影响力，有时还会通过胁迫的方式。拜登延续了特朗普政府的政策方向，寻求通过军事、经济、外交、技术和情报等手段与中国展开竞争。</text:p>
      <text:p text:style-name="P4">
“现在正是进行密集外交的时候，”白宫亚洲事务高级官员库尔特·坎贝尔周三在与媒体的电话吹风会上说。“这不是战略转变，也不是美国治国方略的新事物。”</text:p>
      <text:p text:style-name="P4">
<text:span text:style-name="T4">
背景：中国认为美国政策的目的是为了限制其实力。</text:span>
</text:p>
      <text:p text:style-name="P4">
坎贝尔列举了拜登政府的做法，表示它在政策上实现了一定程度的协调，以限制美国官员所说的中国的强硬行为。美国已说服欧洲盟友就与中国关系紧张的领域发表更多言论，并加强了亚太地区（包括与澳大利亚、日本和菲律宾）的军事联盟和伙伴关系。</text:p>
      <text:p text:style-name="P4">
广告</text:p>
      <text:p text:style-name="P4">
中国官员对这些举动表示反对，称美国试图包围他们的国家。中国政府声称对整个南海拥有主权，包括事实上的独立岛屿台湾。美国海军定期派遣军舰和飞机通过这些地区，以维持航行和过境自由，最近有几次<text:a xlink:type="simple" xlink:href="https://www.cbc.ca/news/world/china-us-canada-taiwan-strait-1.6865520" text:style-name="Internet_20_link" text:visited-style-name="Visited_20_Internet_20_Link">
 险些发生冲突 </text:a>
 。</text:p>
      <text:p text:style-name="P4">
中国官员还谴责美国及其盟友试图在经济方面“去风险”，“去风险”的意思是出于对国家安全的关切而试图切断某些商业联系。最引人注目的例子是拜登政府通过禁止向中国出口某些芯片和工具以<text:a xlink:type="simple" xlink:href="https://cn.nytimes.com/usa/20221014/biden-china-technology-semiconductors/" text:style-name="Internet_20_link" text:visited-style-name="Visited_20_Internet_20_Link">
 阻碍中国的先进半导体产业 </text:a>
 发展。</text:p>
      <text:p text:style-name="P4">
<text:span text:style-name="T4">
接下来会怎样：外交官谈论冲突与合作。</text:span>
</text:p>
      <text:p text:style-name="P4">
“我们带着现实、自信的态度和真诚的愿望来到北京，以尽可能最负责任的方式处理我们的竞争，“国务院东亚事务高级官员丹尼尔·克里滕布林克在电话简报会上说。“我们确实希望至少这一目标将会实现。当然，我们也确实希望在一些具体问题上取得进展。”</text:p>
      <text:p text:style-name="P4">
Source: <text:a xlink:type="simple" xlink:href="https://cn.nytimes.com/usa/20230615/blinken-china-visit/" text:style-name="Internet_20_link" text:visited-style-name="Visited_20_Internet_20_Link">
https://cn.nytimes.com/usa/20230615/blinken-china-visit/</text:a>
</text:p>
      <!--NEWS-->
      <text:h text:style-name="P10" text:outline-level="1">
<text:span text:style-name="T4">
美日韩国家安全顾问共商中国及朝鲜议题</text:span>
</text:h>
      <text:p text:style-name="P4">
Author: None (Language: zh)</text:p>
      <text:p text:style-name="P4">
Publisher: None</text:p>
      <text:p text:style-name="P4">
Time: 2023-06-15T12:27:00Z</text:p>
      <text:p text:style-name="P4">
Description: 据白宫方面通报，美、日、韩三国的国家安全顾问6月15日讨论了维护台海稳定、协调东海以及南海事务、朝鲜军备发展计划等议题，并确定了下一步加强合作的举措。</text:p>
      <text:p text:style-name="P4">
Videos: []</text:p>
      <text:p text:style-name="P4">
Images: []</text:p>
      <text:p text:style-name="P4">
Subject: 时政风云</text:p>
      <text:p text:style-name="P4">
Subjects: ['南希·佩洛西', '专题报道：习近平访美', '中日关系', '东中国海主权争端', '南中国海主权争端']</text:p>
      <text:p text:style-name="P4">
Keywords: ['美国国家安全顾问', '日本国家安全官', '韩国国家安全事务顾问', '中美关系', '中日关系', '朝鲜半岛', '东海', '南海', '台海']</text:p>
      <text:p text:style-name="P4">
ID: 65922349</text:p>
      <!--METADATA-->
      <text:p text:style-name="P4">
<text:a xlink:type="simple" xlink:href="https://www.dw.com/zh/overlay/image/article/65922349/60679465" text:style-name="Internet_20_link" text:visited-style-name="Visited_20_Internet_20_Link">
 </text:a>
</text:p>
      <text:p text:style-name="P4">
白宫在声明中指出，美日韩三边伙伴关系比以往任何时候都更强大、更具潜力。</text:p>
      <text:p text:style-name="P4">
（德国之声中文网） <text:a xlink:type="simple" xlink:href="https://www.dw.com/zh/zh/中美關係解凍沙利文與王毅坦率長談8小時/a-65597495" text:style-name="Internet_20_link" text:visited-style-name="Visited_20_Internet_20_Link">
 美国国安顾问沙利文</text:a>
 (JakeSullivan)是在东京与日本国家安全官秋叶武夫、韩国国家安全事务顾问赵泰勇共商涉及朝鲜与中国的议题。白宫在声明中指出， <text:a xlink:type="simple" xlink:href="https://www.dw.com/zh/zh/美日韩联合军演-应对朝鲜导弹威胁/a-65347335" text:style-name="Internet_20_link" text:visited-style-name="Visited_20_Internet_20_Link">
 美日韩三边</text:a>
伙伴关系比以往任何时候都更强大、更具潜力。此外，三名国安顾问还讨论了科技、能源安全以及“打击经济胁迫”等议题。几个月后，美国总统拜登将主持美日韩三国领导人峰会。</text:p>
      <text:p text:style-name="P4">
白宫声明发布后不久，韩国军方就通报称，朝鲜又试射了一枚弹道导弹。此前，平壤方面对韩美两国进行的一场实弹演习表示了抗议。</text:p>
      <text:p text:style-name="P4">
而在涉及中国的议题上，白宫声明称，三国国安顾问“讨论了在东海和南中国海进行协调的可能性，并强调了维护台海和平与稳定的重要性”。</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美日韩国家安全顾问共商中国及朝鲜议题/a-65922349" text:style-name="Internet_20_link" text:visited-style-name="Visited_20_Internet_20_Link">
https://www.dw.com/zh/美日韩国家安全顾问共商中国及朝鲜议题/a-65922349?maca=chi-rss-chi-all-1127-rdf</text:a>
</text:p>
      <!--NEWS-->
      <text:h text:style-name="P10" text:outline-level="1">
<text:span text:style-name="T4">
印尼宪法法院驳回更改选制请愿 大选前变数再减</text:span>
</text:h>
      <text:p text:style-name="P4">
Publisher: 法新社</text:p>
      <text:p text:style-name="P4">
Published Time: 2023-06-15T12:32:09+00:00</text:p>
      <text:p text:style-name="P4">
Modified Time: 2023-06-15T12:05:02+00:00</text:p>
      <text:p text:style-name="P4">
Description: （法新社雅加达15日综法新电）印尼宪法法院今天驳回数名政治人物提出的更改国会投票制度请愿，否决由现行的开放名单制改为原先的封闭式。印尼将在8个月后举行总统与国会大选，这项提案遭批是攻击民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3.617581in" draw:z-index="0">
<draw:image xlink:href="../Images/rficn/2023-06-15T12-32-09-00-00/000000.png" xlink:type="simple" xlink:show="embed" xlink:actuate="onLoad" draw:mime-type="image/png"/>
</draw:frame>
</text:p>
      <text:p text:style-name="P4">
印尼在独裁前总统苏哈托（Suharto）统治时代实施封闭名单投票制，亦即选民只能投下政党票，再由各党领导人挑选进入国会的议员。</text:p>
      <text:p text:style-name="P4">
苏哈托1998年黯然下台后，印尼仍继续实施封闭名单投票制，直到2008年才改为开放名单制，也就是选民可以直接投票给个别议员。</text:p>
      <text:p text:style-name="P4">
包括一名印尼执政党奋斗民主党（PDI-P）国会议员在内的6名人士，去年向印尼宪法法院提出请愿，指开放名单投票制会制造候选人之间的撒钱竞争，例如买票。</text:p>
      <text:p text:style-name="P4">
Source: <text:a xlink:type="simple" xlink:href="https://www.rfi.fr/cn/%E5%9B%BD%E9%99%85%E6%8A%A5%E9%81%93/20230615-%E5%8D%B0%E5%B0%BC%E5%AE%AA%E6%B3%95%E6%B3%95%E9%99%A2%E9%A9%B3%E5%9B%9E%E6%9B%B4%E6%94%B9%E9%80%89%E5%88%B6%E8%AF%B7%E6%84%BF-%E5%A4%A7%E9%80%89%E5%89%8D%E5%8F%98%E6%95%B0%E5%86%8D%E5%87%8F" text:style-name="Internet_20_link" text:visited-style-name="Visited_20_Internet_20_Link">
https://www.rfi.fr/cn/%E5%9B%BD%E9%99%85%E6%8A%A5%E9%81%93/20230615-%E5%8D%B0%E5%B0%BC%E5%AE%AA%E6%B3%95%E6%B3%95%E9%99%A2%E9%A9%B3%E5%9B%9E%E6%9B%B4%E6%94%B9%E9%80%89%E5%88%B6%E8%AF%B7%E6%84%BF-%E5%A4%A7%E9%80%89%E5%89%8D%E5%8F%98%E6%95%B0%E5%86%8D%E5%87%8F</text:a>
</text:p>
      <!--NEWS-->
      <text:h text:style-name="P10" text:outline-level="1">
<text:span text:style-name="T4">
日本自卫队员开枪酿两死案 目标或为52岁教官</text:span>
</text:h>
      <text:p text:style-name="P4">
Author: 联合早报 (Person)</text:p>
      <text:p text:style-name="P4">
Publisher: 联合早报 (Organization)</text:p>
      <text:p text:style-name="P4">
Published Time: 2023-06-15T12:55</text:p>
      <text:p text:style-name="P4">
Modified Time: 2023-06-15T12:55</text:p>
      <text:p text:style-name="P4">
Description: 日本岐阜市日野陆上自卫队射击场的枪击案致二死一伤，涉嫌杀人未遂被当场逮捕的男性自卫官候补生（18岁）称，死亡的52岁教官训斥了自己。共同社星期三（6月14日）采访办案人员获悉，以自...</text:p>
      <text:p text:style-name="P4">
Videos: []</text:p>
      <text:p text:style-name="P4">
Audios: []</text:p>
      <text:p text:style-name="P4">
Images: []</text:p>
      <text:p text:style-name="P4">
Type: NewsArticle</text:p>
      <text:p text:style-name="P4">
Breadcrumbs: ['即时', '国际']</text:p>
      <text:p text:style-name="P4">
Keywords: ['日本', '枪击案', '枪击', '死亡']</text:p>
      <!--METADATA-->
      <text:p text:style-name="P4">
日本岐阜市日野陆上自卫队射击场的 <text:a xlink:type="simple" xlink:href="https://www.zaobao.com/realtime/world/story20230614-1404138" text:style-name="Internet_20_link" text:visited-style-name="Visited_20_Internet_20_Link">
 枪击案致二死一伤</text:a>
，涉嫌杀人未遂被当场逮捕的男性自卫官候补生（18岁）称，死亡的52岁教官训斥了自己。</text:p>
      <text:p text:style-name="P4">
共同社星期三（6月14日）采访办案人员获悉，以自动步枪射击的候补生还说，他并非有意瞄准另一名死亡的25岁队员，只是因他试图阻止自己开枪而遭射击，否认对他怀有杀意。</text:p>
      <text:p text:style-name="P4">
岐阜县警方与陆自中部方面警务队怀疑袭击目标可能是教官，正调查是否存在纠纷及事发时的情况。防卫相滨田靖一14日在防卫省接受采访时说，“给国民造成了极大担忧，由衷道歉。”</text:p>
      <text:p text:style-name="P4">
陆上自卫队一把手、陆上幕僚长森下泰臣14日在防卫省召开记者会，致歉称“作为使用武器的组织不能发生这样的事情，非常严肃地对待。”</text:p>
      <text:p text:style-name="P4">
据陆自介绍，死亡的52岁队员胸部中弹，25岁队员侧腹部被击中。另一名队员左脚受伤。</text:p>
      <text:p text:style-name="P4">
开枪者使用的是入队时借给队员的“89式5.56毫米步枪”，可切换单发与连发。射击训练共五次，其中四次使用实弹。14日是最后一次训练，约70名候补生、约50名教官等负责指导的队员合计120人参加。当天原定是要实施队员配枪所须的考核。</text:p>
      <text:p text:style-name="P4">
Source: <text:a xlink:type="simple" xlink:href="https://www.zaobao.com.sg/realtime/world/story20230615-1404496" text:style-name="Internet_20_link" text:visited-style-name="Visited_20_Internet_20_Link">
https://www.zaobao.com.sg/realtime/world/story20230615-1404496</text:a>
</text:p>
      <!--NEWS-->
      <text:h text:style-name="P10" text:outline-level="1">
<text:span text:style-name="T4">
北约秘书长史托腾柏格：继任人选将由成员国决定</text:span>
</text:h>
      <text:p text:style-name="P4">
Publisher: 法新社</text:p>
      <text:p text:style-name="P4">
Published Time: 2023-06-15T13:02:09+00:00</text:p>
      <text:p text:style-name="P4">
Modified Time: 2023-06-15T12:50:01+00:00</text:p>
      <text:p text:style-name="P4">
Description: （法新社布鲁塞尔15日电） 北大西洋公约组织（NATO）秘书长史托腾柏格今天表示，不论是否要进一步延长他的9年任期，或是换人担任秘书长，都将取决于北约的31个成员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617581in" draw:z-index="0">
<draw:image xlink:href="../Images/rficn/2023-06-15T13-02-09-00-00/000000.png" xlink:type="simple" xlink:show="embed" xlink:actuate="onLoad" draw:mime-type="image/png"/>
</draw:frame>
</text:p>
      <text:p text:style-name="P4">
在7月中在立陶宛首都维尔纽斯（Vilnius）举行的北约峰会之前，成员国正热烈讨论继任者相关事宜，以接替史托腾柏格（JensStoltenberg）的位置。</text:p>
      <text:p text:style-name="P4">
史托腾柏格自2014年开始担任北约秘书长。去年，因俄罗斯入侵乌克兰，他的任期延长一年至今年10月。</text:p>
      <text:p text:style-name="P4">
潜在接替人选中，丹麦总理佛瑞德里克森（Mette Frederiksen）最被看好，英国国防大臣华勒斯（Ben Wallace）也表态角逐。</text:p>
      <text:p text:style-name="P4">
不过，截至目前，北约成员国尚未就明确人选达成共识，越来越多外交官也开始讨论要求史托腾柏格续任的可能性。</text:p>
      <text:p text:style-name="P4">
64岁的史托腾柏格重申，自己「无意寻求延长任期」，但决定权在所有成员国。</text:p>
      <text:p text:style-name="P4">
他在布鲁塞尔的北约国防部长会议上说：「说到我的继任者，这是将由31个盟国决定的问题。我会对联盟必须做出的所有决定负责，只有一个决定除外，那就是关于我的未来。」</text:p>
      <text:p text:style-name="P4">
来自成员国的多名外交官今天表示，如果没有找到明显的继任人选，他们将赞成让史托腾柏格留任。</text:p>
      <text:p text:style-name="P4">
此外，北约东翼国家一直推动由该区域的人选出任秘书长，以对俄罗斯采取更强硬的立场。</text:p>
      <text:p text:style-name="P4">
报导指，史托腾柏格的任期是否再度延长，可能取决于明年在华盛顿举行的峰会。这场峰会旨在纪念北约成立75周年。</text:p>
      <text:p text:style-name="P4">
Source: <text:a xlink:type="simple" xlink:href="https://www.rfi.fr/cn/%E5%9B%BD%E9%99%85%E6%8A%A5%E9%81%93/20230615-%E5%8C%97%E7%BA%A6%E7%A7%98%E4%B9%A6%E9%95%BF%E5%8F%B2%E6%89%98%E8%85%BE%E6%9F%8F%E6%A0%BC-%E7%BB%A7%E4%BB%BB%E4%BA%BA%E9%80%89%E5%B0%86%E7%94%B1%E6%88%90%E5%91%98%E5%9B%BD%E5%86%B3%E5%AE%9A" text:style-name="Internet_20_link" text:visited-style-name="Visited_20_Internet_20_Link">
https://www.rfi.fr/cn/%E5%9B%BD%E9%99%85%E6%8A%A5%E9%81%93/20230615-%E5%8C%97%E7%BA%A6%E7%A7%98%E4%B9%A6%E9%95%BF%E5%8F%B2%E6%89%98%E8%85%BE%E6%9F%8F%E6%A0%BC-%E7%BB%A7%E4%BB%BB%E4%BA%BA%E9%80%89%E5%B0%86%E7%94%B1%E6%88%90%E5%91%98%E5%9B%BD%E5%86%B3%E5%AE%9A</text:a>
</text:p>
      <!--NEWS-->
      <text:h text:style-name="P10" text:outline-level="1">
<text:span text:style-name="T4">
西门子将在中国和新加坡大举投资 (Free Version)</text:span>
</text:h>
      <text:p text:style-name="P4">
Authors: ['梅塞德丝•吕尔', '帕特里夏•尼尔森']</text:p>
      <text:p text:style-name="P4">
Publisher: 英国《金融时报》</text:p>
      <text:p text:style-name="P4">
Time: 2023-06-15T13:17:02+00:00</text:p>
      <text:p text:style-name="P4">
Published Time: 2023-06-14T12:00:99+08:00</text:p>
      <text:p text:style-name="P4">
Modified Time: 2023-06-15T09:18:99+08:00</text:p>
      <text:p text:style-name="P4">
Description: 这家德国集团在对中国加大押注的同时，也在对冲过度依赖中国的风险，选择新加坡作为其向南亚和东南亚出口的枢纽。</text:p>
      <text:p text:style-name="P4">
Images: ["<text:a xlink:type="simple" xlink:href="https://thumbor.ftacademy.cn/unsafe/picture/2/000173982_piclink.jpg" text:style-name="Internet_20_link" text:visited-style-name="Visited_20_Internet_20_Link">
000173982_pic...</text:a>
"]</text:p>
      <text:p text:style-name="P4">
Themes: ['西门子', '关注']</text:p>
      <text:p text:style-name="P4">
Keywords: ['西门子', '供应链', '脱钩', '新加坡', '制造业', '贸易']</text:p>
      <text:p text:style-name="P4">
Type: Article</text:p>
      <!--METADATA-->
      <text:p text:style-name="P4">
<draw:frame draw:style-name="fr1" draw:name="Image209" text:anchor-type="as-char" svg:width="6.9236in" svg:height="3.901286in" draw:z-index="0">
<draw:image xlink:href="../Images/FT Chinese Free Version/2023-06-15T13-17-02-00-00/000173982_piclink.jpg" xlink:type="simple" xlink:show="embed" xlink:actuate="onLoad" draw:mime-type="image/jpeg"/>
</draw:frame>
</text:p>
      <text:p text:style-name="P4">
德国工业集团西门子(Siemens)宣布，对中国和新加坡的工厂进行重大投资。尽管地缘政治紧张局势日益加剧，该公司仍在实施在亚洲多元化、同时在中国市场扩张的战略。</text:p>
      <text:p text:style-name="P4">
西门子首席执行官博乐仁(RolandBusch)周四在新加坡的一个新闻发布会上表示，西门子今年将在全球投资20亿欧元，以提高其制造能力，首先是在中国扩建工厂，并在新加坡开设一家高科技工厂。</text:p>
      <text:p text:style-name="P4">
Source: <text:a xlink:type="simple" xlink:href="http://www.ftchinese.com/story/001099983" text:style-name="Internet_20_link" text:visited-style-name="Visited_20_Internet_20_Link">
http://www.ftchinese.com/story/001099983</text:a>
</text:p>
      <!--NEWS-->
      <text:h text:style-name="P10" text:outline-level="1">
<text:span text:style-name="T4">
捷克总统与台湾外长同框　显示台湾外交突破</text:span>
</text:h>
      <text:p text:style-name="P4">
Author: None</text:p>
      <text:p text:style-name="P4">
Publisher: Radio Free Asia (Organization)</text:p>
      <text:p text:style-name="P4">
Published Time: 2023-06-15T13:18:00-04:00</text:p>
      <text:p text:style-name="P4">
Modified Time: 2023-06-15T13:27:29-04:00</text:p>
      <text:p text:style-name="P4">
Description: None</text:p>
      <text:p text:style-name="P4">
Videos: []</text:p>
      <text:p text:style-name="P4">
Audios: ["<text:a xlink:type="simple" xlink:href="https://www.rfa.org/mandarin/yataibaodao/gangtai/hx2-06152023121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612011in" draw:z-index="0">
<draw:image xlink:href="../Images/rfamandarin/2023-06-15T13-18-00-04-00/000000.png" xlink:type="simple" xlink:show="embed" xlink:actuate="onLoad" draw:mime-type="image/png"/>
</draw:frame>
 捷克总统帕维尔（PetrPavel）6月14日在布拉格智库"欧洲价值安全政策中心"安全会议开场演讲，台湾外交部长吴钊燮在台下。这是欧洲非邦交国家领袖首次与台湾的外长同台。Taiwan Ministry of Foreign Affairs via AP  <text:a xlink:type="simple" xlink:href="https://www.rfa.org/mandarin/yataibaodao/gangtai/hx2-06152023121556.html/@@stream" text:style-name="Internet_20_link" text:visited-style-name="Visited_20_Internet_20_Link">
Audio-1-Link：https://www.rfa.org/mandarin/yataibaodao/gangtai/hx2-06152023121556.html/@@stream</text:a>
</text:p>
      <text:p text:style-name="P4">
捷克总统帕维尔（PetrPavel）与台湾外交部长吴钊燮同在布拉格一场会议受邀演讲，这是欧洲非邦交国家领袖首次与台湾的外长同台。帕维尔呼吁各国团结支持台湾，不被中国强加意志，吴钊燮感谢捷克在欧洲带头支持台湾。台湾立委林昶佐则受邀担任挪威举办的"哈维尔奖"颁奖人。</text:p>
      <text:p text:style-name="P4">
<text:a xlink:type="simple" xlink:href="https://www.rfa.org/mandarin/Xinwen/6-06132023130411.html" text:style-name="Internet_20_link" text:visited-style-name="Visited_20_Internet_20_Link">
 <text:span text:style-name="T4">
台湾外长会见捷克参议院议长激怒了中国</text:span>
 </text:a>
  * <text:span text:style-name="T4">
<text:a xlink:type="simple" xlink:href="https://www.rfa.org/mandarin/Xinwen/5-06082023130601.html" text:style-name="Internet_20_link" text:visited-style-name="Visited_20_Internet_20_Link">
 路透社：台湾外长吴钊燮访欧 料将与捷克总统同台 </text:a>
 </text:span>
</text:p>
      <text:p text:style-name="P4">
捷克总统帕维尔6月14日在布拉格智库“欧洲价值安全政策中心”（European Values Center for SecurityPolicy）安全会议开场演讲提及，中国以收购各国基础建设增加对中国的依赖，这样的发展相当危险。捷克无意孤立中国、也不是不能跟中国做生意，但中国的战略利益和捷克奉行的价值並不相容。捷克不愿看到国际秩序受中国的经济、军事力量影响，欧盟、北约及其它国家有必要团结和反制。</text:p>
      <text:p text:style-name="Quotations">

<text:p text:style-name="P4">
【台外交部长与捷克总统同框】  &gt;
  【捷克总统呼吁欧洲团结支持台湾】 <text:a xlink:type="simple" xlink:href="https://twitter.com/hashtag/%E5%8F%B0%E6%B9%BE%E5%A4%96%E4%BA%A4%E9%83%A8%E9%95%BF" text:style-name="Internet_20_link" text:visited-style-name="Visited_20_Internet_20_Link">
 #台湾外交部长&gt;
 </text:a>
&gt;
 <text:a xlink:type="simple" xlink:href="https://twitter.com/hashtag/%E5%90%B4%E9%92%8A%E7%87%AE" text:style-name="Internet_20_link" text:visited-style-name="Visited_20_Internet_20_Link">
 #吴钊燮&gt;
 </text:a>
&gt;
 与 <text:a xlink:type="simple" xlink:href="https://twitter.com/hashtag/%E6%8D%B7%E5%85%8B%E6%80%BB%E7%BB%9F" text:style-name="Internet_20_link" text:visited-style-name="Visited_20_Internet_20_Link">
 #捷克总统&gt;
 </text:a>
&gt;
 <text:a xlink:type="simple" xlink:href="https://twitter.com/hashtag/%E5%B8%95%E7%BB%B4%E5%B0%94" text:style-name="Internet_20_link" text:visited-style-name="Visited_20_Internet_20_Link">
 #帕维尔&gt;
 </text:a>
&gt;
 （Petr Pavel）在布拉格智库“ <text:a xlink:type="simple" xlink:href="https://twitter.com/hashtag/%E6%AC%A7%E6%B4%B2%E4%BB%B7%E5%80%BC%E5%AE%89%E5%85%A8%E6%94%BF%E7%AD%96%E4%B8%AD%E5%BF%83" text:style-name="Internet_20_link" text:visited-style-name="Visited_20_Internet_20_Link">
 #欧洲价值安全政策中心&gt;
 </text:a>
&gt;
 ”的一场会议中同时受邀演讲。这是欧洲的非邦交国家领袖首次与台湾的外长同台。帕维尔关切台海和平稳定及确保台湾… <text:a xlink:type="simple" xlink:href="https://t.co/ogAmBynRYB" text:style-name="Internet_20_link" text:visited-style-name="Visited_20_Internet_20_Link">
&gt;
 pic.twitter.com/ogAmBynRYB </text:a>
&gt;
&gt;
 — 自由亚洲电台 (@RFA_Chinese) <text:a xlink:type="simple" xlink:href="https://twitter.com/RFA_Chinese/status/1669261853300785153" text:style-name="Internet_20_link" text:visited-style-name="Visited_20_Internet_20_Link">
 June 15, 2023&gt;
 </text:a>
</text:p>

</text:p>
      <text:p text:style-name="P4">
<text:span text:style-name="T4">
捷克总统：呼吁各国团结支持台湾 不被北京强加意志</text:span>
</text:p>
      <text:p text:style-name="P4">
帕维尔说：“让我们在维护台湾局势上保持团结，不要让中国将他的野心强加于台湾。台湾有民主规则，曾经的香港也一样，可是现在已被慢慢瓦解。世界应该继续全力支持保卫台湾的民主自由。”</text:p>
      <text:p text:style-name="P4">
帕维尔演讲时，二度访问捷克的台湾外交部长吴钊燮就坐在第一排。台湾在欧洲仅与教廷有正式邦交，这是欧洲非邦交国家领袖首次与台湾外长同台。主办单位和台湾外交部都在推特发布两人“同框”的照片。</text:p>
      <text:p text:style-name="P4">
吴钊燮紧接着以“一个战区，一个世界，一个愿景”（One Theater, One World, and OneVision）为题发表演说，针对威权主义扩张对民主阵营的威胁，呼吁民主国家团结支持台湾。</text:p>
      <text:p text:style-name="P4">
吴钊燮说：“为了使台湾保持坚强和韧性，并有勇气继续维持现状的政策，我们需要欧洲朋友的支持，在所有为台湾发声的人中，我特别要感谢捷克共和国带头支持台湾。”</text:p>
      <text:p text:style-name="P4">
吴钊燮谴责俄罗斯对乌克兰的侵略，也提到中国透过认知作战、假讯息及网路攻击等复合式手段攻击台湾，以军舰军机越过台海中线，胁迫动摇台湾人民防卫意志。</text:p>
      <text:p text:style-name="P4">
台湾外交部长吴钊燮14日受邀在布拉格智库“欧洲价值安全政策中心”安全会议进行专题演讲。（台湾外交部提供）  <text:a xlink:type="simple" xlink:href="https://www.rfa.org/mandarin/yataibaodao/gangtai/hx2-06152023121556.html/4e8c.png" text:style-name="Internet_20_link" text:visited-style-name="Visited_20_Internet_20_Link">
</text:a>
</text:p>
      <text:p text:style-name="P4">
<text:span text:style-name="T4">
台外长：盼台湾人民享有的自由也能在中国实现</text:span>
</text:p>
      <text:p text:style-name="P4">
吴钊燮指出，北京提出所谓“实现中华民族伟大复兴”的中国梦，以钳制人民言论、信仰及选举自由的方式延续共产党统治，摧毁异议者。如维吾尔人再教育营、压迫西藏流亡政府、香港民主的终结、宗教中国化等现象，都是中国迈向极权体制的骇人故事。香港经验更说明“一国两制”不可行，台湾更坚定选择自由与民主。</text:p>
      <text:p text:style-name="P4">
吴钊燮强调，台湾并非要妖魔化中国，中国与台湾共享文化根源，台湾对中国人民并无敌意，只盼有朝一日台湾人民享有的自由也能在中国实现。</text:p>
      <text:p text:style-name="P4">
吴钊燮提到，斯洛伐克、立陶宛政府派团访台，对抗压力，是“道德巨人”（moral giants）。</text:p>
      <text:p text:style-name="P4">
辅仁大学外交暨国际事务学程召集人张孟仁接受自由亚洲电台采访说：“捷克真的算大动作，一周前释放出帕维尔可能跟吴钊燮碰面，我还心存怀疑一下，没想到真的这么做，象征捷克支持民主国家。”</text:p>
      <text:p text:style-name="P4">
张孟仁提到，德媒曾报导帕维尔与蔡英文通话是台湾主动，此次帕维尔与台湾外长同框，展现台捷立场非常相近，肯定是外交突破。</text:p>
      <text:p text:style-name="P4">
张孟仁说：“捷克总统是前北约将领，不只对中国不民主、中国威胁台湾有所顾忌，捷克也非常忌讳中国跟俄罗斯的关系非常相近，身为前中东欧共产国家，非常害怕俄罗斯的侵略。所以如果中国跟俄罗斯的关系没有剪断，捷克对中国的疑问一定会永远存在。一带一路，原本捷克有参加，现在关系变少，以及十六加一中东欧论坛，捷克现在也非常冷淡。会议中也讨论到反对俄罗斯入侵乌克兰的立场，这也是在作无形的抗议给中国看。”</text:p>
      <text:p text:style-name="P4">
张孟仁还说，捷克参议院议长维特齐、众议院议长阿达莫娃都曾访台，新执政团队很友台。</text:p>
      <text:p text:style-name="P4">
台湾外交部长吴钊燮访问捷克，与捷克参议院议长维特齐会面。（台湾外交部提供）  <text:a xlink:type="simple" xlink:href="https://www.rfa.org/mandarin/yataibaodao/gangtai/hx2-06152023121556.html/4e94.jpeg" text:style-name="Internet_20_link" text:visited-style-name="Visited_20_Internet_20_Link">
</text:a>
</text:p>
      <text:p text:style-name="P4">
台湾外交部长吴钊燮访问捷克，与捷克众议院议长阿达莫娃会面。（台湾外交部推特）  <text:a xlink:type="simple" xlink:href="https://www.rfa.org/mandarin/yataibaodao/gangtai/hx2-06152023121556.html/516d.jpeg" text:style-name="Internet_20_link" text:visited-style-name="Visited_20_Internet_20_Link">
</text:a>
</text:p>
      <text:p text:style-name="P4">
前台湾驻捷克代表汪忠一接受自由亚洲电台采访也说：“吴部长在会场与已当选总统的帕维尔同框，自有其特殊意义，确是一种外交突破。现在捷克总统、总理、外交部长均为前哈维尔总统的信徒，坚持民主，他们的理念与台湾相近，极为挺台。以现在捷克友台的状况，我们可以期待寻求更高层的外交突破。”</text:p>
      <text:p text:style-name="P4">
汪忠一表示，“欧洲价值安全政策中心”是友台智库，在台派有常驻研究员，历年举办高峰会均邀请驻捷克代表处及国内代表参加，2019年时任台湾国安局副局长的陈文凡即曾与会，以网路安全及假讯息为题做报告。帕维尔尚未任总统时曾与会，和台湾代表团互动。</text:p>
      <text:p text:style-name="P4">
摇滚乐团主唱出身的台湾立法委员林昶佐（右一）受邀担任挪威奥斯陆“哈维尔奖”颁奖人（林昶佐委员办公室提供）  <text:a xlink:type="simple" xlink:href="https://www.rfa.org/mandarin/yataibaodao/gangtai/hx2-06152023121556.html/516b.jpg" text:style-name="Internet_20_link" text:visited-style-name="Visited_20_Internet_20_Link">
</text:a>
</text:p>
      <text:p text:style-name="P4">
<text:span text:style-name="T4">
台湾立委林昶佐受邀担任挪威奥斯陆"哈维尔奖"颁奖人</text:span>
</text:p>
      <text:p text:style-name="P4">
此外，摇滚乐团主唱出身的台湾立法委员林昶佐，则受邀担任挪威奥斯陆“哈维尔奖”颁奖人。张孟仁认为，林昶佐长期声援西藏、新疆人权，加上北欧现在连丹麦、瑞典都抢着进北约，哈维尔奖邀请林昶佐，有强调和平、民主，不畏强权，为人权发声的意涵。</text:p>
      <text:p text:style-name="P4">
记者：夏小华 责编：许书婷、梒青 网编：洪伟</text:p>
      <text:p text:style-name="P4">
Source: <text:a xlink:type="simple" xlink:href="https://www.rfa.org/mandarin/yataibaodao/gangtai/hx2-06152023121556.html" text:style-name="Internet_20_link" text:visited-style-name="Visited_20_Internet_20_Link">
https://www.rfa.org/mandarin/yataibaodao/gangtai/hx2-06152023121556.html</text:a>
</text:p>
      <!--NEWS-->
      <text:h text:style-name="P10" text:outline-level="1">
<text:span text:style-name="T4">
英国会委员会报告 批强生「派对门」刻意误导议员</text:span>
</text:h>
      <text:p text:style-name="P4">
Publisher: 法新社</text:p>
      <text:p text:style-name="P4">
Published Time: 2023-06-15T13:32:08+00:00</text:p>
      <text:p text:style-name="P4">
Modified Time: 2023-06-15T13:05:01+00:00</text:p>
      <text:p text:style-name="P4">
Description: （法新社伦敦15日电） 英国国会委员会今天公布裁定报告，指前首相强生在任内对官邸派对违反防疫规定事件数度蓄意误导国会议员，原应暂停其议员职权90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6-15T13-32-08-00-00/000000.png" xlink:type="simple" xlink:show="embed" xlink:actuate="onLoad" draw:mime-type="image/png"/>
</draw:frame>
</text:p>
      <text:p text:style-name="P4">
英国跨党派议员组成的特权委员会（Committee of Privileges）公布这份外界期待已久的106页报告。当中指强生（BorisJohnson）在担任首相期间，被问到有关在首相官邸举行了6场违反COVID-19（2019冠状病毒疾病）防疫封锁规定的聚会时，他多次故意误导国会。</text:p>
      <text:p text:style-name="P4">
报告指控现年58岁的强生「一再藐视（国会），并试图破坏国会程序」。特权委员会发现，强生藉由质疑委员会、破坏对国会议员的信任，以及藉由共谋滥权和试图恐吓的行动，来刻意误导国会下议院与委员会，寻求破坏国会程序。</text:p>
      <text:p text:style-name="P4">
报告写道：「我们判定，强生先生刻意误导下议院，犯下了严重的藐视行为。」「我们建议他不应享有卸任国会议员的通行权。」意指前首相拥有的进入国会通行证。</text:p>
      <text:p text:style-name="P4">
Source: <text:a xlink:type="simple" xlink:href="https://www.rfi.fr/cn/%E5%9B%BD%E9%99%85%E6%8A%A5%E9%81%93/20230615-%E8%8B%B1%E5%9B%BD%E4%BC%9A%E5%A7%94%E5%91%98%E4%BC%9A%E6%8A%A5%E5%91%8A-%E6%89%B9%E5%BC%BA%E7%94%9F-%E6%B4%BE%E5%AF%B9%E9%97%A8-%E5%88%BB%E6%84%8F%E8%AF%AF%E5%AF%BC%E8%AE%AE%E5%91%98" text:style-name="Internet_20_link" text:visited-style-name="Visited_20_Internet_20_Link">
https://www.rfi.fr/cn/%E5%9B%BD%E9%99%85%E6%8A%A5%E9%81%93/20230615-%E8%8B%B1%E5%9B%BD%E4%BC%9A%E5%A7%94%E5%91%98%E4%BC%9A%E6%8A%A5%E5%91%8A-%E6%89%B9%E5%BC%BA%E7%94%9F-%E6%B4%BE%E5%AF%B9%E9%97%A8-%E5%88%BB%E6%84%8F%E8%AF%AF%E5%AF%BC%E8%AE%AE%E5%91%98</text:a>
</text:p>
      <!--NEWS-->
      <text:h text:style-name="P10" text:outline-level="1">
<text:span text:style-name="T4">
亚投行被揭遭中国控制　加拿大不排除退出</text:span>
</text:h>
      <text:p text:style-name="P4">
Author: None</text:p>
      <text:p text:style-name="P4">
Publisher: Radio Free Asia (Organization)</text:p>
      <text:p text:style-name="P4">
Published Time: 2023-06-15T13:34:00-04:00</text:p>
      <text:p text:style-name="P4">
Modified Time: 2023-06-15T13:55:27-04:00</text:p>
      <text:p text:style-name="P4">
Description: None</text:p>
      <text:p text:style-name="P4">
Videos: []</text:p>
      <text:p text:style-name="P4">
Audios: ["<text:a xlink:type="simple" xlink:href="https://www.rfa.org/mandarin/yataibaodao/jingmao/lf-061520231024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12011in" draw:z-index="0">
<draw:image xlink:href="../Images/rfamandarin/2023-06-15T13-34-00-04-00/000000.png" xlink:type="simple" xlink:show="embed" xlink:actuate="onLoad" draw:mime-type="image/png"/>
</draw:frame>
一名中国安全人员守卫在亚洲基础设施投资银行的北京总部大楼前。该行的加拿大籍全球传讯总监在14日辞职，指控该行受到中共控制。 <text:a xlink:type="simple" xlink:href="https://www.rfa.org/mandarin/yataibaodao/jingmao/lf-06152023102420.html/@@images/image" text:style-name="Internet_20_link" text:visited-style-name="Visited_20_Internet_20_Link">
</text:a>
美联社图片  <text:a xlink:type="simple" xlink:href="https://www.rfa.org/mandarin/yataibaodao/jingmao/lf-06152023102420.html/@@stream" text:style-name="Internet_20_link" text:visited-style-name="Visited_20_Internet_20_Link">
Audio-1-Link：https://www.rfa.org/mandarin/yataibaodao/jingmao/lf-06152023102420.html/@@stream</text:a>
</text:p>
      <text:p text:style-name="P4">
亚洲基础设施投资银行(AIIB，亚投行)加拿大籍高级主管毕加博（BobPickard）日前宣布辞职，并批评亚投行被中国共产党控制，充满有毒文化。加拿大政府随即宣布，停止与亚投行的关系。</text:p>
      <ul>
        <li>
<text:span text:style-name="T4">
<text:a xlink:type="simple" xlink:href="https://www.rfa.org/mandarin/Xinwen/cmh1-05082023213921.html" text:style-name="Internet_20_link" text:visited-style-name="Visited_20_Internet_20_Link">
 加拿大宣布驱逐中国外交官 中方反制驱逐加国驻上海领事 </text:a>
 </text:span>
  * <text:span text:style-name="T4">
<text:a xlink:type="simple" xlink:href="https://www.rfa.org/mandarin/yataibaodao/junshiwaijiao/lf-09212022100626.html" text:style-name="Internet_20_link" text:visited-style-name="Visited_20_Internet_20_Link">
 加拿大军舰巡航台海 议员支持台湾入联合国 </text:a>
 </text:span>
  * <text:span text:style-name="T4">
<text:a xlink:type="simple" xlink:href="https://www.rfa.org/mandarin/yataibaodao/junshiwaijiao/ec-08102021064130.html" text:style-name="Internet_20_link" text:visited-style-name="Visited_20_Internet_20_Link">
 加国公民挑战死刑判决失败 加大使指宣判与孟晚舟案非巧合 </text:a>
 </text:span>
</li>
      </ul>
      <text:p text:style-name="P4">
担任亚投行全球传讯总监的毕加博周三在推特上表示自己已经辞职，谴责亚投行充满有毒文化，不符合加拿大利益，并敦促渥太华退出这一个受中国共产党控制的机构。</text:p>
      <text:p text:style-name="P4">
加拿大副总理兼财长方慧兰（ChrystiaFreeland）也于周三做出果断行动：“加拿大政府立即停止在亚投行所有由政府主导的活动。我已指示财政部，对相关指控以及加拿大参与亚投行的情况进行审查。”</text:p>
      <text:p text:style-name="P4">
 加拿大副总理兼财长方慧兰（ChrystiaFreeland）宣布停止和亚投行的关系。 (视频截图)  <text:a xlink:type="simple" xlink:href="https://www.rfa.org/mandarin/yataibaodao/jingmao/lf-06152023102420.html/bank-1.jpg" text:style-name="Internet_20_link" text:visited-style-name="Visited_20_Internet_20_Link">
</text:a>
</text:p>
      <text:p text:style-name="P4">
方慧兰暗示，渥太华可能会退出其于2018年3月起即加入的这个国际金融机构。</text:p>
      <text:p text:style-name="P4">
毕加博为亚投行工作了15个月。根据路透社报道，因为担心自身安全，所以一提出辞职后，他就快速离开中国而到了日本，随即才公开消息。他说，有人建议他近期不要待在中国。因为2018年底的孟晚舟案件，曾导致两名加拿大人在中国被拘留近三年。</text:p>
      <text:p text:style-name="P4">
毕加博说，亚投行完全被中共党员主宰，整个组织类似前苏联情报机构“国家安全委员会”（KGB）丶前纳粹秘密警察“盖世太保”（Gestapo）或东德情报机构“史塔西”（Stasi）。</text:p>
      <text:p text:style-name="P4">
 BobPickard宣布离开亚投行，批评该金融机构受中共控制，充满有毒文化。 (Bob Pickard推特照片)  <text:a xlink:type="simple" xlink:href="https://www.rfa.org/mandarin/yataibaodao/jingmao/lf-06152023102420.html/bank-2.jpg" text:style-name="Internet_20_link" text:visited-style-name="Visited_20_Internet_20_Link">
</text:a>
</text:p>
      <text:p text:style-name="P4">
亚投行在2016年成立，由中国主导筹设，总部设于北京，迄今有106个经济体参与。</text:p>
      <text:p text:style-name="P4">
从事财经专业的加拿大时事评论人士郭一平表示，尽管中国宣称亚投行是独立的国际机构，但行内人都知道它不像世界银行(WorldBank)，纯粹是中国透过金融企图输出威权主义的工具，如同中国搞“一带一路”建设。</text:p>
      <text:p text:style-name="P4">
郭一平：“(亚投行)这个东西摆明就是中国控制的，我把钱给你，摆在你所谓说的国际单位，花钱的时候是中国决定，中国用我的钱去做人情丶去撒红包，撒给这些你要控制或要影响的国家，不就这回事吗？”</text:p>
      <text:p text:style-name="P4">
发生孟晚舟事件后，加拿大反对党多次批评特鲁多政府持续注资亚投行是不智之举，终于现在内部有职员公开发声，令渥太华快刀斩乱麻。</text:p>
      <text:p text:style-name="P4">
截至目前，亚投行已发表声明否认毕加博的指控，而中国驻加拿大使馆则指称相关言论“纯属哗众取宠的炒作，是彻头彻尾的谎言”。</text:p>
      <text:p text:style-name="P4">
记者：柳飞 责编：何平 网编：何足</text:p>
      <text:p text:style-name="P4">
Source: <text:a xlink:type="simple" xlink:href="https://www.rfa.org/mandarin/yataibaodao/jingmao/lf-06152023102420.html" text:style-name="Internet_20_link" text:visited-style-name="Visited_20_Internet_20_Link">
https://www.rfa.org/mandarin/yataibaodao/jingmao/lf-06152023102420.html</text:a>
</text:p>
      <!--NEWS-->
      <text:h text:style-name="P10" text:outline-level="1">
<text:span text:style-name="T4">
事实查核｜中国是"发展中国家"吗？该地位有"坚实的国际法基础"吗？</text:span>
</text:h>
      <text:p text:style-name="P4">
Author: 作者：沈轲，发自华盛顿</text:p>
      <text:p text:style-name="P4">
Publisher: Radio Free Asia (Organization)</text:p>
      <text:p text:style-name="P4">
Published Time: 2023-06-15T13:36:19-04:00</text:p>
      <text:p text:style-name="P4">
Modified Time: 2023-06-15T13:36:19-04:00</text:p>
      <text:p text:style-name="P4">
Description: 作者：沈轲，发自华盛顿</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29306in" draw:z-index="0">
<draw:image xlink:href="../Images/rfamandarin/2023-06-15T13-36-19-04-00/000000.png" xlink:type="simple" xlink:show="embed" xlink:actuate="onLoad" draw:mime-type="image/png"/>
</draw:frame>
 <text:a xlink:type="simple" xlink:href="https://www.rfa.org/mandarin/shishi-hecha/hc-06152023132934.html/@@images/image" text:style-name="Internet_20_link" text:visited-style-name="Visited_20_Internet_20_Link">
</text:a>
 自由亚洲电台制图</text:p>
      <text:p text:style-name="P4">
<text:span text:style-name="T4">
标签：部分正确</text:span>
</text:p>
      <text:p text:style-name="P4">
<text:span text:style-name="T4">
一分钟完读</text:span>
</text:p>
      <text:p text:style-name="P4">
《终止中国发展中国家地位法案》上周在美国参议院外交关系委员会全票通过，立法进程更进一步。中国外交部发言人回应时重申，中国处于发展中国家地位有事实依据及国际法基础。</text:p>
      <text:p text:style-name="P4">
亚洲事实查核实验室发现，国际社会对于“发展中国家”并无统一的明确定义。在联合国和世界银行的分类中，中国是“发展中经济体”和“中等偏上收入国家”。而世界贸易组织的“发展中国家”则是依照国家“自我宣告”的结果。</text:p>
      <text:p text:style-name="P4">
此外，中国在某些国际条约中，被归类为“发展中国家”，但这并不能反推为有一套普遍的国际法将中国定义为“发展中国家”。</text:p>
      <text:p text:style-name="P4">
<text:span text:style-name="T4">
深入分析</text:span>
</text:p>
      <text:p text:style-name="P4">
美国参议院外交关系委员会于6月8日批准了《 <text:a xlink:type="simple" xlink:href="https://www.congress.gov/bill/118th-congress/senate-bill/308" text:style-name="Internet_20_link" text:visited-style-name="Visited_20_Internet_20_Link">
 终止中国发展中国家地位法案 </text:a>
 》（Ending China's Developing Nation StatusAct）。该法案要求国务院努力“阻止中国在国际组织中被归类为发展中国家”，并将世界贸易组织（WTO）明确列为被改变的目标。推动立法的美国国会议员相信，中国因为在世贸组织名列“发展中国家”地位而获得许多有利待遇。</text:p>
      <text:p text:style-name="P4">
<text:a xlink:type="simple" xlink:href="https://www.fmprc.gov.cn/fyrbt_673021/jzhsl_673025/202306/t20230609_11094353.shtml" text:style-name="Internet_20_link" text:visited-style-name="Visited_20_Internet_20_Link">
 中国外交部发言人</text:a>
汪文斌在6月9日的新闻发布会上对该法案做出回应，表示“中国作为世界上最大发展中国家的地位，有着充分的事实依据，也有着坚实的国际法基础”。他之前也强调， <text:a xlink:type="simple" xlink:href="https://www.fmprc.gov.cn/eng/xwfw_665399/s2510_665401/2511_665403/202305/t20230512_11076522.html" text:style-name="Internet_20_link" text:visited-style-name="Visited_20_Internet_20_Link">
中国“发展中国家”的地位来自于WTO的承认</text:a>
，这一点不应该改变。</text:p>
      <text:p text:style-name="P4">
一、WTO会员的发展状态由谁决定？</text:p>
      <text:p text:style-name="P4">
目前在WTO组织中，中国确实属“发展中国家”。然而汪文斌声称中国作为发展中国家的地位“得到了世界贸易组织的承认”是错误的，因为该组织 <text:a xlink:type="simple" xlink:href="https://www.wto.org/english/tratop_e/devel_e/d1who_e.htm" text:style-name="Internet_20_link" text:visited-style-name="Visited_20_Internet_20_Link">
允许各个成员国自行决定自己是否是发展中国家</text:a>
 。</text:p>
      <text:p text:style-name="P4">
根据WTO的说法，对于“发展中国家”的定义，WTO对“发达国家”和“发展中国家”并不提供定义，成员国可以自行宣布其属于哪个归类。然而，其他成员国有权对某个成员国自行利用发展中国家所享有的条款进行质疑。</text:p>
      <text:p text:style-name="P4">
二、联合国和世界银行的标准如何归类中国？</text:p>
      <text:p text:style-name="P4">
除了WTO外，联合国和世界银行也有关于国家经济发展程度的分类标准。它们都以人均国民总收入（GNI）为标准。</text:p>
      <text:p text:style-name="P4">
在联合国《 <text:a xlink:type="simple" xlink:href="https://www.un.org/development/desa/dpad/publication/world-economic-situation-and-prospects-2023/" text:style-name="Internet_20_link" text:visited-style-name="Visited_20_Internet_20_Link">
 世界经济形势与展望</text:a>
 》报告的分类定义中，世界上的国家被划为发达经济体，转型中经济体，发展中经济体，以及最不发达国家。在他们的报告中，中国是发展中经济体之一。</text:p>
      <text:p text:style-name="P4">
而世界银行则并没有用“发展”这个词汇， <text:a xlink:type="simple" xlink:href="https://blogs.worldbank.org/opendata/new-world-bank-country-classifications-income-level-2022-2023" text:style-name="Internet_20_link" text:visited-style-name="Visited_20_Internet_20_Link">
 而是把全世界经济体划分为四个收入组别</text:a>
 ，即，高收入、中等偏上收入、中等偏下收入和低收入组别。</text:p>
      <text:p text:style-name="P4">
 中国的经济被联合国列为 “发展中”，被世界银行列为“中等偏上收入”。（美联社图片）  <text:a xlink:type="simple" xlink:href="https://www.rfa.org/mandarin/shishi-hecha/hc-06152023132934.html/1-jpg-jpg-526f672c" text:style-name="Internet_20_link" text:visited-style-name="Visited_20_Internet_20_Link">
 </text:a>
</text:p>
      <text:p text:style-name="P4">
在这个分类中， <text:a xlink:type="simple" xlink:href="https://data.worldbank.org/indicator/NY.GNP.PCAP.CD" text:style-name="Internet_20_link" text:visited-style-name="Visited_20_Internet_20_Link">
 中国目前以11880美元的人均国民总收入</text:a>
处于中等偏上收入国家。虽然与四十年甚至二十年前相比，这是一个巨大的飞跃，但这个数字仍远低于其他广泛认可的发达经济体如日本、美国、德国、法国或台湾。</text:p>
      <text:p text:style-name="P4">
三、有一套国际法体系保障中国是发展中国家吗？</text:p>
      <text:p text:style-name="P4">
中国外交部曾表示，中国发展中国家的地位来自坚实的国际法依据，中国的发展中国家地位已由包括世界贸易组织机制、《 <text:a xlink:type="simple" xlink:href="https://unfccc.int/parties-observers" text:style-name="Internet_20_link" text:visited-style-name="Visited_20_Internet_20_Link">
 联合国气候变化框架公约</text:a>
 》《 <text:a xlink:type="simple" xlink:href="https://www.unep.org/ozonaction/who-we-are/about-montreal-protocol" text:style-name="Internet_20_link" text:visited-style-name="Visited_20_Internet_20_Link">
 关于消耗臭氧层物质的蒙特利尔议定书</text:a>
》在内的国际条约所认可，并为国际社会广大成员所接受。中国的发展中国家地位不容剥夺。</text:p>
      <text:p text:style-name="P4">
这个说法有误导之嫌。</text:p>
      <text:p text:style-name="P4">
“‘发展中国家’没有权威定义，”乔治华盛顿大学法学副教授史蒂夫·查诺泽茨（SteveChanozits）告诉亚洲事实查核实验室。“国际法中没有共识性的定义。国家可以自行评估其实现发展目标的进展，国际社会也可以进行这样的评估。”</text:p>
      <text:p text:style-name="P4">
全球发展中心高级研究员查尔斯·肯尼（CharlesKenny）则表示，尽管有许多国际条约根据收入将国家划分为不同的类别，并赋予每个类别不同的义务，但这些类别及其分界点是在相关各方协商后随机确定的。</text:p>
      <text:p text:style-name="P4">
因此，中国的发展中国家地位不是永久的，而是有一定的时限、必须接受定期检讨、或得以由会员国重新议定，而不像外交部发言中所暗示的，是一种“合法权利”，不可质疑或改变，台湾制宪基金会董事，国际法专家宋承恩接受亚洲事实查核实验室采访时表示，中国所谓的发展中国家地位，必须与各该条约下的规定及不同地位国家的权利义务一起观察，不能一概而论。</text:p>
      <text:p text:style-name="P4">
四、为什么国家被标记为发达国家或发展中国家很重要？</text:p>
      <text:p text:style-name="P4">
在某些国际组织，如世界贸易组织，被认定为发展中国家的国家可以寻求（但不一定能够获得）“特殊权利或额外宽容”。</text:p>
      <text:p text:style-name="P4">
“为了实现各种全球目标，包括谁获得财务支持，或者谁在国际贸易规则方面获得更大的宽容，或者谁有资格获得官方发展援助（ODA），人们使用各种分类方法。有各种原因使得国家希望将自己归入‘发展中’的范畴，”肯尼表示。此外，被称为“发达”国家的标签通常意味着有责任帮助经济困境中的较贫穷国家，并遵守更严格的全球重要议题（如气候变化）的规定。</text:p>
      <text:p text:style-name="P4">
 世贸允许被指定为 “发展中”的国家申请"特殊权利或额外宽限"（美联社图片）  <text:a xlink:type="simple" xlink:href="https://www.rfa.org/mandarin/shishi-hecha/hc-06152023132934.html/2-jpg-jpg-526f672c" text:style-name="Internet_20_link" text:visited-style-name="Visited_20_Internet_20_Link">
 </text:a>
</text:p>
      <text:p text:style-name="P4">
“中华人民共和国经常利用其中等收入国家的地位来豁免自己的全球责任，包括在应对气候变化和提供目前的债务危机中提供债务减免。然而，中国庞大的经济规模意味着如果继续逃避责任或不遵守国际规范，无法在气候问题上或在遏制许多发展中国家当前的债务危机方面提供全球公共产品，”美国国际开发署（USAID）的发言人告诉亚洲事实核查实验室。</text:p>
      <text:p text:style-name="P4">
<text:span text:style-name="T4">
结论</text:span>
</text:p>
      <text:p text:style-name="P4">
对于中国的总体经济发展如何归类，不同的国际组织有不同的评等、分类标准。如果依联合国相关报告及世界银行的分类，中国的确处于接近“发展中国家”的状态。而目前在WTO组织中，中国也确实属“发展中国家”。    然而，中国在WTO中的“发展中国家”的身份，来自加入之初的自我宣告，这个身份可能因未来的发展或者其它成员的挑战而动摇。在其它国际条约下的“发展中国家”身份也是如此。因此,中国外交部关于中国之发展中国家地位有“坚实的国际法基础”的说法是误导。</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152023132934.html" text:style-name="Internet_20_link" text:visited-style-name="Visited_20_Internet_20_Link">
https://www.rfa.org/mandarin/shishi-hecha/hc-06152023132934.html</text:a>
</text:p>
      <!--NEWS-->
      <text:h text:style-name="P10" text:outline-level="1">
<text:span text:style-name="T4">
伊朗总统谴责西方经济制裁 破坏他国稳定</text:span>
</text:h>
      <text:p text:style-name="P4">
Author: 联合早报 (Person)</text:p>
      <text:p text:style-name="P4">
Publisher: 联合早报 (Organization)</text:p>
      <text:p text:style-name="P4">
Published Time: 2023-06-15T13:42</text:p>
      <text:p text:style-name="P4">
Modified Time: 2023-06-15T13:42</text:p>
      <text:p text:style-name="P4">
Description: 到尼加拉瓜访问的伊朗总统莱希承诺加深德黑兰与马那瓜的关系，他也谴责西方国家通过实施经济制裁破坏他国稳定。法新社报道，莱希星期三（6月14日）在马那瓜的尼加拉瓜议会发表演讲时说：“我...</text:p>
      <text:p text:style-name="P4">
Videos: []</text:p>
      <text:p text:style-name="P4">
Audios: []</text:p>
      <text:p text:style-name="P4">
Images: []</text:p>
      <text:p text:style-name="P4">
Type: NewsArticle</text:p>
      <text:p text:style-name="P4">
Breadcrumbs: ['即时', '国际']</text:p>
      <text:p text:style-name="P4">
Keywords: ['伊朗', '尼加拉瓜', '经济制裁']</text:p>
      <!--METADATA-->
      <text:p text:style-name="P4">
到尼加拉瓜访问的伊朗总统莱希承诺加深德黑兰与马那瓜的关系，他也谴责西方国家通过实施经济制裁破坏他国稳定。</text:p>
      <text:p text:style-name="P4">
法新社报道，莱希星期三（6月14日）在马那瓜的尼加拉瓜议会发表演讲时说：“我们愿意与兄弟友好的国家尼加拉瓜分享我们的能力和经验……尼加拉瓜与伊朗和拉美地区相距甚远，但我们的心很近，目标也很近。”</text:p>
      <text:p text:style-name="P4">
莱希此行访问一些受西方制裁的国家。他从委内瑞拉开始访问行程，继尼加拉瓜之后，他还将续程至古巴。</text:p>
      <text:p text:style-name="P4">
新华社报道，莱希谴责美国等西方国家一味将其意志强加于他国，通过实施经济制裁破坏他国稳定。莱希说，伊朗和尼加拉瓜有着相同的革命、斗争和抵抗共同敌人的历史，自诩为人权、民主和自由捍卫者的美国等西方国家喜欢将其意志强加于他国，如果他们军事入侵或政变没有得逞，就实施经济制裁破坏他国的稳定。他说，美国和西方国家在巴勒斯坦、黎巴嫩、阿富汗、伊拉克、叙利亚和拉美国家的所作所为，充分表明了这一点。</text:p>
      <text:p text:style-name="P4">
莱希和尼加拉瓜总统奥尔特加出席多项双边协议的签字仪式。奥尔特加宣布，尼加拉瓜和伊朗签署了多项“重要协议”，包括建立政府间经济和商业合作与科技交流混合委员会，加强司法合作，加强制药、医疗设备领域的合作等。他说，委内瑞拉、尼加拉瓜和古巴人民致力于捍卫拉美和加勒比地区的主权和一体化。三国与伊朗一样，受到美国制裁。</text:p>
      <text:p text:style-name="P4">
莱希13日下午由委内瑞拉抵达马那瓜。他在委内瑞拉访问时，委内瑞拉领导人马杜罗宣布，他们签署了25项协议，涉及教育、卫生和采矿等各个领域。</text:p>
      <text:p text:style-name="P4">
Source: <text:a xlink:type="simple" xlink:href="https://www.zaobao.com.sg/realtime/world/story20230615-1404505" text:style-name="Internet_20_link" text:visited-style-name="Visited_20_Internet_20_Link">
https://www.zaobao.com.sg/realtime/world/story20230615-1404505</text:a>
</text:p>
      <!--NEWS-->
      <text:h text:style-name="P10" text:outline-level="1">
<text:span text:style-name="T4">
加拿大宣布停止在亚投行所有政府主导活动</text:span>
</text:h>
      <text:p text:style-name="P4">
Author: 联合早报 (Person)</text:p>
      <text:p text:style-name="P4">
Publisher: 联合早报 (Organization)</text:p>
      <text:p text:style-name="P4">
Published Time: 2023-06-15T13:54</text:p>
      <text:p text:style-name="P4">
Modified Time: 2023-06-15T13:54</text:p>
      <text:p text:style-name="P4">
Description: 加拿大特鲁多政府切断了加拿大与亚洲基础设施投资银行的关系，目前加拿大正在调查有关该机构面临中国政府严重干预的说法。彭博社报道，加拿大财政部长克里斯蒂亚·弗里兰（Chrystia F...</text:p>
      <text:p text:style-name="P4">
Videos: []</text:p>
      <text:p text:style-name="P4">
Audios: []</text:p>
      <text:p text:style-name="P4">
Images: []</text:p>
      <text:p text:style-name="P4">
Type: NewsArticle</text:p>
      <text:p text:style-name="P4">
Breadcrumbs: ['即时', '国际']</text:p>
      <text:p text:style-name="P4">
Keywords: ['加拿大', '亚投行', '特鲁多']</text:p>
      <!--METADATA-->
      <text:p text:style-name="P4">
加拿大特鲁多政府切断了加拿大与亚洲基础设施投资银行的关系，目前加拿大正在调查有关该机构面临中国政府严重干预的说法。</text:p>
      <text:p text:style-name="P4">
彭博社报道，加拿大财政部长克里斯蒂亚·弗里兰（Chrystia Freeland）星期三（6月14日）在渥太华告诉记者：“加拿大将立即停止在该银行的所有政府主导的活动……我已指示财政部牵头立即对所提出的指控以及加拿大在亚投行的参与情况进行审查。”</text:p>
      <text:p text:style-name="P4">
此举正值特鲁多政府努力应对外界对其处理中国据称干涉最近加拿大竞选活动的批评。在弗里兰作出上述表态的数小时前，亚投行全球传播负责人、加拿大人鲍勃·皮卡德（BobPickard）宣布辞职。</text:p>
      <text:p text:style-name="P4">
皮卡德在社交媒体上指该行由共产党员主导，他写道：“作为一个爱国的加拿大人，这是我唯一的选择……我不认为，作为亚投行成员国符合我国的利益。”</text:p>
      <text:p text:style-name="P4">
该行网站显示，成立于2016年、总部设在北京的亚投行迄今已投资221个项目，总价值420亿美元。</text:p>
      <text:p text:style-name="P4">
截至2019年，加拿大出资9.95亿美元（13.35亿新元），获得该行1%的股份。</text:p>
      <text:p text:style-name="P4">
Source: <text:a xlink:type="simple" xlink:href="https://www.zaobao.com.sg/realtime/world/story20230615-1404506" text:style-name="Internet_20_link" text:visited-style-name="Visited_20_Internet_20_Link">
https://www.zaobao.com.sg/realtime/world/story20230615-1404506</text:a>
</text:p>
      <!--NEWS-->
      <text:h text:style-name="P10" text:outline-level="1">
<text:span text:style-name="T4">
巴布亚新几内亚与美国防务协议被公开 显示美军可畅行无阻使用巴新军事基地</text:span>
</text:h>
      <text:p text:style-name="P4">
Author: chinese@voanews.com (杨安)</text:p>
      <text:p text:style-name="P4">
Publisher: 美国之音中文网 (Type: NewsMediaOrganization)</text:p>
      <text:p text:style-name="P4">
Published Time: 2023-06-15T13:59:23+08:00</text:p>
      <text:p text:style-name="P4">
Modified Time: 2023-06-15 05:59:23Z</text:p>
      <text:p text:style-name="P4">
Description: 巴布亚新几内亚和美国今年五月签署了一项国防合作协议，在该国曾掀起高度争议。这份协议近日被公布，显示美国军方获准畅行无阻地使用巴布亚新几内亚的主要防御设施，包括位于马努斯岛上的巴布亚新几内亚－澳大利亚“隆布鲁联合海军基地”（Lombrum Naval Base）。</text:p>
      <text:p text:style-name="P4">
Videos: []</text:p>
      <text:p text:style-name="P4">
Images: []</text:p>
      <text:p text:style-name="P4">
Categories: ['亚太', '美国', '军事']</text:p>
      <text:p text:style-name="P4">
Type: None</text:p>
      <!--METADATA-->
      <text:p text:style-name="P4">
NoneNone</text:p>
      <text:p text:style-name="P4">
Source: <text:a xlink:type="simple" xlink:href="https://www.voachinese.com/a/us-png-defense-pact-reportedly-gives-us-unimpeded-access-20230615/7138229.html" text:style-name="Internet_20_link" text:visited-style-name="Visited_20_Internet_20_Link">
https://www.voachinese.com/a/us-png-defense-pact-reportedly-gives-us-unimpeded-access-20230615/7138229.html</text:a>
</text:p>
      <!--NEWS-->
      <text:h text:style-name="P10" text:outline-level="1">
<text:span text:style-name="T4">
欧洲央行决议升息1码 连续8度升息</text:span>
</text:h>
      <text:p text:style-name="P4">
Publisher: 法新社</text:p>
      <text:p text:style-name="P4">
Published Time: 2023-06-15T14:02:07+00:00</text:p>
      <text:p text:style-name="P4">
Modified Time: 2023-06-15T13:50:02+00:00</text:p>
      <text:p text:style-name="P4">
Description: （法新社法兰克福15日电） 欧洲中央银行今天决议连续第8度升息，利率来到22年来最高水准。即使欧元区经济陷入衰退，欧洲央行持续对抗通膨之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6-15T14-02-07-00-00/000000.png" xlink:type="simple" xlink:show="embed" xlink:actuate="onLoad" draw:mime-type="image/png"/>
</draw:frame>
</text:p>
      <text:p text:style-name="P4">
欧洲央行今天一如市场预期调高基准存款利率1码至3.5%。欧洲通膨虽然减缓，仍是欧洲央行2%目标的3倍以上。?</text:p>
      <text:p text:style-name="P4">
Source: <text:a xlink:type="simple" xlink:href="https://www.rfi.fr/cn/%E8%B4%A2%E7%BB%8F%E5%BF%AB%E8%AE%AF/20230615-%E6%AC%A7%E6%B4%B2%E5%A4%AE%E8%A1%8C%E5%86%B3%E8%AE%AE%E5%8D%87%E6%81%AF1%E7%A0%81-%E8%BF%9E%E7%BB%AD8%E5%BA%A6%E5%8D%87%E6%81%AF" text:style-name="Internet_20_link" text:visited-style-name="Visited_20_Internet_20_Link">
https://www.rfi.fr/cn/%E8%B4%A2%E7%BB%8F%E5%BF%AB%E8%AE%AF/20230615-%E6%AC%A7%E6%B4%B2%E5%A4%AE%E8%A1%8C%E5%86%B3%E8%AE%AE%E5%8D%87%E6%81%AF1%E7%A0%81-%E8%BF%9E%E7%BB%AD8%E5%BA%A6%E5%8D%87%E6%81%AF</text:a>
</text:p>
      <!--NEWS-->
      <text:h text:style-name="P10" text:outline-level="1">
<text:span text:style-name="T4">
德语媒体：德国出台国安战略 对华关系定位语焉不详</text:span>
</text:h>
      <text:p text:style-name="P4">
Author: None (Language: zh)</text:p>
      <text:p text:style-name="P4">
Publisher: None</text:p>
      <text:p text:style-name="P4">
Time: 2023-06-15T14:08:00Z</text:p>
      <text:p text:style-name="P4">
Description: 酝酿已久的“德国国家安全战略”终于出台了。俄乌战争的大背景下，俄罗斯在这份文件中占据重要角色，当然是预料之中的事情。但国家安全战略如何定义中国也同样引起关注，因为这毕竟将是德国未来制定对华政策的重要依据。</text:p>
      <text:p text:style-name="P4">
Videos: []</text:p>
      <text:p text:style-name="P4">
Images: []</text:p>
      <text:p text:style-name="P4">
Subject: 评论分析</text:p>
      <text:p text:style-name="P4">
Subjects: ['国家安全战略', '德中关系', '制度性对手', '肖尔茨', '德中政府磋商']</text:p>
      <text:p text:style-name="P4">
Keywords: ['意见反馈']</text:p>
      <text:p text:style-name="P4">
ID: 65925314</text:p>
      <!--METADATA-->
      <text:p text:style-name="P4">
<text:a xlink:type="simple" xlink:href="https://www.dw.com/zh/overlay/image/article/65925314/63398160" text:style-name="Internet_20_link" text:visited-style-name="Visited_20_Internet_20_Link">
 </text:a>
</text:p>
      <text:p text:style-name="P4">
（德国之声中文网）《编辑部网络》发表评论称，国家安全战略中有关外部威胁的论述，在很大程度上语焉不详，令人失望，在中国议题上尤为如此。这篇题为《刚刚出台的国家安全战略并不成功》的评论写道：</text:p>
      <text:p text:style-name="P4">
"以拜登为首的美国政府已经明确将中国定义为地缘政治方面的头号挑战。但德国国家安全战略中却没有对中国的明确定义， <text:a xlink:type="simple" xlink:href="https://www.dw.com/zh/zh/德国出台首份国家安全战略-中国是对手也是伙伴/a-65912004" text:style-name="Internet_20_link" text:visited-style-name="Visited_20_Internet_20_Link">
而是以前后矛盾的措辞将中国形容为'伙伴、竞争者和制度性对手'。 </text:a>
现任红黄绿联合政府在其联合执政协定中就对中国有过类似的定位。执政协定中还提到了德国应对受中国威胁的民主台湾提供支持，但刚刚出台的国家安全战略中却对此只字未提。下周即将前来柏林参加德中政府磋商的中国当权者们，想必会为此感到欣喜。</text:p>
      <text:p text:style-name="P4">
</text:p>
      <text:p text:style-name="P4">
6月14日，德国红黄绿联合政府正式推出“国家安全战略”</text:p>
      <text:p text:style-name="P4">
德国政府就此解释道，未来适当时候，柏林还会专门推出内容更加详实的对华战略，但肖尔茨周三拒绝透露发布中国战略的具体时间，而只是说到：'制定完毕，就会公布'。既然按照外交部长贝尔伯克的说法，这部国家安全战略具有重大的国际意义，那么，文件中提到中国日益增长的威胁岂不是理所当然的事情吗。"</text:p>
      <text:p text:style-name="P4">
评论指出，国家安全战略中承诺德国将提升国防开支，满足北约有关成员国应将国民生产总值的2%投入国防的要求，这一点值得称道：</text:p>
      <text:p text:style-name="P4">
"一方面，这是一个值得庆贺的进步，但另一方面，德国早就应当采取这样的步骤，毕竟长期以来，德国一直远远落后于北约给定的目标。七月中旬北约将在维尔纽斯召开峰会，而现在就已有人建议，应当将国防支出提升至国民生产总值的3%，以便应对来自俄罗斯和中国日益增长的威胁。"</text:p>
      <text:p text:style-name="P4">
《法兰克福汇报》写道， <text:a xlink:type="simple" xlink:href="https://www.dw.com/zh/zh/德国国安战略千呼万唤不出来/a-65872459" text:style-name="Internet_20_link" text:visited-style-name="Visited_20_Internet_20_Link">
 国家安全战略终于出台是件好事，因为在去年二月俄罗斯发动侵乌战争之前，整整一代德国人几乎已经忘记了"国家安全"为何物。</text:a>
</text:p>
      <text:p text:style-name="P4">
"国家安全战略中罗列的其他要点也非常有意义，囊括从网络安全到原料供给的方方面面。毕竟残酷的现实是，德国不能再单纯相信其他国家会对德国永远保持善意。文件中对俄罗斯做了明确的定位，涉及中国的措辞也充满疑虑，一反出口大国德国以往不敢得罪中国的态度。但文件并没有为一个关键性问题提供答案：德国如果仍不建立国家安全委员会，那么应由谁来协调国家安全目标的执行和协调呢？"</text:p>
      <text:p text:style-name="P4">
<text:span text:style-name="T5">
摘编自其他媒体的内容，不代表德国之声的立场或观点。</text:span>
</text:p>
      <text:p text:style-name="P4">
Source: <text:a xlink:type="simple" xlink:href="https://www.dw.com/zh/德语媒体：德国出台国安战略-对华关系定位语焉不详/a-65925314" text:style-name="Internet_20_link" text:visited-style-name="Visited_20_Internet_20_Link">
https://www.dw.com/zh/德语媒体：德国出台国安战略-对华关系定位语焉不详/a-65925314?maca=chi-rss-chi-all-1127-rdf</text:a>
</text:p>
      <!--NEWS-->
      <text:h text:style-name="P10" text:outline-level="1">
<text:span text:style-name="T4">
亚投行前职员“被建议逃离中国”</text:span>
</text:h>
      <text:p text:style-name="P4">
Author: None (Language: zh)</text:p>
      <text:p text:style-name="P4">
Publisher: None</text:p>
      <text:p text:style-name="P4">
Time: 2023-06-15T14:14:00Z</text:p>
      <text:p text:style-name="P4">
Description: 曾任亚投行全球联络主管的加拿大人毕加博本周因不满中共影响力过大愤而辞职。他在接受路透社采访时表示，他在辞职后尽快离开了中国，目前已经抵达了日本。他在采访中还提到了曾疑因中国报复而遭拘押的加拿大公民康明凯与斯帕弗。</text:p>
      <text:p text:style-name="P4">
Videos: []</text:p>
      <text:p text:style-name="P4">
Images: []</text:p>
      <text:p text:style-name="P4">
Subject: 时政风云</text:p>
      <text:p text:style-name="P4">
Subjects: ['加拿大']</text:p>
      <text:p text:style-name="P4">
Keywords: ['亚投行', 'AIIB', '加拿大', '中加关系']</text:p>
      <text:p text:style-name="P4">
ID: 65925515</text:p>
      <!--METADATA-->
      <text:p text:style-name="P4">
<text:a xlink:type="simple" xlink:href="https://www.dw.com/zh/overlay/image/article/65925515/63758495" text:style-name="Internet_20_link" text:visited-style-name="Visited_20_Internet_20_Link">
 </text:a>
</text:p>
      <text:p text:style-name="P4">
加拿大2018年3月加入亚投行时，已是由现任总理特鲁多（JustinTrudeau）执政。反对党长期以来不断要求渥太华退出该银行，指控该行是北京在整个太平洋地区输出威权主义的工具。</text:p>
      <text:p text:style-name="P4">
（德国之声中文网） <text:a xlink:type="simple" xlink:href="https://www.dw.com/zh/zh/亞投行前主管批中共操控-加拿大追查/a-65917899" text:style-name="Internet_20_link" text:visited-style-name="Visited_20_Internet_20_Link">
 毕加博 </text:a>
 (BobPickard)6月15日在接受路透社电话采访时表示，在本周早些时候提出辞职后，他现在已经逃到了日本。“有人建议我近期不要踏足中国。鉴于在这个国家曾经有两个迈克尔被绑架(DW译注：指<text:a xlink:type="simple" xlink:href="https://www.dw.com/zh/zh/加拿大商人被判11年-特鲁多称绝对无法接受/a-58826457" text:style-name="Internet_20_link" text:visited-style-name="Visited_20_Internet_20_Link">
 加拿大公民康明凯Michael Kovrig和迈克尔·斯帕弗Michael Spavor)</text:a>
，我们也许应该对此类事件更加敏感、更加关切。”</text:p>
      <text:p text:style-name="P4">
加拿大公民康明凯以及斯帕弗在2018年至2021年间被中国当局以危害国家安全为由羁押近三年，真实原因则疑与同期被拘押在加拿大的华为首席财务官 <text:a xlink:type="simple" xlink:href="https://www.dw.com/zh/zh/历经四年终落幕-美法院撤回对孟晚舟指控/a-63975950" text:style-name="Internet_20_link" text:visited-style-name="Visited_20_Internet_20_Link">
 孟晚舟</text:a>
有关。但是中方从未承认这是对孟晚舟事件的报复。2021年孟晚舟获释后不久，两名加拿大人就以“健康原因”获释并回国。</text:p>
      <text:p text:style-name="P4">
毕加博在路透社采访时并未明确说明究竟是谁建议他尽快逃离中国。</text:p>
      <text:p text:style-name="P4">
2016年由中国主导成立的亚洲投资银行旨在于西方主导的多边贷款机构框架外提供一个替代方案。目前亚投行总共拥有包括加拿大在内106个成员国。在毕加博6月14日发表推特指责亚投行后，加拿大副总理兼财政部长方慧兰(ChrystiaFreeland)已经表示，正对此事进行调查，期间将冻结“在该银行所有由（加拿大）政府主导的活动”。</text:p>
      <text:p text:style-name="P4">
毕加博在2022年3月出任 <text:a xlink:type="simple" xlink:href="https://www.dw.com/zh/zh/北京转向亚投行冻结俄罗斯业务/a-61017358" text:style-name="Internet_20_link" text:visited-style-name="Visited_20_Internet_20_Link">
 亚投行 </text:a>
全球联络主管。亚投行方面在6月14日表示，已经接受了毕加博本周早些时候的辞呈，并认为其指控“毫无根据、令人失望”。毕加博当天在推特上说，该银行管理层“由共产党员主宰”，组织内部充满“有毒文化”，不认为拥有亚投行成员资格符合加拿大利益。</text:p>
      <text:p text:style-name="P4">
加拿大2018年3月加入亚投行时，已是由现任总理特鲁多（JustinTrudeau）执政。反对党长期以来不断要求渥太华退出该银行，指控该行是北京在整个太平洋地区输出威权主义的工具。</text:p>
      <text:p text:style-name="P4">
亚投行行长金立群则在今年早些时候表示，该机构不会被卷入政治争端。</text:p>
      <text:p text:style-name="P4">
（路透社等）</text:p>
      <text:p text:style-name="P4">
Source: <text:a xlink:type="simple" xlink:href="https://www.dw.com/zh/亚投行前职员-被建议逃离中国/a-65925515" text:style-name="Internet_20_link" text:visited-style-name="Visited_20_Internet_20_Link">
https://www.dw.com/zh/亚投行前职员-被建议逃离中国/a-65925515?maca=chi-rss-chi-all-1127-rdf</text:a>
</text:p>
      <!--NEWS-->
      <text:h text:style-name="P10" text:outline-level="1">
<text:span text:style-name="T4">
岸野末利加:雷声说了什么</text:span>
</text:h>
      <text:p text:style-name="P4">
Author: None (Language: zh)</text:p>
      <text:p text:style-name="P4">
Publisher: None</text:p>
      <text:p text:style-name="P4">
Time: 2023-06-15T14:17:00Z</text:p>
      <text:p text:style-name="P4">
Description: 受艾略特（T.S. Eliot）的诗歌《荒地》启发，日本作曲家岸野末利加创作了交响乐“雷声说了什么”。西德广播交响乐团和大提琴独奏家奥伦·谢夫林在2022年8月的贝多芬音乐节上演奏了该曲。</text:p>
      <text:p text:style-name="P4">
Videos: []</text:p>
      <text:p text:style-name="P4">
Images: []</text:p>
      <text:p text:style-name="P4">
Subject: 文化经纬</text:p>
      <text:p text:style-name="P4">
Subjects: ['贝多芬音乐节', '古典音乐风']</text:p>
      <text:p text:style-name="P4">
Keywords: ['音乐', '古典音乐']</text:p>
      <text:p text:style-name="P4">
ID: 65925572</text:p>
      <!--METADATA-->
      <h5>
文化经纬</h5>
      <text:h text:style-name="P12" text:outline-level="3">
<text:span text:style-name="T4">
岸野末利加:雷声说了什么</text:span>
</text:h>
      <text:p text:style-name="P4">
受艾略特（T.S.Eliot）的诗歌《荒地》启发，日本作曲家岸野末利加创作了交响乐“雷声说了什么”。西德广播交响乐团和大提琴独奏家奥伦·谢夫林在2022年8月的贝多芬音乐节上演奏了该曲。</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岸野末利加:雷声说了什么</text:span>
</text:h>
      <text:p text:style-name="P4">
1922年，诗人T.S.艾略特（T.S.Eliot）在他的诗歌《荒地》中描述了头一年的严重的旱情：街道满是沙子，树木枯萎，人们在炎热和一战带来的经济萧条中煎熬。这首诗的最后一节标题为“雷声说什么”。</text:p>
      <text:p text:style-name="P4">
受该诗的启发，日本作曲家岸野末利加（Malika Kishino）创作了同名作品，反应当今世界面对的挑战：气候变化、病毒大流行、经济问题、战争等等。</text:p>
      <text:p text:style-name="P4">
岸野末利加1971年7月16日出生于京都，是京东一座佛教寺庙寺主的女儿。</text:p>
      <text:p text:style-name="P4">
请听“雷声说什么”，由西德广播交响乐团和大提琴独奏家奥伦·谢夫林演奏，指挥克里斯蒂安·马塞拉鲁(Cristian Măcelaru)。</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岸野末利加:雷声说了什么</text:span>
</text:h>
      <text:p text:style-name="P4">
](https://www.dw.com/zh/overlay/media/zh/岸野末利加雷声说了什么/65320365/65925572)</text:p>
      <ul>
        <li>
<text:span text:style-name="T4">
日期</text:span>
 15.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54C6E7EE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cFg</li>
      </ul>
      <h5>
相关内容</h5>
      <text:p text:style-name="P4">
[ </text:p>
      <text:h text:style-name="P12" text:outline-level="3">
<text:span text:style-name="T4">
约翰·塞巴斯蒂安·巴赫：第6号无伴奏大提琴组曲</text:span>
</text:h>
      <text:p text:style-name="P4">
约翰·塞巴斯蒂安·巴赫创作了6组无伴奏大提琴组曲，大多为古风盎然的舞曲。请听谢尔盖·马洛夫在肩式大提琴上演奏的巴赫第6号无伴奏大提琴组曲。</text:p>
      <text:p text:style-name="P4">
](https://www.dw.com/zh/zh/约翰塞巴斯蒂安巴赫第6号无伴奏大提琴组曲/a-65861982) [</text:p>
      <text:h text:style-name="P12" text:outline-level="3">
<text:span text:style-name="T4">
约翰·塞巴斯蒂安·巴赫:D小调托卡塔</text:span>
</text:h>
      <text:p text:style-name="P4">
D小调托卡塔是家约翰·塞巴斯蒂安·巴赫最脍炙人口的管风琴作品之一，热情奔放、气势宏大。</text:p>
      <text:p text:style-name="P4">
](https://www.dw.com/zh/zh/约翰塞巴斯蒂安巴赫d小调托卡塔/a-65809848) [</text:p>
      <text:h text:style-name="P12" text:outline-level="3">
<text:span text:style-name="T4">
约翰·克里斯多夫·巴赫：降E大调前奏曲和赋格曲</text:span>
</text:h>
      <text:p text:style-name="P4">
大作曲家约翰·塞巴斯蒂安·巴赫的长兄约翰·克里斯多夫·巴赫是一名管风琴师。他的一些作品也流传下来，比如降E大调前奏曲和赋格曲。</text:p>
      <text:p text:style-name="P4">
](https://www.dw.com/zh/zh/约翰克里斯多夫巴赫降e大调前奏曲和赋格曲/a-65758236)</text:p>
      <text:p text:style-name="P4">
Source: <text:a xlink:type="simple" xlink:href="https://www.dw.com/zh/岸野末利加-雷声说了什么/a-65925572" text:style-name="Internet_20_link" text:visited-style-name="Visited_20_Internet_20_Link">
https://www.dw.com/zh/岸野末利加-雷声说了什么/a-65925572?maca=chi-rss-chi-all-1127-rdf</text:a>
</text:p>
      <!--NEWS-->
      <text:h text:style-name="P10" text:outline-level="1">
<text:span text:style-name="T4">
中共打压维权律师持续升级　王全璋一家再遭逼迁</text:span>
</text:h>
      <text:p text:style-name="P4">
Author: None</text:p>
      <text:p text:style-name="P4">
Publisher: Radio Free Asia (Organization)</text:p>
      <text:p text:style-name="P4">
Published Time: 2023-06-15T14:18:00-04:00</text:p>
      <text:p text:style-name="P4">
Modified Time: 2023-06-15T15:45:25-04:00</text:p>
      <text:p text:style-name="P4">
Description: None</text:p>
      <text:p text:style-name="P4">
Videos: []</text:p>
      <text:p text:style-name="P4">
Audios: ["<text:a xlink:type="simple" xlink:href="https://www.rfa.org/mandarin/yataibaodao/renquanfazhi/jw-061520231342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88615in" draw:z-index="0">
<draw:image xlink:href="../Images/rfamandarin/2023-06-15T14-18-00-04-00/000000.png" xlink:type="simple" xlink:show="embed" xlink:actuate="onLoad" draw:mime-type="image/png"/>
</draw:frame>
 屡遭北京公安逼迁的中国人权律师王全璋一家 李文足提供<text:a xlink:type="simple" xlink:href="https://www.rfa.org/mandarin/yataibaodao/renquanfazhi/jw-06152023134210.html/@@stream" text:style-name="Internet_20_link" text:visited-style-name="Visited_20_Internet_20_Link">
Audio-1-Link：https://www.rfa.org/mandarin/yataibaodao/renquanfazhi/jw-06152023134210.html/@@stream</text:a>
</text:p>
      <text:p text:style-name="P4">
"709"事件中遭到打压的中国维权律师持续受到中共当局的驱赶，不仅是维权律师李和平一家，律师王全璋及家人近期也屡遭北京公安逼迁。有维权律师分析认为，中共此次行动是为美国国务卿布林肯访华做好维稳准备。</text:p>
      <text:p text:style-name="P4">
<text:a xlink:type="simple" xlink:href="https://www.rfa.org/mandarin/Xinwen/11-06122023162151.html" text:style-name="Internet_20_link" text:visited-style-name="Visited_20_Internet_20_Link">
 <text:span text:style-name="T4">
王全璋夫妇发推 揭昌平警方到其合法租赁房屋骚扰</text:span>
 </text:a>
  * <text:span text:style-name="T4">
<text:a xlink:type="simple" xlink:href="https://www.rfa.org/mandarin/yataibaodao/renquanfazhi/gf-05252023095149.html" text:style-name="Internet_20_link" text:visited-style-name="Visited_20_Internet_20_Link">
 北京公安深夜上门施压 维权律师家属再陷困境 </text:a>
 </text:span>
</text:p>
      <text:p text:style-name="P4">
面对中共当局的持续打压和骚扰，中国维权律师王全璋的妻子李文足及未成年儿子，几个月来一直居无定所，屡屡遭到当地公安驱赶，数次搬家。在经过多日断电后，李文足本周四发布推文报平安：“我给供电局打了电话，一小时左右供电局来了两位工作人员，拉开了点闸门，恢复了电。原来是有人拉闸了。”</text:p>
      <text:p text:style-name="P4">
早在6月12日，他们目前在北京昌平区的住所就已遭到警察上门。警察声称接到“举报”，有人“非法侵入他人住所”。视频显示，当天王全璋隔着门与警察对话。警察要求核查租赁合同和身份信息。</text:p>
      <text:p text:style-name="P4">
据王全璋提供的公开信息，房主为“江祥君”，目前身在美国。他与王全璋签订了为期五年的租房合同。房主6月11日还录制了视频，证明合同内容真实、合法、有效，并未与王全璋解除合同。</text:p>
      <text:p text:style-name="P4">
旅美维权律师陈建刚在接受本台采访时表示，中共当局屡屡逼迁维权律师和异议人士群体是为了让他们保持沉默，尤其是正值美国国务卿布林肯即将访华的重要时间节点。</text:p>
      <text:p text:style-name="P4">
“应该是前段时间法国总统马克龙访华的时候，大概是见过中国这些异议者。”他说：“现在中共加大迫害力度，让这些人在北京难以生存。因为布林肯马上去北京，中共想要能发出异议声音的人尽快离开北京，要么就是囚禁他们，再者让绝大部分人因为恐怖不敢再发出不同的声音。”</text:p>
      <text:p text:style-name="P4">
人权律师王全璋长期以来代理过大量的维权案件，受到中共当局的关注。在2015年的“709”事件中，王全璋被捕且获刑四年六个月。直到2020年，王全璋获释才与家人团聚。</text:p>
      <text:p text:style-name="P4">
此次是中共当局对王全璋、李文足夫妇的打压的再度升级。上月25日，暂住朋友野靖环家的王全璋妻儿凌晨被当地警方以调查吸毒为由上门施压。野靖环当时曾告诉本台记者，同一晚上公安先后三次登门，更一度威胁说要破门。而更早的4月下旬，王全璋就曾在社交平台推特上披露，夫妻二人在北京租住的房屋遭到房东断电，以此逼迫他们搬离。</text:p>
      <text:p text:style-name="P4">
在李文足最新发布的视频中，公安还要求房主或委托人带着有效证件前往公安局进一步核查。公安还警告夫妇二人如果将监督执法的视频“断章取义”发布到网上，“无论是内网还是外网”，将面临“严肃处理”并承担法律责任。</text:p>
      <text:p text:style-name="Quotations">

<text:p text:style-name="P4">
【律师王全璋夫妻住处再遭骚扰】  &gt;
  【警方又以举报为由半夜上门调查】  &gt;
&gt;
 “709大抓捕"受害律师王全璋和妻子李文足12日陆续发出推文和视频，表示刚搬到位于昌平合法租赁的房屋，半夜又遭到松园派出所的警察上门，说接到举报，‘非法侵入他人住所’。…&gt;
 <text:a xlink:type="simple" xlink:href="https://t.co/36MLoGUlLr" text:style-name="Internet_20_link" text:visited-style-name="Visited_20_Internet_20_Link">
 pic.twitter.com/36MLoGUlLr </text:a>
&gt;
&gt;
 — 自由亚洲电台 (@RFA_Chinese) <text:a xlink:type="simple" xlink:href="https://twitter.com/RFA_Chinese/status/1668490072700915712" text:style-name="Internet_20_link" text:visited-style-name="Visited_20_Internet_20_Link">
 June 13, 2023&gt;
 </text:a>
</text:p>

</text:p>
      <text:p text:style-name="P4">
身在美国的维权律师吴绍平告诉本台，中国当局针对维权律师和异议人士的打压比中共二十大召开之前更变本加厉。他说，在今年四月法国总统马克龙和德国外长贝尔伯克访华期间，该群体遭到了不同程度的“维稳”。</text:p>
      <text:p text:style-name="P4">
“我想他们的目的之一是阻止他们在国内严重侵犯人权的事情被国际社会更多地了解，所以就把律师驱离北京。”</text:p>
      <text:p text:style-name="P4">
吴绍平透露，维权律师和异议人士与外国驻华使团长期有不同程度的沟通，早已引起中共高层的不满：“就我所获得的消息，当然我们也没办法证实，布林肯也提出跟人权律师见面的要求。我们希望美国政府能够给中共当局施加压力，让中共放弃侵害人权的做法。”</text:p>
      <text:p text:style-name="P4">
无独有偶，早在上月中旬本台曾报道，当时刚搬入北京通州区宋庄寓所的维权律师李和平及妻子王峭岭也遭到了暴力逼迁。房东伙同多人强行闯入李和平家中，卧室玻璃遭到了不同程度的损坏。然而，报案后当地警方却拒绝介入。</text:p>
      <text:p text:style-name="P4">
记者：经纬 责编：梒青 网编：洪伟</text:p>
      <text:p text:style-name="P4">
Source: <text:a xlink:type="simple" xlink:href="https://www.rfa.org/mandarin/yataibaodao/renquanfazhi/jw-06152023134210.html" text:style-name="Internet_20_link" text:visited-style-name="Visited_20_Internet_20_Link">
https://www.rfa.org/mandarin/yataibaodao/renquanfazhi/jw-06152023134210.html</text:a>
</text:p>
      <!--NEWS-->
      <text:h text:style-name="P10" text:outline-level="1">
<text:span text:style-name="T4">
李昊石事件演出场所被罚10万</text:span>
</text:h>
      <text:p text:style-name="P4">
Author: None</text:p>
      <text:p text:style-name="P4">
Publisher: Radio Free Asia (Organization)</text:p>
      <text:p text:style-name="P4">
Published Time: 2023-06-15T14:22:17-04:00</text:p>
      <text:p text:style-name="P4">
Modified Time: 2023-06-15T14:22: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4.600844in" draw:z-index="0">
<draw:image xlink:href="../Images/rfamandarin/2023-06-15T14-22-17-04-00/000000.png" xlink:type="simple" xlink:show="embed" xlink:actuate="onLoad" draw:mime-type="image/png"/>
</draw:frame>
 中国脱口秀演员李昊石 微博截图5月中旬脱口秀演员李昊石的表演被指侮辱解放军事件又传出新的消息。李昊石当时演出的场所中日青年交流中心有限公司世纪剧院被北京市文旅局罚款10万元和警告，处罚事由为演出场所经营单位、演出举办单位发现营业性演出有禁止情形未采取措施予以制止并同时向文化主管部门、公安部门报告。据新加坡《联合早报》报道，这是由北京市文化市场综合执法总队网站6月12日发出的消息。李昊石为中国喜剧公司“笑果文化”的脱口秀演员。他在5月13日的表演中说追松鼠的"野狗"让其联想到"作风优良，能打胜仗"，这句话被网民举报说是侮辱解放军，因为中共总书记、中央军委主席习近平曾对解放军提出强军目标是“听党指挥，能打胜仗，作风优良”。被举报后，李昊石遭到立案调查，与他签约的喜剧产业公司笑果文化也被殃及，被处以罚款1300万元，在北京的所有演出无限期暂停。与此同时，多个地方也责令停止了脱口秀演出。事件发生后，引起舆论强烈反弹，不少网友说，这是在搞文字狱。 （责编：王允）</text:p>
      <text:p text:style-name="P4">
Source: <text:a xlink:type="simple" xlink:href="https://www.rfa.org/mandarin/Xinwen/5-06152023141844.html" text:style-name="Internet_20_link" text:visited-style-name="Visited_20_Internet_20_Link">
https://www.rfa.org/mandarin/Xinwen/5-06152023141844.html</text:a>
</text:p>
      <!--NEWS-->
      <text:h text:style-name="P10" text:outline-level="1">
<text:span text:style-name="T4">
《天朝的崩溃》作者茅海建澳门被判性骚扰罪成</text:span>
</text:h>
      <text:p text:style-name="P4">
Author: None</text:p>
      <text:p text:style-name="P4">
Publisher: Radio Free Asia (Organization)</text:p>
      <text:p text:style-name="P4">
Published Time: 2023-06-15T14:27:49-04:00</text:p>
      <text:p text:style-name="P4">
Modified Time: 2023-06-15T14:27: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6.9236in" draw:z-index="0">
<draw:image xlink:href="../Images/rfamandarin/2023-06-15T14-27-49-04-00/000000.png" xlink:type="simple" xlink:show="embed" xlink:actuate="onLoad" draw:mime-type="image/png"/>
</draw:frame>
 中国著名历史学者茅海建 <text:a xlink:type="simple" xlink:href="https://www.rfa.org/mandarin/Xinwen/6-06152023142317.html/@@images/image" text:style-name="Internet_20_link" text:visited-style-name="Visited_20_Internet_20_Link">
</text:a>
百度百科  研究鸦片战争的历史学名著《天朝的崩溃》作者、中国著名历史学者茅海建近日在澳门被叛性骚扰罪成，判处有期徒刑七个月，缓刑两年。据香港《星岛日报》报道，澳门大学学生刊物《橙报》去年7月曾刊文称，该大学人文学院一名男教授于冠病疫情期间邀请多位在读学生，在教职员宿舍聚餐，期间男教授多次在语言上性挑逗，并对其中一位女生有猥亵行为，女生事后报警。但文章当时没有点名教授名字，直到本次判决曝光。但有自称知情的一位澳门大学生在网上发文称，当时茅海建只是简单拥抱了女同学，但法院片面采信了这位女同学的说法。茅海建本人至今没有回应此事。目前茅海建已经从特聘其为教授的澳门大学离职，上海华东师范大学思勉人文高等研究院官网已把茅海建移出研究员名单。 （责编：王允）</text:p>
      <text:p text:style-name="P4">
Source: <text:a xlink:type="simple" xlink:href="https://www.rfa.org/mandarin/Xinwen/6-06152023142317.html" text:style-name="Internet_20_link" text:visited-style-name="Visited_20_Internet_20_Link">
https://www.rfa.org/mandarin/Xinwen/6-06152023142317.html</text:a>
</text:p>
      <!--NEWS-->
      <text:h text:style-name="P10" text:outline-level="1">
<text:span text:style-name="T4">
欧洲央行称通膨虽滑降但仍将盘踞高点</text:span>
</text:h>
      <text:p text:style-name="P4">
Publisher: 法新社</text:p>
      <text:p text:style-name="P4">
Published Time: 2023-06-15T14:32:09+00:00</text:p>
      <text:p text:style-name="P4">
Modified Time: 2023-06-15T14:05:03+00:00</text:p>
      <text:p text:style-name="P4">
Description: （法新社法兰克福15日电） 欧洲中央银行今天决议连续第8度升息，利率来到22年来最高水准。欧洲央行表示，欧元区消费者物价虽开始缓降，但仍将盘踞高点，通膨「太高，（持续）太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617581in" draw:z-index="0">
<draw:image xlink:href="../Images/rficn/2023-06-15T14-32-09-00-00/000000.png" xlink:type="simple" xlink:show="embed" xlink:actuate="onLoad" draw:mime-type="image/png"/>
</draw:frame>
</text:p>
      <text:p text:style-name="P4">
欧洲央行今天预测欧元区今年通膨将达5.4%，明、后年则将分别降至3.0%和2.2%。</text:p>
      <text:p text:style-name="P4">
欧洲央行今天发布的2023年、2024年和2025年通膨预估值，比今年3月的预估值多了0.1个百分点。</text:p>
      <text:p text:style-name="P4">
Source: <text:a xlink:type="simple" xlink:href="https://www.rfi.fr/cn/%E7%BC%A4%E7%BA%B7%E4%B8%96%E7%95%8C/20230615-%E6%AC%A7%E6%B4%B2%E5%A4%AE%E8%A1%8C%E7%A7%B0%E9%80%9A%E8%86%A8%E8%99%BD%E6%BB%91%E9%99%8D%E4%BD%86%E4%BB%8D%E5%B0%86%E7%9B%98%E8%B8%9E%E9%AB%98%E7%82%B9" text:style-name="Internet_20_link" text:visited-style-name="Visited_20_Internet_20_Link">
https://www.rfi.fr/cn/%E7%BC%A4%E7%BA%B7%E4%B8%96%E7%95%8C/20230615-%E6%AC%A7%E6%B4%B2%E5%A4%AE%E8%A1%8C%E7%A7%B0%E9%80%9A%E8%86%A8%E8%99%BD%E6%BB%91%E9%99%8D%E4%BD%86%E4%BB%8D%E5%B0%86%E7%9B%98%E8%B8%9E%E9%AB%98%E7%82%B9</text:a>
</text:p>
      <!--NEWS-->
      <text:h text:style-name="P10" text:outline-level="1">
<text:span text:style-name="T4">
著名画家黄永玉离世</text:span>
</text:h>
      <text:p text:style-name="P4">
Author: None</text:p>
      <text:p text:style-name="P4">
Publisher: Radio Free Asia (Organization)</text:p>
      <text:p text:style-name="P4">
Published Time: 2023-06-15T14:33:53-04:00</text:p>
      <text:p text:style-name="P4">
Modified Time: 2023-06-15T14:33: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88615in" draw:z-index="0">
<draw:image xlink:href="../Images/rfamandarin/2023-06-15T14-33-53-04-00/000000.png" xlink:type="simple" xlink:show="embed" xlink:actuate="onLoad" draw:mime-type="image/png"/>
</draw:frame>
 中国著名画家、作家黄永玉 <text:a xlink:type="simple" xlink:href="https://www.rfa.org/mandarin/Xinwen/7-06152023142849.html/@@images/image" text:style-name="Internet_20_link" text:visited-style-name="Visited_20_Internet_20_Link">
</text:a>
百度百科  中国著名画家、作家黄永玉本周二（6月13日）去世，享年99岁。黄永玉，笔名黄杏槟、黄牛、牛夫子，1924年出生在湖南。他接受的学历教育不多，但精通木刻、绘画和文学，是现当代中国文化界具有重大影响力的艺术家，系中国国家画院院士，中央美术学院教授，曾任中央美院版画系主任、中国美术家协会副主席。“文革”期间，黄永玉遭受迫害，被“四人帮”指控为反动学术权威而受到批判，被关进牛棚，之后，又因为画了一幅《猫头鹰》而被遣送回家乡凤凰。文革后，1980年中国第一枚生肖邮票“猴票”也出自黄永玉的手。去年底，一张黄永玉创作的红眼睛兔年生肖邮票引起外界争议，有人认为这张兔年邮票显得不吉利，但有专家认为，艺术创作不应限于框架。（责编：王允）</text:p>
      <text:p text:style-name="P4">
Source: <text:a xlink:type="simple" xlink:href="https://www.rfa.org/mandarin/Xinwen/7-06152023142849.html" text:style-name="Internet_20_link" text:visited-style-name="Visited_20_Internet_20_Link">
https://www.rfa.org/mandarin/Xinwen/7-06152023142849.html</text:a>
</text:p>
      <!--NEWS-->
      <text:h text:style-name="P10" text:outline-level="1">
<text:span text:style-name="T4">
加拿大喊停在亚投行的参与 中国否认亚投行被中共控制</text:span>
</text:h>
      <text:p text:style-name="P4">
Author: chinese@voanews.com (金谷)</text:p>
      <text:p text:style-name="P4">
Publisher: 美国之音中文网 (Type: NewsMediaOrganization)</text:p>
      <text:p text:style-name="P4">
Published Time: 2023-06-15T14:41:23+08:00</text:p>
      <text:p text:style-name="P4">
Modified Time: 2023-06-15 06:41:23Z</text:p>
      <text:p text:style-name="P4">
Description: 加拿大副总理兼财长方慧兰（Chrystia Freeland）周三（6月14日）表示，加拿大正在冻结与中国支持的亚洲基础设施投资银行（AIIB 亚投行）的关系，同时调查其被中国共产党控制的指控。</text:p>
      <text:p text:style-name="P4">
Videos: []</text:p>
      <text:p text:style-name="P4">
Images: []</text:p>
      <text:p text:style-name="P4">
Categories: ['亚太', '美洲', '经济·金融·贸易', '中国']</text:p>
      <text:p text:style-name="P4">
Type: None</text:p>
      <!--METADATA-->
      <text:p text:style-name="P4">
NoneNone</text:p>
      <text:p text:style-name="P4">
Source: <text:a xlink:type="simple" xlink:href="https://www.voachinese.com/a/china-denies-accusation-against-aiib-amid-tension-with-canada-20230615/7138237.html" text:style-name="Internet_20_link" text:visited-style-name="Visited_20_Internet_20_Link">
https://www.voachinese.com/a/china-denies-accusation-against-aiib-amid-tension-with-canada-20230615/7138237.html</text:a>
</text:p>
      <!--NEWS-->
      <text:h text:style-name="P10" text:outline-level="1">
<text:span text:style-name="T4">
台民调显示：民众党超越国民党　成为第二大党</text:span>
</text:h>
      <text:p text:style-name="P4">
Author: None</text:p>
      <text:p text:style-name="P4">
Publisher: Radio Free Asia (Organization)</text:p>
      <text:p text:style-name="P4">
Published Time: 2023-06-15T14:47:00-04:00</text:p>
      <text:p text:style-name="P4">
Modified Time: 2023-06-15T14:48: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3.606972in" draw:z-index="0">
<draw:image xlink:href="../Images/rfamandarin/2023-06-15T14-47-00-04-00/000000.png" xlink:type="simple" xlink:show="embed" xlink:actuate="onLoad" draw:mime-type="image/png"/>
</draw:frame>
 台湾民众党的创党主席柯文哲与该党的党徽。 <text:a xlink:type="simple" xlink:href="https://www.rfa.org/mandarin/Xinwen/8-06152023143457.html/@@images/image" text:style-name="Internet_20_link" text:visited-style-name="Visited_20_Internet_20_Link">
</text:a>
路透社资料/维基/RFA组图  台湾民意基金会周四（6月15日）公布的民调结果显示，民众党获得22.2%的民意支持，超过国民党成为台湾第二大党。执政的民进党获得24.6%的民意支持，位列第一位，而国民党的支持率则是20.4%，排在第三位。民意基金会分析说，民调结果意味着，台湾的政党体系面临重组，目前已经形成三党鼎力的形势，这给2024年总统选举和立委选举带来更大变数。这个分析还指出，国民党只获得两成的支持，主要源于内乱，党内因为总统竞选提名闹得分崩离析，鸿海集团创办人郭台铭对党内也有不良的影响。而民众党虽然获得了22.2%的民意支持，但这个党派的支持者来去迅速，支持度还不够稳固。 （责编：王允）</text:p>
      <text:p text:style-name="P4">
Source: <text:a xlink:type="simple" xlink:href="https://www.rfa.org/mandarin/Xinwen/8-06152023143457.html" text:style-name="Internet_20_link" text:visited-style-name="Visited_20_Internet_20_Link">
https://www.rfa.org/mandarin/Xinwen/8-06152023143457.html</text:a>
</text:p>
      <!--NEWS-->
      <text:h text:style-name="P10" text:outline-level="1">
<text:span text:style-name="T4">
欧洲议会再通过挺港决议　实际作用有多大？</text:span>
</text:h>
      <text:p text:style-name="P4">
Author: None</text:p>
      <text:p text:style-name="P4">
Publisher: Radio Free Asia (Organization)</text:p>
      <text:p text:style-name="P4">
Published Time: 2023-06-15T15:02:00-04:00</text:p>
      <text:p text:style-name="P4">
Modified Time: 2023-06-15T15:38:06-04:00</text:p>
      <text:p text:style-name="P4">
Description: None</text:p>
      <text:p text:style-name="P4">
Videos: []</text:p>
      <text:p text:style-name="P4">
Audios: ["<text:a xlink:type="simple" xlink:href="https://www.rfa.org/mandarin/yataibaodao/junshiwaijiao/al-061520231017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975486in" draw:z-index="0">
<draw:image xlink:href="../Images/rfamandarin/2023-06-15T15-02-00-04-00/000000.png" xlink:type="simple" xlink:show="embed" xlink:actuate="onLoad" draw:mime-type="image/png"/>
</draw:frame>
欧洲议会周四（15日）中午以大比数赞成，通过一项支持香港的决议 <text:a xlink:type="simple" xlink:href="https://www.rfa.org/mandarin/yataibaodao/junshiwaijiao/al-06152023101750.html/@@images/image" text:style-name="Internet_20_link" text:visited-style-name="Visited_20_Internet_20_Link">
</text:a>
IPAC推特截图  <text:a xlink:type="simple" xlink:href="https://www.rfa.org/mandarin/yataibaodao/junshiwaijiao/al-06152023101750.html/@@stream" text:style-name="Internet_20_link" text:visited-style-name="Visited_20_Internet_20_Link">
Audio-1-Link：https://www.rfa.org/mandarin/yataibaodao/junshiwaijiao/al-06152023101750.html/@@stream</text:a>
</text:p>
      <text:p text:style-name="P4">
6月15日，欧洲议会通过一项支持香港的决议，促请港府释放壹传媒集团创办人黎智英等人，并再次呼吁欧盟理事会制裁香港特首李家超等中、港官员。欧洲议会过往曾多次通过支持香港的决议，然而欧盟却不为所动。这些决议，对香港的实际作用有几大？</text:p>
      <ul>
        <li>
<text:span text:style-name="T4">
<text:a xlink:type="simple" xlink:href="https://www.rfa.org/mandarin/Xinwen/4-02162023121814.html" text:style-name="Internet_20_link" text:visited-style-name="Visited_20_Internet_20_Link">
 人权组织联合呼吁欧盟：采取果断行动 停止无意义的“人权对话” </text:a>
 </text:span>
  * <text:span text:style-name="T4">
<text:a xlink:type="simple" xlink:href="https://www.rfa.org/mandarin/yataibaodao/junshiwaijiao/tj-04042023110420.html" text:style-name="Internet_20_link" text:visited-style-name="Visited_20_Internet_20_Link">
 法、欧领导人访华 如何在竞争中寻找平衡？ </text:a>
 </text:span>
  * <text:span text:style-name="T4">
<text:a xlink:type="simple" xlink:href="https://www.rfa.org/mandarin/Xinwen/7-11232022131711.html" text:style-name="Internet_20_link" text:visited-style-name="Visited_20_Internet_20_Link">
 欧盟料将延长对中国官员的制裁 谴责新疆侵犯人权 </text:a>
 </text:span>
</li>
      </ul>
      <text:p text:style-name="P4">
“以下进入有关香港基本自由被侵犯的联合动议，特别是黎智英的个案。投票结束，通过。”欧洲议会周四（15日）以483票赞成、9票反对、42票弃权，通过一项支持香港的决议，促请港府立即无条件释放壹传媒集团创办人黎智英及其他行使言论自由和基本人权的民主派人士，撤销对他们的所有指控。</text:p>
      <text:p text:style-name="P4">
决议再次呼吁欧盟理事会根据“欧盟全球人权制裁制度”，向香港特首李家超等参与压制香港人权的中、港官员作出针对性制裁。</text:p>
      <text:p text:style-name="P4">
<text:span text:style-name="T4">
欧洲议会对华关系组长：欢迎加入反对中国威权主义方阵</text:span>
</text:p>
      <text:p text:style-name="P4">
上述动议由欧洲议会对华关系小组组长、德国籍议员包瑞翰（Reinhard Bütikofer）以及斯洛伐克籍议员莱克斯曼（MiriamLexmann）牵头，他们都是“对华政策跨国议会联盟”（IPAC）的成员。</text:p>
      <text:p text:style-name="P4">
 有关香港的动议。(欧洲议会官网截图)  <text:a xlink:type="simple" xlink:href="https://www.rfa.org/mandarin/yataibaodao/junshiwaijiao/al-06152023101750.html/screenshot-2023-06-15-145418.png" text:style-name="Internet_20_link" text:visited-style-name="Visited_20_Internet_20_Link">
</text:a>
</text:p>
      <text:p text:style-name="P4">
包瑞翰说：“欧洲议会以压倒性大比数声援被所谓的《国安法》迫害的香港民主派人士。我们也邀请欧盟成员国，特别是成员国的议会，一同加入反对中国威权主义的民主和议会方阵。”</text:p>
      <text:p text:style-name="P4">
莱克斯曼则强调，黎智英正面对“莫须有”指控，或被判终身监禁：“他的案件是强而有力的例子，印证北京和香港当局如何利用所谓的《国安法》破坏这座城市的法治、基本权利和自由。他们害怕像黎智英这样热爱自由的人，因为他们是对中共谎言和压迫的最大威胁。”她认为，欧盟必须作出有原则且明确的回应，包括对责任人实施有针对性的制裁，以及重新审视香港的国际地位。</text:p>
      <text:p text:style-name="P4">
<text:span text:style-name="T4">
关注组织欢迎欧洲议会决议</text:span>
</text:p>
      <text:p text:style-name="P4">
跨国民间组织“香港自由委员会基金”（The Committee for Freedom in Hong KongFoundation）的英国及欧盟总监沙巴（Mark Sabah），以及带领黎智英国籍律师团队的英国御用大律师加拉格尔（CaoilfhionnGallagher）也发表声明，欢迎欧洲议会为黎智英发声，认为港府必须响应欧洲议会的呼吁，在为时已晚前立即释放黎智英。</text:p>
      <text:p text:style-name="P4">
他们担心，作为英国公民的黎智英有可能因捍卫民主价值观和行使受国际保护的权利，而死于狱中。</text:p>
      <text:p text:style-name="P4">
<text:span text:style-name="T4">
决议点名邹幸彤、何俊仁等政治犯 促港府废除《国安法》</text:span>
</text:p>
      <text:p text:style-name="P4">
欧洲议会的上述决议指出北京在港实施《国安法》、黎智英的英国律师被拒出庭、《苹果日报》和《立场新闻》被迫停运等一系列事件，并点名黎智英、何俊仁、戴耀廷、邹幸彤、李卓人、黄之锋和何秀兰等民主派政治犯，指出他们在等候审讯的漫长过程中，通常会被长期羁押，处境困苦。</text:p>
      <text:p text:style-name="P4">
决议还对在狱中绝食34小时、悼念“六四”的前香港支联会副主席邹幸彤，以及在癌症之苦中仍被无理撤销保释的前立法会议员何俊仁表达深切关注。</text:p>
      <text:p text:style-name="Quotations">

<text:p text:style-name="P4">
<text:a xlink:type="simple" xlink:href="https://twitter.com/hashtag/NEW" text:style-name="Internet_20_link" text:visited-style-name="Visited_20_Internet_20_Link">
 #NEW </text:a>
&gt;
 Resolution on Hong Kong adopted by the European Parliament by a vast&gt;
 majority 👏 <text:a xlink:type="simple" xlink:href="https://t.co/4nLrpOJz6i" text:style-name="Internet_20_link" text:visited-style-name="Visited_20_Internet_20_Link">
 https://t.co/4nLrpOJz6i </text:a>
 <text:a xlink:type="simple" xlink:href="https://t.co/ceCsy4ATCm" text:style-name="Internet_20_link" text:visited-style-name="Visited_20_Internet_20_Link">
&gt;
 pic.twitter.com/ceCsy4ATCm </text:a>
&gt;
&gt;
 — Inter-Parliamentary Alliance on China (IPAC) (@ipacglobal) <text:a xlink:type="simple" xlink:href="https://twitter.com/ipacglobal/status/1669291048927887360" text:style-name="Internet_20_link" text:visited-style-name="Visited_20_Internet_20_Link">
 June 15, 2023&gt;
 </text:a>
</text:p>

</text:p>
      <text:p text:style-name="P4">
欧洲议会形容《港区国安法》“跨越国界”，呼吁当局废除，并停止阻碍新闻工作。决议还谴责中国政府企图针对欧盟的香港侨民，并再次呼吁所有欧盟成员国暂停和中国及香港的引渡条例。</text:p>
      <text:p text:style-name="P4">
决议并对欧盟驻港办事处提出多项要求，呼吁办事处加强法庭观察、定期汇报重要庭审，并向港府提出探监要求。</text:p>
      <text:p text:style-name="P4">
<text:span text:style-name="T4">
欧洲议会的困境</text:span>
</text:p>
      <text:p text:style-name="P4">
翻查资料，欧洲议会过往曾多次通过支持香港的决议，并呼吁对中、港官员祭出制裁，然而欧盟却不为所动。“对华政策跨国议会联盟”香港倡议统筹邝颂晴向本台解释，欧盟的运作不能以一般西方国家的议会民主方式去理解。</text:p>
      <text:p text:style-name="P4">
邝颂晴说：“欧盟是一个很庞大的组织，它有很复杂的架构。比如欧盟理事会就是由各国元首组成，负责对外事务，采用的是共识制。所以如果有一个国家，例如和中国比较友好的希腊、意大利或匈牙利，如果它们在欧盟理事会内反对某些事情，欧盟理事会就无法作出决定。”</text:p>
      <text:p text:style-name="P4">
不过她强调，即使欧洲议会不能像其他西方国家的议会那样可以决定某些法律的走向，但它的决议并非完全没有作用。因为这些行动显示，仍然有人关心香港事务并向欧盟理事会施加压力，迫使欧盟作出实际行动，就人权问题向中共和港府问责。</text:p>
      <text:p text:style-name="P4">
记者：吕熙（伦敦） 责编：何平 网编：何足</text:p>
      <text:p text:style-name="P4">
Source: <text:a xlink:type="simple" xlink:href="https://www.rfa.org/mandarin/yataibaodao/junshiwaijiao/al-06152023101750.html" text:style-name="Internet_20_link" text:visited-style-name="Visited_20_Internet_20_Link">
https://www.rfa.org/mandarin/yataibaodao/junshiwaijiao/al-06152023101750.html</text:a>
</text:p>
      <!--NEWS-->
      <text:h text:style-name="P10" text:outline-level="1">
<text:span text:style-name="T4">
美国5月零售销售额成长放缓 再添经济降温证据</text:span>
</text:h>
      <text:p text:style-name="P4">
Publisher: 法新社</text:p>
      <text:p text:style-name="P4">
Published Time: 2023-06-15T15:02:08+00:00</text:p>
      <text:p text:style-name="P4">
Modified Time: 2023-06-15T14:35:02+00:00</text:p>
      <text:p text:style-name="P4">
Description: （法新社华盛顿15日电） 根据今天公布的官方数据，5月美国零售销售额成长速度放缓，但较外界预期强劲。然而这依旧显示，经过美国联邦准备理事会（Fed）10度升息后，这个全球最大经济体正在降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15T15-02-08-00-00/000000.png" xlink:type="simple" xlink:show="embed" xlink:actuate="onLoad" draw:mime-type="image/png"/>
</draw:frame>
</text:p>
      <text:p text:style-name="P4">
美国商务部公布，5月零售销售额较4月成长0.3%至6866亿美元，高于分析师预期。增速放缓归咎于加油站销售额较前月下滑2.6%，与去年同期相比更大跌20.5%。</text:p>
      <text:p text:style-name="P4">
不过，5月美国汽车与零件经销商销售额较4月成长1.4%，餐厅与酒吧销售额也创下月增0.4%、年增8%的成绩。</text:p>
      <text:p text:style-name="P4">
本周稍早才公布的官方数据显示，5月美国消费者物价指数（CPI）年增幅度已自去年中创下的高点腰斩。</text:p>
      <text:p text:style-name="P4">
联准会昨天也决定维持利率不变，是1年多来首度在货币政策会议停手。央行官员希望藉此评估先前连串升息对美国经济的影响。</text:p>
      <text:p text:style-name="P4">
万神殿总经公司（PantheonMacroeconomics）发布的报告指出，5月美国汽油价格下挫近6%，很可能是拉低当月美国加油站销售额的原因。（译者：张正芊/核稿：陈政一）</text:p>
      <text:p text:style-name="P4">
Source: <text:a xlink:type="simple" xlink:href="https://www.rfi.fr/cn/%E8%B4%A2%E7%BB%8F%E5%BF%AB%E8%AE%AF/20230615-%E7%BE%8E%E5%9B%BD5%E6%9C%88%E9%9B%B6%E5%94%AE%E9%94%80%E5%94%AE%E9%A2%9D%E6%88%90%E9%95%BF%E6%94%BE%E7%BC%93-%E5%86%8D%E6%B7%BB%E7%BB%8F%E6%B5%8E%E9%99%8D%E6%B8%A9%E8%AF%81%E6%8D%AE" text:style-name="Internet_20_link" text:visited-style-name="Visited_20_Internet_20_Link">
https://www.rfi.fr/cn/%E8%B4%A2%E7%BB%8F%E5%BF%AB%E8%AE%AF/20230615-%E7%BE%8E%E5%9B%BD5%E6%9C%88%E9%9B%B6%E5%94%AE%E9%94%80%E5%94%AE%E9%A2%9D%E6%88%90%E9%95%BF%E6%94%BE%E7%BC%93-%E5%86%8D%E6%B7%BB%E7%BB%8F%E6%B5%8E%E9%99%8D%E6%B8%A9%E8%AF%81%E6%8D%AE</text:a>
</text:p>
      <!--NEWS-->
      <text:h text:style-name="P10" text:outline-level="1">
<text:span text:style-name="T4">
全球经济放缓 日本出口增速创两年来新低</text:span>
</text:h>
      <text:p text:style-name="P4">
Author: 联合早报 (Person)</text:p>
      <text:p text:style-name="P4">
Publisher: 联合早报 (Organization)</text:p>
      <text:p text:style-name="P4">
Published Time: 2023-06-15T15:18</text:p>
      <text:p text:style-name="P4">
Modified Time: 2023-06-15T15:23</text:p>
      <text:p text:style-name="P4">
Description: 随着全球经济放缓，日本出口增速为两年多来最低，这加剧了日本经济前景面临的不确定性，与此同时，首相岸田文雄可能正在考虑提前大选。彭博社报道，日本5月份出口额同比增长0.6%，创202...</text:p>
      <text:p text:style-name="P4">
Videos: []</text:p>
      <text:p text:style-name="P4">
Audios: []</text:p>
      <text:p text:style-name="P4">
Images: []</text:p>
      <text:p text:style-name="P4">
Type: NewsArticle</text:p>
      <text:p text:style-name="P4">
Breadcrumbs: ['即时', '国际']</text:p>
      <text:p text:style-name="P4">
Keywords: ['日本', '出口', '全球经济']</text:p>
      <!--METADATA-->
      <text:p text:style-name="P4">
随着全球经济放缓，日本出口增速为两年多来最低，这加剧了日本经济前景面临的不确定性，与此同时，首相岸田文雄可能正在考虑提前大选。</text:p>
      <text:p text:style-name="P4">
彭博社报道，日本5月份出口额同比增长0.6%，创2021年2月以来最低增速，分析师的预测为下降1.2%。虽然数据好于预期，但仍反映了全球贸易走弱的趋势。矿物燃料、芯片制造设备和半导体部件出口下降，拖累了日本整体出口。</text:p>
      <text:p text:style-name="P4">
受燃油价格下跌影响，日本5月份进口额同比下降9.9%，创下逾两年来最大降幅，基本符合经济师的预测。</text:p>
      <text:p text:style-name="P4">
日本出口增速放缓反映了外部需求不振的影响，尤其是半导体产品。数据还显示，要不是供应链改善推动汽车业复苏，日本5月份出口可能会下降。</text:p>
      <text:p text:style-name="P4">
Source: <text:a xlink:type="simple" xlink:href="https://www.zaobao.com.sg/realtime/world/story20230615-1404632" text:style-name="Internet_20_link" text:visited-style-name="Visited_20_Internet_20_Link">
https://www.zaobao.com.sg/realtime/world/story20230615-1404632</text:a>
</text:p>
      <!--NEWS-->
      <text:h text:style-name="P10" text:outline-level="1">
<text:span text:style-name="T4">
布林肯访华在即   专家：美中关系大势难改</text:span>
</text:h>
      <text:p text:style-name="P4">
Author: None</text:p>
      <text:p text:style-name="P4">
Publisher: Radio Free Asia (Organization)</text:p>
      <text:p text:style-name="P4">
Published Time: 2023-06-15T15:26:00-04:00</text:p>
      <text:p text:style-name="P4">
Modified Time: 2023-06-15T15:3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6-15T15-26-00-04-00/000000.png" xlink:type="simple" xlink:show="embed" xlink:actuate="onLoad" draw:mime-type="image/png"/>
</draw:frame>
 美中双方确认布林肯将于6月18日及6月19日访华美联社图片</text:p>
      <text:p text:style-name="P4">
美国国务卿布林肯（AntonyBlinken）推迟数月的访华行程本周末即将展开。在美中竞争激烈、双边关系跌入几十年来低谷的情况下，这次访问到底能对美中关系带来哪些影响？美中各有怎样的期待？</text:p>
      <text:p text:style-name="P4">
<text:a xlink:type="simple" xlink:href="https://www.rfa.org/mandarin/Xinwen/hcm1-06142023032513.html" text:style-name="Internet_20_link" text:visited-style-name="Visited_20_Internet_20_Link">
 <text:span text:style-name="T4">
美中外长通话 讨论维持沟通管道及双边关系全球事务</text:span>
 </text:a>
  * <text:span text:style-name="T4">
<text:a xlink:type="simple" xlink:href="https://www.rfa.org/mandarin/yataibaodao/junshiwaijiao/hcm-06062023113925.html" text:style-name="Internet_20_link" text:visited-style-name="Visited_20_Internet_20_Link">
 美国谴责中国军方在台海、南海挑衅 恐酿伤亡 </text:a>
 </text:span>
</text:p>
      <text:p text:style-name="P4">
本周三（14日），美中双方分别公布了国务卿布林肯将于本周末访华的消息。在中国外交部15日的例行记者会上，对于彭博社记者询问布林肯访华的更多信息，发言人汪文斌回应称：“经中美双方商定，美国国务卿安东尼·布林肯将于6月18日至19日访华。双方正就访问有关安排保持沟通。我们将及时发布。”</text:p>
      <text:p text:style-name="P4">
<text:span text:style-name="T4">
中方拖延公布布林肯访华消息 有何算计？</text:span>
  这将是五年来美国国务卿首次访华。此前，布林肯曾定于今年二月初访问北京，但因“间谍气球”事件而临时取消。这次，在多家外媒先后披露访问消息的情况下，中国外交部却拖到国务委员兼外长秦刚和布林肯通完电话之后，才公布出来。</text:p>
      <text:p text:style-name="P4">
对此，前中共中央党校校刊《学习时报》副编审邓聿文认为：“这个可能也是接受上次的教训，更谨慎。”他说，最近美国媒体又传出中国要在古巴设立对美情报窃听站，北京可能担心这一事件若发酵，会再度影响布林肯行程。“另一种可能就是，直到秦刚和布林肯通话之前，双方之间就要谈什么问题可能还没有最后敲定。”</text:p>
      <text:p text:style-name="P4">
美国的德国马歇尔基金会亚洲项目主任葛来仪（Bonnie Glaser）则告诉本台:“中国无疑是想让美国看起来比他们对此次访问更感兴趣。他们想看起来是被讨好的。这可能让他们在国内看起来更好看。但中国的确也想要有这次访问。”</text:p>
      <text:p text:style-name="P4">
<text:span text:style-name="T4">
布林肯之行 美中期待都不高</text:span>
</text:p>
      <text:p text:style-name="P4">
美国国务院东亚及太平洋事务助理国务卿康达（Daniel J.Kritenbrink）在周三（14日）的媒体电话简报会中指出，布林肯访华有三大目标，即希望确保高层沟通渠道畅通，以减少误判风险；同时，表达并捍卫美国的利益和价值观；以及寻求符合彼此利益的潜在合作领域。他还表示，布林肯的访中之行，不太可能为美中关系带来突破与转机。</text:p>
      <text:p text:style-name="P4">
中国外交部则在14日发表了秦刚与布林肯通话的声明，其中称“年初以来，中美关系遭遇新的困难和挑战，责任是清楚的。”声明还说，秦刚就台湾问题等中方核心关切阐明了“严正立场”，强调美方应予”尊重”等。</text:p>
      <text:p text:style-name="P4">
葛来仪分析说：“双方都有很多的怀疑、不信任。中国强调他们并没要求这个访问，他们甚至说秦刚与布林肯通电话也不是他们要求的，他们依然在指责所有的双边关系问题都是美国造成的，他们则完全没有责任。所以这不会是个容易的对话，能有何结果还要观察。”</text:p>
      <text:p text:style-name="P4">
葛来仪谈到，中方并不喜欢和布林肯打交道。她曾听说，中方更希望财政部长耶伦先访问中国，但美方坚持要布林肯先去。“我不认为此行，中方会愿意让步，但美国的希望也不高。”</text:p>
      <text:p text:style-name="P4">
<text:span text:style-name="T4">
中方谈"诚意"与“尊重” 戴博：等同要美国"闭嘴"</text:span>
</text:p>
      <text:p text:style-name="P4">
就在中国宣布布林肯访华前后，中国国内媒体持续发文，说美国一方面摆出“迫切交流的假象”，同时又在原则底线问题上“反复试探挑衅”。还有文章称美方是“强行‘串门’”，并质疑布林肯访华到底“带了多少诚意”。中国官方此前则多次表示，美中沟通关键在于美方不能“说一套做一套”。</text:p>
      <text:p text:style-name="P4">
邓聿文分析中方的心态时说：“布林肯就是来，只不过就是某个方面要中国配合你，但是回去之后，你该怎么做仍然怎么做。所以它（中方）就强调美国没有诚意，对中国不尊重。”</text:p>
      <text:p text:style-name="P4">
美国威尔逊中心基辛格中美研究所主任戴博则认为：“问题是中国对‘诚意’的定义、对‘尊重’的定义，好像都是‘闭嘴’。如果你有诚意，如果你尊重我们，不允许你做任何我们不要的事情，不允许你说任何我们不爱听的话。这个是美国不会接受的条件。”</text:p>
      <text:p text:style-name="P4">
美国白宫国安会印太事务协调员坎贝尔（KurtCampbell）在周三的媒体简报会上也强调，美国正在与中国竞争，但美方不寻求冲突、对抗或新冷战。美国想要的是“负责任地管理竞争”。</text:p>
      <text:p text:style-name="P4">
戴博认为：“我们对世界局势、对西太平洋的安全有不同的、相互矛盾的一些看法，可是我们能不能降低直接发生冲突的可能性。这个是拜登的目标，而不是真的改变中美关系。改变这些关系的大方面不太可能。”</text:p>
      <text:p text:style-name="P4">
<text:span text:style-name="T4">
布林肯访华 为APEC峰会铺路?</text:span>
</text:p>
      <text:p text:style-name="P4">
葛来仪认为，如果这次布林肯访华之后，能有更多美国高层官员、如财政部长耶伦或商务部长雷蒙多访问北京，就将是一个积极信号。  今年十一月在旧金山，美国将主办亚太经合组织峰会。葛来仪说，布林肯的访问若能为APEC峰会期间的美中元首会晤做些铺垫，本身就将是个不错的成果。</text:p>
      <text:p text:style-name="P4">
戴博也指出，如果双方这次会晤能够坚持比较客气的语调就够了：“因为，其实他们的目标不只是国务卿跟中国的有关方面官员见面，还是要准备习近平十一月份到旧金山去的时候，拜登和习近平的峰会。这个是最重要的。”</text:p>
      <text:p text:style-name="P4">
<text:span text:style-name="T4">
美中军事沟通机制难恢复</text:span>
</text:p>
      <text:p text:style-name="P4">
两国关系的一个令人担忧的方面是长期中断的军事对话。尽管美方近期试图与中国疏通沟通管道，但北京似乎兴趣不大。本月初，中国防长李尚福拒绝与美国防长奥斯汀（LloydAustin）在香格里拉对话期间举行场边会晤。</text:p>
      <text:p text:style-name="P4">
坎贝尔周三表示，相信布林肯将强烈主张这些沟通渠道的必要性。“它们是成熟、强大的军队互动的方式，而避免建立这些关键沟通渠道的风险太高了。”</text:p>
      <text:p text:style-name="P4">
葛来仪特别指出：“最重要的是恢复《海上军事安全磋商机制协定》(Military Maritime Consultative Agreement,MMCA)。这是讨论意外事故，侥幸避险，接近碰撞情况的机制，这一会议已经有十八个月未召开了。这是最棘手的，考虑到中方空中和海上的操作是多么地强势而危险，这既包括台湾，也包括南海。”</text:p>
      <text:p text:style-name="P4">
不过，邓聿文认为，要实现进一步交流，中方首先会要求解除对中国防长李尚福的制裁，但目前可能性不大。</text:p>
      <text:p text:style-name="P4">
美国智库哈德森学院高级研究员、退役空军准将斯伯丁（RobertSpalding）说：“真正有作用的会议是当拜登和习近平会面时。坦率讲，这与层级更低的军事将领和我们的防长会晤无关。”</text:p>
      <text:p text:style-name="P4">
<text:span text:style-name="T4">
台海战争风险依然不算高</text:span>
</text:p>
      <text:p text:style-name="P4">
目前，两岸形势持续紧张。康达日前回应媒体称，预料布林肯访华将会重申维护台海和平与稳定是美国的持久利益。</text:p>
      <text:p text:style-name="P4">
“（台湾海峡）战争的风险是比几年前升高了，但我认为依然不算很高。”葛来仪指出，美中双方都没有开战的意愿，尤其是俄乌战争让中国看到，他们还远没有为一场重大的军事行动做好准备。“失败可能导致在国内削弱习近平的力量，并有可能削弱中国共产党。习近平不太可能做出这样的决定。”</text:p>
      <text:p text:style-name="P4">
记者：凯迪 责编：梒青 网编：洪伟</text:p>
      <text:p text:style-name="P4">
Source: <text:a xlink:type="simple" xlink:href="https://www.rfa.org/mandarin/yataibaodao/junshiwaijiao/kw-06142023113705.html" text:style-name="Internet_20_link" text:visited-style-name="Visited_20_Internet_20_Link">
https://www.rfa.org/mandarin/yataibaodao/junshiwaijiao/kw-06142023113705.html</text:a>
</text:p>
      <!--NEWS-->
      <text:h text:style-name="P10" text:outline-level="1">
<text:span text:style-name="T4">
常州上访女子前往北京就医　再度被绑架回常州</text:span>
</text:h>
      <text:p text:style-name="P4">
Author: None</text:p>
      <text:p text:style-name="P4">
Publisher: Radio Free Asia (Organization)</text:p>
      <text:p text:style-name="P4">
Published Time: 2023-06-15T15:57:00-04:00</text:p>
      <text:p text:style-name="P4">
Modified Time: 2023-06-15T16:08:12-04:00</text:p>
      <text:p text:style-name="P4">
Description: None</text:p>
      <text:p text:style-name="P4">
Videos: []</text:p>
      <text:p text:style-name="P4">
Audios: ["<text:a xlink:type="simple" xlink:href="https://www.rfa.org/mandarin/yataibaodao/renquanfazhi/tj-061520231533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4.935857in" draw:z-index="0">
<draw:image xlink:href="../Images/rfamandarin/2023-06-15T15-57-00-04-00/000000.png" xlink:type="simple" xlink:show="embed" xlink:actuate="onLoad" draw:mime-type="image/png"/>
</draw:frame>
 江苏常州女子杨丽 <text:a xlink:type="simple" xlink:href="https://www.rfa.org/mandarin/yataibaodao/renquanfazhi/tj-06152023153314.html/@@images/image" text:style-name="Internet_20_link" text:visited-style-name="Visited_20_Internet_20_Link">
</text:a>
微博截图/@浮草假装在日本  <text:a xlink:type="simple" xlink:href="https://www.rfa.org/mandarin/yataibaodao/renquanfazhi/tj-06152023153314.html/@@stream" text:style-name="Internet_20_link" text:visited-style-name="Visited_20_Internet_20_Link">
Audio-1-Link：https://www.rfa.org/mandarin/yataibaodao/renquanfazhi/tj-06152023153314.html/@@stream</text:a>
</text:p>
      <text:p text:style-name="P4">
本台此前报道，今年四月，江苏常州女子杨丽与其母亲在前往北京上访及就医时被疑似黑道分子暴打、绑架回常州。当时，杨丽与其家人怀疑这些黑道分子是受当地派出所指使。事隔两个月，本周三，杨丽与其母亲在前往北京看病时又再度被不明人士绑架回常州。</text:p>
      <text:p text:style-name="P4">
<text:a xlink:type="simple" xlink:href="https://www.rfa.org/mandarin/yataibaodao/renquanfazhi/tj-04122023115611.html" text:style-name="Internet_20_link" text:visited-style-name="Visited_20_Internet_20_Link">
 <text:span text:style-name="T4">
常州一上访女子被绑架 谴责警黑勾结</text:span>
 </text:a>
  * <text:span text:style-name="T4">
<text:a xlink:type="simple" xlink:href="https://www.rfa.org/mandarin/Xinwen/9-04102023145945.html" text:style-name="Internet_20_link" text:visited-style-name="Visited_20_Internet_20_Link">
 杨采英请驻名古屋总领事向习近平转交求助信 未被接见 </text:a>
 </text:span>
</text:p>
      <text:p text:style-name="P4">
本周四，杨丽告诉本台记者，她在周三与母亲许冬青前往北京大学第一医院看病，当时北京的医生认为依照许冬青的心脏状况她需要立即被收治住院。不料，当他们回到医院旁的旅馆稍作修整时，便被不明人士绑架回常州金潭。</text:p>
      <text:p text:style-name="P4">
北京大学第一医院向许冬青开出的住院通知单（杨采英提供）  <text:a xlink:type="simple" xlink:href="https://www.rfa.org/mandarin/yataibaodao/renquanfazhi/tj-06152023153314.html/571672474e00.png" text:style-name="Internet_20_link" text:visited-style-name="Visited_20_Internet_20_Link">
</text:a>
</text:p>
      <text:p text:style-name="P4">
杨丽说，在看医生的过程中，他们便发现被许多人跟踪：“看完医生之后，对那个检查单交了费用之后，我们在医院附近找旅馆住上，我们在旅馆登记身份入住信息时，就遭到一直尾随跟踪我们的人绑架，直接把我们押上了车。（他们）把车开到很偏僻的地方，我们当地的派出所民警也上了车，然后就把我们押送到了金潭。”</text:p>
      <text:p text:style-name="P4">
杨丽表示，此次绑架她的人有些是熟面孔，在四月时，她与母亲便是被同一批人绑架。今年四月初，身患肾病的杨丽与其母亲许冬青在前往北京就医时，也在北京火车站南站被不明人士暴打和绑架回金潭。</text:p>
      <text:p text:style-name="P4">
<text:span text:style-name="T4">
常州市政府五月曾向杨家保证前往北京就医权益</text:span>
</text:p>
      <text:p text:style-name="P4">
杨丽的姐姐杨采英表示，由于媒体对于杨家母女在四月被绑架的问题高度关注，江苏省的高级官员曾在五月前往杨家，向杨家表示会保障杨丽与许冬青前往北京就医的权利。然而，他们在六月打算前往北京看病时，却遭遇重重阻碍：“他们明明都已经对我们再三承诺会保障我们的人身自由跟去看病的自由，我也不知道为什么会这样子。”</text:p>
      <text:p text:style-name="P4">
江苏省副秘书长兼信访局局长田洪等人今年五月至杨家对杨丽的病情表达关心（杨采英提供）  <text:a xlink:type="simple" xlink:href="https://www.rfa.org/mandarin/yataibaodao/renquanfazhi/tj-06152023153314.html/571672474e09.png" text:style-name="Internet_20_link" text:visited-style-name="Visited_20_Internet_20_Link">
</text:a>
</text:p>
      <text:p text:style-name="P4">
杨采英还谈到，在杨丽母女于本周二前往北京之前，上周日，他们便打算前往北京，没想到还没离开常州，在搭车的地方便被警方拦截：“当时他们还以我母亲咬人为由，把我母亲和我妹妹带到派出所，把我母亲留置了八个多小时，然后就把她送回了家。”</text:p>
      <text:p text:style-name="P4">
杨丽表示，警方只是以许冬青咬人作为拘留许冬青的藉口，实际上许冬青并没有咬人：“我不知道他（员警）手上的两个小红点是谁造成的，但是很明显那看起来根本不是咬的痕迹。后来他们把我母亲带到派出所之后，他们也没有说咬人、伤害人的问题，后来关了八个小时就把我妈送回家了。我认为如果真的咬人的话，他们肯定会做处置，肯定不会把你关了八个小时就送回家。”</text:p>
      <text:p text:style-name="P4">
 金潭区警方指控许冬青咬伤警察（杨采英提供）  <text:a xlink:type="simple" xlink:href="https://www.rfa.org/mandarin/yataibaodao/renquanfazhi/tj-06152023153314.html/571672474e8c.jpg" text:style-name="Internet_20_link" text:visited-style-name="Visited_20_Internet_20_Link">
</text:a>
</text:p>
      <text:p text:style-name="P4">
<text:span text:style-name="T4">
杨丽：金潭公安害怕我们上访</text:span>
</text:p>
      <text:p text:style-name="P4">
杨丽也告诉本台记者，她推估常州公安屡次阻拦她去北京看病的原因，是担心她会顺道上访：“他可能是怕我再一次去上访吧，因为每次押送回当地的时候，车上的民警都会警告我不能越级上访。我们没有越级上访。”杨家因为政府违法征地问题，长年进行维权行动。</text:p>
      <text:p text:style-name="P4">
不过，纵使前往北京就医、维权的路备受阻拦，杨丽表示她还是会继续前往北京就医、捍卫权利。而杨采英则担心，身体状况不佳的许冬青与杨丽可能会在与公安拉扯的过程中赔上性命：“我妈妈她昨天就一直说她心脏不好、人不舒服，她跟我说了好几次，她说我不知道我能不能回家，她的意思是说可能会把命都给丢了。”</text:p>
      <text:p text:style-name="P4">
本台也致电金坛滨湖派出所进行案情查核，不过公安以无法检验记者身分为由，拒绝透露案件细节：”在电话里面无法核实记者身份，所以我们一概不回答你的任何问题。”</text:p>
      <text:p text:style-name="P4">
记者：唐缘媛 责编：梒青 网编：洪伟</text:p>
      <text:p text:style-name="P4">
Source: <text:a xlink:type="simple" xlink:href="https://www.rfa.org/mandarin/yataibaodao/renquanfazhi/tj-06152023153314.html" text:style-name="Internet_20_link" text:visited-style-name="Visited_20_Internet_20_Link">
https://www.rfa.org/mandarin/yataibaodao/renquanfazhi/tj-06152023153314.html</text:a>
</text:p>
      <!--NEWS-->
      <text:h text:style-name="P10" text:outline-level="1">
<text:span text:style-name="T4">
中国出口疲软 工人罢工抗议更趋频繁</text:span>
</text:h>
      <text:p text:style-name="P4">
Author: chinese@voanews.com (金谷)</text:p>
      <text:p text:style-name="P4">
Publisher: 美国之音中文网 (Type: NewsMediaOrganization)</text:p>
      <text:p text:style-name="P4">
Published Time: 2023-06-15T16:02:40+08:00</text:p>
      <text:p text:style-name="P4">
Modified Time: 2023-06-15 08:02:40Z</text:p>
      <text:p text:style-name="P4">
Description: 据维权组织和经济学家们表示，中国工人的罢工和抗议活动已飙升至7年来的最高点，并且随着全球需求疲软迫使出口商削减工人工资并关闭工厂，预计罢工将更加频繁。</text:p>
      <text:p text:style-name="P4">
Videos: []</text:p>
      <text:p text:style-name="P4">
Images: []</text:p>
      <text:p text:style-name="P4">
Categories: ['中国', '经济·金融·贸易', '人权', '劳工']</text:p>
      <text:p text:style-name="P4">
Type: None</text:p>
      <!--METADATA-->
      <text:p text:style-name="P4">
NoneNone</text:p>
      <text:p text:style-name="P4">
Source: <text:a xlink:type="simple" xlink:href="https://www.voachinese.com/a/china-worker-unrest-rises-as-export-weakens-20230615/7138261.html" text:style-name="Internet_20_link" text:visited-style-name="Visited_20_Internet_20_Link">
https://www.voachinese.com/a/china-worker-unrest-rises-as-export-weakens-20230615/7138261.html</text:a>
</text:p>
      <!--NEWS-->
      <text:h text:style-name="P10" text:outline-level="1">
<text:span text:style-name="T4">
印尼法院否决选制改革 开放式投票得以维持</text:span>
</text:h>
      <text:p text:style-name="P4">
Author: 联合早报 (Person)</text:p>
      <text:p text:style-name="P4">
Publisher: 联合早报 (Organization)</text:p>
      <text:p text:style-name="P4">
Published Time: 2023-06-15T16:09</text:p>
      <text:p text:style-name="P4">
Modified Time: 2023-06-15T16:09</text:p>
      <text:p text:style-name="P4">
Description: 印度尼西亚宪法法院否决了一项在明年大选前对国家选举制度进行改革的提议，维护权利的组织指这项改革是对民主的攻击。法新社报道，宪法法院首席大法官安瓦尔·乌斯曼（Anwar Usman）...</text:p>
      <text:p text:style-name="P4">
Videos: []</text:p>
      <text:p text:style-name="P4">
Audios: []</text:p>
      <text:p text:style-name="P4">
Images: []</text:p>
      <text:p text:style-name="P4">
Type: NewsArticle</text:p>
      <text:p text:style-name="P4">
Breadcrumbs: ['即时', '国际']</text:p>
      <text:p text:style-name="P4">
Keywords: ['印度尼西亚', '选举']</text:p>
      <!--METADATA-->
      <text:p text:style-name="P4">
印度尼西亚宪法法院否决了一项在明年大选前对国家选举制度进行改革的提议，维护权利的组织指这项改革是对民主的攻击。</text:p>
      <text:p text:style-name="P4">
法新社报道，宪法法院首席大法官安瓦尔·乌斯曼（Anwar Usman）星期四（6月15日）在听证会上表明，他“完全拒绝原告的请愿书”。</text:p>
      <text:p text:style-name="P4">
法院拒绝了执政党斗争派民主党 (PDI-P)一名成员提出的建议，建议内容是将这个世界第三大民主国家的选举制度转变为只允许政党领导人选择国会议员的封闭式制度。</text:p>
      <text:p text:style-name="P4">
封闭式投票制度在独裁的前总统苏哈多统治期间使用，并在他于1990年代后期倒台后得以保留。自2008年以来，印尼一直采用公开投票制度，由选民直接把票投给他们所支持的候选人。</text:p>
      <text:p text:style-name="P4">
法律上的挑战引发了人们担心印尼会回到过去的独裁统治，2月份的总统和国会选举也可能因此推迟，这可能会让总统佐科得以在两届任期以后继续担任总统。由于首席大法官安瓦尔与佐科为姻亲，批评者也质疑法院的独立性。</text:p>
      <text:p text:style-name="P4">
佐科一再否认他有意将总统任期延长到超过10年。法院裁决之前，议会中的其他八个政党已表明反对执政党所支持的选举制度改革。</text:p>
      <text:p text:style-name="P4">
执政党斗争派民主党的一名成员以及另外五个人是在去年向法院递交请愿书，主张采用封闭式投票制度，他们的理由是开放系统在候选人之间造成了金钱驱动的竞争。</text:p>
      <text:p text:style-name="P4">
人权专家批评了该提议。国际特赦组织印尼负责人乌斯曼·哈米德（UsmanHamid）在法院裁决前告诉法新社：“这是对民主的持续攻击……印尼的公民空间受到攻击、印尼的政治反对派受到攻击，现在是选举的完整性受攻击。”</text:p>
      <text:p text:style-name="P4">
宪法法院星期四作此裁决定意味着人们将在未来的选举中继续投票给个别候选人，而不是选票上的政党。</text:p>
      <text:p text:style-name="P4">
在2019年的上一次选举中，印尼有1.5亿多的选民，候选人达20万多人。</text:p>
      <text:p text:style-name="P4">
Source: <text:a xlink:type="simple" xlink:href="https://www.zaobao.com.sg/realtime/world/story20230615-1404647" text:style-name="Internet_20_link" text:visited-style-name="Visited_20_Internet_20_Link">
https://www.zaobao.com.sg/realtime/world/story20230615-1404647</text:a>
</text:p>
      <!--NEWS-->
      <text:h text:style-name="P10" text:outline-level="1">
<text:span text:style-name="T4">
国际投资者纷纷退出中国潜在IPO上市交易</text:span>
</text:h>
      <text:p text:style-name="P4">
Author: None</text:p>
      <text:p text:style-name="P4">
Publisher: Radio Free Asia (Organization)</text:p>
      <text:p text:style-name="P4">
Published Time: 2023-06-15T16:20:10-04:00</text:p>
      <text:p text:style-name="P4">
Modified Time: 2023-06-15T16:20: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612011in" draw:z-index="0">
<draw:image xlink:href="../Images/rfamandarin/2023-06-15T16-20-10-04-00/000000.png" xlink:type="simple" xlink:show="embed" xlink:actuate="onLoad" draw:mime-type="image/png"/>
</draw:frame>
图为上海證券交易所科創板，在2019年7月22日庆祝首批公司上市。 <text:a xlink:type="simple" xlink:href="https://www.rfa.org/mandarin/Xinwen/9-06152023160937.html/@@images/image" text:style-name="Internet_20_link" text:visited-style-name="Visited_20_Internet_20_Link">
</text:a>
路透社资料图片  据美国《华尔街日报》报道，国际投资者对中国IPO交易的信心恶化，纷纷退出潜在上市交易。据香港证券交易所的文件显示，国际投行高盛集团今年已经放弃了几宗在香港IPO的委托，包括中国一家皮肤药公司和一家医药产品在线平台；另外，美国银行也放弃了一家中国太阳能产业公司的IPO。报道指出，国际投资者放弃的原因包括，股价下跌、美中关系紧张，以及中国经济复苏乏力等。国际投行放弃受托的IPO并不多见，这样的做法会让想在海外上市的中国企业处境更加艰难。市场上的很多交易撮合者已经改变了他们原先的看法。在年初，他们一度对今年的形势感到乐观，但现在他们中的很多人认为今年的IPO市场前景黯淡。 （责编：王允）</text:p>
      <text:p text:style-name="P4">
Source: <text:a xlink:type="simple" xlink:href="https://www.rfa.org/mandarin/Xinwen/9-06152023160937.html" text:style-name="Internet_20_link" text:visited-style-name="Visited_20_Internet_20_Link">
https://www.rfa.org/mandarin/Xinwen/9-06152023160937.html</text:a>
</text:p>
      <!--NEWS-->
      <text:h text:style-name="P10" text:outline-level="1">
<text:span text:style-name="T4">
美中全球竞争 巴基斯坦表态不选边站</text:span>
</text:h>
      <text:p text:style-name="P4">
Author: chinese@voanews.com (杨安)</text:p>
      <text:p text:style-name="P4">
Publisher: 美国之音中文网 (Type: NewsMediaOrganization)</text:p>
      <text:p text:style-name="P4">
Published Time: 2023-06-15T16:22:18+08:00</text:p>
      <text:p text:style-name="P4">
Modified Time: 2023-06-15 08:22:18Z</text:p>
      <text:p text:style-name="P4">
Description: 美国和中国的高度对立与对抗，让巴基斯坦感到相当头痛。巴基斯坦外交部长希娜·拉巴尼·哈尔（Hina Rabbani Khar）在接受美国政治刊物《POLITICO》专访时强调，伊斯兰堡没有兴趣在华盛顿和北京之间日益激烈的全球竞争中选边站。</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pakistan-says-wont-choose-side-between-us-and-china-20230615/7138270.html" text:style-name="Internet_20_link" text:visited-style-name="Visited_20_Internet_20_Link">
https://www.voachinese.com/a/pakistan-says-wont-choose-side-between-us-and-china-20230615/7138270.html</text:a>
</text:p>
      <!--NEWS-->
      <text:h text:style-name="P10" text:outline-level="1">
<text:span text:style-name="T4">
美国务院报告：中国犯罪辛迪加拐卖人口 跨国网络欺诈</text:span>
</text:h>
      <text:p text:style-name="P4">
Author: None</text:p>
      <text:p text:style-name="P4">
Publisher: Radio Free Asia (Organization)</text:p>
      <text:p text:style-name="P4">
Published Time: 2023-06-15T16:25:00-04:00</text:p>
      <text:p text:style-name="P4">
Modified Time: 2023-06-15T16:26: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88615in" draw:z-index="0">
<draw:image xlink:href="../Images/rfamandarin/2023-06-15T16-25-00-04-00/000000.png" xlink:type="simple" xlink:show="embed" xlink:actuate="onLoad" draw:mime-type="image/png"/>
</draw:frame>
美国国务院周四（6月15日）发布了2023年《人口拐卖报告》 <text:a xlink:type="simple" xlink:href="https://www.rfa.org/mandarin/Xinwen/10-06152023162107.html/@@images/image" text:style-name="Internet_20_link" text:visited-style-name="Visited_20_Internet_20_Link">
</text:a>
美国国务院官网截图  美国国务院周四（6月15日）发布了2023年《人口拐卖报告》，全面概述了全球人口拐卖的现状以及美国政府用以对付的办法。美国国务卿布林肯专门就此发表声明，强调解决人口拐卖这样的全球问题需要一个跨政府、商业和公民社会的全球联盟。通过共享资源和信息，可以更好地追踪和应对不断变化的拐卖趋势，更好地制定以创伤为导向的反人口拐卖政策和策略。报告中列出了11个国家的政府，涉及政策性的人口拐卖、政府资助的拐卖、与政府相关的医疗服务或其他领域中的强迫劳动、政府营地中的性奴役，或者招募或雇佣儿童士兵等情况，中国位列其中。报告中还叙述了一些与中国相关的人口拐卖例证。其中尤其提到，一些总部位于中国的犯罪辛迪加组织在社媒上伪装成劳务中介组织，哄骗来自东亚等地区、有一定英语能力或技术背景的工人到柬埔寨、泰国和老挝等东南亚地区去工作，但这些人到达后却是被关押在大型建筑物里，护照被收缴，并遭受肉体或性暴力，他们被迫以欺诈的方式在网上获取普通人的数字货币或诱使他们参与网上赌博等等。（责编：王允）</text:p>
      <text:p text:style-name="P4">
Source: <text:a xlink:type="simple" xlink:href="https://www.rfa.org/mandarin/Xinwen/10-06152023162107.html" text:style-name="Internet_20_link" text:visited-style-name="Visited_20_Internet_20_Link">
https://www.rfa.org/mandarin/Xinwen/10-06152023162107.html</text:a>
</text:p>
      <!--NEWS-->
      <text:h text:style-name="P10" text:outline-level="1">
<text:span text:style-name="T4">
韩国将密切关注福岛核污水排海设施试运行</text:span>
</text:h>
      <text:p text:style-name="P4">
Author: 联合早报 (Person)</text:p>
      <text:p text:style-name="P4">
Publisher: 联合早报 (Organization)</text:p>
      <text:p text:style-name="P4">
Published Time: 2023-06-15T16:30</text:p>
      <text:p text:style-name="P4">
Modified Time: 2023-06-15T16:35</text:p>
      <text:p text:style-name="P4">
Description: 韩国政府将密切关注日本福岛第一核电站的核污水处理和排海设施启动试运行的情况，并在发现异样时随时公布。韩联社报道，韩国国务调整室第一次长（副部级）朴购然星期四（6月15日）在记者会上...</text:p>
      <text:p text:style-name="P4">
Videos: []</text:p>
      <text:p text:style-name="P4">
Audios: []</text:p>
      <text:p text:style-name="P4">
Images: []</text:p>
      <text:p text:style-name="P4">
Type: NewsArticle</text:p>
      <text:p text:style-name="P4">
Breadcrumbs: ['即时', '国际']</text:p>
      <text:p text:style-name="P4">
Keywords: ['韩国', '日本', '核电站', '福岛', '福岛第一核电站']</text:p>
      <!--METADATA-->
      <text:p text:style-name="P4">
韩国政府将密切关注日本福岛第一核电站的核污水处理和排海设施启动试运行的情况，并在发现异样时随时公布。</text:p>
      <text:p text:style-name="P4">
韩联社报道，韩国国务调整室第一次长（副部级）朴购然星期四（6月15日）在记者会上作出上述说明。</text:p>
      <text:p text:style-name="P4">
日本福岛核污水排海即将开始，韩国国民的不安心理日益加剧，因此韩国政府决定从星期四起每天举行记者会，发布核污水排海安全性检测相关信息。</text:p>
      <text:p text:style-name="P4">
对于日本东京电力公司从6月12日起 <text:a xlink:type="simple" xlink:href="https://www.zaobao.com/realtime/world/story20230612-1403599" text:style-name="Internet_20_link" text:visited-style-name="Visited_20_Internet_20_Link">
 进行为期两周的核污水排海设备试运行工作</text:a>
，朴购然说，此次试运行仅限于海底隧道、上下游水槽及排管等设备，并非整体排海设施。日本将在试运行结束后，判断这一设施是否正常运行和安全。</text:p>
      <text:p text:style-name="P4">
韩国海洋水产部次官（副部长）宋相根说，海洋水产部迄今进行的监视结果显示，目前韩国沿海海水的放射性浓度与2011年东日本大地震爆发之前的数值相差无几。这意味着，虽然东日本大地震导致放射性物质泄露，但并不影响韩国海域。</text:p>
      <text:p text:style-name="P4">
Source: <text:a xlink:type="simple" xlink:href="https://www.zaobao.com.sg/realtime/world/story20230615-1404652" text:style-name="Internet_20_link" text:visited-style-name="Visited_20_Internet_20_Link">
https://www.zaobao.com.sg/realtime/world/story20230615-1404652</text:a>
</text:p>
      <!--NEWS-->
      <text:h text:style-name="P10" text:outline-level="1">
<text:span text:style-name="T4">
帕劳总统指责中国船只入侵经济海域 请求美国加强巡逻</text:span>
</text:h>
      <text:p text:style-name="P4">
Author: chinese@voanews.com (杨安)</text:p>
      <text:p text:style-name="P4">
Publisher: 美国之音中文网 (Type: NewsMediaOrganization)</text:p>
      <text:p text:style-name="P4">
Published Time: 2023-06-15T16:38:18+08:00</text:p>
      <text:p text:style-name="P4">
Modified Time: 2023-06-15 08:38:18Z</text:p>
      <text:p text:style-name="P4">
Description: 太平洋岛国帕劳总统惠恕仁（惠普斯）（Surangel Whipps Jr.）访问东京接受《路透社》采访时表示，中国船只近期经常闯进帕劳专属经济海域（EEZ），帕劳已請求美国加强在其水域的巡逻。</text:p>
      <text:p text:style-name="P4">
Videos: []</text:p>
      <text:p text:style-name="P4">
Images: []</text:p>
      <text:p text:style-name="P4">
Categories: ['亚太', '美国', '中国', '军事']</text:p>
      <text:p text:style-name="P4">
Type: None</text:p>
      <!--METADATA-->
      <text:p text:style-name="P4">
NoneNone</text:p>
      <text:p text:style-name="P4">
Source: <text:a xlink:type="simple" xlink:href="https://www.voachinese.com/a/palau-seeks-more-us-patrols-of-its-water-after-chinese-incursions-20230615/7138276.html" text:style-name="Internet_20_link" text:visited-style-name="Visited_20_Internet_20_Link">
https://www.voachinese.com/a/palau-seeks-more-us-patrols-of-its-water-after-chinese-incursions-20230615/7138276.html</text:a>
</text:p>
      <!--NEWS-->
      <text:h text:style-name="P10" text:outline-level="1">
<text:span text:style-name="T4">
英国“派对门”调查 前首相约翰逊被指故意误导国会</text:span>
</text:h>
      <text:p text:style-name="P4">
Author: 联合早报 (Person)</text:p>
      <text:p text:style-name="P4">
Publisher: 联合早报 (Organization)</text:p>
      <text:p text:style-name="P4">
Published Time: 2023-06-15T18:06</text:p>
      <text:p text:style-name="P4">
Modified Time: 2023-06-15T18:10</text:p>
      <text:p text:style-name="P4">
Description: 英国国会特权委员会发表调查报告，指前首相约翰逊在“派对门”事件中故意误导国会，应该被禁止进入国会。约翰逊驳斥报告“胡说八道”。由七人组成、约翰逊所属保守党占多数的特权委员会星期四（...</text:p>
      <text:p text:style-name="P4">
Videos: []</text:p>
      <text:p text:style-name="P4">
Audios: []</text:p>
      <text:p text:style-name="P4">
Images: []</text:p>
      <text:p text:style-name="P4">
Type: NewsArticle</text:p>
      <text:p text:style-name="P4">
Breadcrumbs: ['即时', '国际']</text:p>
      <text:p text:style-name="P4">
Keywords: ['英国', '约翰逊']</text:p>
      <!--METADATA-->
      <text:p text:style-name="P4">
英国国会特权委员会发表调查报告，指前首相 <text:a xlink:type="simple" xlink:href="https://www.zaobao.com/keywords/yue-han-xun" text:style-name="Internet_20_link" text:visited-style-name="Visited_20_Internet_20_Link">
 约翰逊 </text:a>
在“派对门”事件中故意误导国会，应该被禁止进入国会。约翰逊驳斥报告“胡说八道”。</text:p>
      <text:p text:style-name="P4">
由七人组成、约翰逊所属保守党占多数的特权委员会星期四（6月15日）发布了一份100多页的调查报告，指约翰逊在冠病疫情期间被问及在唐宁街举行聚会时，曾多次误导国会。“我们的结论是，约翰逊的行为是蓄意的，严重蔑视了下议院”。</text:p>
      <text:p text:style-name="P4">
委员会指出，如果约翰逊仍然是国会议员，他将因“屡次蔑视（国会）和试图破坏国会程序”而被停职90天。但他 <text:a xlink:type="simple" xlink:href="https://www.zaobao.com/realtime/world/story20230610-1402942" text:style-name="Internet_20_link" text:visited-style-name="Visited_20_Internet_20_Link">
 上周辞去了议员职务</text:a>
，因此委员会只是建议，“他不应该获得前议员的通行证”。这里指的是让前首相能够进入国会的通行证。</text:p>
      <text:p text:style-name="P4">
约翰逊坚称自己是无辜的，他谴责这份报告“胡说八道”，充斥着“谎言”，是一场“骗局”，并指责委员会成员对他进行报复。他在声明中说，在唐宁街举行的聚会是工作所需。“我们当时正在应对一场大流行病。但不要只听我说。听听警察局的说法。警方调查了我在所有这些事件中的角色。在任何情况下，他们都没有发现我所做的事情是非法的。”</text:p>
      <text:p text:style-name="P4">
约翰逊上周收到特权委员会的预发报告后决定辞职。</text:p>
      <text:p text:style-name="P4">
约翰逊担任英国首相三年，因被曝在冠病大流行期间违反防疫规定， <text:a xlink:type="simple" xlink:href="https://www.zaobao.com/news/world/story20220120-1234990" text:style-name="Internet_20_link" text:visited-style-name="Visited_20_Internet_20_Link">
 在首相府里大开派对</text:a>
，导致他声望大跌，最终被迫辞职。他于2022年7月辞去保守党党魁和首相职务，之后留任至9月新首相产生。</text:p>
      <text:p text:style-name="P4">
Source: <text:a xlink:type="simple" xlink:href="https://www.zaobao.com.sg/realtime/world/story20230615-1404689" text:style-name="Internet_20_link" text:visited-style-name="Visited_20_Internet_20_Link">
https://www.zaobao.com.sg/realtime/world/story20230615-1404689</text:a>
</text:p>
      <!--NEWS-->
      <text:h text:style-name="P10" text:outline-level="1">
<text:span text:style-name="T4">
欧盟点名华为、中兴通讯构成安全风险</text:span>
</text:h>
      <text:p text:style-name="P4">
Publisher: 法新社</text:p>
      <text:p text:style-name="P4">
Published Time: 2023-06-15T19:32:08+00:00</text:p>
      <text:p text:style-name="P4">
Modified Time: 2023-06-15T19:05:01+00:00</text:p>
      <text:p text:style-name="P4">
Description: （法新社布鲁塞尔15日电） 欧洲联盟执行委员会（European Commission）今天示警，中国电信巨擘华为、中兴通讯对欧盟安全构成风险，宣布不再使用依赖这两家公司的服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6" text:anchor-type="as-char" svg:width="6.9236in" svg:height="3.617581in" draw:z-index="0">
<draw:image xlink:href="../Images/rficn/2023-06-15T19-32-08-00-00/000000.png" xlink:type="simple" xlink:show="embed" xlink:actuate="onLoad" draw:mime-type="image/png"/>
</draw:frame>
</text:p>
      <text:p text:style-name="P4">
欧盟执委会在声明中表示：「执委会认为，跟其他5G供应商比起来，华为与中兴通讯实际上意味着明显更大的风险。」</text:p>
      <text:p text:style-name="P4">
声明指出，执委会将采取相关安全措施，不采购仰赖华为与中兴通讯设备的新连线服务。</text:p>
      <text:p text:style-name="P4">
欧盟内部市场事务执委布勒东（Thierry Breton）向欧盟27个成员国和电信业者呼吁，行动网路应排除使用华为与中兴通讯的设备。</text:p>
      <text:p text:style-name="P4">
布勒东在布鲁塞尔的记者会上说，不能继续严重依赖可能变成「武器」来攻击欧盟利益的设备，「对我们的共同安全而言，这样的弱点太过危险、风险太大」。</text:p>
      <text:p text:style-name="P4">
欧盟执委会表示，大约24个欧盟成员国已经通过规范或正在奠定基础，来赋予国内当局设限的权力。</text:p>
      <text:p text:style-name="P4">
但布勒东指出，只有10个成员国运用这些规范来限制或排除高风险卖家，「这样速度太慢，构成重大安全风险，并使欧盟集体安全暴露于风险之中」。</text:p>
      <text:p text:style-name="P4">
欧盟执委会3年前就引进严格5G规范，但当中并未公开禁止任何供应商，也没点名华为。因此今天的声明象徵欧盟改弦易辙，对中国采取日益强硬的路线，同时仍维持与北京的关系。</text:p>
      <text:p text:style-name="P4">
Source: <text:a xlink:type="simple" xlink:href="https://www.rfi.fr/cn/%E5%9B%BD%E9%99%85%E6%8A%A5%E9%81%93/20230615-%E6%AC%A7%E7%9B%9F%E7%82%B9%E5%90%8D%E5%8D%8E%E4%B8%BA-%E4%B8%AD%E5%85%B4%E9%80%9A%E8%AE%AF%E6%9E%84%E6%88%90%E5%AE%89%E5%85%A8%E9%A3%8E%E9%99%A9" text:style-name="Internet_20_link" text:visited-style-name="Visited_20_Internet_20_Link">
https://www.rfi.fr/cn/%E5%9B%BD%E9%99%85%E6%8A%A5%E9%81%93/20230615-%E6%AC%A7%E7%9B%9F%E7%82%B9%E5%90%8D%E5%8D%8E%E4%B8%BA-%E4%B8%AD%E5%85%B4%E9%80%9A%E8%AE%AF%E6%9E%84%E6%88%90%E5%AE%89%E5%85%A8%E9%A3%8E%E9%99%A9</text:a>
</text:p>
      <!--NEWS-->
      <text:h text:style-name="P10" text:outline-level="1">
<text:span text:style-name="T4">
周四美市盘前走低 重点谈从发展商Lennar业绩看美房地产市场</text:span>
</text:h>
      <text:p text:style-name="P4">
Author: 李可爱 (Person)</text:p>
      <text:p text:style-name="P4">
Publisher: 联合早报 (Organization)</text:p>
      <text:p text:style-name="P4">
Published Time: 2023-06-15T20:02</text:p>
      <text:p text:style-name="P4">
Modified Time: 2023-06-15T20:11</text:p>
      <text:p text:style-name="P4">
Description: 星期四（6月15日）重点：虽然美联储隔夜星期三（6月14日）决定不加息，但是却暗示在今年年底之前利息还是可能会再上升半个百分点，导致美国华尔街股市主要股指期货星期四（15日）走低。</text:p>
      <text:p text:style-name="P4">
Videos: []</text:p>
      <text:p text:style-name="P4">
Audios: []</text:p>
      <text:p text:style-name="P4">
Images: []</text:p>
      <text:p text:style-name="P4">
Type: NewsArticle</text:p>
      <text:p text:style-name="P4">
Breadcrumbs: ['即时', '国际']</text:p>
      <text:p text:style-name="P4">
Keywords: ['今晚美市看什么', '美国股市', '美市', '财经即时', '房地产']</text:p>
      <!--METADATA-->
      <text:h text:style-name="P13" text:outline-level="4">
<text:span text:style-name="T4">
星期四（6月15日）重点：</text:span>
</text:h>
      <ul>
        <li>
虽然美联储隔夜星期三（6月14日）决定不加息，但是却暗示在今年年底之前利息还是可能会再上升半个百分点，导致美国华尔街股市主要股指期货星期四（15日）走低。   * 在7时截稿时，标准与普尔500指数期货下跌18.70点或0.43％，报4353.90点； <text:a xlink:type="simple" xlink:href="https://www.zaobao.com/keywords/na-si-da-ke" text:style-name="Internet_20_link" text:visited-style-name="Visited_20_Internet_20_Link">
 纳斯达克 </text:a>
 100指数期货也跌98.30点或0.66％，报14907.40点；道琼斯指数期货则退低85.80点，报33893.50点。   * 美国股市隔夜收盘时显得起落不定。标准与普尔500指数隔夜微起3.58点，闭市报4372.59点。重量级的道琼斯指数则跌232.79点，闭市报33979.33点。以科技股为主的纳斯达克100指数升高0.70％或104.84点，以15005.69点收市。   * 美国股市隔夜的交易非常活跃，交易所的总成交量是121亿股，比过去20天的107亿股平均成交量多。</li>
      </ul>
      <text:h text:style-name="P13" text:outline-level="4">
<text:span text:style-name="T4">
盘前交易重点：</text:span>
</text:h>
      <text:p text:style-name="P4">
<text:a xlink:type="simple" xlink:href="https://www.zaobao.com/keywords/hua-qi-ji-tuan" text:style-name="Internet_20_link" text:visited-style-name="Visited_20_Internet_20_Link">
 花旗集团 </text:a>
 （Citigroup）首席财务官梅森（Mark Mason）在摩根士丹利会议透露，集团本季度迄今为止的市场收入（Markets Revenue）下降20％，投资银行业务收入则下降约25％。不过，他没有修改之前对全年收入所做的预测，并表示全年收入可以继续保持在780亿美元至790亿美元之间。花旗集团股价在今晚盘前下降0.24美元，截稿时报48.00美元。</text:p>
      <text:p text:style-name="P4">
花旗集团全年收入预料可以保持在780亿美元至790亿美元之间。（路透社）</text:p>
      <ul>
        <li>
中国电动车制造商 <text:a xlink:type="simple" xlink:href="https://www.zaobao.com/keywords/xiao-peng-qi-che" text:style-name="Internet_20_link" text:visited-style-name="Visited_20_Internet_20_Link">
 小鹏汽车 </text:a>
 （XPeng）股价今晚盘前上涨1.11％，截稿时报10.92美元。该公司今天宣布已获准在北京的主要环路和高速公路使用旗下的辅助驾驶技术（Assisted-driving Technology）。   * 软件开发商Adob​​e预计会在今晚股市收盘后公布第二财季业绩报告。Adob​​e股价在今晚盘前下跌3.25美元，截稿时报476.28美元。   * 星期四下文我们来看看美国第二大房屋建筑公司Lennar Corporation季度业绩，以及它反映出的美国房地产市场最新市况。今晚盘前该股起3.23美元，截稿时报117.98美元。   * 盘前活跃股按序： <text:a xlink:type="simple" xlink:href="https://www.zaobao.com/keywords/te-si-la" text:style-name="Internet_20_link" text:visited-style-name="Visited_20_Internet_20_Link">
 特斯拉 </text:a>
 （Tesla）、英伟达（Nvidia）、超微（Advanced Micro Devices）、Palantir Technologies和Unity Software。截稿时，这五只活跃股的股价全部下跌。</li>
      </ul>
      <text:h text:style-name="P13" text:outline-level="4">
<text:span text:style-name="T4">
Lennar Corporation（纽约证券交易所代码：LEN）</text:span>
</text:h>
      <text:p text:style-name="P4">
在美国房地产市场开始出现回弹的带动下，美国第二大房屋建筑公司Lennar Corporation隔夜发布的季度营业额和盈利双双超标。</text:p>
      <text:p text:style-name="P4">
根据LennarCorporation截至5月31日的第二季度业绩报告，该集团总营业额是80亿美元，摊薄后的每股净利是3.01美元，而FactSet搜集到的分析师平均预测则是72亿美元的营业额，每股盈利2.33美元。</text:p>
      <text:p text:style-name="P4">
业绩报告也显示，在第二季度新增订单总共有1万7885份，交付房屋则有1万7074栋，而第二季度大部分是属于天气较炎热的春天，如果把天气因素考虑在内，LennarCorporation在订单和交付方面的表现是相当出色的。不仅如此，该集团还表示会在接下来的第三季度再另外交付1万7750至1万8250套房屋。</text:p>
      <text:p text:style-name="P4">
在业绩表现超标的带动下，Lennar Corporation股价在隔夜盘后上涨了约2％。其他大型建筑商的股票也在该股的提振下走高，例如D.R.Horton的股价就上涨约1.3％。</text:p>
      <text:p text:style-name="P4">
LennarCorporation的业绩报告反映了一个“不寻常”的“好”房地产市况。其实自去年8月开始，随着抵押贷款利率上升，美国房地产市场在去年春季和夏季就已经开始出现疲软迹象。但是LennarCorporation的最新业绩似乎显示，美国房地产开始出现转机，而且市场现有房屋的供应开始稀少，市场也已经出现买家寻找新房屋了。</text:p>
      <text:p text:style-name="P4">
集团执行主席米勒（StuartMiller）就说：“潜在买家已经接受了更高利率的‘新常态’。在本季度里，我们继续看到房地产市场走向正常化，并从美联储为应对通胀而在去年积极加息中逐渐复苏。”</text:p>
      <text:p text:style-name="P4">
不过，LennarCorporation在第二季度确实是有调整房屋价格和提供各种优惠来刺激销量。米勒说，虽然卖出的每户房屋的平均销售价格下降至44万9000美元，但是集团的交付量和新订单双双都比去年同期多，而且我们的房屋建筑毛利率在第二季度也开始反弹至22.5％。</text:p>
      <text:p text:style-name="P4">
在Tipranks的15名分析师中，有九名给予LennarCorporation股“买进”评级，五名给予“持守”评级，一名给予“卖出”评级，一年期限平均目标价是121.21美元。</text:p>
      <text:p text:style-name="P4">
Source: <text:a xlink:type="simple" xlink:href="https://www.zaobao.com.sg/realtime/world/story20230615-1404700" text:style-name="Internet_20_link" text:visited-style-name="Visited_20_Internet_20_Link">
https://www.zaobao.com.sg/realtime/world/story20230615-1404700</text:a>
</text:p>
      <!--NEWS-->
      <text:h text:style-name="P10" text:outline-level="1">
<text:span text:style-name="T4">
日相岸田本周不会解散国会</text:span>
</text:h>
      <text:p text:style-name="P4">
Author: 联合早报 (Person)</text:p>
      <text:p text:style-name="P4">
Publisher: 联合早报 (Organization)</text:p>
      <text:p text:style-name="P4">
Published Time: 2023-06-15T20:07</text:p>
      <text:p text:style-name="P4">
Modified Time: 2023-06-15T22:03</text:p>
      <text:p text:style-name="P4">
Description: 日本首相岸田文雄说，他不会在未来几天内解散国会。岸田星期四（6月15日）告诉记者：“我没有考虑在本届国会会议期间解散国会。”本届国会会期将于下星期三（21日）结束。被问及反对党可能...</text:p>
      <text:p text:style-name="P4">
Videos: []</text:p>
      <text:p text:style-name="P4">
Audios: []</text:p>
      <text:p text:style-name="P4">
Images: []</text:p>
      <text:p text:style-name="P4">
Type: NewsArticle</text:p>
      <text:p text:style-name="P4">
Breadcrumbs: ['即时', '国际']</text:p>
      <text:p text:style-name="P4">
Keywords: ['日本', '岸田文雄', '国会']</text:p>
      <!--METADATA-->
      <text:p text:style-name="P4">
日本首相岸田文雄说，他不会在未来几天内解散国会。</text:p>
      <text:p text:style-name="P4">
岸田星期四（6月15日）告诉记者：“我没有考虑在本届国会会议期间解散国会。”本届国会会期将于下星期三（21日）结束。</text:p>
      <text:p text:style-name="P4">
被问及反对党可能提出的不信任动议时，岸田说，他已指示自民党议员投反对票。鉴于岸田领导的自民党在国会中占有多数席位，反对党的不信任投票都将是象征性的。</text:p>
      <text:p text:style-name="P4">
富士电视台之前报道，若反对党在星期五（16日）提交有关国防预算的不信任投票，岸田可能会在同一天宣布 <text:a xlink:type="simple" xlink:href="https://www.zaobao.com/news/world/story20230614-1404393" text:style-name="Internet_20_link" text:visited-style-name="Visited_20_Internet_20_Link">
 解散众议院，提早举行大选</text:a>
 。</text:p>
      <text:p text:style-name="P4">
Source: <text:a xlink:type="simple" xlink:href="https://www.zaobao.com.sg/realtime/world/story20230615-1404701" text:style-name="Internet_20_link" text:visited-style-name="Visited_20_Internet_20_Link">
https://www.zaobao.com.sg/realtime/world/story20230615-1404701</text:a>
</text:p>
      <!--NEWS-->
      <text:h text:style-name="P10" text:outline-level="1">
<text:span text:style-name="T4">
朝鲜发射两枚弹道导弹 落入日本专属经济区</text:span>
</text:h>
      <text:p text:style-name="P4">
Author: 联合早报 (Person)</text:p>
      <text:p text:style-name="P4">
Publisher: 联合早报 (Organization)</text:p>
      <text:p text:style-name="P4">
Published Time: 2023-06-15T20:27</text:p>
      <text:p text:style-name="P4">
Modified Time: 2023-06-15T20:43</text:p>
      <text:p text:style-name="P4">
Description: 韩国联合参谋本部说，朝鲜星期四（6月15日）晚上7时30分（新加坡时间晚上6时30分）从顺安向东海发射了两枚短程弹道导弹。两枚导弹均落入日本专属经济区内的水域。日本首相岸田文雄说，...</text:p>
      <text:p text:style-name="P4">
Videos: []</text:p>
      <text:p text:style-name="P4">
Audios: []</text:p>
      <text:p text:style-name="P4">
Images: []</text:p>
      <text:p text:style-name="P4">
Type: NewsArticle</text:p>
      <text:p text:style-name="P4">
Breadcrumbs: ['即时', '国际']</text:p>
      <text:p text:style-name="P4">
Keywords: ['韩国', '朝鲜', '弹道导弹', '美韩联合军演']</text:p>
      <!--METADATA-->
      <text:p text:style-name="P4">
韩国联合参谋本部说，朝鲜星期四（6月15日）晚上7时30分（新加坡时间晚上6时30分）从顺安向东海发射了两枚短程弹道导弹。两枚导弹均落入日本专属经济区内的水域。</text:p>
      <text:p text:style-name="P4">
日本首相岸田文雄说，没有关于朝鲜导弹造成破坏的报告，并说朝鲜的这一举动严重违反了联合国决议。</text:p>
      <text:p text:style-name="P4">
朝鲜在射弹之前通过官媒以国防部发言人名义发表“警告立场”，抗议 <text:a xlink:type="simple" xlink:href="https://www.zaobao.com.sg/news/world/story20230615-1404686" text:style-name="Internet_20_link" text:visited-style-name="Visited_20_Internet_20_Link">
 韩美同日举行的联合军事演习</text:a>
。朝鲜威胁称，朝方武力将彻底应对敌方任何形式的示威性行动与挑衅。</text:p>
      <text:p text:style-name="P4">
Source: <text:a xlink:type="simple" xlink:href="https://www.zaobao.com.sg/realtime/world/story20230615-1404708" text:style-name="Internet_20_link" text:visited-style-name="Visited_20_Internet_20_Link">
https://www.zaobao.com.sg/realtime/world/story20230615-1404708</text:a>
</text:p>
      <!--NEWS-->
      <text:h text:style-name="P10" text:outline-level="1">
<text:span text:style-name="T4">
美国否认与伊朗达成临时核协议</text:span>
</text:h>
      <text:p text:style-name="P4">
Author: chinese@voanews.com (美国之音)</text:p>
      <text:p text:style-name="P4">
Publisher: 美国之音中文网 (Type: NewsMediaOrganization)</text:p>
      <text:p text:style-name="P4">
Published Time: 2023-06-15T20:54:33+08:00</text:p>
      <text:p text:style-name="P4">
Modified Time: 2023-06-15 12:54:33Z</text:p>
      <text:p text:style-name="P4">
Description: 美国星期三表示，有关与伊朗达成一项临时核协议的报道“是虚假的和误导的。”</text:p>
      <text:p text:style-name="P4">
Videos: []</text:p>
      <text:p text:style-name="P4">
Images: []</text:p>
      <text:p text:style-name="P4">
Categories: ['中东', '美国']</text:p>
      <text:p text:style-name="P4">
Type: None</text:p>
      <!--METADATA-->
      <text:p text:style-name="P4">
NoneNone</text:p>
      <text:p text:style-name="P4">
Source: <text:a xlink:type="simple" xlink:href="https://www.voachinese.com/a/us-denies-interim-deal-on-iran-s-nuclear-program-20230615/7138397.html" text:style-name="Internet_20_link" text:visited-style-name="Visited_20_Internet_20_Link">
https://www.voachinese.com/a/us-denies-interim-deal-on-iran-s-nuclear-program-20230615/7138397.html</text:a>
</text:p>
      <!--NEWS-->
      <text:h text:style-name="P10" text:outline-level="1">
<text:span text:style-name="T4">
美韩日讨论维持台海稳定和朝鲜问题</text:span>
</text:h>
      <text:p text:style-name="P4">
Author: 联合早报 (Person)</text:p>
      <text:p text:style-name="P4">
Publisher: 联合早报 (Organization)</text:p>
      <text:p text:style-name="P4">
Published Time: 2023-06-15T21:28</text:p>
      <text:p text:style-name="P4">
Modified Time: 2023-06-15T22:13</text:p>
      <text:p text:style-name="P4">
Description: 美国、韩国和日本的国家安全官员讨论了维持台湾海峡稳定以及在东海和南中国海的协调工作。综合路透社和韩联社报道，美国白宫星期四（6月15日）发声明说，白宫国家安全顾问沙利文、韩国国家安...</text:p>
      <text:p text:style-name="P4">
Videos: []</text:p>
      <text:p text:style-name="P4">
Audios: []</text:p>
      <text:p text:style-name="P4">
Images: []</text:p>
      <text:p text:style-name="P4">
Type: NewsArticle</text:p>
      <text:p text:style-name="P4">
Breadcrumbs: ['即时', '国际']</text:p>
      <text:p text:style-name="P4">
Keywords: ['美国', '韩国', '日本', '朝鲜', '台海', '南中国海']</text:p>
      <!--METADATA-->
      <text:p text:style-name="P4">
美国、韩国和日本的国家安全官员讨论了维持 <text:a xlink:type="simple" xlink:href="https://www.zaobao.com/special/taiwan" text:style-name="Internet_20_link" text:visited-style-name="Visited_20_Internet_20_Link">
 台湾海峡稳定 </text:a>
 以及在东海和<text:a xlink:type="simple" xlink:href="https://www.zaobao.com/keywords/nan-zhong-guo-hai" text:style-name="Internet_20_link" text:visited-style-name="Visited_20_Internet_20_Link">
 南中国海 </text:a>
 的协调工作。</text:p>
      <text:p text:style-name="P4">
综合路透社和韩联社报道，美国白宫星期四（6月15日）发声明说，白宫国家安全顾问沙利文、韩国国家安保室室长赵太庸及日本国家安全保障局长秋叶刚男在东京举行会谈。三方就朝鲜问题、地区安全局势和美韩日合作方案为主题进行磋商，商定为推动地区和平稳定，进一步巩固三方合作。</text:p>
      <text:p text:style-name="P4">
白宫发声明不久后，韩国联合参谋本部说，朝鲜星期四晚上 <text:a xlink:type="simple" xlink:href="https://www.zaobao.com.sg/realtime/world/story20230615-1404708" text:style-name="Internet_20_link" text:visited-style-name="Visited_20_Internet_20_Link">
 发射了两枚短程弹道导弹</text:a>
 。</text:p>
      <text:p text:style-name="P4">
白宫说，美韩日三边伙伴关系现在比以往任何时候都更强大，并具有更大的潜力。白宫补充说，会谈中还讨论了技术、能源安全和“打击经济胁迫”。</text:p>
      <text:p text:style-name="P4">
声明还说，沙利文、赵太庸及秋叶刚男讨论了在东海和南中国海进行协调的机会，并强调了维护台湾海峡和平与稳定的重要。</text:p>
      <text:p text:style-name="P4">
Source: <text:a xlink:type="simple" xlink:href="https://www.zaobao.com.sg/realtime/world/story20230615-1404737" text:style-name="Internet_20_link" text:visited-style-name="Visited_20_Internet_20_Link">
https://www.zaobao.com.sg/realtime/world/story20230615-1404737</text:a>
</text:p>
      <!--NEWS-->
      <text:h text:style-name="P10" text:outline-level="1">
<text:span text:style-name="T4">
罗斯玛获准暂时取回护照到狮城探亲</text:span>
</text:h>
      <text:p text:style-name="P4">
Author: 联合早报 (Person)</text:p>
      <text:p text:style-name="P4">
Publisher: 联合早报 (Organization)</text:p>
      <text:p text:style-name="P4">
Published Time: 2023-06-15T22:01</text:p>
      <text:p text:style-name="P4">
Modified Time: 2023-06-15T22:07</text:p>
      <text:p text:style-name="P4">
Description: 马来西亚上诉庭星期四（6月15日）批准前首相夫人罗斯玛的申请，允许她暂时取回护照，以便到新加坡探望女儿。由于主控官傅益廷副检察司没有反对，以法官拉维达蓝为首的上诉庭三司一致同意批准...</text:p>
      <text:p text:style-name="P4">
Videos: []</text:p>
      <text:p text:style-name="P4">
Audios: []</text:p>
      <text:p text:style-name="P4">
Images: []</text:p>
      <text:p text:style-name="P4">
Type: NewsArticle</text:p>
      <text:p text:style-name="P4">
Breadcrumbs: ['即时', '国际']</text:p>
      <text:p text:style-name="P4">
Keywords: ['罗斯玛', '贪污罪', '护照', '新加坡']</text:p>
      <!--METADATA-->
      <text:p text:style-name="P4">
马来西亚上诉庭星期四（6月15日）批准前首相夫人罗斯玛的申请，允许她暂时取回护照，以便到新加坡探望女儿。</text:p>
      <text:p text:style-name="P4">
由于主控官傅益廷副检察司没有反对，以法官拉维达蓝为首的上诉庭三司一致同意批准罗斯玛的申请，让她能从即日起至7月7日期间，前往新加坡探望亲人。</text:p>
      <text:p text:style-name="P4">
罗斯玛的代表律师佳吉星陈词时说，罗斯玛会在7月7日返回马国后的一周内，归还护照给法庭保管。</text:p>
      <text:p text:style-name="P4">
他也保证，罗斯玛会于7月11日，在上诉庭审理她涉及的砂拉越郊区学校太阳能供电弊案之前，返回马国。</text:p>
      <text:p text:style-name="P4">
这是罗斯玛第三次向法庭申请暂还护照，以便出国探望在新加坡定居的长女诺丽雅娜、女婿及两名孙子。</text:p>
      <text:p text:style-name="P4">
她曾在2021年10月及2023年3月提出相同要求，当时获法庭批准。不过，罗斯玛第一次索回护照，到新加坡探望当时待产的诺丽雅娜后，未按时回到马来西亚，错过了砂州郊区学校太阳能供电弊案的审讯，当时法庭差点对她发出通缉令。</text:p>
      <text:p text:style-name="P4">
吉隆坡高庭去年9月裁定罗斯玛在此案罪名成立，判监10年及罚款9亿7000万令吉（约2亿8000万新元），是马国历来最高额的罚款。罗斯玛已入禀上诉及获准保外，保外条件包括交出护照。此上诉案定于7月11日开审，为期四天。</text:p>
      <text:p text:style-name="P4">
Source: <text:a xlink:type="simple" xlink:href="https://www.zaobao.com.sg/realtime/world/story20230615-1404758" text:style-name="Internet_20_link" text:visited-style-name="Visited_20_Internet_20_Link">
https://www.zaobao.com.sg/realtime/world/story20230615-1404758</text:a>
</text:p>
      <!--NEWS-->
      <text:h text:style-name="P10" text:outline-level="1">
<text:span text:style-name="T4">
德国旅游景点发生袭击游客事件 酿一死一伤</text:span>
</text:h>
      <text:p text:style-name="P4">
Author: 联合早报 (Person)</text:p>
      <text:p text:style-name="P4">
Publisher: 联合早报 (Organization)</text:p>
      <text:p text:style-name="P4">
Published Time: 2023-06-15T22:11</text:p>
      <text:p text:style-name="P4">
Modified Time: 2023-06-15T22:13</text:p>
      <text:p text:style-name="P4">
Description: 一名男子在德国南部旅游景点性骚扰两名女游客遇到反抗后，竟愤而将她们扔到山沟中，导致两名女子一死一伤。干案男子已经落网。 德国《图片报》（Bild）星期四（6月15日）报道，这起事件...</text:p>
      <text:p text:style-name="P4">
Videos: []</text:p>
      <text:p text:style-name="P4">
Audios: []</text:p>
      <text:p text:style-name="P4">
Images: []</text:p>
      <text:p text:style-name="P4">
Type: NewsArticle</text:p>
      <text:p text:style-name="P4">
Breadcrumbs: ['即时', '国际']</text:p>
      <text:p text:style-name="P4">
Keywords: ['德国', '袭击', '冲突']</text:p>
      <!--METADATA-->
      <text:p text:style-name="P4">
一名男子在德国南部旅游景点性骚扰两名女游客遇到反抗后，竟愤而将她们扔到山沟中，导致两名女子一死一伤。干案男子已经落网。</text:p>
      <text:p text:style-name="P4">
德国《图片报》（Bild）星期四（6月15日）报道，这起事件发生在巴伐利亚州阿尔卑斯山脚下的新天鹅堡（NeuschwansteinCastle）附近。两名女子在一座可望到这座古堡的桥上遇到这名男子，两人不堪男子的骚扰并与他发生肢体冲突，男子随后将两名女子推过桥的栏杆，扔到下方的山沟中。</text:p>
      <text:p text:style-name="P4">
德国广播公司ZDF报道，一名21岁女子在医院不治身亡，她的22岁同伴受伤留医。</text:p>
      <text:p text:style-name="P4">
ZDF引述检发言人说，嫌犯已被逮捕。</text:p>
      <text:p text:style-name="P4">
Source: <text:a xlink:type="simple" xlink:href="https://www.zaobao.com.sg/realtime/world/story20230615-1404760" text:style-name="Internet_20_link" text:visited-style-name="Visited_20_Internet_20_Link">
https://www.zaobao.com.sg/realtime/world/story20230615-1404760</text:a>
</text:p>
      <!--NEWS-->
      <text:h text:style-name="P10" text:outline-level="1">
<text:span text:style-name="T4">
中国总理李强出访德法，海外首秀恐迎来警惕目光</text:span>
</text:h>
      <text:p text:style-name="P4">
Author: chinese@voanews.com (松仁)</text:p>
      <text:p text:style-name="P4">
Publisher: 美国之音中文网 (Type: NewsMediaOrganization)</text:p>
      <text:p text:style-name="P4">
Published Time: 2023-06-15T22:26:48+08:00</text:p>
      <text:p text:style-name="P4">
Modified Time: 2023-06-15 14:26:48Z</text:p>
      <text:p text:style-name="P4">
Description: 中国国务院总理李强星期六（6月17日）开始将出访德国和法国这两个欧盟最重要的国家。这也是李强今年三月出任中国国务院总理后的首次出访。不过，李强这次出访的时机似乎并不太好。就在北京宣布李强出访德法消息的前一天，德国联邦政府首次发布国家安全战略，指责中国寻求利用其经济实力达成政治目标并谋取地区霸权</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china-s-premier-li-to-visit-germany-france-in-first-overseas-trip-20230615/7138449.html" text:style-name="Internet_20_link" text:visited-style-name="Visited_20_Internet_20_Link">
https://www.voachinese.com/a/china-s-premier-li-to-visit-germany-france-in-first-overseas-trip-20230615/7138449.html</text:a>
</text:p>
      <!--NEWS-->
      <text:h text:style-name="P10" text:outline-level="1">
<text:span text:style-name="T4">
中国经济增长五月份再下挫 市场预期更多刺激措施</text:span>
</text:h>
      <text:p text:style-name="P4">
Author: chinese@voanews.com (美国之音)</text:p>
      <text:p text:style-name="P4">
Publisher: 美国之音中文网 (Type: NewsMediaOrganization)</text:p>
      <text:p text:style-name="P4">
Published Time: 2023-06-15T22:41:12+08:00</text:p>
      <text:p text:style-name="P4">
Modified Time: 2023-06-15 14:41:12Z</text:p>
      <text:p text:style-name="P4">
Description: 中国经济增长5月份遭遇下挫，工业产出和零售额的增长双双低于预期。经济学家预计北京需要祭出更多的政策和措施，以支撑后新冠疫情时代疲软的经济复苏。</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economy-slows-in-may-more-stimulus-expected-20230615/7138412.html" text:style-name="Internet_20_link" text:visited-style-name="Visited_20_Internet_20_Link">
https://www.voachinese.com/a/china-s-economy-slows-in-may-more-stimulus-expected-20230615/7138412.html</text:a>
</text:p>
      <!--NEWS-->
      <text:h text:style-name="P10" text:outline-level="1">
<text:span text:style-name="T4">
泽连斯基呼吁瑞士允许向乌克兰再出口武器</text:span>
</text:h>
      <text:p text:style-name="P4">
Author: 联合早报 (Person)</text:p>
      <text:p text:style-name="P4">
Publisher: 联合早报 (Organization)</text:p>
      <text:p text:style-name="P4">
Published Time: 2023-06-15T22:54</text:p>
      <text:p text:style-name="P4">
Modified Time: 2023-06-15T23:06</text:p>
      <text:p text:style-name="P4">
Description: 乌克兰总统泽连斯基呼吁瑞士允许向乌克兰再出口武器，称这将会是抵御俄罗斯入侵的关键。路透社报道，泽连斯基星期四（6月15日）在瑞士国会两院的视频讲话中说：“我知道瑞士正在讨论出口战争...</text:p>
      <text:p text:style-name="P4">
Videos: []</text:p>
      <text:p text:style-name="P4">
Audios: []</text:p>
      <text:p text:style-name="P4">
Images: []</text:p>
      <text:p text:style-name="P4">
Type: NewsArticle</text:p>
      <text:p text:style-name="P4">
Breadcrumbs: ['即时', '国际']</text:p>
      <text:p text:style-name="P4">
Keywords: ['乌克兰', '泽连斯基', '瑞士', '武器', '俄乌战争']</text:p>
      <!--METADATA-->
      <text:p text:style-name="P4">
乌克兰总统泽连斯基呼吁瑞士允许向乌克兰再出口武器，称这将会是抵御俄罗斯入侵的关键。</text:p>
      <text:p text:style-name="P4">
路透社报道，泽连斯基星期四（6月15日）在瑞士国会两院的视频讲话中说：“我知道瑞士正在讨论出口战争物资以保护和捍卫乌克兰的问题。这将是至关重要的。我们需要武器才能恢复乌克兰的和平。”</text:p>
      <text:p text:style-name="P4">
瑞士的长期政策是禁止任何购买瑞士武器的国家将武器再出口给冲突各方。去年11月，瑞士明确禁止运送军火到俄罗斯和乌克兰。这在瑞士引起热议；瑞士在保持外交中立的同时，也得兼顾欧洲邻国和国内武器工业的关切。</text:p>
      <text:p text:style-name="P4">
Source: <text:a xlink:type="simple" xlink:href="https://www.zaobao.com.sg/realtime/world/story20230615-1404775" text:style-name="Internet_20_link" text:visited-style-name="Visited_20_Internet_20_Link">
https://www.zaobao.com.sg/realtime/world/story20230615-1404775</text:a>
</text:p>
      <!--NEWS-->
      <text:h text:style-name="P10" text:outline-level="1">
<text:span text:style-name="T4">
北约商讨为乌克兰提供更多的军事援助</text:span>
</text:h>
      <text:p text:style-name="P4">
Author: chinese@voanews.com (美国之音)</text:p>
      <text:p text:style-name="P4">
Publisher: 美国之音中文网 (Type: NewsMediaOrganization)</text:p>
      <text:p text:style-name="P4">
Published Time: 2023-06-15T23:01:49+08:00</text:p>
      <text:p text:style-name="P4">
Modified Time: 2023-06-15 15:01:49Z</text:p>
      <text:p text:style-name="P4">
Description: 北约秘书长延斯·斯图尔滕贝格星期四（6月15日）说，乌克兰战争的进展表明需要与乌克兰站在一起，并继续提供支持。</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nato-discusses-more-military-support-for-ukraine-20230615/7138473.html" text:style-name="Internet_20_link" text:visited-style-name="Visited_20_Internet_20_Link">
https://www.voachinese.com/a/nato-discusses-more-military-support-for-ukraine-20230615/7138473.html</text:a>
</text:p>
      <!--NEWS-->
      <text:h text:style-name="P10" text:outline-level="1">
<text:span text:style-name="T4">
隔着玻璃对莫奈画作涂红漆 环保分子被捕</text:span>
</text:h>
      <text:p text:style-name="P4">
Author: 联合早报 (Person)</text:p>
      <text:p text:style-name="P4">
Publisher: 联合早报 (Organization)</text:p>
      <text:p text:style-name="P4">
Published Time: 2023-06-15T23:36</text:p>
      <text:p text:style-name="P4">
Modified Time: 2023-06-15T23:36</text:p>
      <text:p text:style-name="P4">
Description: 两名瑞典环保分子在法国印象派大师莫奈画作的保护玻璃上涂抹红漆并粘上双手，所幸画作没有受损。法新社报道，两名环保分子星期三（6月14日）在瑞典斯德哥尔摩国家博物馆展出的莫奈画作《吉维...</text:p>
      <text:p text:style-name="P4">
Videos: []</text:p>
      <text:p text:style-name="P4">
Audios: []</text:p>
      <text:p text:style-name="P4">
Images: []</text:p>
      <text:p text:style-name="P4">
Type: NewsArticle</text:p>
      <text:p text:style-name="P4">
Breadcrumbs: ['即时', '国际']</text:p>
      <text:p text:style-name="P4">
Keywords: ['瑞典', '环保']</text:p>
      <!--METADATA-->
      <text:p text:style-name="P4">
两名瑞典环保分子在法国印象派大师莫奈画作的保护玻璃上涂抹红漆并粘上双手，所幸画作没有受损。</text:p>
      <text:p text:style-name="P4">
法新社报道，两名环保分子星期三（6月14日）在瑞典斯德哥尔摩国家博物馆展出的莫奈画作《吉维尼的艺术家花园》的保护玻璃上，涂抹红漆并粘上双手。警方说，两名年龄介于25岁至30岁左右的女子被捕。</text:p>
      <text:p text:style-name="P4">
拥有这副莫奈画作的法国巴黎奥赛博物馆馆长勒里博星期四（15日）说，两家博物馆的修复人员检查画作后，确定“这幅画没有受到任何损害”。</text:p>
      <text:p text:style-name="P4">
据了解，两名环保分子来自一个呼吁恢复湿地的组织AterstallVatmarker。该组织的发言人接受法新社采访时说，气候灾难“也是一场健康危机”，“数百万人已经死于气候灾难”。</text:p>
      <text:p text:style-name="P4">
该组织还说，“像莫奈画作中的华丽花园很快就会成为遥远的记忆”。</text:p>
      <text:p text:style-name="P4">
Source: <text:a xlink:type="simple" xlink:href="https://www.zaobao.com.sg/realtime/world/story20230615-1404788" text:style-name="Internet_20_link" text:visited-style-name="Visited_20_Internet_20_Link">
https://www.zaobao.com.sg/realtime/world/story20230615-1404788</text:a>
</text:p>
      <!--NEWS-->
      <text:h text:style-name="P10" text:outline-level="1">
<text:span text:style-name="T4">
英前首相约翰逊原选区7月举行补选</text:span>
</text:h>
      <text:p text:style-name="P4">
Author: 联合早报 (Person)</text:p>
      <text:p text:style-name="P4">
Publisher: 联合早报 (Organization)</text:p>
      <text:p text:style-name="P4">
Published Time: 2023-06-15T23:58</text:p>
      <text:p text:style-name="P4">
Modified Time: 2023-06-15T23:58</text:p>
      <text:p text:style-name="P4">
Description: 英国前首相约翰逊的原国会选区将于7月20日举行补选。路透社报道，位于伦敦西部的希灵顿区当局星期四（6月15日）发声明说：“在约翰逊于2023年6月12日辞去国会议员职务后，阿克斯桥...</text:p>
      <text:p text:style-name="P4">
Videos: []</text:p>
      <text:p text:style-name="P4">
Audios: []</text:p>
      <text:p text:style-name="P4">
Images: []</text:p>
      <text:p text:style-name="P4">
Type: NewsArticle</text:p>
      <text:p text:style-name="P4">
Breadcrumbs: ['即时', '国际']</text:p>
      <text:p text:style-name="P4">
Keywords: ['约翰逊', '英国', '补选']</text:p>
      <!--METADATA-->
      <text:p text:style-name="P4">
英国前首相 <text:a xlink:type="simple" xlink:href="https://www.zaobao.com/keywords/yue-han-xun" text:style-name="Internet_20_link" text:visited-style-name="Visited_20_Internet_20_Link">
 约翰逊 </text:a>
 的原国会选区将于7月20日举行补选。</text:p>
      <text:p text:style-name="P4">
路透社报道，位于伦敦西部的希灵顿区当局星期四（6月15日）发声明说：“在约翰逊于2023年6月12日 <text:a xlink:type="simple" xlink:href="https://www.zaobao.com/realtime/world/story20230610-1402942" text:style-name="Internet_20_link" text:visited-style-name="Visited_20_Internet_20_Link">
 辞去国会议员职务</text:a>
后，阿克斯桥（Uxbridge）和南莱斯里普（ South Ruislip）国会选区的补选将于2023年7月20日举行。”</text:p>
      <text:p text:style-name="P4">
英国国会特权委员会星期四较早时发表调查报告，指约翰逊在 <text:a xlink:type="simple" xlink:href="https://www.zaobao.com/realtime/world/story20230615-1404689" text:style-name="Internet_20_link" text:visited-style-name="Visited_20_Internet_20_Link">
 “派对门”事件中故意误导国会</text:a>
，他的行为严重蔑视了国会。约翰逊则指这份报告“胡说八道”，充斥着“谎言”，是一场“骗局”，并指责委员会成员对他进行报复。</text:p>
      <text:p text:style-name="P4">
约翰逊上周预览了特权委员会的报告后，决定辞去西伦敦地区阿克斯桥和南莱斯里普议员的职务。</text:p>
      <text:p text:style-name="P4">
Source: <text:a xlink:type="simple" xlink:href="https://www.zaobao.com.sg/realtime/world/story20230615-1404799" text:style-name="Internet_20_link" text:visited-style-name="Visited_20_Internet_20_Link">
https://www.zaobao.com.sg/realtime/world/story20230615-1404799</text:a>
</text:p>
      <!--NEWS-->
      <text:h text:style-name="P10" text:outline-level="1">
<text:span text:style-name="T4">
欧洲央行下修欧元区今、明年经济成长预估</text:span>
</text:h>
      <text:p text:style-name="P4">
Publisher: 法新社</text:p>
      <text:p text:style-name="P4">
Published Time: 2023-06-15T7:02:07+00:00</text:p>
      <text:p text:style-name="P4">
Modified Time: 2023-06-15T13:50:03+00:00</text:p>
      <text:p text:style-name="P4">
Description: （法新社法兰克福15日电） 随着通膨持续对欧洲经济造成影响，欧洲央行今天也下修欧元区今、明年经济成长预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3.617581in" draw:z-index="0">
<draw:image xlink:href="../Images/rficn/2023-06-15T7-02-07-00-00/000000.png" xlink:type="simple" xlink:show="embed" xlink:actuate="onLoad" draw:mime-type="image/png"/>
</draw:frame>
</text:p>
      <text:p text:style-name="P4">
欧洲央行调降欧元区今年经济成长预估至0.9%，明年经济成长预估则下修至1.5%。</text:p>
      <text:p text:style-name="P4">
欧洲央行今年3月预估欧元区今年经济成长1%，明后年经济成长预估1.6%。</text:p>
      <text:p text:style-name="P4">
Source: <text:a xlink:type="simple" xlink:href="https://www.rfi.fr/cn/%E8%B4%A2%E7%BB%8F%E5%BF%AB%E8%AE%AF/20230615-%E6%AC%A7%E6%B4%B2%E5%A4%AE%E8%A1%8C%E4%B8%8B%E4%BF%AE%E6%AC%A7%E5%85%83%E5%8C%BA%E4%BB%8A-%E6%98%8E%E5%B9%B4%E7%BB%8F%E6%B5%8E%E6%88%90%E9%95%BF%E9%A2%84%E4%BC%B0" text:style-name="Internet_20_link" text:visited-style-name="Visited_20_Internet_20_Link">
https://www.rfi.fr/cn/%E8%B4%A2%E7%BB%8F%E5%BF%AB%E8%AE%AF/20230615-%E6%AC%A7%E6%B4%B2%E5%A4%AE%E8%A1%8C%E4%B8%8B%E4%BF%AE%E6%AC%A7%E5%85%83%E5%8C%BA%E4%BB%8A-%E6%98%8E%E5%B9%B4%E7%BB%8F%E6%B5%8E%E6%88%90%E9%95%BF%E9%A2%84%E4%BC%B0</text:a>
</text:p>
      <!--NEWS-->
      <text:h text:style-name="P10" text:outline-level="1">
<text:span text:style-name="T4">
美日韩国安官员聚首东京，讨论台海、东、南中国海紧张局势及合作</text:span>
</text:h>
      <text:p text:style-name="P4">
Author: VOA</text:p>
      <text:p text:style-name="P4">
Publisher: 美国之音中文网 (Type: NewsMediaOrganization)</text:p>
      <text:p text:style-name="P4">
Published Time: 2023-06-16T00:16:10+08:00</text:p>
      <text:p text:style-name="P4">
Modified Time: 2023-06-15 16:16:14Z</text:p>
      <text:p text:style-name="P4">
Description: 美国白宫星期四（6月15日）在一个声明中表示，美国、日本和韩国的国家安全顾问周四讨论了在台湾海峡维持稳定，及在东中国海和南中国海相互协调的议题。</text:p>
      <text:p text:style-name="P4">
Videos: []</text:p>
      <text:p text:style-name="P4">
Images: []</text:p>
      <text:p text:style-name="P4">
Categories: ['台海两岸关系', '亚太', '美国', '南中国海争端']</text:p>
      <text:p text:style-name="P4">
Type: None</text:p>
      <!--METADATA-->
      <text:p text:style-name="P4">
NoneNone</text:p>
      <text:p text:style-name="P4">
Source: <text:a xlink:type="simple" xlink:href="https://www.voachinese.com/a/us-japan-s-korea-discuss-n-korea-china-seas-20230615/7138793.html" text:style-name="Internet_20_link" text:visited-style-name="Visited_20_Internet_20_Link">
https://www.voachinese.com/a/us-japan-s-korea-discuss-n-korea-china-seas-20230615/7138793.html</text:a>
</text:p>
      <!--NEWS-->
      <text:h text:style-name="P10" text:outline-level="1">
<text:span text:style-name="T4">
中国国力提升，隐秘的情报收集成为美中争斗的新热点</text:span>
</text:h>
      <text:p text:style-name="P4">
Author: chinese@voanews.com (松仁)</text:p>
      <text:p text:style-name="P4">
Publisher: 美国之音中文网 (Type: NewsMediaOrganization)</text:p>
      <text:p text:style-name="P4">
Published Time: 2023-06-16T00:36:13+08:00</text:p>
      <text:p text:style-name="P4">
Modified Time: 2023-06-15 17:46:29Z</text:p>
      <text:p text:style-name="P4">
Description: 在美国国务卿布林肯今年第二次准备出访北京，以便修补美中两国跌入谷底并且仍在日益恶化的双边关系之际，又一起中国试图对美国实施间谍和情搜的新闻浮出水面，引发美国各界的严重关切和高度关注。</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as-beijing-s-intelligence-capabilities-grow-spying-becomes-an-increasing-flashpoint-in-us-china-ties-061523/7138516.html" text:style-name="Internet_20_link" text:visited-style-name="Visited_20_Internet_20_Link">
https://www.voachinese.com/a/as-beijing-s-intelligence-capabilities-grow-spying-becomes-an-increasing-flashpoint-in-us-china-ties-061523/7138516.html</text:a>
</text:p>
      <!--NEWS-->
      <text:h text:style-name="P10" text:outline-level="1">
<text:span text:style-name="T4">
朝鲜周四又发两枚导弹，美日韩商讨应对中朝安全威胁之策</text:span>
</text:h>
      <text:p text:style-name="P4">
Author: chinese@voanews.com (松仁)</text:p>
      <text:p text:style-name="P4">
Publisher: 美国之音中文网 (Type: NewsMediaOrganization)</text:p>
      <text:p text:style-name="P4">
Published Time: 2023-06-16T02:32:01+08:00</text:p>
      <text:p text:style-name="P4">
Modified Time: 2023-06-15 18:32:01Z</text:p>
      <text:p text:style-name="P4">
Description: 韩国军方表示，朝鲜星期四（6月15日）就美国和韩国举行联合军演发出“不可避免”回应的警告不到一小时后，便在其东海岸对海发射了两枚短程弹道导弹。</text:p>
      <text:p text:style-name="P4">
Videos: []</text:p>
      <text:p text:style-name="P4">
Images: []</text:p>
      <text:p text:style-name="P4">
Categories: ['朝鲜半岛局势', '亚太', '军事']</text:p>
      <text:p text:style-name="P4">
Type: None</text:p>
      <!--METADATA-->
      <text:p text:style-name="P4">
NoneNone</text:p>
      <text:p text:style-name="P4">
Source: <text:a xlink:type="simple" xlink:href="https://www.voachinese.com/a/north-korea-launches-2-ballistic-missiles-toward-sea-in-protest-of-us-south-korea-drills-20230615/7139000.html" text:style-name="Internet_20_link" text:visited-style-name="Visited_20_Internet_20_Link">
https://www.voachinese.com/a/north-korea-launches-2-ballistic-missiles-toward-sea-in-protest-of-us-south-korea-drills-20230615/7139000.html</text:a>
</text:p>
      <!--NEWS-->
      <text:h text:style-name="P10" text:outline-level="1">
<text:span text:style-name="T4">
众多国际人权组织致函布林肯，敦促向北京交涉迫害人权问题</text:span>
</text:h>
      <text:p text:style-name="P4">
Author: chinese@voanews.com (美国之音)</text:p>
      <text:p text:style-name="P4">
Publisher: 美国之音中文网 (Type: NewsMediaOrganization)</text:p>
      <text:p text:style-name="P4">
Published Time: 2023-06-16T02:37:25+08:00</text:p>
      <text:p text:style-name="P4">
Modified Time: 2023-06-15 18:37:25Z</text:p>
      <text:p text:style-name="P4">
Description: 包括国际特赦、对华援助协会、中国人权捍卫者、香港监察、香港民主委员会、维吾尔运动、自由西藏、自由之家在内的四十多个国际人权组织，6月14日发表致美国国务卿布林肯的联署信，敦促他利用即将访华的机会，强调对中国人权的关注。</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joint-letter-to-us-secretary-of-state-on-his-visit-to-china-20230615/7138893.html" text:style-name="Internet_20_link" text:visited-style-name="Visited_20_Internet_20_Link">
https://www.voachinese.com/a/joint-letter-to-us-secretary-of-state-on-his-visit-to-china-20230615/7138893.html</text:a>
</text:p>
      <!--NEWS-->
      <text:h text:style-name="P10" text:outline-level="1">
<text:span text:style-name="T4">
台湾#MeToo性骚扰风暴延烧，立委选情已现冲击</text:span>
</text:h>
      <text:p text:style-name="P4">
Author: chinese@voanews.com (黄丽玲)</text:p>
      <text:p text:style-name="P4">
Publisher: 美国之音中文网 (Type: NewsMediaOrganization)</text:p>
      <text:p text:style-name="P4">
Published Time: 2023-06-16T02:58:01+08:00</text:p>
      <text:p text:style-name="P4">
Modified Time: 2023-06-15 18:58:01Z</text:p>
      <text:p text:style-name="P4">
Description: 台湾近日爆发性骚扰风波，逾30位女性控诉遭跨政坛、学界、媒体和艺文圈等人士的性骚扰经历。此波女权#MeToo运动已造成两名民进党立委参选人退选及多人退出公众领域。女权人士表示，台湾有关性别平等的三大法规已施行多年，但在文化和落实面仍有极大落差，尤其部分加害人的狡辩行径恐对受害人带来二度伤害。为强化对受害人的保护，台湾立法院计划于7月底召开临时会，以完成相关修法。</text:p>
      <text:p text:style-name="P4">
Videos: []</text:p>
      <text:p text:style-name="P4">
Images: []</text:p>
      <text:p text:style-name="P4">
Categories: ['台湾', '人权', '法律']</text:p>
      <text:p text:style-name="P4">
Type: None</text:p>
      <!--METADATA-->
      <text:p text:style-name="P4">
NoneNone</text:p>
      <text:p text:style-name="P4">
Source: <text:a xlink:type="simple" xlink:href="https://www.voachinese.com/a/taiwan-s-metoo-moment-20230615/7138604.html" text:style-name="Internet_20_link" text:visited-style-name="Visited_20_Internet_20_Link">
https://www.voachinese.com/a/taiwan-s-metoo-moment-20230615/7138604.html</text:a>
</text:p>
      <!--NEWS-->
      <text:h text:style-name="P10" text:outline-level="1">
<text:span text:style-name="T4">
台湾、中国外长轮番访欧竞逐支持　分析:台湾应助欧“知中”</text:span>
</text:h>
      <text:p text:style-name="P4">
Author: chinese@voanews.com (李贤)</text:p>
      <text:p text:style-name="P4">
Publisher: 美国之音中文网 (Type: NewsMediaOrganization)</text:p>
      <text:p text:style-name="P4">
Published Time: 2023-06-16T03:24:13+08:00</text:p>
      <text:p text:style-name="P4">
Modified Time: 2023-06-15 19:31:02Z</text:p>
      <text:p text:style-name="P4">
Description: 中国外交力量转向欧洲之际，台湾也于六月接连派出四位部长级官员访欧，包括正在波兰、捷克共和国和欧盟访问的台湾外长吴钊燮，倾力与欧洲拉近距离。分析人士说，台湾在多点分进合击的策略下，台欧关系持续升温。在欧洲重新检视对华政策之际，他们呼吁，台湾积极协助欧洲“知中”，让欧洲认清，一旦台海爆发冲突，欧洲不可能置身事外。</text:p>
      <text:p text:style-name="P4">
Videos: []</text:p>
      <text:p text:style-name="P4">
Images: []</text:p>
      <text:p text:style-name="P4">
Categories: ['欧洲', '中国', '台湾']</text:p>
      <text:p text:style-name="P4">
Type: None</text:p>
      <!--METADATA-->
      <text:p text:style-name="P4">
NoneNone</text:p>
      <text:p text:style-name="P4">
Source: <text:a xlink:type="simple" xlink:href="https://www.voachinese.com/a/is-taiwan-competing-with-china-for-better-ties-with-the-europe-20230615/7139089.html" text:style-name="Internet_20_link" text:visited-style-name="Visited_20_Internet_20_Link">
https://www.voachinese.com/a/is-taiwan-competing-with-china-for-better-ties-with-the-europe-20230615/7139089.html</text:a>
</text:p>
      <!--NEWS-->
      <text:h text:style-name="P10" text:outline-level="1">
<text:span text:style-name="T4">
乌军在巴赫穆特推进3公里  夺回领土超过100平方公里</text:span>
</text:h>
      <text:p text:style-name="P4">
Author: chinese@voanews.com (刘恩民)</text:p>
      <text:p text:style-name="P4">
Publisher: 美国之音中文网 (Type: Organization)</text:p>
      <text:p text:style-name="P4">
Published Time: 2023-06-16T03:52:37+08:00</text:p>
      <text:p text:style-name="P4">
Modified Time: 2023-06-15 19:52:37Z</text:p>
      <text:p text:style-name="P4">
Description: 乌克兰国防部副部长汉娜·马利亚尔15日在简报会上表示，乌克兰武装部队正在逐步但稳定地前进，在巴赫穆特地区的推进总计超过3公里。乌克兰第3突击旅14 日发布的视频显示，该旅士兵接管了巴赫穆特附近的俄罗斯战壕，另一支乌克兰部队则向俄军阵地发射BM-21 Grad冰雹火箭弹。</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troops-assaulting-russian-positions-near-bakhmut-20230616/7139095.html" text:style-name="Internet_20_link" text:visited-style-name="Visited_20_Internet_20_Link">
https://www.voachinese.com/a/ukrainian-troops-assaulting-russian-positions-near-bakhmut-20230616/7139095.html</text:a>
</text:p>
      <!--NEWS-->
      <text:h text:style-name="P10" text:outline-level="1">
<text:span text:style-name="T4">
莫停留在周年日“行礼如仪”：流亡海外的香港活动人士呼吁团结扎实长期抗争</text:span>
</text:h>
      <text:p text:style-name="P4">
Author: chinese@voanews.com (美国之音)</text:p>
      <text:p text:style-name="P4">
Publisher: 美国之音中文网 (Type: NewsMediaOrganization)</text:p>
      <text:p text:style-name="P4">
Published Time: 2023-06-16T05:12:27+08:00</text:p>
      <text:p text:style-name="P4">
Modified Time: 2023-06-15 21:12:45Z</text:p>
      <text:p text:style-name="P4">
Description: 在世界各地举行的2019年6月12日香港百万人反修例大游行四周年纪念活动刚过，如何巩固扩大海外港人力量，持续牵动着散落在海外香港流亡人权活动人士的心。多位著名流亡人士在一个网上公开的论坛中说，未来还有更多挑战。</text:p>
      <text:p text:style-name="P4">
Videos: []</text:p>
      <text:p text:style-name="P4">
Images: []</text:p>
      <text:p text:style-name="P4">
Categories: ['港澳', '人权', '编辑推荐']</text:p>
      <text:p text:style-name="P4">
Type: None</text:p>
      <!--METADATA-->
      <text:p text:style-name="P4">
NoneNone</text:p>
      <text:p text:style-name="P4">
Source: <text:a xlink:type="simple" xlink:href="https://www.voachinese.com/a/hong-kong-exiled-activists-urge-to-connect-diaspora-around-the-world-20230615/7139279.html" text:style-name="Internet_20_link" text:visited-style-name="Visited_20_Internet_20_Link">
https://www.voachinese.com/a/hong-kong-exiled-activists-urge-to-connect-diaspora-around-the-world-20230615/7139279.html</text:a>
</text:p>
      <!--NEWS-->
      <text:h text:style-name="P10" text:outline-level="1">
<text:span text:style-name="T4">
布林肯去北京到底要谈什么？美国为何又期待不高？</text:span>
</text:h>
      <text:p text:style-name="P4">
Author: chinese@voanews.com (斯洋)</text:p>
      <text:p text:style-name="P4">
Publisher: 美国之音中文网 (Type: NewsMediaOrganization)</text:p>
      <text:p text:style-name="P4">
Published Time: 2023-06-16T05:37:22+08:00</text:p>
      <text:p text:style-name="P4">
Modified Time: 2023-06-15 21:50:01Z</text:p>
      <text:p text:style-name="P4">
Description: 美美国国务卿安东尼·布林肯（Antony Blinken）定于18日到19日前往北京访问。美国高级官员星期三（6月14日）强调说，布林肯此次访华的主要目标是与中国建立危机沟通机制，降低风险，但他们同时表示，并不期待此次访问会有大的突破。分析人士认为，布林肯此行应该试图为两国领导人今年11月在亚太经合组织（APEC）峰会期间会晤铺平道路，而且只有两国领导人实现会晤，美中关系才会真正有重启的机会</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china-preview20230615/7139271.html" text:style-name="Internet_20_link" text:visited-style-name="Visited_20_Internet_20_Link">
https://www.voachinese.com/a/blinken-china-preview20230615/7139271.html</text:a>
</text:p>
      <!--NEWS-->
      <text:h text:style-name="P10" text:outline-level="1">
<text:span text:style-name="T4">
中国锂业中心的采矿热潮是有代价的</text:span>
</text:h>
      <text:p text:style-name="P4">
Author: chinese@voanews.com (美国之音)</text:p>
      <text:p text:style-name="P4">
Publisher: 美国之音中文网 (Type: NewsMediaOrganization)</text:p>
      <text:p text:style-name="P4">
Published Time: 2023-06-16T05:44:36+08:00</text:p>
      <text:p text:style-name="P4">
Modified Time: 2023-06-15 21:44:36Z</text:p>
      <text:p text:style-name="P4">
Description: 从中国南部的“白石华山锂矿”（音译：Baishi Huashan lithium mine）出来，满载银灰色矿石的卡车沿着一条陡峭的土路行驶，隆隆驶向下面山谷中的一群冶炼厂。这些冶炼厂如雨后春笋般涌现出来，从电动汽车电池热潮中获利。</text:p>
      <text:p text:style-name="P4">
Videos: []</text:p>
      <text:p text:style-name="P4">
Images: []</text:p>
      <text:p text:style-name="P4">
Categories: ['中国', '经济·金融·贸易', '生态环境', '健康', '科技']</text:p>
      <text:p text:style-name="P4">
Type: None</text:p>
      <!--METADATA-->
      <text:p text:style-name="P4">
NoneNone</text:p>
      <text:p text:style-name="P4">
Source: <text:a xlink:type="simple" xlink:href="https://www.voachinese.com/a/analysis-in-china-s-lithium-hub-mining-boom-comes-at-a-cost-20230615/7139235.html" text:style-name="Internet_20_link" text:visited-style-name="Visited_20_Internet_20_Link">
https://www.voachinese.com/a/analysis-in-china-s-lithium-hub-mining-boom-comes-at-a-cost-20230615/713923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